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965in"/>
      <style:text-properties style:font-name="Atkinson Hyperlegible Nex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22"/>
    <style:style style:name="P24" style:family="paragraph" style:parent-style-name="Text_20_body" style:list-style-name="L23"/>
    <style:style style:name="P25" style:family="paragraph" style:parent-style-name="Text_20_body" style:list-style-name="L24"/>
    <style:style style:name="P26" style:family="paragraph" style:parent-style-name="Text_20_body" style:list-style-name="L25"/>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31"/>
    <style:style style:name="P32" style:family="paragraph" style:parent-style-name="Text_20_body" style:list-style-name="L32"/>
    <style:style style:name="P33" style:family="paragraph" style:parent-style-name="Text_20_body" style:list-style-name="L33"/>
    <style:style style:name="P34" style:family="paragraph" style:parent-style-name="Text_20_body" style:list-style-name="L34"/>
    <style:style style:name="P35" style:family="paragraph" style:parent-style-name="Text_20_body" style:list-style-name="L35"/>
    <style:style style:name="P36" style:family="paragraph" style:parent-style-name="Text_20_body" style:list-style-name="L36"/>
    <style:style style:name="P37" style:family="paragraph" style:parent-style-name="Text_20_body" style:list-style-name="L37"/>
    <style:style style:name="P38" style:family="paragraph" style:parent-style-name="Text_20_body" style:list-style-name="L38"/>
    <style:style style:name="P39" style:family="paragraph" style:parent-style-name="Text_20_body" style:list-style-name="L39"/>
    <style:style style:name="P40" style:family="paragraph" style:parent-style-name="Text_20_body" style:list-style-name="L40"/>
    <style:style style:name="P41" style:family="paragraph" style:parent-style-name="Text_20_body" style:list-style-name="L41"/>
    <style:style style:name="P42" style:family="paragraph" style:parent-style-name="Text_20_body" style:list-style-name="L42"/>
    <style:style style:name="P43" style:family="paragraph" style:parent-style-name="Text_20_body" style:list-style-name="L43"/>
    <style:style style:name="P44" style:family="paragraph" style:parent-style-name="Text_20_body" style:list-style-name="L44"/>
    <style:style style:name="P45" style:family="paragraph" style:parent-style-name="Text_20_body" style:list-style-name="L45"/>
    <style:style style:name="P46" style:family="paragraph" style:parent-style-name="Text_20_body" style:list-style-name="L46"/>
    <style:style style:name="P47" style:family="paragraph" style:parent-style-name="Text_20_body" style:list-style-name="L47"/>
    <style:style style:name="P48" style:family="paragraph" style:parent-style-name="Text_20_body" style:list-style-name="L48"/>
    <style:style style:name="P49" style:family="paragraph" style:parent-style-name="Text_20_body" style:list-style-name="L49"/>
    <style:style style:name="P50" style:family="paragraph" style:parent-style-name="Text_20_body" style:list-style-name="L50"/>
    <style:style style:name="P51" style:family="paragraph" style:parent-style-name="Text_20_body" style:list-style-name="L51"/>
    <style:style style:name="P52" style:family="paragraph" style:parent-style-name="Text_20_body" style:list-style-name="L52"/>
    <style:style style:name="P53" style:family="paragraph" style:parent-style-name="Text_20_body" style:list-style-name="L54"/>
    <style:style style:name="P54" style:family="paragraph" style:parent-style-name="Text_20_body" style:list-style-name="L55"/>
    <style:style style:name="P55" style:family="paragraph" style:parent-style-name="Text_20_body" style:list-style-name="L56"/>
    <style:style style:name="P56" style:family="paragraph" style:parent-style-name="Text_20_body" style:list-style-name="L58"/>
    <style:style style:name="P57" style:family="paragraph" style:parent-style-name="Text_20_body" style:list-style-name="L59"/>
    <style:style style:name="P58" style:family="paragraph" style:parent-style-name="Text_20_body" style:list-style-name="L60"/>
    <style:style style:name="P59" style:family="paragraph" style:parent-style-name="Text_20_body" style:list-style-name="L61"/>
    <style:style style:name="P60" style:family="paragraph" style:parent-style-name="Text_20_body" style:list-style-name="L62"/>
    <style:style style:name="P61" style:family="paragraph" style:parent-style-name="Text_20_body" style:list-style-name="L63"/>
    <style:style style:name="P62" style:family="paragraph" style:parent-style-name="Text_20_body" style:list-style-name="L64"/>
    <style:style style:name="P63" style:family="paragraph" style:parent-style-name="Text_20_body" style:list-style-name="L65"/>
    <style:style style:name="P64" style:family="paragraph" style:parent-style-name="Text_20_body" style:list-style-name="L66"/>
    <style:style style:name="P65" style:family="paragraph" style:parent-style-name="Text_20_body" style:list-style-name="L67"/>
    <style:style style:name="P66" style:family="paragraph" style:parent-style-name="Text_20_body" style:list-style-name="L68"/>
    <style:style style:name="P67" style:family="paragraph" style:parent-style-name="Text_20_body" style:list-style-name="L69"/>
    <style:style style:name="P68" style:family="paragraph" style:parent-style-name="Text_20_body" style:list-style-name="L70"/>
    <style:style style:name="P69" style:family="paragraph" style:parent-style-name="Text_20_body" style:list-style-name="L71"/>
    <style:style style:name="P70" style:family="paragraph" style:parent-style-name="Text_20_body" style:list-style-name="L72"/>
    <style:style style:name="P71" style:family="paragraph" style:parent-style-name="Text_20_body" style:list-style-name="L73"/>
    <style:style style:name="P72" style:family="paragraph" style:parent-style-name="Text_20_body" style:list-style-name="L74"/>
    <style:style style:name="P73" style:family="paragraph" style:parent-style-name="Text_20_body" style:list-style-name="L75"/>
    <style:style style:name="P74" style:family="paragraph" style:parent-style-name="Text_20_body" style:list-style-name="L76"/>
    <style:style style:name="P75" style:family="paragraph" style:parent-style-name="Text_20_body" style:list-style-name="L77"/>
    <style:style style:name="P76" style:family="paragraph" style:parent-style-name="Text_20_body" style:list-style-name="L78"/>
    <style:style style:name="P77" style:family="paragraph" style:parent-style-name="Text_20_body" style:list-style-name="L79"/>
    <style:style style:name="P78" style:family="paragraph" style:parent-style-name="Text_20_body" style:list-style-name="L80"/>
    <style:style style:name="P79" style:family="paragraph" style:parent-style-name="Text_20_body" style:list-style-name="L81"/>
    <style:style style:name="P80" style:family="paragraph" style:parent-style-name="Text_20_body" style:list-style-name="L82"/>
    <style:style style:name="P81" style:family="paragraph" style:parent-style-name="Text_20_body" style:list-style-name="L83"/>
    <style:style style:name="P82" style:family="paragraph" style:parent-style-name="Text_20_body" style:list-style-name="L84"/>
    <style:style style:name="P83" style:family="paragraph" style:parent-style-name="Text_20_body" style:list-style-name="L85"/>
    <style:style style:name="P84" style:family="paragraph" style:parent-style-name="Text_20_body" style:list-style-name="L86"/>
    <style:style style:name="P85" style:family="paragraph" style:parent-style-name="Text_20_body" style:list-style-name="L87"/>
    <style:style style:name="P86" style:family="paragraph" style:parent-style-name="Text_20_body" style:list-style-name="L88"/>
    <style:style style:name="P87" style:family="paragraph" style:parent-style-name="Text_20_body" style:list-style-name="L89"/>
    <style:style style:name="P88" style:family="paragraph" style:parent-style-name="Text_20_body" style:list-style-name="L90"/>
    <style:style style:name="P89" style:family="paragraph" style:parent-style-name="Text_20_body" style:list-style-name="L92"/>
    <style:style style:name="P90" style:family="paragraph" style:parent-style-name="Text_20_body" style:list-style-name="L93"/>
    <style:style style:name="P91" style:family="paragraph" style:parent-style-name="Text_20_body" style:list-style-name="L94"/>
    <style:style style:name="P92" style:family="paragraph" style:parent-style-name="Text_20_body" style:list-style-name="L95"/>
    <style:style style:name="P93" style:family="paragraph" style:parent-style-name="Text_20_body" style:list-style-name="L96"/>
    <style:style style:name="P94" style:family="paragraph" style:parent-style-name="Text_20_body" style:list-style-name="L97"/>
    <style:style style:name="P95" style:family="paragraph" style:parent-style-name="Text_20_body" style:list-style-name="L98"/>
    <style:style style:name="P96" style:family="paragraph" style:parent-style-name="Text_20_body" style:list-style-name="L99"/>
    <style:style style:name="P97" style:family="paragraph" style:parent-style-name="Text_20_body" style:list-style-name="L100"/>
    <style:style style:name="P98" style:family="paragraph" style:parent-style-name="Text_20_body" style:list-style-name="L101"/>
    <style:style style:name="P99" style:family="paragraph" style:parent-style-name="Text_20_body" style:list-style-name="L102"/>
    <style:style style:name="P100" style:family="paragraph" style:parent-style-name="Text_20_body" style:list-style-name="L103"/>
    <style:style style:name="P101" style:family="paragraph" style:parent-style-name="Text_20_body" style:list-style-name="L104"/>
    <style:style style:name="P102" style:family="paragraph" style:parent-style-name="Text_20_body" style:list-style-name="L105"/>
    <style:style style:name="P103" style:family="paragraph" style:parent-style-name="Text_20_body" style:list-style-name="L106"/>
    <style:style style:name="P104" style:family="paragraph" style:parent-style-name="Text_20_body" style:list-style-name="L107"/>
    <style:style style:name="P105" style:family="paragraph" style:parent-style-name="Text_20_body" style:list-style-name="L108"/>
    <style:style style:name="P106" style:family="paragraph" style:parent-style-name="Text_20_body" style:list-style-name="L109"/>
    <style:style style:name="P107" style:family="paragraph" style:parent-style-name="Text_20_body" style:list-style-name="L110"/>
    <style:style style:name="P108" style:family="paragraph" style:parent-style-name="Text_20_body" style:list-style-name="L111"/>
    <style:style style:name="P109" style:family="paragraph" style:parent-style-name="Text_20_body" style:list-style-name="L112"/>
    <style:style style:name="P110" style:family="paragraph" style:parent-style-name="Text_20_body" style:list-style-name="L113"/>
    <style:style style:name="P111" style:family="paragraph" style:parent-style-name="Text_20_body" style:list-style-name="L114"/>
    <style:style style:name="P112" style:family="paragraph" style:parent-style-name="Text_20_body" style:list-style-name="L115"/>
    <style:style style:name="P113" style:family="paragraph" style:parent-style-name="Text_20_body" style:list-style-name="L116"/>
    <style:style style:name="P114" style:family="paragraph" style:parent-style-name="Text_20_body" style:list-style-name="L118"/>
    <style:style style:name="P115" style:family="paragraph" style:parent-style-name="Text_20_body" style:list-style-name="L119"/>
    <style:style style:name="P116" style:family="paragraph" style:parent-style-name="Text_20_body" style:list-style-name="L122"/>
    <style:style style:name="P117" style:family="paragraph" style:parent-style-name="Text_20_body">
      <style:text-properties style:font-name="Atkinson Hyperlegible Next"/>
    </style:style>
    <style:style style:name="P118" style:family="paragraph" style:parent-style-name="Text_20_body" style:list-style-name="L1">
      <style:text-properties style:font-name="Atkinson Hyperlegible Next"/>
    </style:style>
    <style:style style:name="P119" style:family="paragraph" style:parent-style-name="Text_20_body" style:list-style-name="L2">
      <style:text-properties style:font-name="Atkinson Hyperlegible Next"/>
    </style:style>
    <style:style style:name="P120" style:family="paragraph" style:parent-style-name="Text_20_body" style:list-style-name="L3">
      <style:text-properties style:font-name="Atkinson Hyperlegible Next"/>
    </style:style>
    <style:style style:name="P121" style:family="paragraph" style:parent-style-name="Text_20_body" style:list-style-name="L26">
      <style:text-properties style:font-name="Atkinson Hyperlegible Next"/>
    </style:style>
    <style:style style:name="P122" style:family="paragraph" style:parent-style-name="Text_20_body" style:list-style-name="L53">
      <style:text-properties style:font-name="Atkinson Hyperlegible Next"/>
    </style:style>
    <style:style style:name="P123" style:family="paragraph" style:parent-style-name="Text_20_body" style:list-style-name="L57">
      <style:text-properties style:font-name="Atkinson Hyperlegible Next"/>
    </style:style>
    <style:style style:name="P124" style:family="paragraph" style:parent-style-name="Text_20_body" style:list-style-name="L91">
      <style:text-properties style:font-name="Atkinson Hyperlegible Next"/>
    </style:style>
    <style:style style:name="P125" style:family="paragraph" style:parent-style-name="Text_20_body" style:list-style-name="L117">
      <style:text-properties style:font-name="Atkinson Hyperlegible Next"/>
    </style:style>
    <style:style style:name="P126" style:family="paragraph" style:parent-style-name="Text_20_body" style:list-style-name="L120">
      <style:text-properties style:font-name="Atkinson Hyperlegible Next"/>
    </style:style>
    <style:style style:name="P127" style:family="paragraph" style:parent-style-name="Text_20_body" style:list-style-name="L121">
      <style:text-properties style:font-name="Atkinson Hyperlegible Next"/>
    </style:style>
    <style:style style:name="P128" style:family="paragraph" style:parent-style-name="Text_20_body" style:list-style-name="L4">
      <style:paragraph-properties fo:margin-top="0in" fo:margin-bottom="0in"/>
    </style:style>
    <style:style style:name="P129" style:family="paragraph" style:parent-style-name="Text_20_body" style:list-style-name="L5">
      <style:paragraph-properties fo:margin-top="0in" fo:margin-bottom="0in"/>
    </style:style>
    <style:style style:name="P130" style:family="paragraph" style:parent-style-name="Text_20_body" style:list-style-name="L6">
      <style:paragraph-properties fo:margin-top="0in" fo:margin-bottom="0in"/>
    </style:style>
    <style:style style:name="P131" style:family="paragraph" style:parent-style-name="Text_20_body" style:list-style-name="L8">
      <style:paragraph-properties fo:margin-top="0in" fo:margin-bottom="0in"/>
    </style:style>
    <style:style style:name="P132" style:family="paragraph" style:parent-style-name="Text_20_body" style:list-style-name="L10">
      <style:paragraph-properties fo:margin-top="0in" fo:margin-bottom="0in"/>
    </style:style>
    <style:style style:name="P133" style:family="paragraph" style:parent-style-name="Text_20_body" style:list-style-name="L12">
      <style:paragraph-properties fo:margin-top="0in" fo:margin-bottom="0in"/>
    </style:style>
    <style:style style:name="P134" style:family="paragraph" style:parent-style-name="Text_20_body" style:list-style-name="L14">
      <style:paragraph-properties fo:margin-top="0in" fo:margin-bottom="0in"/>
    </style:style>
    <style:style style:name="P135" style:family="paragraph" style:parent-style-name="Text_20_body" style:list-style-name="L16">
      <style:paragraph-properties fo:margin-top="0in" fo:margin-bottom="0in"/>
    </style:style>
    <style:style style:name="P136" style:family="paragraph" style:parent-style-name="Text_20_body" style:list-style-name="L18">
      <style:paragraph-properties fo:margin-top="0in" fo:margin-bottom="0in"/>
    </style:style>
    <style:style style:name="P137" style:family="paragraph" style:parent-style-name="Text_20_body" style:list-style-name="L20">
      <style:paragraph-properties fo:margin-top="0in" fo:margin-bottom="0in"/>
    </style:style>
    <style:style style:name="P138" style:family="paragraph" style:parent-style-name="Text_20_body" style:list-style-name="L21">
      <style:paragraph-properties fo:margin-top="0in" fo:margin-bottom="0in"/>
    </style:style>
    <style:style style:name="P139" style:family="paragraph" style:parent-style-name="Text_20_body" style:list-style-name="L27">
      <style:paragraph-properties fo:margin-top="0in" fo:margin-bottom="0in"/>
    </style:style>
    <style:style style:name="P140" style:family="paragraph" style:parent-style-name="Text_20_body" style:list-style-name="L40">
      <style:paragraph-properties fo:margin-top="0in" fo:margin-bottom="0in"/>
    </style:style>
    <style:style style:name="P141" style:family="paragraph" style:parent-style-name="Text_20_body" style:list-style-name="L48">
      <style:paragraph-properties fo:margin-top="0in" fo:margin-bottom="0in"/>
    </style:style>
    <style:style style:name="P142" style:family="paragraph" style:parent-style-name="Text_20_body" style:list-style-name="L51">
      <style:paragraph-properties fo:margin-top="0in" fo:margin-bottom="0in"/>
    </style:style>
    <style:style style:name="P143" style:family="paragraph" style:parent-style-name="Text_20_body" style:list-style-name="L62">
      <style:paragraph-properties fo:margin-top="0in" fo:margin-bottom="0in"/>
    </style:style>
    <style:style style:name="P144" style:family="paragraph" style:parent-style-name="Text_20_body" style:list-style-name="L74">
      <style:paragraph-properties fo:margin-top="0in" fo:margin-bottom="0in"/>
    </style:style>
    <style:style style:name="P145" style:family="paragraph" style:parent-style-name="Text_20_body" style:list-style-name="L79">
      <style:paragraph-properties fo:margin-top="0in" fo:margin-bottom="0in"/>
    </style:style>
    <style:style style:name="P146" style:family="paragraph" style:parent-style-name="Text_20_body" style:list-style-name="L82">
      <style:paragraph-properties fo:margin-top="0in" fo:margin-bottom="0in"/>
    </style:style>
    <style:style style:name="P147" style:family="paragraph" style:parent-style-name="Text_20_body" style:list-style-name="L85">
      <style:paragraph-properties fo:margin-top="0in" fo:margin-bottom="0in"/>
    </style:style>
    <style:style style:name="P148" style:family="paragraph" style:parent-style-name="Text_20_body" style:list-style-name="L88">
      <style:paragraph-properties fo:margin-top="0in" fo:margin-bottom="0in"/>
    </style:style>
    <style:style style:name="P149" style:family="paragraph" style:parent-style-name="Text_20_body" style:list-style-name="L92">
      <style:paragraph-properties fo:margin-top="0in" fo:margin-bottom="0in"/>
    </style:style>
    <style:style style:name="P150" style:family="paragraph" style:parent-style-name="Text_20_body" style:list-style-name="L95">
      <style:paragraph-properties fo:margin-top="0in" fo:margin-bottom="0in"/>
    </style:style>
    <style:style style:name="P151" style:family="paragraph" style:parent-style-name="Text_20_body" style:list-style-name="L100">
      <style:paragraph-properties fo:margin-top="0in" fo:margin-bottom="0in"/>
    </style:style>
    <style:style style:name="P152" style:family="paragraph" style:parent-style-name="Text_20_body" style:list-style-name="L101">
      <style:paragraph-properties fo:margin-top="0in" fo:margin-bottom="0in"/>
    </style:style>
    <style:style style:name="P153" style:family="paragraph" style:parent-style-name="Text_20_body" style:list-style-name="L104">
      <style:paragraph-properties fo:margin-top="0in" fo:margin-bottom="0in"/>
    </style:style>
    <style:style style:name="P154" style:family="paragraph" style:parent-style-name="Text_20_body" style:list-style-name="L107">
      <style:paragraph-properties fo:margin-top="0in" fo:margin-bottom="0in"/>
    </style:style>
    <style:style style:name="P155" style:family="paragraph" style:parent-style-name="Text_20_body" style:list-style-name="L111">
      <style:paragraph-properties fo:margin-top="0in" fo:margin-bottom="0in"/>
    </style:style>
    <style:style style:name="P156" style:family="paragraph" style:parent-style-name="Text_20_body" style:list-style-name="L112">
      <style:paragraph-properties fo:margin-top="0in" fo:margin-bottom="0in"/>
    </style:style>
    <style:style style:name="P157" style:family="paragraph" style:parent-style-name="Text_20_body" style:list-style-name="L113">
      <style:paragraph-properties fo:margin-top="0in" fo:margin-bottom="0in"/>
    </style:style>
    <style:style style:name="P158" style:family="paragraph" style:parent-style-name="Text_20_body" style:list-style-name="L114">
      <style:paragraph-properties fo:margin-top="0in" fo:margin-bottom="0in"/>
    </style:style>
    <style:style style:name="P159" style:family="paragraph" style:parent-style-name="Text_20_body" style:list-style-name="L115">
      <style:paragraph-properties fo:margin-top="0in" fo:margin-bottom="0in"/>
    </style:style>
    <style:style style:name="P160" style:family="paragraph" style:parent-style-name="Text_20_body" style:list-style-name="L116">
      <style:paragraph-properties fo:margin-top="0in" fo:margin-bottom="0in"/>
    </style:style>
    <style:style style:name="P161" style:family="paragraph" style:parent-style-name="Text_20_body" style:list-style-name="L118">
      <style:paragraph-properties fo:margin-top="0in" fo:margin-bottom="0in"/>
    </style:style>
    <style:style style:name="P162" style:family="paragraph" style:parent-style-name="Text_20_body" style:list-style-name="L119">
      <style:paragraph-properties fo:margin-top="0in" fo:margin-bottom="0in"/>
    </style:style>
    <style:style style:name="P163" style:family="paragraph" style:parent-style-name="Text_20_body">
      <style:paragraph-properties fo:margin-top="0in" fo:margin-bottom="0in"/>
      <style:text-properties style:font-name="Atkinson Hyperlegible Next"/>
    </style:style>
    <style:style style:name="P164" style:family="paragraph" style:parent-style-name="Text_20_body" style:list-style-name="L1">
      <style:paragraph-properties fo:margin-top="0in" fo:margin-bottom="0in"/>
      <style:text-properties style:font-name="Atkinson Hyperlegible Next"/>
    </style:style>
    <style:style style:name="P165" style:family="paragraph" style:parent-style-name="Text_20_body" style:list-style-name="L2">
      <style:paragraph-properties fo:margin-top="0in" fo:margin-bottom="0in"/>
      <style:text-properties style:font-name="Atkinson Hyperlegible Next"/>
    </style:style>
    <style:style style:name="P166" style:family="paragraph" style:parent-style-name="Text_20_body" style:list-style-name="L3">
      <style:paragraph-properties fo:margin-top="0in" fo:margin-bottom="0in"/>
      <style:text-properties style:font-name="Atkinson Hyperlegible Next"/>
    </style:style>
    <style:style style:name="P167" style:family="paragraph" style:parent-style-name="Text_20_body" style:list-style-name="L26">
      <style:paragraph-properties fo:margin-top="0in" fo:margin-bottom="0in"/>
      <style:text-properties style:font-name="Atkinson Hyperlegible Next"/>
    </style:style>
    <style:style style:name="P168" style:family="paragraph" style:parent-style-name="Text_20_body" style:list-style-name="L41">
      <style:paragraph-properties fo:margin-top="0in" fo:margin-bottom="0in"/>
      <style:text-properties style:font-name="Atkinson Hyperlegible Next"/>
    </style:style>
    <style:style style:name="P169" style:family="paragraph" style:parent-style-name="Text_20_body" style:list-style-name="L53">
      <style:paragraph-properties fo:margin-top="0in" fo:margin-bottom="0in"/>
      <style:text-properties style:font-name="Atkinson Hyperlegible Next"/>
    </style:style>
    <style:style style:name="P170" style:family="paragraph" style:parent-style-name="Text_20_body" style:list-style-name="L57">
      <style:paragraph-properties fo:margin-top="0in" fo:margin-bottom="0in"/>
      <style:text-properties style:font-name="Atkinson Hyperlegible Next"/>
    </style:style>
    <style:style style:name="P171" style:family="paragraph" style:parent-style-name="Text_20_body" style:list-style-name="L91">
      <style:paragraph-properties fo:margin-top="0in" fo:margin-bottom="0in"/>
      <style:text-properties style:font-name="Atkinson Hyperlegible Next"/>
    </style:style>
    <style:style style:name="P172" style:family="paragraph" style:parent-style-name="Text_20_body" style:list-style-name="L116">
      <style:paragraph-properties fo:margin-top="0in" fo:margin-bottom="0in"/>
      <style:text-properties style:font-name="Atkinson Hyperlegible Next"/>
    </style:style>
    <style:style style:name="P173" style:family="paragraph" style:parent-style-name="Text_20_body" style:list-style-name="L117">
      <style:paragraph-properties fo:margin-top="0in" fo:margin-bottom="0in"/>
      <style:text-properties style:font-name="Atkinson Hyperlegible Next"/>
    </style:style>
    <style:style style:name="P174" style:family="paragraph" style:parent-style-name="Text_20_body">
      <style:paragraph-properties style:writing-mode="lr-tb"/>
      <style:text-properties style:font-name="Atkinson Hyperlegible Next"/>
    </style:style>
    <style:style style:name="P175" style:family="paragraph" style:parent-style-name="Horizontal_20_Line">
      <style:text-properties style:font-name="Atkinson Hyperlegible Next"/>
    </style:style>
    <style:style style:name="P176" style:family="paragraph" style:parent-style-name="Quotations">
      <style:text-properties style:font-name="Atkinson Hyperlegible Next"/>
    </style:style>
    <style:style style:name="P177" style:family="paragraph" style:parent-style-name="Heading_20_1">
      <style:text-properties style:font-name="Atkinson Hyperlegible Next"/>
    </style:style>
    <style:style style:name="T1" style:family="text">
      <style:text-properties style:font-name="Atkinson Hyperlegible Next"/>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rcakapan baru</text:p>
      <text:h text:style-name="P177" text:outline-level="1">Terbaru </text:h>
      <text:section text:style-name="Sect1" text:name="conversations-list-8">
        <text:p text:style-name="P163">[+1] ITPEMULA-Gerbang Menuju Kuantum </text:p>
        <text:p text:style-name="P163">[ +3] PASC - ADVANCED </text:p>
        <text:p text:style-name="P163">Simbol Ilahi: Cahaya dan Atribut </text:p>
        <text:p text:style-name="P163">Gambarkan beberapa simbol abstrak yang melayang di sekitar sebuah pusat cahaya lembut atau tanda tanya besar. Simbol-simbol ini merepresentasikan atribut ilahi: sebuah petir yang kuat tapi terkendali (kekuatan), sebuah mata yang melihat ke segala arah dengan lingkaran cahaya (pengetahuan), gelombang energi yang menyebar ke mana-mana (kehadiran), sebuah hati yang bersinar terang (kebaikan/kasih), simbol infinity (∞) (kekekalan), dan sepasang tangan yang membentuk galaksi kecil (pencipta). Gunakan warna-warna yang cenderung emas, putih, atau biru langit untuk kesan agung. Gaya Kartun 90-an </text:p>
        <text:p text:style-name="P163">Tutorial Gemini: Gambar Konsisten Kartun </text:p>
        <text:p text:style-name="P163">Lainnya</text:p>
      </text:section>
      <text:h text:style-name="P177" text:outline-level="1">Gem</text:h>
      <text:p text:style-name="P163">Pencari ide</text:p>
      <text:p text:style-name="P163">Konsultan karier</text:p>
      <text:p text:style-name="P163">Partner coding</text:p>
      <text:p text:style-name="P163">Lainnya</text:p>
      <text:p text:style-name="P163">Pengelola Gem</text:p>
      <text:p text:style-name="P163">Bantuan</text:p>
      <text:p text:style-name="P163">Aktivitas</text:p>
      <text:p text:style-name="P163">Setelan</text:p>
      <text:p text:style-name="P117">Aceh, Indonesia <text:line-break/>Dari alamat IP Anda • Perbarui lokasi</text:p>
      <text:h text:style-name="P177" text:outline-level="1">Percakapan dengan Gemini</text:h>
      <text:section text:style-name="Sect1" text:name="chat-history">
        <text:p text:style-name="P117"/>
        <text:section text:style-name="Sect1" text:name="ca595c997f3e23c1">
          <text:p text:style-name="P117"/>
          <text:section text:style-name="Sect1" text:name="user-query-content-0">
            <text:p text:style-name="P174"><text:soft-page-break/>Gemini Anda Telah dilatih sehingga menjadi ahli dalam menyusun buku [non-fiksi] untuk tema-tema [Teknologi Informasi]. </text:p>
            <text:p text:style-name="P174">Gemini yang Kreatif, Saya Sedang menyusun Buku sebagai berikut : </text:p>
            <text:p text:style-name="P174">Judul : 'Gerbang Menuju Kuantum' </text:p>
            <text:p text:style-name="P174">Deskripsi:Pengantar Komputasi Kuantum Tanpa Pusing Ide ini masih susah diwujudkan karena Buku ini membuka pintu pemahaman tentang dunia komputasi kuantum yang sering dianggap rumit. Dimulai dari perbedaan mendasar dengan komputer klasik, lalu memperkenalkan konsep inti seperti qubit, superposisi, dan entanglement dengan analogi sederhana dan bahasa yang mudah dicerna. Fokus utama adalah membangun intuisi dasar tanpa perlu latar belakang fisika atau matematika mendalam.Tetapi dimasa depan ide ini memiliki potensi diwujudkan karena Memberikan fondasi pemahaman yang kuat dan non-intimidatif bagi pembaca awam mengenai apa itu komputasi kuantum dan mengapa ia berbeda. </text:p>
            <text:p text:style-name="P174">Terget Pembaca : Masyarakat Umum </text:p>
            <text:p text:style-name="P174">Tugas Anda adalah : </text:p>
            <text:p text:style-name="P174">1. Menyusun Outline/Kerangka/Daftar Isi buku ini yang terdiri atas Bab dan Subbab yang dikembangkan dari Deskripsi buku yang sedang saya susun. </text:p>
            <text:p text:style-name="P174">2. Memberi Saran Gaya Bahasa Penulisan Yang Sesuai dengan Target Pembaca. </text:p>
            <text:p text:style-name="P174">3. Memberikan Tips Tambahan yang memperkaya isi dan bobot buku ini . </text:p>
            <text:p text:style-name="P174"/>
          </text:section>
          <text:p text:style-name="P163">Tampilkan alur berpikir</text:p>
          <text:section text:style-name="Sect2" text:name="model-response-message-contentr_ca595c997f3e23c1">
            <text:p text:style-name="P117">Tentu, dengan senang hati saya akan membantu menyusun kerangka buku "Gerbang Menuju Kuantum" Anda. Ini adalah ide yang sangat relevan dan menarik, terutama dengan target pembaca masyarakat umum. Membumikan konsep kuantum adalah tantangan, tetapi sangat berharga.</text:p>
            <text:p text:style-name="P117">Berikut adalah usulan kerangka (outline), saran gaya bahasa, dan tips tambahan:</text:p>
            <text:p text:style-name="Text_20_body"><text:span text:style-name="Strong_20_Emphasis"><text:span text:style-name="T1">1. Usulan Outline/Kerangka Buku "Gerbang Menuju Kuantum"</text:span></text:span></text:p>
            <text:p text:style-name="Text_20_body"><text:span text:style-name="Strong_20_Emphasis"><text:span text:style-name="T1">Judul:</text:span></text:span><text:span text:style-name="T1"> Gerbang Menuju Kuantum: Pengantar Komputasi Kuantum Tanpa Pusing</text:span></text:p>
            <text:p text:style-name="Text_20_body"><text:span text:style-name="Strong_20_Emphasis"><text:span text:style-name="T1">Bagian 1: Membuka Gerbang - Mengapa Kita Membutuhkan Sesuatu yang Berbeda?</text:span></text:span></text:p>
            <text:list xml:id="list6622517676395700935" text:style-name="L1">
              <text:list-item>
                <text:p text:style-name="P2"><text:span text:style-name="Strong_20_Emphasis"><text:span text:style-name="T1">Bab 1: Dunia Komputasi Hari Ini: Keajaiban di Ujung Jari</text:span></text:span></text:p>
                <text:list>
                  <text:list-item>
                    <text:p text:style-name="P164"><text:soft-page-break/>1.1. Sekilas tentang Komputer Klasik: Bagaimana Ponsel dan Laptop Bekerja (Secara Sederhana) </text:p>
                  </text:list-item>
                  <text:list-item>
                    <text:p text:style-name="P164">1.2. Kekuatan Bit: Saklar 0 dan 1 yang Mengubah Dunia </text:p>
                  </text:list-item>
                  <text:list-item>
                    <text:p text:style-name="P164">1.3. Batas Kemampuan Komputer Klasik: Masalah yang Sulit Dipecahkan </text:p>
                  </text:list-item>
                  <text:list-item>
                    <text:p text:style-name="P164">1.4. Mengapa Kita Perlu "Melompat"? Pengantar Kebutuhan Komputasi Baru </text:p>
                  </text:list-item>
                </text:list>
              </text:list-item>
              <text:list-item>
                <text:p text:style-name="P2"><text:span text:style-name="Strong_20_Emphasis"><text:span text:style-name="T1">Bab 2: Memperkenalkan Dunia Kuantum: Realitas yang Aneh tapi Nyata</text:span></text:span></text:p>
                <text:list>
                  <text:list-item>
                    <text:p text:style-name="P164">2.1. Fisika Kuantum Itu Apa Sih? (Penjelasan Super Sederhana, Tanpa Rumus!) </text:p>
                  </text:list-item>
                  <text:list-item>
                    <text:p text:style-name="P164">2.2. Partikel Subatomik: Perilaku "Ajaib" di Skala Terkecil </text:p>
                  </text:list-item>
                  <text:list-item>
                    <text:p text:style-name="P118">2.3. Dari Fisika ke Komputasi: Ide Awal Komputer Kuantum </text:p>
                  </text:list-item>
                </text:list>
              </text:list-item>
            </text:list>
            <text:p text:style-name="Text_20_body"><text:span text:style-name="Strong_20_Emphasis"><text:span text:style-name="T1">Bagian 2: Inti Komputasi Kuantum - Konsep Kunci dengan Analogi</text:span></text:span></text:p>
            <text:list xml:id="list296212731609240480" text:style-name="L2">
              <text:list-item>
                <text:p text:style-name="P3"><text:span text:style-name="Strong_20_Emphasis"><text:span text:style-name="T1">Bab 3: Qubit: Lebih dari Sekadar 0 atau 1</text:span></text:span></text:p>
                <text:list>
                  <text:list-item>
                    <text:p text:style-name="P165">3.1. Perpisahan dengan Bit Klasik </text:p>
                  </text:list-item>
                  <text:list-item>
                    <text:p text:style-name="P165">3.2. Memperkenalkan Qubit: Koin yang Bisa Berputar (Analogi Superposisi) </text:p>
                  </text:list-item>
                  <text:list-item>
                    <text:p text:style-name="P165">3.3. Superposisi: Kekuatan untuk Berada di Banyak Keadaan Sekaligus </text:p>
                  </text:list-item>
                  <text:list-item>
                    <text:p text:style-name="P165">3.4. Mengapa Superposisi Penting untuk Komputasi? </text:p>
                  </text:list-item>
                </text:list>
              </text:list-item>
              <text:list-item>
                <text:p text:style-name="P3"><text:span text:style-name="Strong_20_Emphasis"><text:span text:style-name="T1">Bab 4: Entanglement: Koneksi Misterius Jarak Jauh</text:span></text:span></text:p>
                <text:list>
                  <text:list-item>
                    <text:p text:style-name="P165">4.1. Pasangan yang Tak Terpisahkan: Apa Itu Entanglement? </text:p>
                  </text:list-item>
                  <text:list-item>
                    <text:p text:style-name="P165">4.2. Analogi Sarung Tangan Ajaib: Memahami Keterkaitan Kuantum </text:p>
                  </text:list-item>
                  <text:list-item>
                    <text:p text:style-name="P165">4.3. Kekuatan Tersembunyi Entanglement dalam Memproses Informasi </text:p>
                  </text:list-item>
                  <text:list-item>
                    <text:p text:style-name="P165">4.4. Einstein Menyebutnya "Aksi Seram dari Jauh" (Spooky Action at a Distance) </text:p>
                  </text:list-item>
                </text:list>
              </text:list-item>
              <text:list-item>
                <text:p text:style-name="P3"><text:span text:style-name="Strong_20_Emphasis"><text:span text:style-name="T1">Bab 5: Bagaimana Komputer Kuantum "Berpikir"?</text:span></text:span></text:p>
                <text:list>
                  <text:list-item>
                    <text:p text:style-name="P165">5.1. Gerbang Kuantum: Memanipulasi Qubit (Konsep Dasar, Tanpa Detail Teknis) </text:p>
                  </text:list-item>
                  <text:list-item>
                    <text:p text:style-name="P165">5.2. Algoritma Kuantum: Resep untuk Memecahkan Masalah (Contoh Sederhana Jika Mungkin) </text:p>
                  </text:list-item>
                  <text:list-item>
                    <text:p text:style-name="P165">5.3. Mengukur Hasil: Saat Dunia Kuantum "Memilih" Jawaban </text:p>
                  </text:list-item>
                  <text:list-item>
                    <text:p text:style-name="P119"><text:soft-page-break/>5.4. Tantangan Besar: Gangguan dan Stabilitas Qubit (Decoherence) </text:p>
                  </text:list-item>
                </text:list>
              </text:list-item>
            </text:list>
            <text:p text:style-name="Text_20_body"><text:span text:style-name="Strong_20_Emphasis"><text:span text:style-name="T1">Bagian 3: Dampak dan Masa Depan - Apa Artinya Bagi Kita?</text:span></text:span></text:p>
            <text:list xml:id="list2684523710384544614" text:style-name="L3">
              <text:list-item>
                <text:p text:style-name="P4"><text:span text:style-name="Strong_20_Emphasis"><text:span text:style-name="T1">Bab 6: Apa Gunanya Komputer Kuantum? Potensi yang Mengubah Dunia</text:span></text:span></text:p>
                <text:list>
                  <text:list-item>
                    <text:p text:style-name="P166">6.1. Merevolusi Penemuan Obat dan Material Baru </text:p>
                  </text:list-item>
                  <text:list-item>
                    <text:p text:style-name="P166">6.2. Memecahkan Masalah Optimasi Super Rumit (Logistik, Keuangan) </text:p>
                  </text:list-item>
                  <text:list-item>
                    <text:p text:style-name="P166">6.3. Ancaman dan Peluang Baru dalam Keamanan Siber (Kriptografi) </text:p>
                  </text:list-item>
                  <text:list-item>
                    <text:p text:style-name="P166">6.4. Mendorong Batas Kecerdasan Buatan (AI) </text:p>
                  </text:list-item>
                  <text:list-item>
                    <text:p text:style-name="P166">6.5. Harapan vs. Hype: Menjaga Ekspektasi Tetap Realistis </text:p>
                  </text:list-item>
                </text:list>
              </text:list-item>
              <text:list-item>
                <text:p text:style-name="P4"><text:span text:style-name="Strong_20_Emphasis"><text:span text:style-name="T1">Bab 7: Perlombaan Kuantum Global dan Masa Depan Anda</text:span></text:span></text:p>
                <text:list>
                  <text:list-item>
                    <text:p text:style-name="P166">7.1. Siapa Saja yang Mengembangkan Komputer Kuantum Saat Ini? </text:p>
                  </text:list-item>
                  <text:list-item>
                    <text:p text:style-name="P166">7.2. Bagaimana Perkembangan Kuantum Bisa Mempengaruhi Kehidupan Sehari-hari (Nanti)? </text:p>
                  </text:list-item>
                  <text:list-item>
                    <text:p text:style-name="P166">7.3. Apakah Saya Perlu Belajar Kuantum Sekarang? </text:p>
                  </text:list-item>
                  <text:list-item>
                    <text:p text:style-name="P120">7.4. Menutup Gerbang (Untuk Sementara): Merangkum Perjalanan Kita </text:p>
                  </text:list-item>
                </text:list>
              </text:list-item>
            </text:list>
            <text:p text:style-name="Text_20_body"><text:span text:style-name="Strong_20_Emphasis"><text:span text:style-name="T1">Bagian Tambahan:</text:span></text:span></text:p>
            <text:list xml:id="list3893968835519255413" text:style-name="L4">
              <text:list-item>
                <text:p text:style-name="P128"><text:span text:style-name="Strong_20_Emphasis"><text:span text:style-name="T1">Glosarium:</text:span></text:span><text:span text:style-name="T1"> Daftar istilah kunci (Qubit, Superposisi, Entanglement, Decoherence, Gerbang Kuantum, dll.) dengan penjelasan sederhana. </text:span></text:p>
              </text:list-item>
              <text:list-item>
                <text:p text:style-name="P128"><text:span text:style-name="Strong_20_Emphasis"><text:span text:style-name="T1">Sumber Bacaan Lanjutan:</text:span></text:span><text:span text:style-name="T1"> Rekomendasi artikel, video, atau buku lain yang (relatif) mudah diakses bagi yang ingin tahu lebih banyak. </text:span></text:p>
              </text:list-item>
              <text:list-item>
                <text:p text:style-name="P128"><text:span text:style-name="Strong_20_Emphasis"><text:span text:style-name="T1">Ucapan Terima Kasih</text:span></text:span><text:span text:style-name="T1"> </text:span></text:p>
              </text:list-item>
              <text:list-item>
                <text:p text:style-name="P5"><text:span text:style-name="Strong_20_Emphasis"><text:span text:style-name="T1">Tentang Penulis</text:span></text:span><text:span text:style-name="T1"> </text:span></text:p>
              </text:list-item>
            </text:list>
            <text:p text:style-name="Text_20_body"><text:span text:style-name="Strong_20_Emphasis"><text:span text:style-name="T1">2. Saran Gaya Bahasa Penulisan</text:span></text:span></text:p>
            <text:p text:style-name="P117">Mengingat target pembaca adalah masyarakat umum, gaya bahasa harus:</text:p>
            <text:list xml:id="list7555643748159321239" text:style-name="L5">
              <text:list-item>
                <text:p text:style-name="P129"><text:span text:style-name="Strong_20_Emphasis"><text:span text:style-name="T1">Sangat Sederhana dan Jelas:</text:span></text:span><text:span text:style-name="T1"> Hindari jargon teknis sebisa mungkin. Jika terpaksa digunakan, langsung jelaskan dengan bahasa sehari-hari. Gunakan kalimat pendek dan aktif. </text:span></text:p>
              </text:list-item>
              <text:list-item>
                <text:p text:style-name="P129"><text:span text:style-name="Strong_20_Emphasis"><text:span text:style-name="T1">Penuh Analogi dan Metafora:</text:span></text:span><text:span text:style-name="T1"> Ini adalah kunci utama Anda. Gunakan analogi yang relatable dari kehidupan sehari-hari (koin berputar, sarung tangan, mungkin permainan tebak-tebakan, dll.) untuk menjelaskan </text:span><text:soft-page-break/><text:span text:style-name="T1">konsep abstrak seperti qubit, superposisi, dan entanglement. Pastikan analogi tersebut dijelaskan batasannya agar tidak menimbulkan kesalahpahaman. </text:span></text:p>
              </text:list-item>
              <text:list-item>
                <text:p text:style-name="P129"><text:span text:style-name="Strong_20_Emphasis"><text:span text:style-name="T1">Fokus pada "Apa" dan "Mengapa", Bukan "Bagaimana" Secara Teknis:</text:span></text:span><text:span text:style-name="T1"> Jelaskan </text:span><text:span text:style-name="Emphasis"><text:span text:style-name="T1">apa</text:span></text:span><text:span text:style-name="T1"> itu superposisi dan </text:span><text:span text:style-name="Emphasis"><text:span text:style-name="T1">mengapa</text:span></text:span><text:span text:style-name="T1"> itu penting, bukan detail matematis atau fisika </text:span><text:span text:style-name="Emphasis"><text:span text:style-name="T1">bagaimana</text:span></text:span><text:span text:style-name="T1"> superposisi terjadi. </text:span></text:p>
              </text:list-item>
              <text:list-item>
                <text:p text:style-name="P129"><text:span text:style-name="Strong_20_Emphasis"><text:span text:style-name="T1">Gaya Bercerita (Storytelling):</text:span></text:span><text:span text:style-name="T1"> Anggap pembaca sedang diajak berpetualang memasuki dunia baru yang menarik. Gunakan narasi yang mengalir. </text:span></text:p>
              </text:list-item>
              <text:list-item>
                <text:p text:style-name="P129"><text:span text:style-name="Strong_20_Emphasis"><text:span text:style-name="T1">Antusias dan Mengundang:</text:span></text:span><text:span text:style-name="T1"> Tunjukkan keajaiban dan potensi teknologi ini tanpa terkesan menakut-nakuti atau terlalu teknis. Buat pembaca merasa "wow, ternyata menarik ya!" </text:span></text:p>
              </text:list-item>
              <text:list-item>
                <text:p text:style-name="P129"><text:span text:style-name="Strong_20_Emphasis"><text:span text:style-name="T1">Interaktif (Opsional):</text:span></text:span><text:span text:style-name="T1"> Sesekali ajukan pertanyaan retoris atau ajakan untuk membayangkan ("Bayangkan jika sebuah koin bisa menjadi kepala dan ekor sekaligus...") untuk melibatkan pembaca. </text:span></text:p>
              </text:list-item>
              <text:list-item>
                <text:p text:style-name="P129"><text:span text:style-name="Strong_20_Emphasis"><text:span text:style-name="T1">Hindari Rumus dan Matematika:</text:span></text:span><text:span text:style-name="T1"> Sesuai deskripsi Anda, fokus utama adalah intuisi, bukan perhitungan. </text:span></text:p>
              </text:list-item>
              <text:list-item>
                <text:p text:style-name="P6"><text:span text:style-name="Strong_20_Emphasis"><text:span text:style-name="T1">Konsisten:</text:span></text:span><text:span text:style-name="T1"> Gunakan istilah dan analogi yang konsisten di seluruh buku. </text:span></text:p>
              </text:list-item>
            </text:list>
            <text:p text:style-name="Text_20_body"><text:span text:style-name="Strong_20_Emphasis"><text:span text:style-name="T1">3. Tips Tambahan untuk Memperkaya Isi Buku</text:span></text:span></text:p>
            <text:list xml:id="list5373794789541861610" text:style-name="L6">
              <text:list-item>
                <text:p text:style-name="P130"><text:span text:style-name="Strong_20_Emphasis"><text:span text:style-name="T1">Visualisasi Kuat:</text:span></text:span><text:span text:style-name="T1"> Sertakan banyak ilustrasi, diagram sederhana, atau infografis untuk membantu memvisualisasikan konsep-konsep abstrak. Misalnya, diagram perbandingan bit vs qubit, ilustrasi analogi koin berputar, atau gambaran sederhana gerbang kuantum. </text:span></text:p>
              </text:list-item>
              <text:list-item>
                <text:p text:style-name="P130"><text:span text:style-name="Strong_20_Emphasis"><text:span text:style-name="T1">Kotak "Fakta Menarik" atau "Tahukah Anda?":</text:span></text:span><text:span text:style-name="T1"> Sisipkan kotak-kotak kecil berisi fakta unik atau anekdot singkat terkait kuantum (misalnya tentang ilmuwan penemu, atau aplikasi tak terduga) untuk memecah teks dan menambah daya tarik. </text:span></text:p>
              </text:list-item>
              <text:list-item>
                <text:p text:style-name="P130"><text:span text:style-name="Strong_20_Emphasis"><text:span text:style-name="T1">Studi Kasus Hipotetis Sederhana:</text:span></text:span><text:span text:style-name="T1"> Berikan contoh masalah sederhana yang bisa diselesaikan lebih baik oleh komputer kuantum dibandingkan klasik (misalnya, mencari jalan terpendek dalam peta yang sangat kompleks, dijelaskan secara konseptual). </text:span></text:p>
              </text:list-item>
              <text:list-item>
                <text:p text:style-name="P130"><text:span text:style-name="Strong_20_Emphasis"><text:span text:style-name="T1">Soroti Ilmuwan Kunci (Secara Singkat):</text:span></text:span><text:span text:style-name="T1"> Sebutkan nama-nama seperti Max Planck, Albert Einstein, Niels Bohr, Richard Feynman, atau David Deutsch secara singkat untuk memberikan konteks sejarah tanpa perlu biografi mendalam. </text:span></text:p>
              </text:list-item>
              <text:list-item>
                <text:p text:style-name="P130"><text:span text:style-name="Strong_20_Emphasis"><text:span text:style-name="T1">Bagian "Mitos vs Fakta":</text:span></text:span><text:span text:style-name="T1"> Buat satu bagian kecil atau sisipan yang </text:span><text:soft-page-break/><text:span text:style-name="T1">meluruskan kesalahpahaman umum tentang komputasi kuantum (misalnya, "Komputer kuantum tidak akan menggantikan laptop Anda dalam waktu dekat"). </text:span></text:p>
              </text:list-item>
              <text:list-item>
                <text:p text:style-name="P130"><text:span text:style-name="Strong_20_Emphasis"><text:span text:style-name="T1">Fokus pada Intuisi:</text:span></text:span><text:span text:style-name="T1"> Selalu ingatkan pembaca bahwa tujuan buku ini adalah membangun pemahaman intuitif, bukan menjadikan mereka ahli fisika kuantum. Ini akan mengurangi tekanan bagi pembaca. </text:span></text:p>
              </text:list-item>
              <text:list-item>
                <text:p text:style-name="P7"><text:span text:style-name="Strong_20_Emphasis"><text:span text:style-name="T1">Dapatkan Umpan Balik:</text:span></text:span><text:span text:style-name="T1"> Sebelum final, mintalah beberapa orang dari target audiens Anda (teman, keluarga yang awam teknologi) untuk membaca draf dan memberikan masukan mengenai kejelasan dan kemudahan pemahaman. </text:span></text:p>
              </text:list-item>
            </text:list>
            <text:p text:style-name="P117">Semoga kerangka, saran gaya bahasa, dan tips ini membantu Anda dalam mewujudkan buku "Gerbang Menuju Kuantum". Ini adalah proyek yang ambisius namun sangat bermanfaat. Selamat menulis!</text:p>
          </text:section>
          <text:section text:style-name="Sect1" text:name="feedback-form-0">
            <text:p text:style-name="P163"/>
          </text:section>
        </text:section>
        <text:section text:style-name="Sect1" text:name="0bb645566d6d4017">
          <text:p text:style-name="P117"/>
          <text:section text:style-name="Sect1" text:name="user-query-content-1">
            <text:p text:style-name="P174">Pada Bab 1 Tambahkan prompt pada awal bab untuk mendapatkan pengantar , pada tiap subbab/sub-subab untuk mendapatkan isi dengan pembahasan mendalam </text:p>
          </text:section>
          <text:p text:style-name="P163">Tampilkan alur berpikir</text:p>
          <text:section text:style-name="Sect2" text:name="model-response-message-contentr_0bb645566d6d4017">
            <text:p text:style-name="P117">Baik, mari kita tambahkan prompt spesifik untuk setiap bagian di Bab 1 agar Anda bisa menggunakannya untuk menghasilkan konten yang mendalam namun tetap sesuai target pembaca.</text:p>
            <text:p text:style-name="Text_20_body"><text:span text:style-name="Strong_20_Emphasis"><text:span text:style-name="T1">Bab 1: Dunia Komputasi Hari Ini: Keajaiban di Ujung Jari</text:span></text:span></text:p>
            <text:list xml:id="list2734618740592710888" text:style-name="L7">
              <text:list-item>
                <text:p text:style-name="P8"><text:span text:style-name="Strong_20_Emphasis"><text:span text:style-name="T1">(Prompt untuk Pengantar Bab 1 Keseluruhan):</text:span></text:span><text:span text:style-name="T1"> "Tuliskan sebuah pengantar yang menarik untuk Bab 1 buku 'Gerbang Menuju Kuantum'. Mulailah dengan menggambarkan bagaimana komputer, smartphone, dan internet telah menjadi keajaiban teknologi yang menyatu dalam kehidupan sehari-hari masyarakat umum, mengubah cara kita bekerja, berkomunikasi, dan bermain. Gunakan bahasa yang menggugah rasa kagum namun mudah dipahami. Setelah menyoroti kehebatan ini, berikan transisi halus yang menimbulkan pertanyaan: Apakah keajaiban ini sudah mencapai puncaknya? Apakah ada batasan yang tak terlihat? Akhiri dengan menyatakan bahwa bab ini akan mengajak pembaca melihat lebih dekat 'mesin ajaib' yang sudah kita kenal (komputer klasik) sebelum melangkah ke gerbang dunia komputasi berikutnya yang revolusioner." </text:span></text:p>
              </text:list-item>
            </text:list>
            <text:p text:style-name="P175"><text:soft-page-break/></text:p>
            <text:list xml:id="list4183946288076581517" text:style-name="L8">
              <text:list-item>
                <text:p text:style-name="P9"><text:span text:style-name="Strong_20_Emphasis"><text:span text:style-name="T1">Subbab 1.1: Sekilas tentang Komputer Klasik: Bagaimana Ponsel dan Laptop Bekerja (Secara Sederhana)</text:span></text:span></text:p>
                <text:list>
                  <text:list-item>
                    <text:p text:style-name="P131"><text:span text:style-name="Strong_20_Emphasis"><text:span text:style-name="T1">(Prompt untuk Isi Subbab 1.1):</text:span></text:span><text:span text:style-name="T1"> "Jelaskan cara kerja dasar komputer klasik (seperti laptop atau smartphone) dengan bahasa yang sangat sederhana untuk pembaca awam. Fokus pada konsep inti: menerima instruksi (input), mengolahnya menggunakan 'otak' (prosesor/CPU), dan menampilkan hasil (output). Gunakan analogi sederhana, misalnya, bandingkan prosesor dengan koki yang mengikuti resep, atau memori (RAM) sebagai papan tulis sementara. Hindari istilah teknis seperti transistor, motherboard, atau arsitektur kompleks. Tujuannya adalah memberikan pemahaman intuitif bahwa komputer bekerja dengan memanipulasi informasi berdasarkan instruksi, tanpa perlu detail teknis yang membingungkan." </text:span></text:p>
                  </text:list-item>
                </text:list>
              </text:list-item>
              <text:list-item>
                <text:p text:style-name="P9"><text:span text:style-name="Strong_20_Emphasis"><text:span text:style-name="T1">Subbab 1.2: Kekuatan Bit: Saklar 0 dan 1 yang Mengubah Dunia</text:span></text:span></text:p>
                <text:list>
                  <text:list-item>
                    <text:p text:style-name="P131"><text:span text:style-name="Strong_20_Emphasis"><text:span text:style-name="T1">(Prompt untuk Isi Subbab 1.2):</text:span></text:span><text:span text:style-name="T1"> "Jelaskan konsep 'bit' sebagai fondasi komputasi klasik kepada pembaca umum. Gunakan analogi saklar lampu (nyala = 1, mati = 0) atau koin (kepala = 1, ekor = 0). Terangkan bahwa 'bit' adalah unit informasi terkecil. Kemudian, jelaskan secara konseptual (tanpa masuk ke kode biner detail) bagaimana rangkaian banyak bit (0 dan 1) ini dapat digunakan untuk merepresentasikan segala jenis informasi digital – mulai dari huruf dan angka hingga gambar berwarna, musik, dan video. Tekankan betapa kuatnya sistem sederhana berbasis dua pilihan ini dalam membangun seluruh dunia digital yang kita nikmati saat ini." </text:span></text:p>
                  </text:list-item>
                </text:list>
              </text:list-item>
              <text:list-item>
                <text:p text:style-name="P9"><text:span text:style-name="Strong_20_Emphasis"><text:span text:style-name="T1">Subbab 1.3: Batas Kemampuan Komputer Klasik: Masalah yang Sulit Dipecahkan</text:span></text:span></text:p>
                <text:list>
                  <text:list-item>
                    <text:p text:style-name="P131"><text:span text:style-name="Strong_20_Emphasis"><text:span text:style-name="T1">(Prompt untuk Isi Subbab 1.3):</text:span></text:span><text:span text:style-name="T1"> "Setelah menjelaskan kekuatan komputer klasik, sekarang bahas batasannya. Jelaskan kepada pembaca umum bahwa ada jenis masalah tertentu yang menjadi 'terlalu besar' atau 'terlalu rumit' untuk dipecahkan oleh komputer klasik secepat apa pun, bahkan superkomputer. Berikan contoh-contoh konseptual yang relevan, seperti: (1) Mendesain obat baru dengan mensimulasikan perilaku molekul yang sangat kompleks </text:span><text:soft-page-break/><text:span text:style-name="T1">secara akurat. (2) Menemukan rute paling efisien untuk ribuan armada pengiriman secara bersamaan (optimasi logistik skala besar). (3) Memecahkan sistem enkripsi modern yang melindungi data perbankan (faktorisasi bilangan besar). Jelaskan secara intuitif mengapa masalah ini sulit – misalnya, karena jumlah kemungkinan yang harus dicoba komputer satu per satu tumbuh secara eksponensial dan membutuhkan waktu miliaran tahun." </text:span></text:p>
                  </text:list-item>
                </text:list>
              </text:list-item>
              <text:list-item>
                <text:p text:style-name="P9"><text:span text:style-name="Strong_20_Emphasis"><text:span text:style-name="T1">Subbab 1.4: Mengapa Kita Perlu "Melompat"? Pengantar Kebutuhan Komputasi Baru</text:span></text:span></text:p>
                <text:list>
                  <text:list-item>
                    <text:p text:style-name="P9"><text:span text:style-name="Strong_20_Emphasis"><text:span text:style-name="T1">(Prompt untuk Isi Subbab 1.4):</text:span></text:span><text:span text:style-name="T1"> "Sebagai penutup Bab 1, hubungkan langsung batasan komputer klasik yang dibahas di subbab sebelumnya dengan munculnya kebutuhan akan pendekatan komputasi yang baru. Perkenalkan 'komputasi kuantum' sebagai paradigma yang berbeda secara fundamental, bukan sekadar komputer klasik yang lebih cepat. Jelaskan bahwa komputasi kuantum memanfaatkan 'aturan main' aneh dari dunia kuantum (yang akan dibahas nanti) untuk mengatasi jenis masalah yang sulit bagi komputer klasik. Sampaikan secercah harapan dan potensi revolusioner dari teknologi ini. Akhiri dengan menegaskan kembali janji buku ini: untuk membuka 'Gerbang Menuju Kuantum' ini dengan cara yang mudah diakses, tanpa memerlukan latar belakang fisika atau matematika yang mendalam, sehingga siapa pun bisa mulai memahaminya." </text:span></text:p>
                  </text:list-item>
                </text:list>
              </text:list-item>
            </text:list>
            <text:p text:style-name="P117">Dengan prompt ini, Anda dapat mengarahkan AI atau diri Anda sendiri untuk menghasilkan konten yang fokus, mendalam sesuai level yang diinginkan, dan konsisten dengan gaya bahasa serta target pembaca buku Anda.</text:p>
          </text:section>
          <text:section text:style-name="Sect1" text:name="feedback-form-1">
            <text:p text:style-name="P163"/>
          </text:section>
        </text:section>
        <text:section text:style-name="Sect1" text:name="06dcab852887a721">
          <text:p text:style-name="P117"/>
          <text:section text:style-name="Sect1" text:name="user-query-content-2">
            <text:p text:style-name="P174">Pada Bab 2 Tambahkan prompt pada awal bab untuk mendapatkan pengantar , pada tiap subbab/sub-subab untuk mendapatkan isi dengan pembahasan mendalam </text:p>
          </text:section>
          <text:p text:style-name="P163">Tampilkan alur berpikir</text:p>
          <text:section text:style-name="Sect2" text:name="model-response-message-contentr_06dcab852887a721">
            <text:p text:style-name="P117">Tentu, mari kita siapkan prompt untuk Bab 2, yang akan membawa pembaca dari dunia klasik ke pengenalan konsep dasar dunia kuantum.</text:p>
            <text:p text:style-name="Text_20_body"><text:span text:style-name="Strong_20_Emphasis"><text:span text:style-name="T1">Bab 2: Memperkenalkan Dunia Kuantum: Realitas yang Aneh tapi Nyata</text:span></text:span></text:p>
            <text:list xml:id="list6352364672821071510" text:style-name="L9">
              <text:list-item>
                <text:p text:style-name="P10"><text:soft-page-break/><text:span text:style-name="Strong_20_Emphasis"><text:span text:style-name="T1">(Prompt untuk Pengantar Bab 2 Keseluruhan):</text:span></text:span><text:span text:style-name="T1"> "Tuliskan pengantar Bab 2 yang memikat untuk buku 'Gerbang Menuju Kuantum'. Mulailah dengan merujuk kembali pada batasan komputer klasik yang dibahas di Bab 1. Kemudian, ajak pembaca untuk 'menyelam' ke dunia yang sangat berbeda – dunia kuantum, tempat aturan fisika yang kita kenal sehari-hari tidak lagi berlaku. Gunakan metafora seperti 'memasuki negeri ajaib skala mikro' atau 'mengintip di balik tirai realitas'. Tekankan bahwa meskipun dunia ini 'aneh' dan seringkali berlawanan dengan intuisi, dunia ini 'nyata' dan merupakan fondasi dari segala sesuatu. Janjikan kepada pembaca bahwa bab ini akan menjadi pemandu wisata pertama mereka ke dunia kuantum, menjelaskan ide-ide dasarnya dengan bahasa sederhana, tanpa memerlukan pengetahuan fisika sebelumnya, sebagai langkah penting sebelum memahami komputasi kuantum." </text:span></text:p>
              </text:list-item>
            </text:list>
            <text:p text:style-name="P175"/>
            <text:list xml:id="list7664995955521444032" text:style-name="L10">
              <text:list-item>
                <text:p text:style-name="P11"><text:span text:style-name="Strong_20_Emphasis"><text:span text:style-name="T1">Subbab 2.1: Fisika Kuantum Itu Apa Sih? (Penjelasan Super Sederhana, Tanpa Rumus!)</text:span></text:span></text:p>
                <text:list>
                  <text:list-item>
                    <text:p text:style-name="P132"><text:span text:style-name="Strong_20_Emphasis"><text:span text:style-name="T1">(Prompt untuk Isi Subbab 2.1):</text:span></text:span><text:span text:style-name="T1"> "Jelaskan konsep fisika kuantum secara fundamental kepada pembaca awam. Definisikan sebagai 'aturan main' atau hukum fisika yang berlaku untuk objek-objek super kecil seperti atom, elektron, dan foton. Bedakan dengan fisika klasik (Newtonian) yang menggambarkan benda-benda besar yang bisa kita lihat dan sentuh. Sampaikan ide kunci bahwa di dunia kuantum, hal-hal bisa bersifat probabilistik (berdasarkan kemungkinan, bukan kepastian mutlak sebelum diukur) dan energi seringkali datang dalam 'paket-paket' diskrit (terkuantisasi), tidak kontinu. Gunakan analogi sederhana untuk menjelaskan perbedaan ini (misalnya, membandingkan ramalan cuaca probabilistik dengan posisi pasti sebuah bola). Tekankan bahwa tujuannya adalah pemahaman konseptual, bukan matematis." </text:span></text:p>
                  </text:list-item>
                </text:list>
              </text:list-item>
              <text:list-item>
                <text:p text:style-name="P11"><text:span text:style-name="Strong_20_Emphasis"><text:span text:style-name="T1">Subbab 2.2: Partikel Subatomik: Perilaku "Ajaib" di Skala Terkecil</text:span></text:span></text:p>
                <text:list>
                  <text:list-item>
                    <text:p text:style-name="P132"><text:span text:style-name="Strong_20_Emphasis"><text:span text:style-name="T1">(Prompt untuk Isi Subbab 2.2):</text:span></text:span><text:span text:style-name="T1"> "Fokus pada contoh perilaku 'aneh' tapi nyata dari partikel-partikel subatomik (seperti elektron atau foton). Jelaskan secara konseptual salah satu atau dua fenomena paling ikonik dengan analogi sederhana. Misalnya, jelaskan 'dualitas gelombang-partikel': bagaimana partikel kecil ini bisa menunjukkan sifat seperti gelombang (menyebar, </text:span><text:soft-page-break/><text:span text:style-name="T1">berinterferensi) dalam satu situasi, dan sifat seperti partikel (lokasi spesifik) dalam situasi lain. Gunakan analogi seperti 'karakter ganda' atau membandingkan dengan cahaya yang bisa dianggap gelombang atau partikel. Bisa juga disinggung secara sangat sederhana konsep 'lompatan kuantum' (quantum leap) di mana elektron berpindah orbit tanpa melewati ruang di antaranya. Tujuannya adalah memberi gambaran nyata tentang keunikan dunia kuantum." </text:span></text:p>
                  </text:list-item>
                </text:list>
              </text:list-item>
              <text:list-item>
                <text:p text:style-name="P11"><text:span text:style-name="Strong_20_Emphasis"><text:span text:style-name="T1">Subbab 2.3: Dari Fisika ke Komputasi: Ide Awal Komputer Kuantum</text:span></text:span></text:p>
                <text:list>
                  <text:list-item>
                    <text:p text:style-name="P11"><text:span text:style-name="Strong_20_Emphasis"><text:span text:style-name="T1">(Prompt untuk Isi Subbab 2.3):</text:span></text:span><text:span text:style-name="T1"> "Hubungkan konsep fisika kuantum dan perilaku partikel 'ajaib' yang sudah dibahas dengan gagasan komputasi. Jelaskan bagaimana para ilmuwan visioner (bisa sebut Richard Feynman secara singkat) menyadari bahwa daripada hanya mengamati keanehan kuantum, kita mungkin bisa </text:span><text:span text:style-name="Emphasis"><text:span text:style-name="T1">memanfaatkannya</text:span></text:span><text:span text:style-name="T1"> untuk melakukan perhitungan. Sampaikan ide revolusioner ini: Jika alam bekerja secara kuantum, mungkin kita bisa membangun mesin yang 'berpikir' secara kuantum untuk memecahkan masalah yang tidak bisa diatasi oleh komputer klasik (terutama masalah yang melibatkan simulasi kuantum itu sendiri). Tegaskan bahwa inilah titik awal konseptual dari komputasi kuantum – sebuah upaya untuk 'berbicara' dalam bahasa alam semesta di tingkat paling dasar untuk mengolah informasi. Ini menjadi jembatan ke bab berikutnya yang akan membahas 'blok bangunan' komputasi kuantum." </text:span></text:p>
                  </text:list-item>
                </text:list>
              </text:list-item>
            </text:list>
            <text:p text:style-name="P117">Prompt-prompt ini dirancang untuk memandu penulisan Bab 2 agar tetap fokus pada pengenalan konsep fisika kuantum dasar yang relevan dengan komputasi kuantum, dengan bahasa yang sangat mudah diakses oleh masyarakat umum.</text:p>
          </text:section>
          <text:section text:style-name="Sect1" text:name="feedback-form-2">
            <text:p text:style-name="P163"/>
          </text:section>
        </text:section>
        <text:section text:style-name="Sect1" text:name="28b7e34044944f7f">
          <text:p text:style-name="P117"/>
          <text:section text:style-name="Sect1" text:name="user-query-content-3">
            <text:p text:style-name="P174">Pada Bab 3 Tambahkan prompt pada awal bab untuk mendapatkan pengantar , pada tiap subbab/sub-subab untuk mendapatkan isi dengan pembahasan mendalam </text:p>
          </text:section>
          <text:p text:style-name="P163">Tampilkan alur berpikir</text:p>
          <text:section text:style-name="Sect2" text:name="model-response-message-contentr_28b7e34044944f7f">
            <text:p text:style-name="P117">Oke, mari kita siapkan prompt untuk Bab 3, yang akan menjadi inti pengenalan pada unit dasar komputasi kuantum: Qubit dan properti pertamanya, <text:soft-page-break/>Superposisi.</text:p>
            <text:p text:style-name="Text_20_body"><text:span text:style-name="Strong_20_Emphasis"><text:span text:style-name="T1">Bab 3: Qubit: Lebih dari Sekadar 0 atau 1</text:span></text:span></text:p>
            <text:list xml:id="list6963792785555123094" text:style-name="L11">
              <text:list-item>
                <text:p text:style-name="P12"><text:span text:style-name="Strong_20_Emphasis"><text:span text:style-name="T1">(Prompt untuk Pengantar Bab 3 Keseluruhan):</text:span></text:span><text:span text:style-name="T1"> "Tuliskan pengantar Bab 3 yang membangun rasa ingin tahu untuk buku 'Gerbang Menuju Kuantum'. Mulailah dengan merangkum bahwa kita sudah melihat keterbatasan komputer klasik (Bab 1) dan mengintip keanehan dunia kuantum (Bab 2). Sekarang, saatnya bertemu dengan 'aktor utama' dalam komputasi kuantum: 'Qubit'. Perkenalkan qubit sebagai unit fundamental informasi kuantum, analog dengan bit pada komputer klasik. Langsung tekankan perbedaannya yang paling mencolok: qubit bukanlah sekadar saklar on/off (0 atau 1), melainkan sesuatu yang jauh lebih kaya dan fleksibel. Sampaikan bahwa bab ini akan mengupas tuntas apa itu qubit dan memperkenalkan 'kekuatan super' pertamanya yang disebut 'Superposisi', lengkap dengan analogi agar mudah dicerna." </text:span></text:p>
              </text:list-item>
            </text:list>
            <text:p text:style-name="P175"/>
            <text:list xml:id="list6468181731072365448" text:style-name="L12">
              <text:list-item>
                <text:p text:style-name="P13"><text:span text:style-name="Strong_20_Emphasis"><text:span text:style-name="T1">Subbab 3.1: Perpisahan dengan Bit Klasik</text:span></text:span></text:p>
                <text:list>
                  <text:list-item>
                    <text:p text:style-name="P133"><text:span text:style-name="Strong_20_Emphasis"><text:span text:style-name="T1">(Prompt untuk Isi Subbab 3.1):</text:span></text:span><text:span text:style-name="T1"> "Tuliskan isi untuk Subbab 3.1 'Perpisahan dengan Bit Klasik'. Ingatkan kembali pembaca secara singkat tentang bit klasik: unit informasi dasar dalam komputasi tradisional yang nilainya hanya bisa salah satu, 0 </text:span><text:span text:style-name="Emphasis"><text:span text:style-name="T1">atau</text:span></text:span><text:span text:style-name="T1"> 1, pada satu waktu (seperti saklar lampu yang hanya bisa nyala </text:span><text:span text:style-name="Emphasis"><text:span text:style-name="T1">atau</text:span></text:span><text:span text:style-name="T1"> mati, tidak keduanya). Tekankan sifat biner dan kepastiannya. Sampaikan bahwa meskipun sederhana dan efektif untuk banyak hal, sifat 'hitam atau putih' inilah yang membatasi kemampuannya untuk masalah tertentu. Subbab ini berfungsi sebagai penegasan terakhir mengenai keterbatasan bit sebelum kita sepenuhnya beralih ke konsep qubit yang lebih kompleks namun kuat." </text:span></text:p>
                  </text:list-item>
                </text:list>
              </text:list-item>
              <text:list-item>
                <text:p text:style-name="P13"><text:span text:style-name="Strong_20_Emphasis"><text:span text:style-name="T1">Subbab 3.2: Memperkenalkan Qubit: Koin yang Bisa Berputar (Analogi Superposisi)</text:span></text:span></text:p>
                <text:list>
                  <text:list-item>
                    <text:p text:style-name="P133"><text:span text:style-name="Strong_20_Emphasis"><text:span text:style-name="T1">(Prompt untuk Isi Subbab 3.2):</text:span></text:span><text:span text:style-name="T1"> "Jelaskan apa itu 'qubit' sebagai unit dasar informasi dalam komputer kuantum. Gunakan analogi utama 'koin yang berputar' untuk memperkenalkan konsep 'Superposisi'. Gambarkan bagaimana koin yang sedang berputar di udara belum pasti menunjukkan sisi 'Kepala' (misalnya, representasi keadaan 1) atau 'Ekor' (representasi keadaan 0), </text:span><text:soft-page-break/><text:span text:style-name="T1">melainkan berada dalam potensi keduanya sekaligus. Kaitkan keadaan 'berputar' ini secara langsung dengan 'superposisi' qubit: kemampuannya untuk eksis dalam kombinasi keadaan 0 </text:span><text:span text:style-name="Emphasis"><text:span text:style-name="T1">dan</text:span></text:span><text:span text:style-name="T1"> 1 secara bersamaan sebelum dilakukan pengukuran. Gunakan bahasa visual dan naratif agar analogi ini mudah dipahami dan diingat oleh pembaca awam." </text:span></text:p>
                  </text:list-item>
                </text:list>
              </text:list-item>
              <text:list-item>
                <text:p text:style-name="P13"><text:span text:style-name="Strong_20_Emphasis"><text:span text:style-name="T1">Subbab 3.3: Superposisi: Kekuatan untuk Berada di Banyak Keadaan Sekaligus</text:span></text:span></text:p>
                <text:list>
                  <text:list-item>
                    <text:p text:style-name="P133"><text:span text:style-name="Strong_20_Emphasis"><text:span text:style-name="T1">(Prompt untuk Isi Subbab 3.3):</text:span></text:span><text:span text:style-name="T1"> "Perdalam penjelasan mengenai konsep 'Superposisi' yang telah diperkenalkan. Tekankan bahwa ini bukan hanya tentang ketidakpastian, tetapi sebuah keadaan kuantum yang valid di mana qubit secara simultan mewakili </text:span><text:span text:style-name="Emphasis"><text:span text:style-name="T1">kedua</text:span></text:span><text:span text:style-name="T1"> kemungkinan (0 dan 1), meskipun dengan 'bobot' atau probabilitas yang mungkin berbeda untuk muncul sebagai 0 atau 1 saat diukur. Gunakan analogi tambahan jika perlu (misalnya, dimmer lampu yang bisa diatur tingkat keterangannya, dibandingkan saklar on/off - namun hati-hati jelaskan batasannya, qubit bukan sekadar nilai di antara 0 dan 1). Fokus utama adalah mengkomunikasikan ide bahwa satu qubit bisa menyimpan lebih banyak informasi daripada satu bit karena kemampuannya berada di banyak keadaan sekaligus." </text:span></text:p>
                  </text:list-item>
                </text:list>
              </text:list-item>
              <text:list-item>
                <text:p text:style-name="P13"><text:span text:style-name="Strong_20_Emphasis"><text:span text:style-name="T1">Subbab 3.4: Mengapa Superposisi Penting untuk Komputasi?</text:span></text:span></text:p>
                <text:list>
                  <text:list-item>
                    <text:p text:style-name="P13"><text:span text:style-name="Strong_20_Emphasis"><text:span text:style-name="T1">(Prompt untuk Isi Subbab 3.4):</text:span></text:span><text:span text:style-name="T1"> "Jelaskan mengapa kemampuan superposisi ini sangat penting dan menjadi sumber kekuatan komputasi kuantum. Terangkan secara konseptual bahwa jika satu qubit dapat mewakili 0 dan 1 secara bersamaan, maka dua qubit dapat mewakili empat kemungkinan (00, 01, 10, 11) secara bersamaan, tiga qubit dapat mewakili delapan kemungkinan, dan seterusnya (N qubit mewakili 2^N kemungkinan). Bandingkan ini dengan N bit klasik yang hanya bisa mewakili </text:span><text:span text:style-name="Emphasis"><text:span text:style-name="T1">satu</text:span></text:span><text:span text:style-name="T1"> dari 2^N kemungkinan pada satu waktu. Tekankan bahwa kemampuan untuk 'memegang' dan 'mengolah' sejumlah besar kemungkinan secara paralel inilah yang memberikan potensi kecepatan eksponensial pada komputer kuantum untuk menyelesaikan jenis masalah tertentu yang sangat kompleks bagi komputer klasik. Gunakan bahasa sederhana untuk menjelaskan dampak </text:span><text:soft-page-break/><text:span text:style-name="T1">penggandaan kekuatan ini." </text:span></text:p>
                  </text:list-item>
                </text:list>
              </text:list-item>
            </text:list>
            <text:p text:style-name="P117">Dengan prompt ini, Bab 3 akan fokus menjelaskan qubit dan superposisi secara bertahap, mulai dari perbandingan dengan bit, pengenalan konsep inti melalui analogi, pendalaman konsep, hingga penjelasan signifikansinya dalam komputasi, semuanya dengan gaya bahasa yang sesuai untuk masyarakat umum.</text:p>
          </text:section>
          <text:section text:style-name="Sect1" text:name="feedback-form-3">
            <text:p text:style-name="P163"/>
          </text:section>
        </text:section>
        <text:section text:style-name="Sect1" text:name="242964ce0f90012f">
          <text:p text:style-name="P117"/>
          <text:section text:style-name="Sect1" text:name="user-query-content-4">
            <text:p text:style-name="P174">Pada Bab 4 Tambahkan prompt pada awal bab untuk mendapatkan pengantar , pada tiap subbab/sub-subab untuk mendapatkan isi dengan pembahasan mendalam </text:p>
          </text:section>
          <text:p text:style-name="P163">Tampilkan alur berpikir</text:p>
          <text:section text:style-name="Sect2" text:name="model-response-message-contentr_242964ce0f90012f">
            <text:p text:style-name="P117">Baik, mari kita siapkan prompt untuk Bab 4, yang akan membahas fenomena kuantum kunci kedua yang seringkali dianggap lebih 'aneh' dari superposisi: Entanglement.</text:p>
            <text:p text:style-name="Text_20_body"><text:span text:style-name="Strong_20_Emphasis"><text:span text:style-name="T1">Bab 4: Entanglement: Koneksi Misterius Jarak Jauh</text:span></text:span></text:p>
            <text:list xml:id="list7879454017070083321" text:style-name="L13">
              <text:list-item>
                <text:p text:style-name="P14"><text:span text:style-name="Strong_20_Emphasis"><text:span text:style-name="T1">(Prompt untuk Pengantar Bab 4 Keseluruhan):</text:span></text:span><text:span text:style-name="T1"> "Tuliskan pengantar Bab 4 yang membangkitkan rasa ingin tahu untuk buku 'Gerbang Menuju Kuantum'. Mulailah dengan menyebutkan bahwa setelah memahami Superposisi (kemampuan qubit untuk berada di banyak keadaan sekaligus), kini kita akan menjelajahi 'keajaiban' kuantum lain yang sama pentingnya, yaitu Entanglement. Gambarkan entanglement sebagai sebuah fenomena 'koneksi' atau 'keterikatan' yang sangat aneh dan kuat antara dua qubit atau lebih, yang membuat mereka berperilaku seolah-olah satu kesatuan, bahkan ketika terpisah jarak yang sangat jauh. Gunakan kata-kata seperti 'misterius', 'tak kasat mata', 'instan' untuk menekankan sifatnya yang kontra-intuitif. Janjikan kepada pembaca bahwa bab ini akan mencoba mengurai misteri entanglement ini dengan analogi dan penjelasan sederhana." </text:span></text:p>
              </text:list-item>
            </text:list>
            <text:p text:style-name="P175"/>
            <text:list xml:id="list3612575207523578571" text:style-name="L14">
              <text:list-item>
                <text:p text:style-name="P15"><text:span text:style-name="Strong_20_Emphasis"><text:span text:style-name="T1">Subbab 4.1: Pasangan yang Tak Terpisahkan: Apa Itu Entanglement?</text:span></text:span></text:p>
                <text:list>
                  <text:list-item>
                    <text:p text:style-name="P134"><text:span text:style-name="Strong_20_Emphasis"><text:span text:style-name="T1">(Prompt untuk Isi Subbab 4.1):</text:span></text:span><text:span text:style-name="T1"> "Jelaskan konsep dasar entanglement (keterikatan kuantum) kepada pembaca umum. Definisikan sebagai kondisi khusus di mana dua atau lebih qubit </text:span><text:soft-page-break/><text:span text:style-name="T1">tercipta atau berinteraksi sedemikian rupa sehingga keadaan kuantum masing-masing qubit tidak dapat dideskripsikan secara independen; mereka terikat dalam satu deskripsi kuantum tunggal. Fokus pada konsekuensi utamanya: mengukur properti (misalnya, keadaan 0 atau 1) dari satu qubit secara instan akan menentukan properti yang sesuai pada qubit pasangannya, tidak peduli seberapa jauh mereka terpisah. Gunakan metafora 'nasib bersama' atau 'keterikatan tak terpisahkan'." </text:span></text:p>
                  </text:list-item>
                </text:list>
              </text:list-item>
              <text:list-item>
                <text:p text:style-name="P15"><text:span text:style-name="Strong_20_Emphasis"><text:span text:style-name="T1">Subbab 4.2: Analogi Sarung Tangan Ajaib: Memahami Keterkaitan Kuantum</text:span></text:span></text:p>
                <text:list>
                  <text:list-item>
                    <text:p text:style-name="P134"><text:span text:style-name="Strong_20_Emphasis"><text:span text:style-name="T1">(Prompt untuk Isi Subbab 4.2):</text:span></text:span><text:span text:style-name="T1"> "Gunakan analogi 'sarung tangan ajaib' untuk membantu pembaca memahami aspek korelasi instan dalam entanglement. Uraikan skenarionya: sepasang sarung tangan (satu kiri, satu kanan) dimasukkan secara acak ke dalam dua kotak tertutup, lalu kotak-kotak itu dikirim ke lokasi yang sangat berjauhan. Ketika penerima di satu lokasi membuka kotaknya dan menemukan sarung tangan kiri, dia langsung tahu bahwa penerima di lokasi lain pasti memiliki sarung tangan kanan. Jelaskan bagaimana ini mirip dengan mengetahui keadaan satu qubit terentanglement yang langsung memberitahu keadaan pasangannya. </text:span><text:span text:style-name="Emphasis"><text:span text:style-name="T1">Penting:</text:span></text:span><text:span text:style-name="T1"> Jelaskan juga perbedaan krusialnya: dalam analogi sarung tangan, jenis sarung tangan sudah ditentukan sejak awal (realisme lokal), sedangkan dalam entanglement, keadaan qubit (misalnya, 0 atau 1) benar-benar belum ditentukan hingga pengukuran dilakukan (pelanggaran realisme lokal), dan pengukuran inilah yang seolah 'memaksa' kedua qubit untuk menunjukkan keadaan yang berkorelasi secara instan." </text:span></text:p>
                  </text:list-item>
                </text:list>
              </text:list-item>
              <text:list-item>
                <text:p text:style-name="P15"><text:span text:style-name="Strong_20_Emphasis"><text:span text:style-name="T1">Subbab 4.3: Kekuatan Tersembunyi Entanglement dalam Memproses Informasi</text:span></text:span></text:p>
                <text:list>
                  <text:list-item>
                    <text:p text:style-name="P134"><text:span text:style-name="Strong_20_Emphasis"><text:span text:style-name="T1">(Prompt untuk Isi Subbab 4.3):</text:span></text:span><text:span text:style-name="T1"> "Jelaskan mengapa entanglement menjadi sumber kekuatan penting dalam komputasi dan komunikasi kuantum. Fokus pada bagaimana entanglement memungkinkan koordinasi yang sempurna antara qubit-qubit. Jelaskan secara konseptual bagaimana properti ini memungkinkan tugas-tugas seperti: (1) Melakukan operasi pada banyak qubit secara bersamaan dalam algoritma kuantum tertentu. (2) Dasar </text:span><text:soft-page-break/><text:span text:style-name="T1">untuk protokol komunikasi kuantum yang aman (quantum key distribution). (3) Memungkinkan 'teleportasi kuantum' (mentransfer keadaan kuantum dari satu qubit ke qubit lain di lokasi berbeda, bukan mentransfer materi). Tekankan bagaimana entanglement menciptakan sumber daya komputasi tambahan yang tidak dimiliki oleh komputer klasik." </text:span></text:p>
                  </text:list-item>
                </text:list>
              </text:list-item>
              <text:list-item>
                <text:p text:style-name="P15"><text:span text:style-name="Strong_20_Emphasis"><text:span text:style-name="T1">Subbab 4.4: Einstein Menyebutnya "Aksi Seram dari Jauh" (Spooky Action at a Distance)</text:span></text:span></text:p>
                <text:list>
                  <text:list-item>
                    <text:p text:style-name="P15"><text:span text:style-name="Strong_20_Emphasis"><text:span text:style-name="T1">(Prompt untuk Isi Subbab 4.4):</text:span></text:span><text:span text:style-name="T1"> "Sertakan konteks historis dan penekanan pada keanehan entanglement dengan merujuk pada skeptisisme Albert Einstein. Jelaskan bahwa Einstein merasa terganggu oleh ide koneksi instan yang tampak melanggar prinsip lokalitas (bahwa objek hanya dipengaruhi oleh lingkungannya secara langsung) dan menyebutnya sebagai 'spooky action at a distance' ('aksi seram dari jauh'). Terangkan secara sederhana mengapa ini tampak 'seram' (seolah melanggar batas kecepatan cahaya, meskipun sebenarnya tidak ada pertukaran informasi yang lebih cepat dari cahaya yang terjadi untuk menentukan korelasi). Simpulkan dengan menyatakan bahwa meskipun Einstein ragu, berbagai eksperimen telah secara meyakinkan membuktikan keberadaan dan kebenaran fenomena entanglement, menjadikannya salah satu pilar fisika kuantum modern." </text:span></text:p>
                  </text:list-item>
                </text:list>
              </text:list-item>
            </text:list>
            <text:p text:style-name="P117">Prompt-prompt ini dirancang untuk memandu penulisan Bab 4 agar menjelaskan entanglement secara bertahap: definisi, analogi (beserta keterbatasannya), kegunaan komputasi, dan konteks historis/keanehannya, semuanya dalam bahasa yang dapat dipahami oleh masyarakat umum.</text:p>
          </text:section>
          <text:section text:style-name="Sect1" text:name="feedback-form-4">
            <text:p text:style-name="P163"/>
          </text:section>
        </text:section>
        <text:section text:style-name="Sect1" text:name="fada9e7d28bf2de9">
          <text:p text:style-name="P117"/>
          <text:section text:style-name="Sect1" text:name="user-query-content-5">
            <text:p text:style-name="P174">Pada Bab 5 Tambahkan prompt pada awal bab untuk mendapatkan pengantar , pada tiap subbab/sub-subab untuk mendapatkan isi dengan pembahasan mendalam </text:p>
          </text:section>
          <text:p text:style-name="P163">Tampilkan alur berpikir</text:p>
          <text:section text:style-name="Sect2" text:name="model-response-message-contentr_fada9e7d28bf2de9">
            <text:p text:style-name="P117">Baik, mari kita siapkan prompt untuk Bab 5, yang akan mencoba menjelaskan bagaimana komponen-komponen kuantum (qubit, superposisi, entanglement) dirangkai dan digunakan untuk melakukan komputasi, serta tantangan yang <text:soft-page-break/>dihadapi.</text:p>
            <text:p text:style-name="Text_20_body"><text:span text:style-name="Strong_20_Emphasis"><text:span text:style-name="T1">Bab 5: Bagaimana Komputer Kuantum Bekerja (Secara Sederhana)</text:span></text:span></text:p>
            <text:list xml:id="list6454443243082133120" text:style-name="L15">
              <text:list-item>
                <text:p text:style-name="P16"><text:span text:style-name="Strong_20_Emphasis"><text:span text:style-name="T1">(Prompt untuk Pengantar Bab 5 Keseluruhan):</text:span></text:span><text:span text:style-name="T1"> "Tuliskan pengantar Bab 5 untuk buku 'Gerbang Menuju Kuantum'. Mulailah dengan merangkum bahwa pembaca kini sudah mengenal 'bahan baku' ajaib komputasi kuantum: qubit, superposisi, dan entanglement. Sekarang, ajak pembaca untuk melihat bagaimana 'bahan baku' ini 'dimasak' atau diproses. Sampaikan bahwa bab ini akan memberikan gambaran umum yang disederhanakan tentang </text:span><text:span text:style-name="Emphasis"><text:span text:style-name="T1">alur kerja</text:span></text:span><text:span text:style-name="T1"> atau </text:span><text:span text:style-name="Emphasis"><text:span text:style-name="T1">proses</text:span></text:span><text:span text:style-name="T1"> komputasi kuantum: bagaimana kita memberikan instruksi kepada qubit, membiarkan mereka berinteraksi secara kuantum, dan akhirnya membaca hasilnya. Janjikan penjelasan konseptual tanpa detail teknis yang rumit, namun juga singgung bahwa di balik konsep yang elegan ini, terdapat tantangan rekayasa yang luar biasa di dunia nyata." </text:span></text:p>
              </text:list-item>
            </text:list>
            <text:p text:style-name="P175"/>
            <text:list xml:id="list3701461627295550069" text:style-name="L16">
              <text:list-item>
                <text:p text:style-name="P17"><text:span text:style-name="Strong_20_Emphasis"><text:span text:style-name="T1">Subbab 5.1: Merangkai Qubit: Gerbang Kuantum</text:span></text:span></text:p>
                <text:list>
                  <text:list-item>
                    <text:p text:style-name="P135"><text:span text:style-name="Strong_20_Emphasis"><text:span text:style-name="T1">(Prompt untuk Isi Subbab 5.1):</text:span></text:span><text:span text:style-name="T1"> "Jelaskan konsep 'gerbang kuantum' (quantum gates) kepada pembaca awam sebagai cara untuk memanipulasi qubit. Buat analogi dengan 'gerbang logika' (seperti NOT, AND, OR) pada komputer klasik yang bertugas mengubah nilai bit (0 atau 1). Terangkan bahwa gerbang kuantum melakukan hal serupa tetapi pada qubit: mereka adalah operasi atau instruksi dasar yang dapat mengubah keadaan kuantum sebuah qubit (misalnya, menempatkannya ke dalam superposisi) atau mengontrol interaksi antar qubit (misalnya, menciptakan entanglement). Hindari penyebutan nama gerbang spesifik (seperti Hadamard, CNOT) kecuali mungkin sebagai contoh jenis operasi ('gerbang untuk superposisi', 'gerbang untuk entanglement'). Tekankan bahwa serangkaian gerbang kuantum yang diterapkan secara berurutan inilah yang membentuk sebuah 'algoritma kuantum' atau 'program kuantum'." </text:span></text:p>
                  </text:list-item>
                </text:list>
              </text:list-item>
              <text:list-item>
                <text:p text:style-name="P17"><text:span text:style-name="Strong_20_Emphasis"><text:span text:style-name="T1">Subbab 5.2: Mengukur Hasil: Runtuhnya Superposisi</text:span></text:span></text:p>
                <text:list>
                  <text:list-item>
                    <text:p text:style-name="P135"><text:span text:style-name="Strong_20_Emphasis"><text:span text:style-name="T1">(Prompt untuk Isi Subbab 5.2):</text:span></text:span><text:span text:style-name="T1"> "Jelaskan langkah penting dalam komputasi kuantum yaitu 'pengukuran' (measurement) untuk mendapatkan hasil akhir. Terangkan bahwa setelah qubit diproses </text:span><text:soft-page-break/><text:span text:style-name="T1">melalui serangkaian gerbang kuantum, kita perlu 'membaca' atau 'mengukur' keadaan mereka untuk mendapatkan jawaban berupa informasi klasik (angka 0 atau 1). Jelaskan konsekuensi fundamental dari pengukuran di dunia kuantum: ia 'memaksa' qubit keluar dari keadaan superposisinya dan 'memilih' satu nilai definitif (0 atau 1). Gunakan kembali analogi koin berputar yang akhirnya jatuh dan menunjukkan satu sisi. Fenomena ini dikenal sebagai 'runtuhnya superposisi' atau 'keruntuhan fungsi gelombang'. Sebutkan bahwa hasil pengukuran bersifat probabilistik, dan seringkali komputasi perlu diulang berkali-kali untuk membangun statistik dan mendapatkan jawaban yang paling mungkin." </text:span></text:p>
                  </text:list-item>
                </text:list>
              </text:list-item>
              <text:list-item>
                <text:p text:style-name="P17"><text:span text:style-name="Strong_20_Emphasis"><text:span text:style-name="T1">Subbab 5.3: Tantangan Membangun Komputer Kuantum</text:span></text:span></text:p>
                <text:list>
                  <text:list-item>
                    <text:p text:style-name="P17"><text:span text:style-name="Strong_20_Emphasis"><text:span text:style-name="T1">(Prompt untuk Isi Subbab 5.3):</text:span></text:span><text:span text:style-name="T1"> "Setelah menjelaskan cara kerja idealnya, bawa pembaca kembali ke realitas dengan membahas tantangan besar dalam membangun komputer kuantum fungsional. Perkenalkan musuh utama: 'Dekoherensi' (Decoherence). Jelaskan dekoherensi dengan bahasa sederhana sebagai kecenderungan qubit untuk kehilangan sifat kuantumnya (superposisi dan entanglement) dengan sangat mudah karena interaksi sekecil apa pun dengan lingkungan sekitarnya (getaran, suhu, medan liar), sehingga 'bocor' dan kembali menjadi seperti bit biasa. Gunakan analogi seperti menjaga nyala lilin di tengah badai atau gelembung sabun yang rapuh. Sebutkan kebutuhan akan lingkungan yang sangat terkontrol (suhu mendekati nol mutlak, isolasi dari gangguan luar). Singgung juga secara singkat tantangan lain seperti tingkat kesalahan (error rate) pada gerbang kuantum dan kebutuhan kompleks untuk 'Koreksi Kesalahan Kuantum' (Quantum Error Correction). Simpulkan bahwa tantangan ini menjelaskan mengapa komputer kuantum yang kuat dan stabil masih dalam tahap pengembangan intensif." </text:span></text:p>
                  </text:list-item>
                </text:list>
              </text:list-item>
            </text:list>
            <text:p text:style-name="P117">Prompt-prompt ini akan membantu menghasilkan konten Bab 5 yang menjelaskan alur proses komputasi kuantum secara konseptual (manipulasi via gerbang, pembacaan via pengukuran) dan tantangan praktisnya (dekoherensi, error), semuanya dengan gaya bahasa yang tetap sederhana dan mudah diakses oleh masyarakat umum.</text:p>
          </text:section>
          <text:section text:style-name="Sect1" text:name="feedback-form-5">
            <text:p text:style-name="P163"/>
          </text:section>
        </text:section>
        <text:section text:style-name="Sect1" text:name="6dd14e16c5c78603">
          <text:p text:style-name="P117"><text:soft-page-break/></text:p>
          <text:section text:style-name="Sect1" text:name="user-query-content-6">
            <text:p text:style-name="P174">Pada Bab 6 Tambahkan prompt pada awal bab untuk mendapatkan pengantar , pada tiap subbab/sub-subab untuk mendapatkan isi dengan pembahasan mendalam </text:p>
          </text:section>
          <text:p text:style-name="P163">Tampilkan alur berpikir</text:p>
          <text:section text:style-name="Sect2" text:name="model-response-message-contentr_6dd14e16c5c78603">
            <text:p text:style-name="P117">Oke, mari kita siapkan prompt untuk Bab 6, yang akan fokus pada "mengapa kita peduli" dengan komputasi kuantum – yaitu potensi aplikasinya, sambil tetap membumi.</text:p>
            <text:p text:style-name="Text_20_body"><text:span text:style-name="Strong_20_Emphasis"><text:span text:style-name="T1">Bab 6: Apa Gunanya Komputer Kuantum? Potensi yang Mengubah Dunia</text:span></text:span></text:p>
            <text:list xml:id="list248965385874488511" text:style-name="L17">
              <text:list-item>
                <text:p text:style-name="P18"><text:span text:style-name="Strong_20_Emphasis"><text:span text:style-name="T1">(Prompt untuk Pengantar Bab 6 Keseluruhan):</text:span></text:span><text:span text:style-name="T1"> "Tuliskan pengantar Bab 6 yang antusias namun informatif untuk buku 'Gerbang Menuju Kuantum'. Mulailah dengan menyatakan bahwa setelah perjalanan memahami konsep dasar (qubit, superposisi, entanglement) dan cara kerja sederhana komputer kuantum, kini saatnya menjawab pertanyaan krusial: 'Lalu, apa gunanya semua ini? Masalah besar apa yang bisa dipecahkan oleh mesin canggih nan rumit ini?'. Sampaikan bahwa bab ini akan menjadi tur ke berbagai bidang yang berpotensi direvolusi oleh komputasi kuantum – mulai dari penciptaan obat baru hingga keamanan data dan kecerdasan buatan. Bangkitkan imajinasi pembaca tentang masa depan yang mungkin diubah oleh teknologi ini, sambil memberi catatan bahwa kita akan melihat potensi ini dengan perspektif yang jelas dan realistis." </text:span></text:p>
              </text:list-item>
            </text:list>
            <text:p text:style-name="P175"/>
            <text:list xml:id="list7151093252425730712" text:style-name="L18">
              <text:list-item>
                <text:p text:style-name="P19"><text:span text:style-name="Strong_20_Emphasis"><text:span text:style-name="T1">Subbab 6.1: Merevolusi Penemuan Obat Baru &amp; Material Canggih</text:span></text:span></text:p>
                <text:list>
                  <text:list-item>
                    <text:p text:style-name="P136"><text:span text:style-name="Strong_20_Emphasis"><text:span text:style-name="T1">(Prompt untuk Isi Subbab 6.1):</text:span></text:span><text:span text:style-name="T1"> "Jelaskan bagaimana komputasi kuantum diharapkan dapat membawa terobosan dalam bidang kimia, farmasi, dan ilmu material. Terangkan secara sederhana mengapa komputer klasik sangat kesulitan mensimulasikan perilaku molekul yang kompleks (interaksi elektron, ikatan kimia) secara akurat – karena molekul itu sendiri pada dasarnya bersifat kuantum. Kemudian, jelaskan mengapa komputer kuantum, yang beroperasi dengan prinsip kuantum, secara inheren lebih cocok untuk tugas ini. Berikan contoh-contoh dampaknya yang mudah dipahami: mempercepat proses penemuan dan perancangan obat baru dengan memodelkan interaksinya dengan tubuh manusia </text:span><text:soft-page-break/><text:span text:style-name="T1">secara presisi, menciptakan material baru dengan sifat unggul (misalnya, katalis super efisien untuk industri, material ringan dan kuat, atau bahkan superkonduktor suhu ruang). Fokus pada ide 'memanfaatkan alam kuantum untuk memahami alam kuantum'." </text:span></text:p>
                  </text:list-item>
                </text:list>
              </text:list-item>
              <text:list-item>
                <text:p text:style-name="P19"><text:span text:style-name="Strong_20_Emphasis"><text:span text:style-name="T1">Subbab 6.2: Memecahkan Kode &amp; Keamanan Siber</text:span></text:span></text:p>
                <text:list>
                  <text:list-item>
                    <text:p text:style-name="P136"><text:span text:style-name="Strong_20_Emphasis"><text:span text:style-name="T1">(Prompt untuk Isi Subbab 6.2):</text:span></text:span><text:span text:style-name="T1"> "Jelaskan 'pedang bermata dua' komputasi kuantum dalam dunia keamanan siber. Pertama, terangkan ancamannya: jelaskan secara konseptual bahwa banyak sistem enkripsi yang mengamankan transaksi online dan data kita saat ini (seperti RSA) bergantung pada kesulitan pemfaktoran bilangan besar oleh komputer klasik. Sebutkan adanya algoritma kuantum (seperti Algoritma Shor) yang secara teoritis dapat memecahkan masalah ini dengan mudah jika komputer kuantum yang cukup besar tersedia, sehingga berpotensi membahayakan keamanan data global. Kedua, jelaskan peluangnya: terangkan bahwa prinsip kuantum juga menawarkan metode komunikasi super aman baru, seperti 'Distribusi Kunci Kuantum' (Quantum Key Distribution - QKD), yang secara fisik tidak mungkin disadap tanpa terdeteksi. Singgung juga perkembangan 'kriptografi pasca-kuantum' yang tahan serangan baik dari komputer klasik maupun kuantum." </text:span></text:p>
                  </text:list-item>
                </text:list>
              </text:list-item>
              <text:list-item>
                <text:p text:style-name="P19"><text:span text:style-name="Strong_20_Emphasis"><text:span text:style-name="T1">Subbab 6.3: Optimasi &amp; Kecerdasan Buatan</text:span></text:span></text:p>
                <text:list>
                  <text:list-item>
                    <text:p text:style-name="P136"><text:span text:style-name="Strong_20_Emphasis"><text:span text:style-name="T1">(Prompt untuk Isi Subbab 6.3):</text:span></text:span><text:span text:style-name="T1"> "Jelaskan potensi komputasi kuantum dalam menyelesaikan 'masalah optimasi' yang sangat kompleks. Definisikan optimasi secara sederhana sebagai proses menemukan solusi terbaik dari sekian banyak kemungkinan (misalnya, rute terpendek, jadwal paling efisien, portofolio investasi paling menguntungkan, desain paling optimal). Berikan contoh dari berbagai bidang seperti logistik, keuangan, manufaktur, atau perencanaan. Jelaskan secara konseptual bagaimana kemampuan kuantum mengeksplorasi banyak kemungkinan secara paralel (melalui superposisi dan entanglement) diharapkan dapat menemukan solusi untuk masalah optimasi skala besar yang saat ini tidak terjangkau oleh komputer klasik. Singgung juga potensi hubungannya dengan Kecerdasan Buatan (AI), seperti kemungkinan mempercepat algoritma 'quantum machine learning' </text:span><text:soft-page-break/><text:span text:style-name="T1">untuk tugas-tugas tertentu, meskipun ini masih merupakan area riset yang sangat aktif dan spekulatif." </text:span></text:p>
                  </text:list-item>
                </text:list>
              </text:list-item>
              <text:list-item>
                <text:p text:style-name="P19"><text:span text:style-name="Strong_20_Emphasis"><text:span text:style-name="T1">Subbab 6.4: Batasan dan Harapan Realistis</text:span></text:span></text:p>
                <text:list>
                  <text:list-item>
                    <text:p text:style-name="P19"><text:span text:style-name="Strong_20_Emphasis"><text:span text:style-name="T1">(Prompt untuk Isi Subbab 6.4):</text:span></text:span><text:span text:style-name="T1"> "Sajikan pandangan yang realistis untuk mengimbangi antusiasme mengenai aplikasi kuantum. Tegaskan bahwa komputer kuantum </text:span><text:span text:style-name="Emphasis"><text:span text:style-name="T1">bukanlah</text:span></text:span><text:span text:style-name="T1"> pengganti komputer biasa; mereka adalah alat khusus untuk masalah spesifik. Ingatkan kembali tantangan teknis besar dalam membangunnya (Bab 5: dekoherensi, error, skala). Sampaikan bahwa realisasi komputer kuantum berskala besar yang 'fault-tolerant' (tahan kesalahan) dan mampu menjalankan aplikasi revolusioner secara luas kemungkinan masih membutuhkan waktu bertahun-tahun, bahkan mungkin dekade (sebutkan konteks waktu saat ini: 'Hingga pertengahan 2025, kita masih dalam tahap awal...'). Jelaskan kondisi saat ini (era NISQ - Noisy Intermediate-Scale Quantum) di mana perangkat yang ada masih terbatas kemampuannya dan rentan terhadap 'noise'. Simpulkan bahwa meskipun perjalanannya panjang dan menantang, potensi jangka panjangnya tetap sangat besar dan mendorong riset global yang intensif." </text:span></text:p>
                  </text:list-item>
                </text:list>
              </text:list-item>
            </text:list>
            <text:p text:style-name="Text_20_body"><text:span text:style-name="T1">Dengan prompt-prompt ini, Bab 6 akan memberikan gambaran yang menarik tentang </text:span><text:span text:style-name="Emphasis"><text:span text:style-name="T1">apa</text:span></text:span><text:span text:style-name="T1"> yang bisa dilakukan oleh komputasi kuantum, sekaligus menjaga ekspektasi pembaca tetap realistis mengenai </text:span><text:span text:style-name="Emphasis"><text:span text:style-name="T1">kapan</text:span></text:span><text:span text:style-name="T1"> dan </text:span><text:span text:style-name="Emphasis"><text:span text:style-name="T1">bagaimana</text:span></text:span><text:span text:style-name="T1"> potensi tersebut dapat terwujud.</text:span></text:p>
          </text:section>
          <text:section text:style-name="Sect1" text:name="feedback-form-6">
            <text:p text:style-name="P163"/>
          </text:section>
        </text:section>
        <text:section text:style-name="Sect1" text:name="28a0b2d653c0ec0d">
          <text:p text:style-name="P117"/>
          <text:section text:style-name="Sect1" text:name="user-query-content-7">
            <text:p text:style-name="P174">Pada Bab 7 Tambahkan prompt pada awal bab untuk mendapatkan pengantar , pada tiap subbab/sub-subab untuk mendapatkan isi dengan pembahasan mendalam </text:p>
          </text:section>
          <text:p text:style-name="P163">Tampilkan alur berpikir</text:p>
          <text:section text:style-name="Sect2" text:name="model-response-message-contentr_28a0b2d653c0ec0d">
            <text:p text:style-name="P117">Tentu, mari kita siapkan prompt untuk Bab 7, yang akan menjadi penutup buku Anda, membawa pembaca melihat ke depan dan merenungkan implikasi yang lebih luas.</text:p>
            <text:p text:style-name="Text_20_body"><text:span text:style-name="Strong_20_Emphasis"><text:span text:style-name="T1">Bab 7: Masa Depan Kuantum &amp; Anda</text:span></text:span></text:p>
            <text:list xml:id="list5468983627578714851" text:style-name="L19">
              <text:list-item>
                <text:p text:style-name="P20"><text:span text:style-name="Strong_20_Emphasis"><text:span text:style-name="T1">(Prompt untuk Pengantar Bab 7 Keseluruhan):</text:span></text:span><text:span text:style-name="T1"> "Tuliskan pengantar </text:span><text:soft-page-break/><text:span text:style-name="T1">untuk Bab 7, bab terakhir dari buku 'Gerbang Menuju Kuantum'. Mulailah dengan menandai akhir dari perjalanan pengantar ini, merangkum secara singkat esensi yang telah dipelajari pembaca – mulai dari keunikan dunia kuantum, konsep qubit, superposisi, entanglement, hingga gambaran cara kerja, potensi aplikasi revolusioner, dan tantangan nyata komputasi kuantum. Kemudian, arahkan fokus ke depan: sampaikan bahwa bab penutup ini akan mengajak pembaca melihat lanskap global terkini (pertengahan 2025), merenungkan bagaimana revolusi kuantum ini mungkin akan membentuk masa depan dan menyentuh kehidupan kita secara pribadi, serta memberikan panduan bagi mereka yang ingin terus menjelajahi topik menarik ini. Ciptakan suasana reflektif sekaligus penuh harapan tentang era baru yang sedang kita masuki." </text:span></text:p>
              </text:list-item>
            </text:list>
            <text:p text:style-name="P175"/>
            <text:list xml:id="list4316183776063438978" text:style-name="L20">
              <text:list-item>
                <text:p text:style-name="P21"><text:span text:style-name="Strong_20_Emphasis"><text:span text:style-name="T1">Subbab 7.1: Perlombaan Kuantum Global</text:span></text:span></text:p>
                <text:list>
                  <text:list-item>
                    <text:p text:style-name="P137"><text:span text:style-name="Strong_20_Emphasis"><text:span text:style-name="T1">(Prompt untuk Isi Subbab 7.1):</text:span></text:span><text:span text:style-name="T1"> "Jelaskan kondisi terkini (pertengahan 2025) dalam pengembangan komputasi kuantum di seluruh dunia. Gambarkan sebagai sebuah 'perlombaan' yang dinamis sekaligus upaya kolaboratif global yang melibatkan investasi besar dari pemerintah berbagai negara (sebutkan beberapa negara utama seperti AS, Tiongkok, Uni Eropa) dan raksasa teknologi (sebutkan beberapa contoh seperti Google, IBM, Microsoft, Intel) serta ekosistem startup yang berkembang pesat. Singgung secara umum mengenai fokus utama upaya ini: membangun hardware kuantum yang lebih stabil dan berskala besar (dengan berbagai pendekatan teknologi qubit), mengembangkan perangkat lunak dan algoritma kuantum, serta menciptakan ekosistem dan tenaga ahli. Jika ada informasi relevan mengenai inisiatif atau peran Indonesia dalam konteks global ini, bisa ditambahkan secara ringkas. Tekankan bahwa bidang ini bergerak sangat cepat dan penuh dengan penemuan baru." </text:span></text:p>
                  </text:list-item>
                </text:list>
              </text:list-item>
              <text:list-item>
                <text:p text:style-name="P21"><text:span text:style-name="Strong_20_Emphasis"><text:span text:style-name="T1">Subbab 7.2: Bagaimana Kuantum Bisa Mempengaruhi Hidup Anda?</text:span></text:span></text:p>
                <text:list>
                  <text:list-item>
                    <text:p text:style-name="P137"><text:span text:style-name="Strong_20_Emphasis"><text:span text:style-name="T1">(Prompt untuk Isi Subbab 7.2):</text:span></text:span><text:span text:style-name="T1"> "Ajak pembaca untuk berspekulasi secara beralasan mengenai potensi dampak jangka panjang komputasi kuantum pada kehidupan sehari-hari. Hubungkan kembali dengan aplikasi yang dibahas di Bab 6 (obat baru, material canggih, AI, optimasi, keamanan). Terjemahkan </text:span><text:soft-page-break/><text:span text:style-name="T1">potensi tersebut menjadi kemungkinan perubahan di masa depan yang bisa dirasakan secara tidak langsung oleh masyarakat umum: misalnya, akses ke pengobatan yang lebih personal dan efektif, penggunaan energi yang lebih efisien berkat material baru, interaksi dengan sistem AI yang lebih cerdas dan mampu menyelesaikan masalah kompleks, atau transaksi online yang lebih aman berkat kriptografi generasi baru. Penting untuk mengelola ekspektasi: tekankan bahwa dampak ini kemungkinan besar bersifat </text:span><text:span text:style-name="Emphasis"><text:span text:style-name="T1">bertahap</text:span></text:span><text:span text:style-name="T1">, </text:span><text:span text:style-name="Emphasis"><text:span text:style-name="T1">tidak langsung</text:span></text:span><text:span text:style-name="T1"> bagi kebanyakan orang, dan terjadi dalam </text:span><text:span text:style-name="Emphasis"><text:span text:style-name="T1">horison waktu yang panjang</text:span></text:span><text:span text:style-name="T1"> (bertahun-tahun hingga dekade), bukan perubahan drastis dalam waktu dekat." </text:span></text:p>
                  </text:list-item>
                </text:list>
              </text:list-item>
              <text:list-item>
                <text:p text:style-name="P21"><text:span text:style-name="Strong_20_Emphasis"><text:span text:style-name="T1">Subbab 7.3: Langkah Selanjutnya: Belajar Lebih Lanjut</text:span></text:span></text:p>
                <text:list>
                  <text:list-item>
                    <text:p text:style-name="P21"><text:span text:style-name="Strong_20_Emphasis"><text:span text:style-name="T1">(Prompt untuk Isi Subbab 7.3):</text:span></text:span><text:span text:style-name="T1"> "Berikan panduan praktis dan dorongan bagi pembaca yang tertarik untuk mendalami komputasi kuantum setelah membaca buku ini. Sampaikan bahwa buku ini hanyalah 'pintu gerbang' pengantar. Sarankan beberapa </text:span><text:span text:style-name="Emphasis"><text:span text:style-name="T1">jenis</text:span></text:span><text:span text:style-name="T1"> sumber belajar lanjutan yang cocok untuk audiens umum: (1) Mengikuti berita sains dan teknologi dari media terkemuka yang meliput perkembangan kuantum. (2) Mencari artikel penjelasan atau video edukatif di website sains populer (seperti Quanta Magazine, Physics World, atau mencari sumber kredibel berbahasa Indonesia). (3) Menjelajahi kursus online pengantar (seringkali gratis atau berbiaya rendah) di platform seperti Coursera, edX, atau lainnya yang fokus pada konsep bukan matematika mendalam. (4) Membaca buku sains populer lainnya yang lebih baru atau lebih spesifik. Dorong pembaca untuk terus memupuk rasa ingin tahu mereka tentang bidang yang menarik dan penting ini. Akhiri buku dengan nada optimis tentang pentingnya pemahaman dasar teknologi masa depan." </text:span></text:p>
                  </text:list-item>
                </text:list>
              </text:list-item>
            </text:list>
            <text:p text:style-name="P117">Prompt-prompt ini akan membantu Anda menyusun Bab 7 yang merangkum perjalanan pembaca, memberikan konteks global terkini (pertengahan 2025), merenungkan relevansi masa depan, dan memberdayakan pembaca dengan langkah selanjutnya, sebagai penutup yang memuaskan untuk buku "Gerbang Menuju Kuantum".</text:p>
          </text:section>
          <text:section text:style-name="Sect1" text:name="feedback-form-7">
            <text:p text:style-name="P163"/>
          </text:section>
        </text:section>
        <text:section text:style-name="Sect1" text:name="a799f649cc5edb34">
          <text:p text:style-name="P117"/>
          <text:section text:style-name="Sect1" text:name="user-query-content-8">
            <text:p text:style-name="P174"><text:soft-page-break/>Jawablah setiap prompt yang telah anda buat secara bertahap satu persatu dan jangan pindah prompt sebelum saya memerintahkan “YAX” dengan ketentuan sebagai berikut : </text:p>
            <text:p text:style-name="P174">Gaya Bahasa : Sesuai yang telah Anda sarankan sebelumnya </text:p>
            <text:p text:style-name="P174">Catatan :  </text:p>
            <text:p text:style-name="P174">- Tambahkan tips sesuai yang telah anda sarankan sebelumnya ) yang relevan dengan jawaban (opsional) </text:p>
            <text:p text:style-name="P174">- Tambahkan prompt pembuatan gambar ilustrasi yang relevan dengan jawaban ( opsional ) </text:p>
          </text:section>
          <text:p text:style-name="P163">Tampilkan alur berpikir</text:p>
          <text:section text:style-name="Sect2" text:name="model-response-message-contentr_a799f649cc5edb34">
            <text:p text:style-name="Text_20_body"><text:span text:style-name="T1">Baik, saya mengerti. Saya akan menjawab prompt pertama untuk </text:span><text:span text:style-name="Strong_20_Emphasis"><text:span text:style-name="T1">Pengantar Bab 1 Keseluruhan</text:span></text:span><text:span text:style-name="T1">. Saya akan menunggu perintah "YAX" dari Anda sebelum melanjutkan ke prompt berikutnya.</text:span></text:p>
            <text:p text:style-name="P175"/>
            <text:p text:style-name="Text_20_body"><text:span text:style-name="Strong_20_Emphasis"><text:span text:style-name="T1">(Jawaban untuk Prompt: Pengantar Bab 1 Keseluruhan)</text:span></text:span></text:p>
            <text:p text:style-name="Text_20_body"><text:span text:style-name="Strong_20_Emphasis"><text:span text:style-name="T1">Bab 1: Dunia Komputasi Hari Ini: Keajaiban di Ujung Jari</text:span></text:span></text:p>
            <text:p text:style-name="P117">Coba bayangkan sejenak hidup kita tanpa benda pipih bercahaya yang ada di genggaman atau tas Anda saat ini. Sulit, bukan? Ponsel pintar, laptop, tablet—mereka bukan lagi sekadar alat, tapi sudah seperti perpanjangan tangan dan pikiran kita. Dalam sekejap, kita bisa terhubung dengan teman di belahan dunia lain, mengakses lautan informasi di internet, menikmati hiburan tanpa batas, bahkan mengendalikan berbagai perangkat di rumah. Semua ini dimungkinkan oleh keajaiban teknologi komputasi yang telah meresap begitu dalam ke setiap sendi kehidupan modern. Rasanya seperti sihir, padahal ini adalah hasil kerja keras para ilmuwan dan insinyur selama puluhan tahun.</text:p>
            <text:p text:style-name="P117">Kehebatan mesin-mesin ini sungguh luar biasa. Mereka bisa menghitung lebih cepat dari kedipan mata, menyimpan memori setara perpustakaan raksasa dalam chip sekecil kuku, dan menjalankan program-program cerdas yang membantu kita bekerja, belajar, dan bermain. Kita seringkali menerima begitu saja keajaiban ini, lupa betapa revolusionernya teknologi yang kita pegang.</text:p>
            <text:p text:style-name="P117">Tapi, pernahkah terpikir: Apakah keajaiban ini sudah mencapai batasnya? Apakah mesin super canggih yang kita miliki saat ini sudah cukup untuk menjawab semua tantangan dan rasa ingin tahu umat manusia? Ternyata, di <text:soft-page-break/>balik semua kehebatan ini, ada dinding-dinding tak kasat mata, masalah-masalah tertentu yang begitu rumit sehingga komputer tercanggih sekalipun angkat tangan. Batasan inilah yang mendorong para pemikir paling brilian di dunia untuk mencari jalan baru, sebuah lompatan besar ke dunia komputasi yang sama sekali berbeda.</text:p>
            <text:p text:style-name="P117">Dalam bab pertama ini, sebelum kita melompat ke dunia baru yang menarik itu, mari kita luangkan waktu sejenak untuk melihat lebih dekat 'mesin ajaib' yang sudah kita kenal ini. Kita akan mengupas secara sederhana bagaimana komputer klasik bekerja dan apa fondasi di balik kekuatannya. Memahami dunia yang kita tinggali saat ini adalah langkah pertama yang penting sebelum kita membuka gerbang menuju cakrawala baru komputasi kuantum. Selamat memulai perjalanan!</text:p>
            <text:p text:style-name="P175"/>
            <text:p text:style-name="Text_20_body"><text:span text:style-name="Strong_20_Emphasis"><text:span text:style-name="T1">(Tips Tambahan Opsional):</text:span></text:span></text:p>
            <text:list xml:id="list1941749997845430522" text:style-name="L21">
              <text:list-item>
                <text:p text:style-name="P138"><text:span text:style-name="Strong_20_Emphasis"><text:span text:style-name="T1">Fokus pada Intuisi:</text:span></text:span><text:span text:style-name="T1"> Ingat, tujuan bab ini (dan seluruh buku) adalah membangun pemahaman dasar dan intuisi, bukan detail teknis. Jangan khawatir jika tidak semua istilah langsung 'klik', yang penting adalah menangkap gagasan umumnya. </text:span></text:p>
              </text:list-item>
              <text:list-item>
                <text:p text:style-name="P22"><text:span text:style-name="Strong_20_Emphasis"><text:span text:style-name="T1">Glosarium:</text:span></text:span><text:span text:style-name="T1"> Jika ada istilah seperti "komputasi" yang mungkin terasa asing, jangan ragu untuk mengintip Glosarium di akhir buku nanti. </text:span></text:p>
              </text:list-item>
            </text:list>
            <text:p text:style-name="Text_20_body"><text:span text:style-name="Strong_20_Emphasis"><text:span text:style-name="T1">(Prompt Ilustrasi Opsional):</text:span></text:span></text:p>
            <text:list xml:id="list5913170711568576793" text:style-name="L22">
              <text:list-item>
                <text:p text:style-name="P23"><text:span text:style-name="Strong_20_Emphasis"><text:span text:style-name="T1">Prompt Gambar:</text:span></text:span><text:span text:style-name="T1"> "Ilustrasi gaya kartun atau semi-realistis yang cerah dan modern, menggambarkan berbagai aspek kehidupan sehari-hari yang disentuh teknologi komputasi: seseorang video call di ponsel, laptop menampilkan grafik data, drone pengantar barang terbang di latar belakang kota, mungkin sentuhan AI seperti mobil self-driving di kejauhan. Tunjukkan konektivitas dan kemudahan, namun mungkin ada sedikit bayangan atau tanda tanya di horizon untuk mengisyaratkan adanya batasan." </text:span></text:p>
              </text:list-item>
            </text:list>
          </text:section>
          <text:section text:style-name="Sect1" text:name="feedback-form-8">
            <text:p text:style-name="P163"/>
          </text:section>
        </text:section>
        <text:section text:style-name="Sect1" text:name="633c55bbe34a4ad1">
          <text:p text:style-name="P117"/>
          <text:section text:style-name="Sect1" text:name="user-query-content-9">
            <text:p text:style-name="P174">yax </text:p>
          </text:section>
          <text:p text:style-name="P163">Tampilkan alur berpikir</text:p>
          <text:section text:style-name="Sect2" text:name="model-response-message-contentr_633c55bbe34a4ad1">
            <text:p text:style-name="P117">Oke, saya lanjutkan dengan prompt berikutnya.</text:p>
            <text:p text:style-name="P175"><text:soft-page-break/></text:p>
            <text:p text:style-name="Text_20_body"><text:span text:style-name="Strong_20_Emphasis"><text:span text:style-name="T1">(Jawaban untuk Prompt: Isi Subbab 1.1 - Sekilas tentang Komputer Klasik: Bagaimana Ponsel dan Laptop Bekerja (Secara Sederhana))</text:span></text:span></text:p>
            <text:p text:style-name="Text_20_body"><text:span text:style-name="Strong_20_Emphasis"><text:span text:style-name="T1">1.1. Sekilas tentang Komputer Klasik: Bagaimana Ponsel dan Laptop Bekerja (Secara Sederhana)</text:span></text:span></text:p>
            <text:p text:style-name="P117">Pernahkah Anda bertanya-tanya, bagaimana sebenarnya kotak (atau lempengan tipis) ajaib bernama komputer atau ponsel pintar ini bisa melakukan begitu banyak hal? Mulai dari menampilkan video kucing lucu hingga membantu Anda mengerjakan tugas rumit? Tenang, kita tidak akan membongkar isinya atau membahas kabel-kabel rumit. Mari kita lihat cara kerjanya secara garis besar, seperti melihat resep masakan tanpa perlu tahu detail suhu oven yang presisi.</text:p>
            <text:p text:style-name="P117">Pada dasarnya, semua komputer klasik, entah itu laptop canggih, komputer meja, atau ponsel di saku Anda, bekerja dengan tiga langkah utama:</text:p>
            <text:list xml:id="list1266542902061682187" text:style-name="L23">
              <text:list-item>
                <text:p text:style-name="P24"><text:span text:style-name="Strong_20_Emphasis"><text:span text:style-name="T1">Menerima Masukan (Input):</text:span></text:span><text:span text:style-name="T1"> Komputer perlu tahu apa yang Anda ingin ia lakukan. Anda memberikan perintah atau informasi ini melalui berbagai cara: mengetik di keyboard, menyentuh layar, mengklik mouse, atau bahkan berbicara ke mikrofon. Ini adalah 'bahan baku' atau instruksi awal. Misalnya, saat Anda mengetik "cuaca hari ini" di mesin pencari, itulah inputnya.</text:span></text:p>
              </text:list-item>
              <text:list-item>
                <text:p text:style-name="P24"><text:span text:style-name="Strong_20_Emphasis"><text:span text:style-name="T1">Mengolah Informasi (Proses):</text:span></text:span><text:span text:style-name="T1"> Inilah inti keajaiban terjadi. Di dalam komputer ada komponen super penting yang sering disebut 'otak' komputer atau </text:span><text:span text:style-name="Strong_20_Emphasis"><text:span text:style-name="T1">Prosesor (CPU - Central Processing Unit)</text:span></text:span><text:span text:style-name="T1">. Tugasnya adalah menerima input tadi dan menjalankan instruksi sesuai program yang terpasang. Prosesor ini bekerja super cepat, melakukan jutaan atau bahkan miliaran perhitungan kecil setiap detiknya! Untuk membantu kerjanya, ia seringkali menggunakan 'tempat mencatat sementara' yang disebut </text:span><text:span text:style-name="Strong_20_Emphasis"><text:span text:style-name="T1">Memori (RAM - Random Access Memory)</text:span></text:span><text:span text:style-name="T1"> untuk menyimpan data yang sedang aktif digunakan, agar bisa diakses dengan cepat. Jadi, ketika Anda mengetik "cuaca hari ini", prosesor akan mengambil instruksi dari program browser, berkomunikasi lewat internet (jika perlu), dan menyiapkan informasi cuaca yang diminta.</text:span></text:p>
              </text:list-item>
              <text:list-item>
                <text:p text:style-name="P24"><text:span text:style-name="Strong_20_Emphasis"><text:span text:style-name="T1">Menampilkan Hasil (Output):</text:span></text:span><text:span text:style-name="T1"> Setelah selesai mengolah informasi, komputer perlu menunjukkannya kepada Anda. Hasil ini bisa ditampilkan di layar (teks, gambar, video), dikeluarkan sebagai suara lewat speaker, atau dicetak di kertas melalui printer. Dalam contoh tadi, informasi </text:span><text:soft-page-break/><text:span text:style-name="T1">perkiraan cuaca akan muncul di layar ponsel atau laptop Anda. Itulah outputnya.</text:span></text:p>
              </text:list-item>
            </text:list>
            <text:p text:style-name="Text_20_body"><text:span text:style-name="T1">Jadi, sesederhana itu konsepnya: </text:span><text:span text:style-name="Strong_20_Emphasis"><text:span text:style-name="T1">Input -&gt; Proses -&gt; Output</text:span></text:span><text:span text:style-name="T1">. Komputer pada dasarnya adalah mesin yang sangat patuh dan super cepat dalam menerima instruksi, mengolahnya berdasarkan aturan (program), dan memberikan hasilnya. Semua 'kecerdasan' dan kemampuannya berasal dari program-program yang dibuat oleh manusia dan kecepatan luar biasa si 'otak' prosesor dalam menjalankan instruksi tersebut menggunakan sinyal-sinyal listrik (yang akan kita bahas sedikit lagi nanti).</text:span></text:p>
            <text:p text:style-name="P175"/>
            <text:p text:style-name="Text_20_body"><text:span text:style-name="Strong_20_Emphasis"><text:span text:style-name="T1">(Tips Tambahan Opsional):</text:span></text:span></text:p>
            <text:list xml:id="list6642672954224200684" text:style-name="L24">
              <text:list-item>
                <text:p text:style-name="P25"><text:span text:style-name="Strong_20_Emphasis"><text:span text:style-name="T1">Tahukah Anda?</text:span></text:span><text:span text:style-name="T1"> Komputer elektronik pertama di dunia, ENIAC (Electronic Numerical Integrator and Computer), ukurannya sebesar ruangan besar dan beratnya mencapai 30 ton! Bandingkan dengan ponsel pintar Anda yang bisa melakukan jauh lebih banyak hal. Ini menunjukkan betapa pesatnya perkembangan teknologi komputasi. </text:span></text:p>
              </text:list-item>
            </text:list>
            <text:p text:style-name="Text_20_body"><text:span text:style-name="Strong_20_Emphasis"><text:span text:style-name="T1">(Prompt Ilustrasi Opsional):</text:span></text:span></text:p>
            <text:list xml:id="list31708296641286667" text:style-name="L25">
              <text:list-item>
                <text:p text:style-name="P26"><text:span text:style-name="Strong_20_Emphasis"><text:span text:style-name="T1">Prompt Gambar:</text:span></text:span><text:span text:style-name="T1"> "Diagram alur sederhana dan bersih dengan ikon-ikon yang mudah dikenali. Panah mengalir dari kiri ke kanan: ikon keyboard/layar sentuh (berlabel 'Input'), mengarah ke ikon chip prosesor di tengah (berlabel 'Proses', mungkin dengan ikon otak kecil di dalamnya), lalu mengarah ke ikon layar monitor/speaker (berlabel 'Output'). Gunakan warna cerah dan gaya flat design." </text:span></text:p>
              </text:list-item>
            </text:list>
          </text:section>
          <text:section text:style-name="Sect1" text:name="feedback-form-9">
            <text:p text:style-name="P163"/>
          </text:section>
        </text:section>
        <text:section text:style-name="Sect1" text:name="a78a60c31bdf3eea">
          <text:p text:style-name="P117"/>
          <text:section text:style-name="Sect1" text:name="user-query-content-10">
            <text:p text:style-name="P174">yax </text:p>
          </text:section>
          <text:p text:style-name="P163">Tampilkan alur berpikir</text:p>
          <text:section text:style-name="Sect2" text:name="model-response-message-contentr_a78a60c31bdf3eea">
            <text:p text:style-name="P117">Oke, saya lanjutkan dengan prompt berikutnya.</text:p>
            <text:p text:style-name="P175"/>
            <text:p text:style-name="Text_20_body"><text:span text:style-name="Strong_20_Emphasis"><text:span text:style-name="T1">(Jawaban untuk Prompt: Isi Subbab 1.2 - Kekuatan Bit: Saklar 0 dan 1 yang Mengubah Dunia)</text:span></text:span></text:p>
            <text:p text:style-name="Text_20_body"><text:span text:style-name="Strong_20_Emphasis"><text:span text:style-name="T1">1.2. Kekuatan Bit: Saklar 0 dan 1 yang Mengubah Dunia</text:span></text:span></text:p>
            <text:p text:style-name="P117"><text:soft-page-break/>Kita sudah tahu bahwa komputer mengolah informasi. Tapi, bagaimana informasi itu—entah itu huruf, angka, gambar, atau suara—direpresentasikan di dalam mesin? Jawabannya ternyata sangat sederhana, namun luar biasa kuat: semuanya diwakili oleh kombinasi dari dua pilihan saja!</text:p>
            <text:p text:style-name="Text_20_body"><text:span text:style-name="T1">Bayangkan sebuah saklar lampu. Ia hanya punya dua kondisi: </text:span><text:span text:style-name="Strong_20_Emphasis"><text:span text:style-name="T1">Nyala</text:span></text:span><text:span text:style-name="T1"> atau </text:span><text:span text:style-name="Strong_20_Emphasis"><text:span text:style-name="T1">Mati</text:span></text:span><text:span text:style-name="T1">. Tidak ada kondisi di antaranya. Komputer klasik bekerja dengan prinsip serupa. Unit informasi paling dasar di dalam komputer disebut </text:span><text:span text:style-name="Strong_20_Emphasis"><text:span text:style-name="T1">bit</text:span></text:span><text:span text:style-name="T1">. Satu bit juga hanya bisa memiliki satu dari dua nilai pada satu waktu: </text:span><text:span text:style-name="Strong_20_Emphasis"><text:span text:style-name="T1">0</text:span></text:span><text:span text:style-name="T1"> (mewakili 'Mati' atau 'Tidak Ada Sinyal Listrik') atau </text:span><text:span text:style-name="Strong_20_Emphasis"><text:span text:style-name="T1">1</text:span></text:span><text:span text:style-name="T1"> (mewakili 'Nyala' atau 'Ada Sinyal Listrik'). Sesederhana itu!</text:span></text:p>
            <text:p text:style-name="Text_20_body"><text:span text:style-name="T1">Anda mungkin berpikir, "Bagaimana mungkin sistem 'Nyala/Mati' sesederhana ini bisa mewakili semua hal kompleks di dunia digital?" Kuncinya ada pada </text:span><text:span text:style-name="Strong_20_Emphasis"><text:span text:style-name="T1">kombinasi</text:span></text:span><text:span text:style-name="T1">. Sama seperti bagaimana kombinasi titik dan garis dalam kode Morse bisa mewakili seluruh alfabet, kombinasi dari banyak bit (0 dan 1) dapat digunakan untuk mewakili informasi yang jauh lebih kaya.</text:span></text:p>
            <text:list xml:id="list5839648506201839319" text:style-name="L26">
              <text:list-item>
                <text:p text:style-name="P167">Satu bit hanya bisa mewakili dua pilihan (0 atau 1). </text:p>
              </text:list-item>
              <text:list-item>
                <text:p text:style-name="P167">Dua bit bisa mewakili empat kemungkinan (00, 01, 10, 11). </text:p>
              </text:list-item>
              <text:list-item>
                <text:p text:style-name="P167">Tiga bit bisa mewakili delapan kemungkinan (000, 001, 010, 011, 100, 101, 110, 111). </text:p>
              </text:list-item>
              <text:list-item>
                <text:p text:style-name="P121">Dan seterusnya... </text:p>
              </text:list-item>
            </text:list>
            <text:p text:style-name="P117">Dengan menggunakan rangkaian panjang dari 0 dan 1 ini (seringkali jutaan atau miliaran bit!), komputer dapat merepresentasikan:</text:p>
            <text:list xml:id="list8612962354127812412" text:style-name="L27">
              <text:list-item>
                <text:p text:style-name="P139"><text:span text:style-name="Strong_20_Emphasis"><text:span text:style-name="T1">Huruf dan Angka:</text:span></text:span><text:span text:style-name="T1"> Setiap karakter yang Anda ketik memiliki kode bit uniknya sendiri (misalnya, dalam standar ASCII atau Unicode). </text:span></text:p>
              </text:list-item>
              <text:list-item>
                <text:p text:style-name="P139"><text:span text:style-name="Strong_20_Emphasis"><text:span text:style-name="T1">Gambar:</text:span></text:span><text:span text:style-name="T1"> Setiap titik kecil (pixel) pada gambar di layar Anda diwakili oleh sekumpulan bit yang menentukan warnanya. Semakin banyak bit per pixel, semakin banyak variasi warna yang bisa ditampilkan. </text:span></text:p>
              </text:list-item>
              <text:list-item>
                <text:p text:style-name="P139"><text:span text:style-name="Strong_20_Emphasis"><text:span text:style-name="T1">Suara:</text:span></text:span><text:span text:style-name="T1"> Gelombang suara diubah menjadi serangkaian angka digital (yang direpresentasikan oleh bit) yang dapat disimpan dan diputar ulang. </text:span></text:p>
              </text:list-item>
              <text:list-item>
                <text:p text:style-name="P27"><text:span text:style-name="Strong_20_Emphasis"><text:span text:style-name="T1">Video:</text:span></text:span><text:span text:style-name="T1"> Pada dasarnya adalah rangkaian cepat dari banyak gambar (frame) ditambah suara, yang semuanya diwakili oleh bit. </text:span></text:p>
              </text:list-item>
            </text:list>
            <text:p text:style-name="P117">Jadi, seluruh dunia digital yang menakjubkan—website, game, film, musik, aplikasi—pada tingkat paling dasar dibangun di atas fondasi yang sangat sederhana: triliunan saklar kecil tak kasat mata yang hanya bisa berada dalam keadaan 0 atau 1. Kekuatan sesungguhnya terletak pada bagaimana kita <text:soft-page-break/>mengatur dan menginterpretasikan kombinasi tak terbatas dari bit-bit ini. Sungguh sebuah konsep yang elegan dan revolusioner!</text:p>
            <text:p text:style-name="P175"/>
            <text:p text:style-name="Text_20_body"><text:span text:style-name="Strong_20_Emphasis"><text:span text:style-name="T1">(Tips Tambahan Opsional):</text:span></text:span></text:p>
            <text:list xml:id="list7982057729436089717" text:style-name="L28">
              <text:list-item>
                <text:p text:style-name="P28"><text:span text:style-name="Strong_20_Emphasis"><text:span text:style-name="T1">Bit ke Byte:</text:span></text:span><text:span text:style-name="T1"> Anda mungkin pernah mendengar istilah 'Byte'. Satu Byte biasanya terdiri dari 8 bit. Kombinasi 8 bit ini (2 pangkat 8 = 256 kemungkinan) sudah cukup untuk mewakili semua huruf (besar dan kecil), angka, dan simbol tanda baca standar pada keyboard Anda. Jadi, saat Anda mengetik satu huruf, komputer sebenarnya menyimpan rangkaian 8 bit! </text:span></text:p>
              </text:list-item>
            </text:list>
            <text:p text:style-name="Text_20_body"><text:span text:style-name="Strong_20_Emphasis"><text:span text:style-name="T1">(Prompt Ilustrasi Opsional):</text:span></text:span></text:p>
            <text:list xml:id="list901615054373768346" text:style-name="L29">
              <text:list-item>
                <text:p text:style-name="P29"><text:span text:style-name="Strong_20_Emphasis"><text:span text:style-name="T1">Prompt Gambar:</text:span></text:span><text:span text:style-name="T1"> "Gambarkan secara visual konsep bit. Di bagian atas, tunjukkan satu ikon saklar lampu dalam dua keadaan: 'OFF' dengan angka 0 di bawahnya, dan 'ON' dengan angka 1 di bawahnya. Di bagian bawah, tunjukkan sebuah grid (misalnya 3x3 atau 4x4) berisi saklar-saklar serupa dalam berbagai kombinasi on/off. Berikan anotasi sederhana yang menunjukkan bahwa kombinasi ini bisa mewakili huruf 'A', angka '5', atau sebuah warna pixel, tanpa perlu menunjukkan kode binernya secara detail. Gaya visual bersih dan mudah dipahami." </text:span></text:p>
              </text:list-item>
            </text:list>
          </text:section>
          <text:section text:style-name="Sect1" text:name="feedback-form-10">
            <text:p text:style-name="P163"/>
          </text:section>
        </text:section>
        <text:section text:style-name="Sect1" text:name="0009795d4e471873">
          <text:p text:style-name="P117"/>
          <text:section text:style-name="Sect1" text:name="user-query-content-11">
            <text:p text:style-name="P174">yaX </text:p>
          </text:section>
          <text:p text:style-name="P163">Tampilkan alur berpikir</text:p>
          <text:section text:style-name="Sect2" text:name="model-response-message-contentr_0009795d4e471873">
            <text:p text:style-name="P117">Oke, saya lanjutkan ke prompt berikutnya.</text:p>
            <text:p text:style-name="P175"/>
            <text:p text:style-name="Text_20_body"><text:span text:style-name="Strong_20_Emphasis"><text:span text:style-name="T1">(Jawaban untuk Prompt: Isi Subbab 1.3 - Batas Kemampuan Komputer Klasik: Masalah yang Sulit Dipecahkan)</text:span></text:span></text:p>
            <text:p text:style-name="Text_20_body"><text:span text:style-name="Strong_20_Emphasis"><text:span text:style-name="T1">1.3. Batas Kemampuan Komputer Klasik: Masalah yang Sulit Dipecahkan</text:span></text:span></text:p>
            <text:p text:style-name="P117">Kita telah melihat betapa hebatnya komputer klasik yang ditenagai oleh sistem bit 0 dan 1. Kecepatan prosesor terus meningkat (meskipun belakangan mulai melambat), dan kapasitas penyimpanan terus membesar. Rasanya, tidak ada masalah yang tidak bisa dipecahkan oleh mesin super cerdas ini, hanya masalah waktu saja, bukan?</text:p>
            <text:p text:style-name="Text_20_body"><text:soft-page-break/><text:span text:style-name="T1">Sayangnya, tidak demikian. Ada jenis-jenis masalah tertentu di dunia ini yang, meskipun aturannya sederhana, menjadi </text:span><text:span text:style-name="Strong_20_Emphasis"><text:span text:style-name="T1">terlalu rumit</text:span></text:span><text:span text:style-name="T1"> bagi komputer klasik sekuat apa pun untuk dipecahkan dalam waktu yang masuk akal (bahkan mungkin dalam usia alam semesta!). Ini bukan karena komputernya kurang cepat, tetapi karena sifat dasar masalahnya itu sendiri.</text:span></text:p>
            <text:p text:style-name="P117">Bayangkan Anda mencoba mencari jalan keluar dari sebuah labirin yang sangat besar. Komputer klasik pada dasarnya mencoba setiap kemungkinan jalur satu per satu hingga menemukan jalan keluar. Jika labirinnya kecil, ini mudah. Tapi bagaimana jika setiap kali Anda menambah satu lorong baru, jumlah kemungkinan jalur berlipat ganda secara drastis? Labirin itu akan menjadi begitu kompleks sehingga mencoba semua jalur akan memakan waktu yang tidak terbayangkan.</text:p>
            <text:p text:style-name="P117">Inilah inti dari batasan komputer klasik. Mereka hebat dalam tugas-tugas sekuensial (langkah demi langkah), tetapi kesulitan menghadapi masalah di mana jumlah kemungkinan yang harus diperiksa meledak secara eksponensial seiring bertambahnya ukuran masalah. Mari kita lihat beberapa contoh nyata:</text:p>
            <text:list xml:id="list2156051680352435370" text:style-name="L30">
              <text:list-item>
                <text:p text:style-name="P30"><text:span text:style-name="Strong_20_Emphasis"><text:span text:style-name="T1">Mensimulasikan Alam:</text:span></text:span><text:span text:style-name="T1"> Para ilmuwan ingin merancang obat baru yang efektif atau material canggih dengan sifat tertentu. Kuncinya adalah memahami bagaimana molekul-molekul (yang terdiri dari banyak atom dan elektron) berinteraksi satu sama lain pada tingkat paling dasar – tingkat kuantum. Masalahnya, interaksi ini sangat rumit. Untuk mensimulasikan bahkan molekul yang relatif sederhana secara akurat, komputer klasik membutuhkan sumber daya komputasi yang luar biasa besar, dan untuk molekul yang lebih kompleks, menjadi mustahil. Alam semesta sendiri bekerja secara kuantum, dan menirunya dengan sistem klasik 0 dan 1 ternyata sangat tidak efisien.</text:span></text:p>
              </text:list-item>
              <text:list-item>
                <text:p text:style-name="P30"><text:span text:style-name="Strong_20_Emphasis"><text:span text:style-name="T1">Optimasi Skala Besar:</text:span></text:span><text:span text:style-name="T1"> Perusahaan logistik ingin mencari rute terpendek dan termurah untuk mengirimkan ribuan paket ke ribuan alamat berbeda menggunakan ratusan truk. Atau seorang investor ingin mencari kombinasi saham terbaik dari ribuan pilihan untuk memaksimalkan keuntungan dan meminimalkan risiko. Ini adalah masalah optimasi. Jumlah kemungkinan kombinasi rute atau portofolio bisa menjadi astronomis, jauh melebihi kemampuan komputer klasik untuk mengevaluasi semuanya dan menemukan solusi terbaik secara pasti dalam waktu singkat.</text:span></text:p>
              </text:list-item>
              <text:list-item>
                <text:p text:style-name="P30"><text:soft-page-break/><text:span text:style-name="Strong_20_Emphasis"><text:span text:style-name="T1">Memecahkan Enkripsi Modern:</text:span></text:span><text:span text:style-name="T1"> Keamanan data kita di internet, seperti saat transaksi perbankan online, seringkali dilindungi oleh enkripsi yang didasarkan pada kesulitan matematis untuk memfaktorkan (mencari pembagi bilangan prima) angka yang sangat besar. Komputer klasik, bahkan yang tercepat sekalipun, akan membutuhkan waktu ribuan atau jutaan tahun untuk memecahkan kode ini dengan mencoba semua kemungkinan faktor.</text:span></text:p>
              </text:list-item>
            </text:list>
            <text:p text:style-name="P117">Masalah-masalah seperti inilah – simulasi kuantum, optimasi kompleks, dan pemfaktoran bilangan besar – yang mendorong para ilmuwan untuk mencari cara komputasi yang sama sekali baru. Sebuah cara yang tidak hanya mengandalkan 0 atau 1, tetapi memanfaatkan 'aturan main' yang berbeda dari alam semesta itu sendiri.</text:p>
            <text:p text:style-name="P175"/>
            <text:p text:style-name="Text_20_body"><text:span text:style-name="Strong_20_Emphasis"><text:span text:style-name="T1">(Tips Tambahan Opsional):</text:span></text:span></text:p>
            <text:list xml:id="list531012393150845553" text:style-name="L31">
              <text:list-item>
                <text:p text:style-name="P31"><text:span text:style-name="Strong_20_Emphasis"><text:span text:style-name="T1">Masalah 'Mudah Dicek, Sulit Dicari':</text:span></text:span><text:span text:style-name="T1"> Dalam ilmu komputer, ada kelas masalah menarik yang solusinya mudah diverifikasi jika diberikan, tetapi sangat sulit ditemukan. Contohnya seperti mencari faktor prima dari angka besar tadi. Jika seseorang memberi Anda dua bilangan prima, Anda bisa dengan mudah mengalikannya (verifikasi). Tetapi jika hanya diberi hasil perkaliannya, mencari kedua bilangan prima aslinya sangat sulit bagi komputer klasik. Kelas masalah ini (dikenal sebagai NP) adalah area di mana komputer kuantum diharapkan bisa memberikan perbedaan. </text:span></text:p>
              </text:list-item>
            </text:list>
            <text:p text:style-name="Text_20_body"><text:span text:style-name="Strong_20_Emphasis"><text:span text:style-name="T1">(Prompt Ilustrasi Opsional):</text:span></text:span></text:p>
            <text:list xml:id="list4530321477867847198" text:style-name="L32">
              <text:list-item>
                <text:p text:style-name="P32"><text:span text:style-name="Strong_20_Emphasis"><text:span text:style-name="T1">Prompt Gambar:</text:span></text:span><text:span text:style-name="T1"> "Gambarkan sebuah labirin yang dimulai dari satu titik masuk. Awalnya lorongnya sederhana, tetapi dengan cepat bercabang menjadi sangat banyak dan rumit, memenuhi sebagian besar gambar, terlihat sangat sulit untuk menemukan jalan keluar. Mungkin ada ikon komputer klasik kecil di pintu masuk yang terlihat 'kewalahan' dengan panah-panah yang mencoba semua jalur. Gaya visual bisa sedikit dramatis untuk menunjukkan kompleksitas yang meledak." </text:span></text:p>
              </text:list-item>
            </text:list>
          </text:section>
          <text:section text:style-name="Sect1" text:name="feedback-form-11">
            <text:p text:style-name="P163"/>
          </text:section>
        </text:section>
        <text:section text:style-name="Sect1" text:name="e730dfa0bab316e2">
          <text:p text:style-name="P117"/>
          <text:section text:style-name="Sect1" text:name="user-query-content-12">
            <text:p text:style-name="P174">yax </text:p>
          </text:section>
          <text:p text:style-name="P163"><text:soft-page-break/>Tampilkan alur berpikir</text:p>
          <text:section text:style-name="Sect2" text:name="model-response-message-contentr_e730dfa0bab316e2">
            <text:p text:style-name="P117">Oke, saya lanjutkan ke prompt terakhir untuk Bab 1.</text:p>
            <text:p text:style-name="P175"/>
            <text:p text:style-name="Text_20_body"><text:span text:style-name="Strong_20_Emphasis"><text:span text:style-name="T1">(Jawaban untuk Prompt: Isi Subbab 1.4 - Mengapa Kita Perlu "Melompat"? Pengantar Kebutuhan Komputasi Baru)</text:span></text:span></text:p>
            <text:p text:style-name="Text_20_body"><text:span text:style-name="Strong_20_Emphasis"><text:span text:style-name="T1">1.4. Mengapa Kita Perlu "Melompat"? Pengantar Kebutuhan Komputasi Baru</text:span></text:span></text:p>
            <text:p text:style-name="P117">Kita telah melihat bahwa komputer klasik, meskipun luar biasa hebat dalam banyak hal, memiliki keterbatasan fundamental. Ada dinding-dinding masalah – seperti memahami dunia molekuler secara mendalam, mengoptimalkan sistem super kompleks, atau memecahkan kode tertentu – yang tampaknya terlalu tinggi untuk didaki oleh mesin berbasis bit 0 dan 1, seberapa pun cepatnya mereka berlari. Ibaratnya, kita membutuhkan alat yang berbeda sama sekali, bukan hanya palu yang lebih besar, tetapi mungkin sebuah kunci pas atau bahkan alat baru yang belum pernah ada sebelumnya.</text:p>
            <text:p text:style-name="Text_20_body"><text:span text:style-name="T1">Di sinilah muncul gagasan revolusioner: </text:span><text:span text:style-name="Strong_20_Emphasis"><text:span text:style-name="T1">Komputasi Kuantum</text:span></text:span><text:span text:style-name="T1">.</text:span></text:p>
            <text:p text:style-name="Text_20_body"><text:span text:style-name="T1">Apa itu komputasi kuantum? Ini </text:span><text:span text:style-name="Strong_20_Emphasis"><text:span text:style-name="T1">bukan</text:span></text:span><text:span text:style-name="T1"> sekadar versi lebih kencang atau lebih canggih dari laptop atau ponsel Anda. Ini adalah paradigma komputasi yang sama sekali baru, sebuah "lompatan" cara berpikir tentang bagaimana informasi diproses. Alih-alih mengandalkan saklar Nyala/Mati (0 atau 1), komputasi kuantum mencoba memanfaatkan 'aturan main' aneh tapi nyata yang berlaku di dunia skala super kecil – dunia atom dan partikel subatomik – yang diatur oleh hukum </text:span><text:span text:style-name="Strong_20_Emphasis"><text:span text:style-name="T1">fisika kuantum</text:span></text:span><text:span text:style-name="T1">.</text:span></text:p>
            <text:p text:style-name="P117">Dunia kuantum ini penuh dengan fenomena yang berlawanan dengan intuisi kita sehari-hari, seperti partikel yang bisa berada di banyak tempat sekaligus atau terhubung secara misterius meski terpisah jarak. Alih-alih melihat keanehan ini sebagai hambatan, para ilmuwan visioner berpikir: "Bagaimana jika kita bisa mengendalikan dan memanfaatkan keanehan ini untuk melakukan perhitungan?"</text:p>
            <text:p text:style-name="P117">Inilah janji dari komputasi kuantum: dengan 'berbicara' dalam bahasa alam semesta di tingkat paling fundamental, kita mungkin bisa merancang komputer yang secara alami unggul dalam memecahkan masalah-masalah yang membuat komputer klasik tak berdaya. Masalah simulasi molekul, optimasi kompleks, dan pemecahan kode tadi adalah contoh-contoh utama di mana komputer kuantum <text:soft-page-break/>diharapkan dapat bersinar.</text:p>
            <text:p text:style-name="P117">Tentu saja, mendengar kata "kuantum" mungkin langsung membuat dahi berkerut. Fisika kuantum terkenal rumit dan abstrak. Namun, jangan khawatir! Buku "Gerbang Menuju Kuantum" ini dirancang khusus untuk Anda, masyarakat umum yang penasaran tetapi mungkin tidak memiliki latar belakang sains atau matematika yang mendalam. Tujuan kami bukanlah menjadikan Anda ahli fisika kuantum, melainkan membuka pintu pemahaman, membangun intuisi dasar tentang apa itu komputasi kuantum, mengapa ia berbeda, dan mengapa ia begitu penting untuk masa depan.</text:p>
            <text:p text:style-name="P117">Kita akan menjelajahi konsep-konsep inti seperti qubit, superposisi, dan entanglement menggunakan analogi sederhana dan bahasa yang mudah dicerna. Anggap saja ini sebagai tur berpemandu ke sebuah dunia baru yang menakjubkan. Mari kita langkahkan kaki pertama kita melewati gerbang ini bersama-sama!</text:p>
            <text:p text:style-name="P175"/>
            <text:p text:style-name="Text_20_body"><text:span text:style-name="Strong_20_Emphasis"><text:span text:style-name="T1">(Tips Tambahan Opsional):</text:span></text:span></text:p>
            <text:list xml:id="list9205631164539786629" text:style-name="L33">
              <text:list-item>
                <text:p text:style-name="P33"><text:span text:style-name="Strong_20_Emphasis"><text:span text:style-name="T1">Tujuan Buku Ini:</text:span></text:span><text:span text:style-name="T1"> Ingatlah selalu tujuan utama buku ini: memberikan fondasi pemahaman yang kuat dan non-intimidatif. Fokuslah pada konsep dan ide besarnya, jangan terjebak pada detail yang mungkin terasa rumit di awal. Perjalanan ini adalah tentang membuka wawasan. </text:span></text:p>
              </text:list-item>
            </text:list>
            <text:p text:style-name="Text_20_body"><text:span text:style-name="Strong_20_Emphasis"><text:span text:style-name="T1">(Prompt Ilustrasi Opsional):</text:span></text:span></text:p>
            <text:list xml:id="list5148598017917828240" text:style-name="L34">
              <text:list-item>
                <text:p text:style-name="P34"><text:span text:style-name="Strong_20_Emphasis"><text:span text:style-name="T1">Prompt Gambar:</text:span></text:span><text:span text:style-name="T1"> "Ilustrasi simbolik yang menunjukkan sebuah 'lompatan'. Di satu sisi (kiri), gambarkan elemen-elemen yang mewakili dunia klasik: roda gigi, sirkuit tercetak sederhana, aliran data biner (0101). Dari sisi ini, sebuah figur stik atau siluet melompat melewati celah menuju sisi lain (kanan) yang mewakili dunia kuantum: gelombang samar, simbol atom, bentuk-bentuk abstrak yang bersinar, mungkin qubit yang digambarkan sebagai bola bercahaya dengan panah di dalamnya. Berikan kesan transisi ke sesuatu yang fundamental berbeda dan penuh potensi." </text:span></text:p>
              </text:list-item>
            </text:list>
          </text:section>
          <text:section text:style-name="Sect1" text:name="feedback-form-12">
            <text:p text:style-name="P163"/>
          </text:section>
        </text:section>
        <text:section text:style-name="Sect1" text:name="a9d7007720dc5a26">
          <text:p text:style-name="P117"/>
          <text:section text:style-name="Sect1" text:name="user-query-content-13">
            <text:p text:style-name="P174">yax </text:p>
          </text:section>
          <text:p text:style-name="P163">Tampilkan alur berpikir</text:p>
          <text:section text:style-name="Sect2" text:name="model-response-message-contentr_a9d7007720dc5a26">
            <text:p text:style-name="Text_20_body"><text:span text:style-name="T1">Baik, saya lanjutkan dengan prompt untuk </text:span><text:span text:style-name="Strong_20_Emphasis"><text:span text:style-name="T1">Pengantar Bab 2 Keseluruhan</text:span></text:span><text:span text:style-name="T1">.</text:span></text:p>
            <text:p text:style-name="P175"><text:soft-page-break/></text:p>
            <text:p text:style-name="Text_20_body"><text:span text:style-name="Strong_20_Emphasis"><text:span text:style-name="T1">(Jawaban untuk Prompt: Pengantar Bab 2 Keseluruhan)</text:span></text:span></text:p>
            <text:p text:style-name="Text_20_body"><text:span text:style-name="Strong_20_Emphasis"><text:span text:style-name="T1">Bab 2: Memperkenalkan Dunia Kuantum: Realitas yang Aneh tapi Nyata</text:span></text:span></text:p>
            <text:p text:style-name="Text_20_body"><text:span text:style-name="T1">Setelah kita melihat bahwa komputer klasik yang hebat sekalipun memiliki batas kemampuan untuk memecahkan masalah-masalah tertentu, kita sampai pada kesimpulan bahwa diperlukan sebuah lompatan – sebuah pendekatan komputasi baru yang terinspirasi dari cara kerja alam semesta di tingkat paling dasar. Selamat datang di </text:span><text:span text:style-name="Strong_20_Emphasis"><text:span text:style-name="T1">Dunia Kuantum</text:span></text:span><text:span text:style-name="T1">!</text:span></text:p>
            <text:p text:style-name="P117">Mungkin Anda pernah mendengar istilah ini dan membayangkan sesuatu yang sangat rumit, penuh persamaan matematika yang membingungkan, hanya dimengerti oleh para fisikawan jenius berambut putih. Memang, dunia kuantum ini adalah tempat yang sangat berbeda dari pengalaman kita sehari-hari. Bayangkan Anda menyusut, terus menyusut, melewati ukuran debu, bakteri, hingga lebih kecil dari atom itu sendiri. Di skala super kecil ini, alam semesta mulai menunjukkan 'wajah' aslinya, di mana aturan main fisika yang kita kenal di dunia kasat mata (seperti bola yang jatuh atau planet yang mengorbit) tidak lagi sepenuhnya berlaku.</text:p>
            <text:p text:style-name="P117">Ini adalah dunia tersembunyi yang penuh keanehan: partikel bisa ada di banyak tempat sekaligus, bisa menembus dinding (dalam kondisi tertentu!), dan bisa saling terhubung secara misterius meski terpisah jarak galaksi. Ya, terdengar seperti fiksi ilmiah, bukan? Namun, inilah realitas yang telah dibuktikan oleh eksperimen selama lebih dari seratus tahun. Aneh, tapi nyata.</text:p>
            <text:p text:style-name="Text_20_body"><text:span text:style-name="T1">Jangan khawatir, tujuan bab ini bukanlah untuk menyelami semua kerumitan fisika kuantum. Kita tidak akan berurusan dengan rumus-rumus yang memusingkan. Sebaliknya, bab ini akan menjadi pemandu wisata pertama Anda ke 'negeri ajaib' skala mikro ini. Kita akan mencoba memahami beberapa </text:span><text:span text:style-name="Strong_20_Emphasis"><text:span text:style-name="T1">ide kunci</text:span></text:span><text:span text:style-name="T1"> dan </text:span><text:span text:style-name="Strong_20_Emphasis"><text:span text:style-name="T1">konsep dasar</text:span></text:span><text:span text:style-name="T1"> dunia kuantum dengan bahasa yang sederhana dan analogi yang mudah dipahami. Fokus kita adalah pada aspek-aspek kuantum yang menjadi fondasi bagi lahirnya ide komputasi kuantum.</text:span></text:p>
            <text:p text:style-name="P117">Kita akan melihat secara umum apa itu fisika kuantum, mengapa partikel-partikel super kecil berperilaku begitu unik, dan bagaimana keunikan inilah yang akhirnya memicu gagasan untuk membangun mesin komputasi jenis baru. Anggaplah ini sebagai pengenalan karakter sebelum kita masuk ke plot utama cerita komputasi kuantum di bab-bab berikutnya. Mari buka pikiran kita dan bersiaplah untuk sedikit terkejut dengan cara kerja alam semesta yang <text:soft-page-break/>sesungguhnya!</text:p>
            <text:p text:style-name="P175"/>
            <text:p text:style-name="Text_20_body"><text:span text:style-name="Strong_20_Emphasis"><text:span text:style-name="T1">(Tips Tambahan Opsional):</text:span></text:span></text:p>
            <text:list xml:id="list3725737264315200918" text:style-name="L35">
              <text:list-item>
                <text:p text:style-name="P35"><text:span text:style-name="Strong_20_Emphasis"><text:span text:style-name="T1">Embracing the Weirdness:</text:span></text:span><text:span text:style-name="T1"> Jangan khawatir jika konsep-konsep di bab ini terasa aneh atau berlawanan dengan intuisi Anda. Memang begitulah sifat dunia kuantum! Yang terpenting adalah mencoba memahami </text:span><text:span text:style-name="Emphasis"><text:span text:style-name="T1">idenya</text:span></text:span><text:span text:style-name="T1"> secara konseptual, bukan memaksakannya agar sesuai dengan logika dunia sehari-hari. Richard Feynman, salah satu fisikawan kuantum hebat, pernah berkata, "Saya rasa saya bisa mengatakan dengan aman bahwa tidak ada seorang pun yang memahami mekanika kuantum." Jadi, santai saja dan nikmati keanehannya! </text:span></text:p>
              </text:list-item>
            </text:list>
            <text:p text:style-name="Text_20_body"><text:span text:style-name="Strong_20_Emphasis"><text:span text:style-name="T1">(Prompt Ilustrasi Opsional):</text:span></text:span></text:p>
            <text:list xml:id="list8721418473222225722" text:style-name="L36">
              <text:list-item>
                <text:p text:style-name="P36"><text:span text:style-name="Strong_20_Emphasis"><text:span text:style-name="T1">Prompt Gambar:</text:span></text:span><text:span text:style-name="T1"> "Ilustrasi yang menunjukkan sebuah objek biasa (misalnya, sebuah apel atau tangan manusia) di sisi kiri. Dari objek tersebut, muncul sebuah 'kaca pembesar ajaib' yang memperlihatkan tampilan skala mikro di sisi kanan. Di dalam lingkaran kaca pembesar, gambarkan dunia yang berbeda: alih-alih atom yang solid, gambarkan partikel-partikel samar berbentuk gelombang, beberapa tampak berada di banyak tempat sekaligus (digambarkan dengan transparansi atau tumpang tindih), dengan garis-garis energi abstrak di sekitarnya. Gunakan warna yang sedikit sureal atau berbeda untuk dunia kuantum dibandingkan dunia biasa." </text:span></text:p>
              </text:list-item>
            </text:list>
          </text:section>
          <text:section text:style-name="Sect1" text:name="feedback-form-13">
            <text:p text:style-name="P163"/>
          </text:section>
        </text:section>
        <text:section text:style-name="Sect1" text:name="33b129368e7c59b0">
          <text:p text:style-name="P117"/>
          <text:section text:style-name="Sect1" text:name="user-query-content-14">
            <text:p text:style-name="P174">yax </text:p>
          </text:section>
          <text:p text:style-name="P163">Tampilkan alur berpikir</text:p>
          <text:section text:style-name="Sect2" text:name="model-response-message-contentr_33b129368e7c59b0">
            <text:p text:style-name="Text_20_body"><text:span text:style-name="T1">Baik, saya lanjutkan dengan prompt untuk </text:span><text:span text:style-name="Strong_20_Emphasis"><text:span text:style-name="T1">Isi Subbab 2.1</text:span></text:span><text:span text:style-name="T1">.</text:span></text:p>
            <text:p text:style-name="P175"/>
            <text:p text:style-name="Text_20_body"><text:span text:style-name="Strong_20_Emphasis"><text:span text:style-name="T1">(Jawaban untuk Prompt: Isi Subbab 2.1 - Fisika Kuantum Itu Apa Sih? (Penjelasan Super Sederhana, Tanpa Rumus!))</text:span></text:span></text:p>
            <text:p text:style-name="Text_20_body"><text:span text:style-name="Strong_20_Emphasis"><text:span text:style-name="T1">2.1. Fisika Kuantum Itu Apa Sih? (Penjelasan Super Sederhana, Tanpa Rumus!)</text:span></text:span></text:p>
            <text:p text:style-name="Text_20_body"><text:span text:style-name="T1">Jadi, apa sebenarnya </text:span><text:span text:style-name="Strong_20_Emphasis"><text:span text:style-name="T1">Fisika Kuantum</text:span></text:span><text:span text:style-name="T1"> (atau sering juga disebut Mekanika </text:span><text:soft-page-break/><text:span text:style-name="T1">Kuantum) ini? Secara sederhana, ini adalah cabang ilmu fisika yang mempelajari </text:span><text:span text:style-name="Strong_20_Emphasis"><text:span text:style-name="T1">perilaku alam semesta pada skala yang sangat, sangat kecil</text:span></text:span><text:span text:style-name="T1">. Kita bicara tentang dunia atom, dan partikel-partikel yang menyusun atom itu sendiri, seperti elektron (yang mengelilingi inti atom) dan foton (partikel cahaya).</text:span></text:p>
            <text:p text:style-name="Text_20_body"><text:span text:style-name="T1">Ini berbeda dengan </text:span><text:span text:style-name="Strong_20_Emphasis"><text:span text:style-name="T1">Fisika Klasik</text:span></text:span><text:span text:style-name="T1">, yang mungkin lebih akrab di telinga kita. Fisika klasik (yang hukum-hukumnya banyak dirumuskan oleh Isaac Newton dan ilmuwan setelahnya) sangat hebat dalam menjelaskan perilaku benda-benda besar yang bisa kita lihat dan sentuh sehari-hari: bagaimana bola menggelinding menuruni bukit, mengapa planet mengelilingi matahari, atau bagaimana jembatan bisa kokoh berdiri. Fisika klasik bekerja dengan sangat baik untuk dunia skala makroskopik kita.</text:span></text:p>
            <text:p text:style-name="P117">Namun, ketika para ilmuwan mulai menyelidiki dunia skala atomik di awal abad ke-20, mereka menemukan bahwa 'aturan main' fisika klasik tidak lagi cocok. Partikel-partikel super kecil ini berperilaku sangat aneh dan tidak terduga. Fisika kuantum lahir dari upaya untuk memahami dan menjelaskan aturan main baru yang berlaku di dunia mikro ini.</text:p>
            <text:p text:style-name="P117">Apa saja perbedaan mendasar antara dunia klasik dan dunia kuantum? Tanpa perlu rumus, mari kita lihat dua ide kunci:</text:p>
            <text:list xml:id="list2837973821974665425" text:style-name="L37">
              <text:list-item>
                <text:p text:style-name="P37"><text:span text:style-name="Strong_20_Emphasis"><text:span text:style-name="T1">Probabilitas Menggantikan Kepastian:</text:span></text:span><text:span text:style-name="T1"> Di dunia klasik, kita bisa tahu dengan pasti di mana posisi sebuah bola dan ke mana ia akan bergerak jika kita tahu kecepatan dan arahnya. Tapi di dunia kuantum, ceritanya berbeda. Sebelum kita mengukurnya, sebuah partikel seperti elektron seringkali tidak memiliki posisi atau kecepatan yang pasti. Ia bisa berada dalam keadaan </text:span><text:span text:style-name="Strong_20_Emphasis"><text:span text:style-name="T1">probabilitas</text:span></text:span><text:span text:style-name="T1"> – ada kemungkinan sekian persen ia di sini, sekian persen di sana. Baru ketika kita 'melihat' atau mengukurnya, ia seolah 'memutuskan' satu keadaan pasti. Aneh, bukan? Seolah alam semesta di tingkat dasar bersifat 'malu-malu' atau penuh kemungkinan.</text:span></text:p>
              </text:list-item>
              <text:list-item>
                <text:p text:style-name="P37"><text:span text:style-name="Strong_20_Emphasis"><text:span text:style-name="T1">Energi Datang dalam 'Paket' (Kuantisasi):</text:span></text:span><text:span text:style-name="T1"> Di dunia klasik, kita bisa membayangkan energi seperti bidang miring atau </text:span><text:span text:style-name="Emphasis"><text:span text:style-name="T1">ramp</text:span></text:span><text:span text:style-name="T1">. Anda bisa berhenti di titik mana saja di sepanjang ramp itu; energi bisa memiliki nilai berapa saja secara kontinu. Namun, di dunia kuantum, energi lebih mirip seperti </text:span><text:span text:style-name="Strong_20_Emphasis"><text:span text:style-name="T1">anak tangga</text:span></text:span><text:span text:style-name="T1">. Anda hanya bisa berada di satu anak tangga atau anak tangga lainnya, tidak bisa di antaranya. Energi hanya bisa ada dalam 'paket-paket' atau tingkatan diskrit tertentu yang disebut </text:span><text:span text:style-name="Strong_20_Emphasis"><text:span text:style-name="T1">kuanta</text:span></text:span><text:span text:style-name="T1"> (inilah asal kata 'kuantum'). Sebuah elektron dalam atom, misalnya, hanya </text:span><text:soft-page-break/><text:span text:style-name="T1">bisa menempati tingkat energi tertentu, tidak bisa sembarangan. Untuk pindah tingkat, ia harus 'melompat', menyerap atau melepaskan satu paket energi (kuantum) yang pas.</text:span></text:p>
              </text:list-item>
            </text:list>
            <text:p text:style-name="P117">Kedua ide ini – probabilitas dan kuantisasi energi – adalah contoh fundamental bagaimana dunia kuantum beroperasi dengan logika yang berbeda dari pengalaman kita sehari-hari. Dan seperti yang akan kita lihat, justru perbedaan inilah yang membuka potensi luar biasa untuk komputasi kuantum. Ingat, Anda tidak perlu menjadi fisikawan untuk memahami ide dasarnya!</text:p>
            <text:p text:style-name="P175"/>
            <text:p text:style-name="Text_20_body"><text:span text:style-name="Strong_20_Emphasis"><text:span text:style-name="T1">(Tips Tambahan Opsional):</text:span></text:span></text:p>
            <text:list xml:id="list3329725196372726970" text:style-name="L38">
              <text:list-item>
                <text:p text:style-name="P38"><text:span text:style-name="Strong_20_Emphasis"><text:span text:style-name="T1">Asal Kata "Kuantum":</text:span></text:span><text:span text:style-name="T1"> Kata "kuantum" (jamak: kuanta) berasal dari bahasa Latin yang berarti "berapa banyak" atau "jumlah". Istilah ini pertama kali digunakan oleh fisikawan Max Planck untuk menggambarkan ide bahwa energi tidak mengalir terus menerus, tetapi datang dalam 'paket-paket' atau jumlah diskrit tertentu. </text:span></text:p>
              </text:list-item>
            </text:list>
            <text:p text:style-name="Text_20_body"><text:span text:style-name="Strong_20_Emphasis"><text:span text:style-name="T1">(Prompt Ilustrasi Opsional):</text:span></text:span></text:p>
            <text:list xml:id="list3502780588315157592" text:style-name="L39">
              <text:list-item>
                <text:p text:style-name="P39"><text:span text:style-name="Strong_20_Emphasis"><text:span text:style-name="T1">Prompt Gambar:</text:span></text:span><text:span text:style-name="T1"> "Buat dua panel berdampingan. Panel kiri (berlabel 'Klasik') menunjukkan sebuah bola menggelinding mulus di atas bidang miring (ramp), dengan panah menunjukkan ia bisa berhenti di mana saja. Panel kanan (berlabel 'Kuantum') menunjukkan bola yang sama hanya bisa 'duduk' di beberapa anak tangga, tidak bisa di antaranya. Berikan label 'Tingkat Energi' pada sumbu vertikal kedua panel, dengan garis-garis diskrit pada panel kuantum dan garis kontinu pada panel klasik. Gunakan gaya visual yang jelas dan kontras." </text:span></text:p>
              </text:list-item>
            </text:list>
          </text:section>
          <text:section text:style-name="Sect1" text:name="feedback-form-14">
            <text:p text:style-name="P163"/>
          </text:section>
        </text:section>
        <text:section text:style-name="Sect1" text:name="0615125e8051ed1a">
          <text:p text:style-name="P117"/>
          <text:section text:style-name="Sect1" text:name="user-query-content-15">
            <text:p text:style-name="P174">yax </text:p>
          </text:section>
          <text:p text:style-name="P163">Tampilkan alur berpikir</text:p>
          <text:section text:style-name="Sect2" text:name="model-response-message-contentr_0615125e8051ed1a">
            <text:p text:style-name="Text_20_body"><text:span text:style-name="T1">Baik, saya lanjutkan dengan prompt untuk </text:span><text:span text:style-name="Strong_20_Emphasis"><text:span text:style-name="T1">Isi Subbab 2.2</text:span></text:span><text:span text:style-name="T1">.</text:span></text:p>
            <text:p text:style-name="P175"/>
            <text:p text:style-name="Text_20_body"><text:span text:style-name="Strong_20_Emphasis"><text:span text:style-name="T1">(Jawaban untuk Prompt: Isi Subbab 2.2 - Partikel Subatomik: Perilaku "Ajaib" di Skala Terkecil)</text:span></text:span></text:p>
            <text:p text:style-name="Text_20_body"><text:span text:style-name="Strong_20_Emphasis"><text:span text:style-name="T1">2.2. Partikel Subatomik: Perilaku "Ajaib" di Skala Terkecil</text:span></text:span></text:p>
            <text:p text:style-name="Text_20_body"><text:soft-page-break/><text:span text:style-name="T1">Setelah tahu bahwa dunia kuantum punya 'aturan main' sendiri, mari kita berkenalan sedikit lebih dekat dengan para 'pemain' utamanya: </text:span><text:span text:style-name="Strong_20_Emphasis"><text:span text:style-name="T1">partikel subatomik</text:span></text:span><text:span text:style-name="T1">. Jangan bayangkan mereka seperti bola biliar kecil yang padat. Mereka jauh lebih menarik (dan aneh!). Dua contoh yang paling sering kita dengar dan relevan dengan komputasi kuantum adalah:</text:span></text:p>
            <text:list xml:id="list5629319010668969915" text:style-name="L40">
              <text:list-item>
                <text:p text:style-name="P140"><text:span text:style-name="Strong_20_Emphasis"><text:span text:style-name="T1">Elektron:</text:span></text:span><text:span text:style-name="T1"> Partikel bermuatan negatif yang biasanya kita bayangkan mengorbit inti atom (meskipun orbitnya tidak sesederhana planet mengelilingi matahari). Elektron berperan penting dalam aliran listrik dan ikatan kimia. </text:span></text:p>
              </text:list-item>
              <text:list-item>
                <text:p text:style-name="P40"><text:span text:style-name="Strong_20_Emphasis"><text:span text:style-name="T1">Foton:</text:span></text:span><text:span text:style-name="T1"> Partikel cahaya. Ya, cahaya yang kita lihat ternyata juga terdiri dari partikel-partikel energi kecil tak bermassa yang disebut foton. </text:span></text:p>
              </text:list-item>
            </text:list>
            <text:p text:style-name="Text_20_body"><text:span text:style-name="T1">Nah, apa yang membuat partikel-partikel ini begitu istimewa dan 'ajaib'? Salah satu sifat mereka yang paling membingungkan sekaligus fundamental adalah </text:span><text:span text:style-name="Strong_20_Emphasis"><text:span text:style-name="T1">Dualitas Gelombang-Partikel</text:span></text:span><text:span text:style-name="T1">.</text:span></text:p>
            <text:p text:style-name="Text_20_body"><text:span text:style-name="T1">Apa maksudnya? Bayangkan sebuah </text:span><text:span text:style-name="Strong_20_Emphasis"><text:span text:style-name="T1">partikel</text:span></text:span><text:span text:style-name="T1"> seperti sebutir pasir: ia punya lokasi yang jelas di satu titik. Sekarang bayangkan </text:span><text:span text:style-name="Strong_20_Emphasis"><text:span text:style-name="T1">gelombang</text:span></text:span><text:span text:style-name="T1"> air: ia menyebar, tidak punya lokasi pasti, dan bisa melewati celah sempit lalu menyebar lagi atau bahkan saling berinterferensi (bergabung atau saling meniadakan) dengan gelombang lain.</text:span></text:p>
            <text:p text:style-name="Text_20_body"><text:span text:style-name="T1">Secara klasik, sesuatu itu ya partikel, atau ya gelombang. Tidak bisa keduanya. Tapi di dunia kuantum, elektron dan foton (dan partikel subatomik lainnya) bisa berperilaku seperti </text:span><text:span text:style-name="Strong_20_Emphasis"><text:span text:style-name="T1">keduanya</text:span></text:span><text:span text:style-name="T1">, tergantung bagaimana kita mengamatinya atau mengukurnya!</text:span></text:p>
            <text:list xml:id="list2880879963525633237" text:style-name="L41">
              <text:list-item>
                <text:p text:style-name="P168">Dalam beberapa eksperimen, elektron terdeteksi meninggalkan jejak seperti partikel kecil yang menabrak layar. </text:p>
              </text:list-item>
              <text:list-item>
                <text:p text:style-name="P41"><text:span text:style-name="T1">Namun, dalam eksperimen lain (seperti eksperimen celah ganda yang terkenal), elektron yang ditembakkan satu per satu pun bisa menghasilkan pola interferensi di layar detektor, seolah-olah setiap elektron melewati </text:span><text:span text:style-name="Emphasis"><text:span text:style-name="T1">kedua</text:span></text:span><text:span text:style-name="T1"> celah sekaligus seperti gelombang dan mengganggu dirinya sendiri! </text:span></text:p>
              </text:list-item>
            </text:list>
            <text:p text:style-name="P117">Ini seperti memiliki 'karakter ganda' atau menjadi 'bunglon' fisika. Kadang ia menunjukkan sifat partikelnya (lokasi), kadang sifat gelombangnya (menyebar, interferensi). Sifat mana yang muncul tergantung pada 'pertanyaan' yang kita ajukan melalui eksperimen. Dualitas gelombang-partikel ini adalah inti dari banyak keanehan kuantum dan menjadi dasar penting bagi konsep seperti <text:soft-page-break/>superposisi yang akan kita bahas nanti.</text:p>
            <text:p text:style-name="Text_20_body"><text:span text:style-name="T1">Keanehan lain yang sering disebut adalah </text:span><text:span text:style-name="Strong_20_Emphasis"><text:span text:style-name="T1">Prinsip Ketidakpastian Heisenberg</text:span></text:span><text:span text:style-name="T1">. Secara sederhana, prinsip ini mengatakan bahwa ada batas fundamental seberapa presisi kita bisa mengetahui </text:span><text:span text:style-name="Emphasis"><text:span text:style-name="T1">pasangan</text:span></text:span><text:span text:style-name="T1"> sifat tertentu dari sebuah partikel secara bersamaan. Misalnya, semakin akurat kita mengetahui posisi sebuah elektron, semakin tidak pasti kita tentang momentumnya (kasarnya, seberapa cepat dan ke mana ia bergerak), dan sebaliknya. Seolah-olah alam memang membatasi pengetahuan kita tentang dunia mikro ini.</text:span></text:p>
            <text:p text:style-name="P117">Perilaku 'ajaib' seperti dualitas gelombang-partikel dan prinsip ketidakpastian inilah yang menegaskan bahwa partikel subatomik tidak mengikuti logika fisika klasik yang kita kenal. Mereka hidup dalam realitas kuantum yang penuh kemungkinan dan keunikan.</text:p>
            <text:p text:style-name="P175"/>
            <text:p text:style-name="Text_20_body"><text:span text:style-name="Strong_20_Emphasis"><text:span text:style-name="T1">(Tips Tambahan Opsional):</text:span></text:span></text:p>
            <text:list xml:id="list6307004549476850401" text:style-name="L42">
              <text:list-item>
                <text:p text:style-name="P42"><text:span text:style-name="Strong_20_Emphasis"><text:span text:style-name="T1">Fakta Menarik: Eksperimen Celah Ganda:</text:span></text:span><text:span text:style-name="T1"> Eksperimen celah ganda (double-slit experiment) adalah salah satu demonstrasi paling terkenal dan membingungkan dari dualitas gelombang-partikel. Ketika partikel seperti elektron ditembakkan ke layar dengan dua celah sempit, pola yang muncul di detektor di belakangnya bukanlah dua garis lurus (seperti jika partikel biasa lewat), melainkan pola garis-garis terang dan gelap berselang-seling (pola interferensi), khas perilaku gelombang. Ini terjadi bahkan jika elektron ditembakkan satu demi satu! Seolah setiap elektron 'tahu' ada dua celah dan berinterferensi dengan dirinya sendiri. </text:span></text:p>
              </text:list-item>
            </text:list>
            <text:p text:style-name="Text_20_body"><text:span text:style-name="Strong_20_Emphasis"><text:span text:style-name="T1">(Prompt Ilustrasi Opsional):</text:span></text:span></text:p>
            <text:list xml:id="list8905996795652116956" text:style-name="L43">
              <text:list-item>
                <text:p text:style-name="P43"><text:span text:style-name="Strong_20_Emphasis"><text:span text:style-name="T1">Prompt Gambar:</text:span></text:span><text:span text:style-name="T1"> "Gambarkan ilustrasi konseptual dualitas gelombang-partikel. Di sisi kiri, tunjukkan sumber menembakkan 'bola-bola' kecil (partikel) ke arah layar dengan dua celah. Di layar detektor di belakangnya, hanya terbentuk dua tumpukan partikel lurus di belakang celah. Di sisi kanan, sumber yang sama menembakkan entitas yang sama, tetapi kali ini digambarkan sebagai gelombang yang menyebar melewati kedua celah. Di layar detektor di belakangnya, terbentuk pola garis-garis terang-gelap berselang-seling (pola interferensi). Beri judul sederhana seperti 'Kadang Seperti Partikel, Kadang Seperti Gelombang'." </text:span></text:p>
              </text:list-item>
            </text:list>
          </text:section>
          <text:section text:style-name="Sect1" text:name="feedback-form-15">
            <text:p text:style-name="P163"/>
          </text:section>
        </text:section>
        <text:section text:style-name="Sect1" text:name="49716b63723ccb42">
          <text:p text:style-name="P117"><text:soft-page-break/></text:p>
          <text:section text:style-name="Sect1" text:name="user-query-content-16">
            <text:p text:style-name="P174">yax </text:p>
          </text:section>
          <text:p text:style-name="P163">Tampilkan alur berpikir</text:p>
          <text:section text:style-name="Sect2" text:name="model-response-message-contentr_49716b63723ccb42">
            <text:p text:style-name="Text_20_body"><text:span text:style-name="T1">Oke, saya lanjutkan dengan prompt untuk </text:span><text:span text:style-name="Strong_20_Emphasis"><text:span text:style-name="T1">Isi Subbab 2.3</text:span></text:span><text:span text:style-name="T1">.</text:span></text:p>
            <text:p text:style-name="P175"/>
            <text:p text:style-name="Text_20_body"><text:span text:style-name="Strong_20_Emphasis"><text:span text:style-name="T1">(Jawaban untuk Prompt: Isi Subbab 2.3 - Dari Fisika ke Komputasi: Ide Awal Komputer Kuantum)</text:span></text:span></text:p>
            <text:p text:style-name="Text_20_body"><text:span text:style-name="Strong_20_Emphasis"><text:span text:style-name="T1">2.3. Dari Fisika ke Komputasi: Ide Awal Komputer Kuantum</text:span></text:span></text:p>
            <text:p text:style-name="P117">Kita sudah mengintip sedikit ke dalam dunia kuantum yang penuh keanehan: partikel yang bisa bersifat probabilistik, energi yang datang dalam paket-paket, dan entitas yang bisa berperilaku seperti gelombang sekaligus partikel. Awalnya, fisika kuantum dikembangkan 'hanya' untuk memahami dan menjelaskan cara kerja alam semesta di tingkat paling fundamental. Para ilmuwan sibuk mengamati, mengukur, dan mencoba memahami aturan main yang aneh ini.</text:p>
            <text:p text:style-name="Text_20_body"><text:span text:style-name="T1">Namun, seiring waktu, beberapa pemikir visioner mulai bertanya: "Bagaimana jika kita tidak hanya </text:span><text:span text:style-name="Emphasis"><text:span text:style-name="T1">mengamati</text:span></text:span><text:span text:style-name="T1"> fenomena kuantum ini? Bagaimana jika kita bisa </text:span><text:span text:style-name="Emphasis"><text:span text:style-name="T1">mengendalikan</text:span></text:span><text:span text:style-name="T1"> dan </text:span><text:span text:style-name="Emphasis"><text:span text:style-name="T1">memanfaatkannya</text:span></text:span><text:span text:style-name="T1"> untuk tujuan praktis?"</text:span></text:p>
            <text:p text:style-name="Text_20_body"><text:span text:style-name="T1">Salah satu tokoh kunci yang sering dikaitkan dengan ide awal ini adalah fisikawan terkenal, </text:span><text:span text:style-name="Strong_20_Emphasis"><text:span text:style-name="T1">Richard Feynman</text:span></text:span><text:span text:style-name="T1">. Sekitar tahun 1980-an, Feynman menyadari betapa sulitnya mensimulasikan sistem kuantum (seperti interaksi molekul) menggunakan komputer klasik. Komputer klasik, dengan bit 0 dan 1-nya, sangat tidak efisien dalam meniru perilaku alam yang pada dasarnya bersifat kuantum. Lalu tercetuslah ide briliannya: "Alam tidak klasik, sialan, dan jika Anda ingin membuat simulasi Alam, sebaiknya Anda membuatnya berdasarkan mekanika kuantum!" (kutipan bebas). Intinya, ia mengusulkan bahwa untuk memahami sistem kuantum, kita mungkin memerlukan komputer yang juga bekerja berdasarkan prinsip kuantum!</text:span></text:p>
            <text:p text:style-name="Text_20_body"><text:span text:style-name="T1">Gagasan inilah yang menjadi salah satu percikan awal lahirnya bidang </text:span><text:span text:style-name="Strong_20_Emphasis"><text:span text:style-name="T1">Komputasi Kuantum</text:span></text:span><text:span text:style-name="T1">. Idenya adalah:</text:span></text:p>
            <text:p text:style-name="P176">Daripada melihat sifat-sifat kuantum seperti probabilitas, dualitas gelombang-partikel, dan nantinya superposisi serta entanglement sebagai sesuatu yang aneh atau bahkan mengganggu, mari kita coba 'menunggangi' keanehan ini. Mari kita gunakan properti unik dunia <text:soft-page-break/>kuantum ini sebagai sumber daya baru untuk mengolah informasi dengan cara yang radikal berbeda dari komputer klasik.</text:p>
            <text:p text:style-name="P117">Jadi, alih-alih hanya menggunakan listrik untuk menyalakan dan mematikan saklar (bit 0 dan 1), komputasi kuantum bertujuan untuk mengendalikan keadaan kuantum partikel (seperti elektron, foton, atau atom) secara presisi dan memanfaatkannya untuk melakukan perhitungan.</text:p>
            <text:p text:style-name="P117">Ini adalah lompatan konseptual yang sangat besar. Bayangkan, kita mencoba membangun mesin yang 'berpikir' dalam bahasa kuantum! Tujuannya bukan untuk menggantikan komputer klasik dalam semua tugas, tetapi untuk menciptakan alat baru yang secara fundamental lebih kuat dalam memecahkan jenis-jenis masalah tertentu yang selama ini berada di luar jangkauan kita – terutama masalah-masalah yang akarnya juga berasal dari dunia kuantum itu sendiri.</text:p>
            <text:p text:style-name="Text_20_body"><text:span text:style-name="T1">Gagasan memanfaatkan fisika kuantum untuk komputasi inilah yang akan kita jelajahi lebih dalam di bab-bab berikutnya. Kita akan mulai dengan mengenal 'bit kuantum' atau </text:span><text:span text:style-name="Strong_20_Emphasis"><text:span text:style-name="T1">qubit</text:span></text:span><text:span text:style-name="T1">, dan kemudian mempelajari dua 'kekuatan super' kuantum yang paling penting untuk komputasi: </text:span><text:span text:style-name="Strong_20_Emphasis"><text:span text:style-name="T1">Superposisi</text:span></text:span><text:span text:style-name="T1"> dan </text:span><text:span text:style-name="Strong_20_Emphasis"><text:span text:style-name="T1">Entanglement</text:span></text:span><text:span text:style-name="T1">. Bersiaplah untuk melihat bagaimana keanehan dunia mikro ini diterjemahkan menjadi potensi kekuatan komputasi yang luar biasa.</text:span></text:p>
            <text:p text:style-name="P175"/>
            <text:p text:style-name="Text_20_body"><text:span text:style-name="Strong_20_Emphasis"><text:span text:style-name="T1">(Tips Tambahan Opsional):</text:span></text:span></text:p>
            <text:list xml:id="list6956854088847743527" text:style-name="L44">
              <text:list-item>
                <text:p text:style-name="P44"><text:span text:style-name="Strong_20_Emphasis"><text:span text:style-name="T1">Ide vs. Realisasi:</text:span></text:span><text:span text:style-name="T1"> Menarik untuk dicatat bahwa ide dasar komputasi kuantum sudah muncul sejak beberapa dekade lalu (sekitar 1980-an). Namun, tantangan rekayasa untuk benar-benar </text:span><text:span text:style-name="Emphasis"><text:span text:style-name="T1">membangun</text:span></text:span><text:span text:style-name="T1"> dan mengendalikan sistem kuantum dengan cukup presisi agar bisa melakukan komputasi yang berguna baru mulai bisa diatasi dalam beberapa tahun terakhir. Jadi, ada jeda waktu yang cukup lama antara konsep teoritis dan realisasi fisik, bahkan pada skala kecil sekalipun. </text:span></text:p>
              </text:list-item>
            </text:list>
            <text:p text:style-name="Text_20_body"><text:span text:style-name="Strong_20_Emphasis"><text:span text:style-name="T1">(Prompt Ilustrasi Opsional):</text:span></text:span></text:p>
            <text:list xml:id="list7579957776659381466" text:style-name="L45">
              <text:list-item>
                <text:p text:style-name="P45"><text:span text:style-name="Strong_20_Emphasis"><text:span text:style-name="T1">Prompt Gambar:</text:span></text:span><text:span text:style-name="T1"> "Gambarkan seorang ilmuwan (bisa figur generik atau karikatur sederhana Feynman) sedang mengamati diagram atau visualisasi fenomena kuantum (misalnya, partikel dengan sifat gelombang, tingkat energi atom). Di atas kepalanya, muncul 'gelembung pikiran' atau 'bola lampu' yang berisi simbol-simbol komputasi seperti </text:span><text:soft-page-break/><text:span text:style-name="T1">gerbang logika sederhana (AND, NOT) yang bertransformasi menjadi simbol gerbang kuantum abstrak atau qubit (misalnya, bola dengan panah), serta aliran data 0 dan 1. Ilustrasi ini menunjukkan momen penghubungan antara fisika kuantum dan ide komputasi." </text:span></text:p>
              </text:list-item>
            </text:list>
          </text:section>
          <text:section text:style-name="Sect1" text:name="feedback-form-16">
            <text:p text:style-name="P163"/>
          </text:section>
        </text:section>
        <text:section text:style-name="Sect1" text:name="bb76039ff302ca73">
          <text:p text:style-name="P117"/>
          <text:section text:style-name="Sect1" text:name="user-query-content-17">
            <text:p text:style-name="P174">yax </text:p>
          </text:section>
          <text:p text:style-name="P163">Tampilkan alur berpikir</text:p>
          <text:section text:style-name="Sect2" text:name="model-response-message-contentr_bb76039ff302ca73">
            <text:p text:style-name="Text_20_body"><text:span text:style-name="T1">Baik, saya lanjutkan dengan prompt untuk </text:span><text:span text:style-name="Strong_20_Emphasis"><text:span text:style-name="T1">Pengantar Bab 3 Keseluruhan</text:span></text:span><text:span text:style-name="T1">.</text:span></text:p>
            <text:p text:style-name="P175"/>
            <text:p text:style-name="Text_20_body"><text:span text:style-name="Strong_20_Emphasis"><text:span text:style-name="T1">(Jawaban untuk Prompt: Pengantar Bab 3 Keseluruhan)</text:span></text:span></text:p>
            <text:p text:style-name="Text_20_body"><text:span text:style-name="Strong_20_Emphasis"><text:span text:style-name="T1">Bab 3: Qubit: Lebih dari Sekadar 0 atau 1</text:span></text:span></text:p>
            <text:p text:style-name="P117">Kita sudah melakukan perjalanan singkat sejauh ini. Kita mulai dari melihat kehebatan komputer klasik yang kita gunakan sehari-hari, lalu menyadari adanya batas kemampuan mereka (Bab 1). Kemudian, kita sedikit mengintip ke dalam dunia kuantum yang aneh tapi nyata, tempat aturan main fisika yang berbeda berlaku (Bab 2). Kita juga sudah menangkap gagasan bahwa keanehan kuantum ini mungkin bisa dimanfaatkan untuk menciptakan jenis komputasi baru yang revolusioner.</text:p>
            <text:p text:style-name="Text_20_body"><text:span text:style-name="T1">Sekarang, saatnya kita benar-benar masuk ke inti dari komputasi kuantum. Jika komputer klasik dibangun di atas fondasi 'bit' (si saklar 0 atau 1), maka komputer kuantum memiliki fondasi unit informasinya sendiri. Selamat datang di dunia </text:span><text:span text:style-name="Strong_20_Emphasis"><text:span text:style-name="T1">Qubit</text:span></text:span><text:span text:style-name="T1">!</text:span></text:p>
            <text:p text:style-name="Text_20_body"><text:span text:style-name="T1">Nama 'qubit' sendiri merupakan kependekan dari </text:span><text:span text:style-name="Emphasis"><text:span text:style-name="T1">quantum bit</text:span></text:span><text:span text:style-name="T1"> atau bit kuantum. Seperti namanya, ia adalah jawaban dunia kuantum untuk bit klasik. Tapi, jangan biarkan namanya menipu Anda. Qubit bukanlah sekadar bit biasa dengan label 'kuantum'. Ia adalah entitas yang jauh lebih kaya, lebih fleksibel, dan memiliki kemampuan yang tidak dimiliki oleh bit. Perbedaan utamanya bisa diringkas dalam judul bab ini: qubit adalah </text:span><text:span text:style-name="Strong_20_Emphasis"><text:span text:style-name="T1">lebih dari sekadar 0 atau 1</text:span></text:span><text:span text:style-name="T1">.</text:span></text:p>
            <text:p text:style-name="Text_20_body"><text:span text:style-name="T1">Bagaimana bisa? Di sinilah letak keajaiban kuantum pertama yang akan kita pelajari secara mendalam di bab ini: </text:span><text:span text:style-name="Strong_20_Emphasis"><text:span text:style-name="T1">Superposisi</text:span></text:span><text:span text:style-name="T1">. Kemampuan inilah yang memungkinkan qubit untuk 'berada' dalam kombinasi keadaan 0 </text:span><text:span text:style-name="Emphasis"><text:span text:style-name="T1">dan</text:span></text:span><text:span text:style-name="T1"> 1 secara bersamaan, tidak seperti bit yang harus memilih salah satu.</text:span></text:p>
            <text:p text:style-name="P117"><text:soft-page-break/>Dalam bab ini, kita akan mengucapkan selamat tinggal sementara pada bit klasik, lalu berkenalan secara resmi dengan qubit. Kita akan menggunakan analogi sederhana, seperti koin yang berputar, untuk mencoba memahami konsep superposisi yang mungkin terdengar membingungkan pada awalnya. Yang terpenting, kita akan mulai melihat mengapa kemampuan 'lebih dari sekadar 0 atau 1' ini menjadi kunci yang membuka potensi kekuatan luar biasa dari komputasi kuantum. Mari kita bongkar rahasia di balik 'bata' pertama pembangunan komputer kuantum ini!</text:p>
            <text:p text:style-name="P175"/>
            <text:p text:style-name="Text_20_body"><text:span text:style-name="Strong_20_Emphasis"><text:span text:style-name="T1">(Tips Tambahan Opsional):</text:span></text:span></text:p>
            <text:list xml:id="list125308034300207999" text:style-name="L46">
              <text:list-item>
                <text:p text:style-name="P46"><text:span text:style-name="Strong_20_Emphasis"><text:span text:style-name="T1">Asal Kata "Qubit":</text:span></text:span><text:span text:style-name="T1"> Seperti disebutkan, "qubit" adalah singkatan dari "quantum bit". Istilah ini dipopulerkan oleh Benjamin Schumacher pada tahun 1995, mengacu pada unit dasar informasi dalam teori informasi kuantum, analog dengan bit dalam teori informasi klasik. </text:span></text:p>
              </text:list-item>
            </text:list>
            <text:p text:style-name="Text_20_body"><text:span text:style-name="Strong_20_Emphasis"><text:span text:style-name="T1">(Prompt Ilustrasi Opsional):</text:span></text:span></text:p>
            <text:list xml:id="list3269667740874542517" text:style-name="L47">
              <text:list-item>
                <text:p text:style-name="P47"><text:span text:style-name="Strong_20_Emphasis"><text:span text:style-name="T1">Prompt Gambar:</text:span></text:span><text:span text:style-name="T1"> "Gambarkan dua ikon berdampingan untuk kontras. Di kiri, ikon 'Bit Klasik': sebuah saklar lampu sederhana dengan dua posisi jelas, 'OFF (0)' dan 'ON (1)'. Di kanan, ikon 'Qubit': sebuah bola (representasi Bloch sphere sederhana) dengan panah yang bisa menunjuk ke arah mana saja di permukaannya (menunjukkan banyak kemungkinan keadaan), atau alternatif lain, sebuah koin yang digambarkan sedang berputar dengan efek blur, di atasnya ada simbol '0' dan '1' yang samar-samar terlihat bersamaan. Berikan label yang jelas di bawah masing-masing ikon." </text:span></text:p>
              </text:list-item>
            </text:list>
          </text:section>
          <text:section text:style-name="Sect1" text:name="feedback-form-17">
            <text:p text:style-name="P163"/>
          </text:section>
        </text:section>
        <text:section text:style-name="Sect1" text:name="f7da738523fa11f8">
          <text:p text:style-name="P117"/>
          <text:section text:style-name="Sect1" text:name="user-query-content-18">
            <text:p text:style-name="P174">yax </text:p>
          </text:section>
          <text:p text:style-name="P163">Tampilkan alur berpikir</text:p>
          <text:section text:style-name="Sect2" text:name="model-response-message-contentr_f7da738523fa11f8">
            <text:p text:style-name="Text_20_body"><text:span text:style-name="T1">Baik, saya lanjutkan dengan prompt untuk </text:span><text:span text:style-name="Strong_20_Emphasis"><text:span text:style-name="T1">Isi Subbab 3.1</text:span></text:span><text:span text:style-name="T1">.</text:span></text:p>
            <text:p text:style-name="P175"/>
            <text:p text:style-name="Text_20_body"><text:span text:style-name="Strong_20_Emphasis"><text:span text:style-name="T1">(Jawaban untuk Prompt: Isi Subbab 3.1 - Perpisahan dengan Bit Klasik)</text:span></text:span></text:p>
            <text:p text:style-name="Text_20_body"><text:span text:style-name="Strong_20_Emphasis"><text:span text:style-name="T1">3.1. Perpisahan dengan Bit Klasik</text:span></text:span></text:p>
            <text:p text:style-name="Text_20_body"><text:span text:style-name="T1">Sebelum kita benar-benar menyelami dunia qubit yang penuh kemungkinan, </text:span><text:soft-page-break/><text:span text:style-name="T1">mari kita luangkan sejenak untuk mengucapkan 'selamat tinggal (sementara)' kepada sang pahlawan komputasi yang sudah kita kenal baik: </text:span><text:span text:style-name="Strong_20_Emphasis"><text:span text:style-name="T1">bit klasik</text:span></text:span><text:span text:style-name="T1">.</text:span></text:p>
            <text:p text:style-name="P117">Seperti yang telah kita bahas di Bab 1, bit adalah unit informasi paling dasar dalam semua komputer yang kita gunakan saat ini. Ingat analogi saklar lampu? Sebuah bit hanya bisa berada dalam salah satu dari dua keadaan yang pasti dan saling eksklusif:</text:p>
            <text:list xml:id="list887990559631949376" text:style-name="L48">
              <text:list-item>
                <text:p text:style-name="P141"><text:span text:style-name="Strong_20_Emphasis"><text:span text:style-name="T1">0</text:span></text:span><text:span text:style-name="T1"> (Nol), yang bisa kita anggap sebagai 'Mati', 'Salah', atau 'Tidak Ada Sinyal'. </text:span></text:p>
              </text:list-item>
              <text:list-item>
                <text:p text:style-name="P48"><text:span text:style-name="Strong_20_Emphasis"><text:span text:style-name="T1">1</text:span></text:span><text:span text:style-name="T1"> (Satu), yang bisa kita anggap sebagai 'Nyala', 'Benar', atau 'Ada Sinyal'. </text:span></text:p>
              </text:list-item>
            </text:list>
            <text:p text:style-name="Text_20_body"><text:span text:style-name="T1">Tidak ada pilihan ketiga, tidak ada keadaan di antaranya. Sebuah bit harus memilih: </text:span><text:span text:style-name="Strong_20_Emphasis"><text:span text:style-name="T1">0 </text:span></text:span><text:span text:style-name="Strong_20_Emphasis"><text:span text:style-name="Emphasis"><text:span text:style-name="T1">atau</text:span></text:span></text:span><text:span text:style-name="Strong_20_Emphasis"><text:span text:style-name="T1"> 1</text:span></text:span><text:span text:style-name="T1">. Sifatnya sangat tegas, hitam atau putih.</text:span></text:p>
            <text:p text:style-name="P117">Sistem biner (berbasis dua pilihan) ini luar biasa sukses. Dengan merangkai jutaan bahkan miliaran bit, kita berhasil membangun peradaban digital yang kompleks, mulai dari mengirim pesan instan hingga menjalankan simulasi cuaca yang rumit. Kesederhanaan bit adalah kekuatannya dalam dunia komputasi klasik.</text:p>
            <text:p text:style-name="Text_20_body"><text:span text:style-name="T1">Namun, seperti yang juga kita lihat, kesederhanaan ini jugalah yang menjadi batasannya. Kemampuannya untuk hanya mewakili </text:span><text:span text:style-name="Emphasis"><text:span text:style-name="T1">satu</text:span></text:span><text:span text:style-name="T1"> keadaan pasti pada satu waktu (entah 0 atau 1) membuatnya kurang efisien, bahkan tidak mampu, untuk menangani jenis masalah tertentu yang secara inheren melibatkan banyak kemungkinan atau bersifat kuantum. Untuk memecahkan masalah-masalah super rumit itu, kita membutuhkan unit informasi yang bisa melakukan lebih dari sekadar memilih antara 0 atau 1.</text:span></text:p>
            <text:p text:style-name="P117">Jadi, dengan penuh hormat atas segala pencapaiannya, mari kita sejenak tinggalkan kepastian dunia bit klasik. Kita perlu melangkah menuju konsep baru yang, meskipun terasa lebih 'abu-abu' dan penuh ketidakpastian pada awalnya, justru menyimpan kekuatan yang jauh lebih besar. Saatnya kita membuka pintu untuk qubit.</text:p>
            <text:p text:style-name="P175"/>
            <text:p text:style-name="Text_20_body"><text:span text:style-name="Strong_20_Emphasis"><text:span text:style-name="T1">(Tips Tambahan Opsional):</text:span></text:span></text:p>
            <text:list xml:id="list4046280704704955261" text:style-name="L49">
              <text:list-item>
                <text:p text:style-name="P49"><text:span text:style-name="Strong_20_Emphasis"><text:span text:style-name="T1">Jangan Remehkan Bit:</text:span></text:span><text:span text:style-name="T1"> Meskipun kita akan beralih fokus ke qubit, penting untuk diingat bahwa sistem biner klasik tetap sangat efisien dan menjadi pilihan terbaik untuk sebagian besar tugas komputasi yang kita lakukan sehari-hari (mengetik, Browse, menonton video, dll.). Komputasi </text:span><text:soft-page-break/><text:span text:style-name="T1">kuantum hadir untuk melengkapi, bukan menggantikan total, komputasi klasik. </text:span></text:p>
              </text:list-item>
            </text:list>
            <text:p text:style-name="Text_20_body"><text:span text:style-name="Strong_20_Emphasis"><text:span text:style-name="T1">(Prompt Ilustrasi Opsional):</text:span></text:span></text:p>
            <text:list xml:id="list6516371530817858342" text:style-name="L50">
              <text:list-item>
                <text:p text:style-name="P50"><text:span text:style-name="Strong_20_Emphasis"><text:span text:style-name="T1">Prompt Gambar:</text:span></text:span><text:span text:style-name="T1"> "Ilustrasi sederhana yang menunjukkan sebuah persimpangan jalan yang sangat jelas. Satu jalan lurus ke kiri dengan label besar '0'. Jalan lainnya lurus ke kanan dengan label besar '1'. Tidak ada jalan lain atau kemungkinan lain. Berikan judul 'Pilihan Tegas Bit Klasik: 0 atau 1'. Gaya visual harus sangat jelas dan definitif." </text:span></text:p>
              </text:list-item>
            </text:list>
          </text:section>
          <text:section text:style-name="Sect1" text:name="feedback-form-18">
            <text:p text:style-name="P163"/>
          </text:section>
        </text:section>
        <text:section text:style-name="Sect1" text:name="1dece1135e35a228">
          <text:p text:style-name="P117"/>
          <text:section text:style-name="Sect1" text:name="user-query-content-19">
            <text:p text:style-name="P174">yax </text:p>
          </text:section>
          <text:p text:style-name="P163">Tampilkan alur berpikir</text:p>
          <text:section text:style-name="Sect2" text:name="model-response-message-contentr_1dece1135e35a228">
            <text:p text:style-name="Text_20_body"><text:span text:style-name="T1">Oke, saya lanjutkan dengan prompt untuk </text:span><text:span text:style-name="Strong_20_Emphasis"><text:span text:style-name="T1">Isi Subbab 3.2</text:span></text:span><text:span text:style-name="T1">.</text:span></text:p>
            <text:p text:style-name="P175"/>
            <text:p text:style-name="Text_20_body"><text:span text:style-name="Strong_20_Emphasis"><text:span text:style-name="T1">(Jawaban untuk Prompt: Isi Subbab 3.2 - Memperkenalkan Qubit: Koin yang Bisa Berputar (Analogi Superposisi))</text:span></text:span></text:p>
            <text:p text:style-name="Text_20_body"><text:span text:style-name="Strong_20_Emphasis"><text:span text:style-name="T1">3.2. Memperkenalkan Qubit: Koin yang Bisa Berputar (Analogi Superposisi)</text:span></text:span></text:p>
            <text:p text:style-name="Text_20_body"><text:span text:style-name="T1">Selamat datang di dunia </text:span><text:span text:style-name="Strong_20_Emphasis"><text:span text:style-name="T1">Qubit</text:span></text:span><text:span text:style-name="T1">! Inilah unit informasi dasar yang menjadi fondasi komputer kuantum. Seperti yang sudah disinggung, ia adalah jawaban kuantum untuk bit klasik. Tapi bagaimana persisnya ia bisa menjadi 'lebih dari sekadar 0 atau 1'? Mari kita gunakan analogi sederhana yang cukup populer untuk memahami konsep kuncinya: </text:span><text:span text:style-name="Strong_20_Emphasis"><text:span text:style-name="T1">Superposisi</text:span></text:span><text:span text:style-name="T1">.</text:span></text:p>
            <text:p text:style-name="Text_20_body"><text:span text:style-name="T1">Bayangkan Anda melempar sebuah koin ke udara. Saat koin itu sedang </text:span><text:span text:style-name="Strong_20_Emphasis"><text:span text:style-name="T1">berputar</text:span></text:span><text:span text:style-name="T1"> kencang di udara, sebelum jatuh atau Anda tangkap, apa keadaannya? Apakah ia sudah pasti menunjukkan sisi 'Kepala' (kita anggap mewakili keadaan </text:span><text:span text:style-name="Strong_20_Emphasis"><text:span text:style-name="T1">1</text:span></text:span><text:span text:style-name="T1">) atau sisi 'Ekor' (mewakili keadaan </text:span><text:span text:style-name="Strong_20_Emphasis"><text:span text:style-name="T1">0</text:span></text:span><text:span text:style-name="T1">)? Tentu tidak. Selama ia masih berputar, ia belum menentukan pilihannya. Ia berada dalam keadaan </text:span><text:span text:style-name="Strong_20_Emphasis"><text:span text:style-name="T1">potensi</text:span></text:span><text:span text:style-name="T1"> untuk menjadi Kepala </text:span><text:span text:style-name="Emphasis"><text:span text:style-name="T1">dan</text:span></text:span><text:span text:style-name="T1"> Ekor sekaligus.</text:span></text:p>
            <text:p text:style-name="Text_20_body"><text:span text:style-name="T1">Baru ketika koin itu berhenti berputar – entah karena jatuh ke tanah atau Anda menangkapnya – ia akan menunjukkan satu hasil yang pasti: Kepala atau Ekor. Proses 'menghentikan putaran' atau 'menangkap koin' ini mirip dengan proses </text:span><text:span text:style-name="Strong_20_Emphasis"><text:span text:style-name="T1">pengukuran</text:span></text:span><text:span text:style-name="T1"> dalam dunia kuantum.</text:span></text:p>
            <text:p text:style-name="Text_20_body"><text:span text:style-name="T1">Nah, </text:span><text:span text:style-name="Strong_20_Emphasis"><text:span text:style-name="T1">Qubit</text:span></text:span><text:span text:style-name="T1"> bisa dibayangkan seperti koin yang sedang berputar itu. Sebelum </text:span><text:soft-page-break/><text:span text:style-name="T1">kita 'mengukur' atau 'melihat' keadaannya, sebuah qubit tidak harus berada dalam keadaan pasti 0 atau keadaan pasti 1. Sebaliknya, ia bisa berada dalam </text:span><text:span text:style-name="Strong_20_Emphasis"><text:span text:style-name="T1">kombinasi</text:span></text:span><text:span text:style-name="T1"> dari kedua keadaan tersebut. Kemampuan untuk berada dalam campuran keadaan 0 </text:span><text:span text:style-name="Emphasis"><text:span text:style-name="T1">dan</text:span></text:span><text:span text:style-name="T1"> 1 secara bersamaan inilah yang disebut </text:span><text:span text:style-name="Strong_20_Emphasis"><text:span text:style-name="T1">Superposisi</text:span></text:span><text:span text:style-name="T1">.</text:span></text:p>
            <text:p text:style-name="Text_20_body"><text:span text:style-name="T1">Jadi, jika bit klasik seperti saklar yang hanya bisa ON (1) </text:span><text:span text:style-name="Emphasis"><text:span text:style-name="T1">atau</text:span></text:span><text:span text:style-name="T1"> OFF (0), qubit lebih mirip </text:span><text:span text:style-name="Emphasis"><text:span text:style-name="T1">dimmer</text:span></text:span><text:span text:style-name="T1"> atau kenop volume yang bisa berada di berbagai tingkat di antaranya? Tidak juga! Analogi dimmer kurang tepat karena superposisi bukanlah sekadar nilai di antara 0 dan 1. Superposisi adalah keadaan kuantum fundamental yang benar-benar berbeda. Qubit dalam superposisi </text:span><text:span text:style-name="Emphasis"><text:span text:style-name="T1">secara aktif</text:span></text:span><text:span text:style-name="T1"> mengandung informasi tentang </text:span><text:span text:style-name="Emphasis"><text:span text:style-name="T1">kedua</text:span></text:span><text:span text:style-name="T1"> kemungkinan (0 dan 1) pada saat yang sama.</text:span></text:p>
            <text:p text:style-name="Text_20_body"><text:span text:style-name="T1">Analogi koin berputar lebih baik dalam menangkap ide </text:span><text:span text:style-name="Emphasis"><text:span text:style-name="T1">potensi ganda</text:span></text:span><text:span text:style-name="T1"> ini. Selama qubit berada dalam superposisi (koin berputar), ia memegang kemungkinan untuk 'jatuh' sebagai 0 atau 1 ketika diukur (koin ditangkap). Probabilitas untuk jatuh sebagai 0 atau 1 bisa jadi 50:50, atau bisa juga lebih condong ke salah satu sisi, tergantung bagaimana keadaan superposisi qubit itu disiapkan.</text:span></text:p>
            <text:p text:style-name="P117">Kemampuan superposisi inilah yang menjadi salah satu sumber kekuatan utama komputasi kuantum, memungkinkan qubit membawa lebih banyak informasi daripada bit klasik. Kita baru saja membuka pintu pertama menuju pemahaman kekuatan ini.</text:p>
            <text:p text:style-name="P175"/>
            <text:p text:style-name="Text_20_body"><text:span text:style-name="Strong_20_Emphasis"><text:span text:style-name="T1">(Tips Tambahan Opsional):</text:span></text:span></text:p>
            <text:list xml:id="list5645972724379686747" text:style-name="L51">
              <text:list-item>
                <text:p text:style-name="P142"><text:span text:style-name="Strong_20_Emphasis"><text:span text:style-name="T1">Wujud Fisik Qubit:</text:span></text:span><text:span text:style-name="T1"> Qubit bukanlah benda teoretis semata. Para ilmuwan telah berhasil membuat qubit menggunakan berbagai sistem fisik skala mikro, seperti: </text:span></text:p>
                <text:list>
                  <text:list-item>
                    <text:p text:style-name="P142"><text:span text:style-name="Strong_20_Emphasis"><text:span text:style-name="T1">Spin Elektron:</text:span></text:span><text:span text:style-name="T1"> Arah 'putaran' intrinsik elektron (bisa 'atas' atau 'bawah'). </text:span></text:p>
                  </text:list-item>
                  <text:list-item>
                    <text:p text:style-name="P142"><text:span text:style-name="Strong_20_Emphasis"><text:span text:style-name="T1">Polarisasi Foton:</text:span></text:span><text:span text:style-name="T1"> Arah getaran gelombang cahaya (misalnya, vertikal atau horizontal). </text:span></text:p>
                  </text:list-item>
                  <text:list-item>
                    <text:p text:style-name="P142"><text:span text:style-name="Strong_20_Emphasis"><text:span text:style-name="T1">Tingkat Energi Atom:</text:span></text:span><text:span text:style-name="T1"> Menggunakan dua tingkat energi atom yang berbeda. </text:span></text:p>
                  </text:list-item>
                  <text:list-item>
                    <text:p text:style-name="P51"><text:span text:style-name="Strong_20_Emphasis"><text:span text:style-name="T1">Sirkuit Superkonduktor:</text:span></text:span><text:span text:style-name="T1"> Membuat sirkuit listrik mini yang didinginkan hingga suhu sangat rendah untuk menunjukkan perilaku kuantum. Masing-masing teknologi punya kelebihan dan </text:span><text:soft-page-break/><text:span text:style-name="T1">kekurangannya sendiri dalam hal stabilitas dan kemudahan kontrol. </text:span></text:p>
                  </text:list-item>
                </text:list>
              </text:list-item>
            </text:list>
            <text:p text:style-name="Text_20_body"><text:span text:style-name="Strong_20_Emphasis"><text:span text:style-name="T1">(Prompt Ilustrasi Opsional):</text:span></text:span></text:p>
            <text:list xml:id="list8253924777925041557" text:style-name="L52">
              <text:list-item>
                <text:p text:style-name="P52"><text:span text:style-name="Strong_20_Emphasis"><text:span text:style-name="T1">Prompt Gambar:</text:span></text:span><text:span text:style-name="T1"> "Gambarkan sebuah koin (misalnya Rupiah atau koin generik) yang sedang berputar di udara dengan efek blur atau garis-garis gerakan untuk menunjukkan putaran. Di sekitar koin yang berputar itu, munculkan simbol '0' dan '1' secara transparan atau samar-samar, seolah keduanya hadir bersamaan. Mungkin tambahkan panah melengkung di sekitarnya untuk menekankan putaran. Beri judul 'Qubit dalam Superposisi: Seperti Koin Berputar'." </text:span></text:p>
              </text:list-item>
            </text:list>
          </text:section>
          <text:section text:style-name="Sect1" text:name="feedback-form-19">
            <text:p text:style-name="P163"/>
          </text:section>
        </text:section>
        <text:section text:style-name="Sect1" text:name="68723feaeb7aa0fb">
          <text:p text:style-name="P117"/>
          <text:section text:style-name="Sect1" text:name="user-query-content-20">
            <text:p text:style-name="P174">yax </text:p>
          </text:section>
          <text:p text:style-name="P163">Tampilkan alur berpikir</text:p>
          <text:section text:style-name="Sect2" text:name="model-response-message-contentr_68723feaeb7aa0fb">
            <text:p text:style-name="Text_20_body"><text:span text:style-name="T1">Oke, saya lanjutkan dengan prompt untuk </text:span><text:span text:style-name="Strong_20_Emphasis"><text:span text:style-name="T1">Isi Subbab 3.3</text:span></text:span><text:span text:style-name="T1">.</text:span></text:p>
            <text:p text:style-name="P175"/>
            <text:p text:style-name="Text_20_body"><text:span text:style-name="Strong_20_Emphasis"><text:span text:style-name="T1">(Jawaban untuk Prompt: Isi Subbab 3.3 - Superposisi: Kekuatan untuk Berada di Banyak Keadaan Sekaligus)</text:span></text:span></text:p>
            <text:p text:style-name="Text_20_body"><text:span text:style-name="Strong_20_Emphasis"><text:span text:style-name="T1">3.3. Superposisi: Kekuatan untuk Berada di Banyak Keadaan Sekaligus</text:span></text:span></text:p>
            <text:p text:style-name="Text_20_body"><text:span text:style-name="T1">Kita sudah berkenalan dengan ide dasar </text:span><text:span text:style-name="Strong_20_Emphasis"><text:span text:style-name="T1">Superposisi</text:span></text:span><text:span text:style-name="T1"> menggunakan analogi koin berputar: kemampuan qubit untuk berada dalam kombinasi keadaan 0 </text:span><text:span text:style-name="Emphasis"><text:span text:style-name="T1">dan</text:span></text:span><text:span text:style-name="T1"> 1 sebelum diukur. Mari kita perdalam sedikit lagi pemahaman tentang konsep inti ini.</text:span></text:p>
            <text:p text:style-name="Text_20_body"><text:span text:style-name="T1">Penting untuk ditekankan bahwa superposisi </text:span><text:span text:style-name="Strong_20_Emphasis"><text:span text:style-name="T1">bukanlah</text:span></text:span><text:span text:style-name="T1"> sekadar berarti "kita tidak tahu pasti apakah qubit itu 0 atau 1". Ini bukan tentang keterbatasan pengetahuan kita. Superposisi adalah sebuah </text:span><text:span text:style-name="Strong_20_Emphasis"><text:span text:style-name="T1">keadaan kuantum yang valid dan fundamental</text:span></text:span><text:span text:style-name="T1">. Qubit yang berada dalam superposisi benar-benar berada dalam keadaan 'campuran' atau kombinasi dari 0 dan 1 secara bersamaan.</text:span></text:p>
            <text:p text:style-name="Text_20_body"><text:span text:style-name="T1">Apakah campuran ini selalu 50:50, seperti koin ideal yang punya peluang sama untuk jatuh sebagai Kepala atau Ekor? Tidak selalu. Superposisi bisa berupa </text:span><text:span text:style-name="Strong_20_Emphasis"><text:span text:style-name="T1">kombinasi yang berbobot</text:span></text:span><text:span text:style-name="T1">. Bayangkan Anda mencampur cat biru (mewakili 0) dan cat merah (mewakili 1). Anda bisa mencampurnya dengan perbandingan 50:50 untuk mendapatkan warna ungu di tengah. Tapi Anda juga bisa </text:span><text:soft-page-break/><text:span text:style-name="T1">mencampur 70% biru dan 30% merah untuk mendapatkan ungu kebiruan, atau sebaliknya.</text:span></text:p>
            <text:p text:style-name="P117">Superposisi qubit mirip seperti itu secara konseptual. Sebuah qubit bisa berada dalam keadaan superposisi yang:</text:p>
            <text:list xml:id="list7574166348795981219" text:style-name="L53">
              <text:list-item>
                <text:p text:style-name="P169">Setara antara 0 dan 1 (50% kemungkinan terukur 0, 50% kemungkinan terukur 1). </text:p>
              </text:list-item>
              <text:list-item>
                <text:p text:style-name="P169">Lebih condong ke arah 0 (misalnya, 80% kemungkinan terukur 0, 20% kemungkinan terukur 1). </text:p>
              </text:list-item>
              <text:list-item>
                <text:p text:style-name="P122">Lebih condong ke arah 1 (misalnya, 10% kemungkinan terukur 0, 90% kemungkinan terukur 1). </text:p>
              </text:list-item>
            </text:list>
            <text:p text:style-name="Text_20_body"><text:span text:style-name="T1">Bobot atau probabilitas ini ditentukan oleh bagaimana qubit tersebut disiapkan atau dimanipulasi oleh 'gerbang kuantum' (yang akan kita bahas nanti). Yang pasti, selama ia belum diukur, ia tetap berada dalam keadaan superposisi yang mengandung </text:span><text:span text:style-name="Emphasis"><text:span text:style-name="T1">kedua</text:span></text:span><text:span text:style-name="T1"> kemungkinan tersebut, sesuai dengan bobotnya masing-masing.</text:span></text:p>
            <text:p text:style-name="Text_20_body"><text:span text:style-name="T1">Kemampuan untuk 'memegang' kedua nilai (0 dan 1) secara bersamaan dalam berbagai bobot inilah yang secara drastis membedakan qubit dari bit klasik. Jika satu bit hanya bisa menyimpan satu potong informasi (entah 0 atau 1), satu qubit, berkat superposisi, bisa menyimpan informasi yang jauh lebih kaya – ia menyimpan informasi tentang </text:span><text:span text:style-name="Emphasis"><text:span text:style-name="T1">kemungkinan</text:span></text:span><text:span text:style-name="T1"> atau </text:span><text:span text:style-name="Emphasis"><text:span text:style-name="T1">amplitudo</text:span></text:span><text:span text:style-name="T1"> untuk menjadi 0 </text:span><text:span text:style-name="Emphasis"><text:span text:style-name="T1">dan</text:span></text:span><text:span text:style-name="T1"> kemungkinan untuk menjadi 1.</text:span></text:p>
            <text:p text:style-name="P117">Inilah kekuatan fundamental superposisi: kemampuan untuk merepresentasikan dan memproses banyak kemungkinan secara simultan dalam satu unit kuantum tunggal. Ini seperti memiliki kanvas yang jauh lebih luas untuk 'melukis' informasi dibandingkan dengan saklar hitam-putih milik bit klasik.</text:p>
            <text:p text:style-name="P175"/>
            <text:p text:style-name="Text_20_body"><text:span text:style-name="Strong_20_Emphasis"><text:span text:style-name="T1">(Tips Tambahan Opsional):</text:span></text:span></text:p>
            <text:list xml:id="list4097854064377165876" text:style-name="L54">
              <text:list-item>
                <text:p text:style-name="P53"><text:span text:style-name="Strong_20_Emphasis"><text:span text:style-name="T1">Superposisi dan Sifat Gelombang:</text:span></text:span><text:span text:style-name="T1"> Ingat pembahasan tentang dualitas gelombang-partikel di Bab 2? Kemampuan partikel untuk berperilaku seperti gelombang sangat erat kaitannya dengan superposisi. Gelombang secara alami bisa bergabung (berinterferensi) dan berada di banyak tempat sekaligus. Superposisi pada qubit bisa dianggap sebagai manifestasi dari sifat gelombang partikel tersebut dalam konteks informasi. </text:span></text:p>
              </text:list-item>
            </text:list>
            <text:p text:style-name="Text_20_body"><text:soft-page-break/><text:span text:style-name="Strong_20_Emphasis"><text:span text:style-name="T1">(Prompt Ilustrasi Opsional):</text:span></text:span></text:p>
            <text:list xml:id="list1498792910087710102" text:style-name="L55">
              <text:list-item>
                <text:p text:style-name="P54"><text:span text:style-name="Strong_20_Emphasis"><text:span text:style-name="T1">Prompt Gambar:</text:span></text:span><text:span text:style-name="T1"> "Gambarkan representasi visual qubit yang lebih abstrak. Mungkin sebuah bola (Bloch sphere sederhana) dengan sebuah panah yang menempel di permukaannya. Tunjukkan beberapa contoh: (1) Panah menunjuk lurus ke kutub selatan (label 'Pasti 0'). (2) Panah menunjuk lurus ke kutub utara (label 'Pasti 1'). (3) Panah menunjuk ke khatulistiwa (label 'Superposisi 50:50'). (4) Panah menunjuk ke suatu tempat di belahan bumi selatan, lebih dekat ke 0 (label 'Superposisi, condong ke 0'). Gunakan warna berbeda atau intensitas berbeda untuk menunjukkan probabilitas jika memungkinkan. Judul: 'Superposisi: Lebih dari Sekadar 0 atau 1'." </text:span></text:p>
              </text:list-item>
            </text:list>
          </text:section>
          <text:section text:style-name="Sect1" text:name="feedback-form-20">
            <text:p text:style-name="P163"/>
          </text:section>
        </text:section>
        <text:section text:style-name="Sect1" text:name="74dec50c02e32565">
          <text:p text:style-name="P117"/>
          <text:section text:style-name="Sect1" text:name="user-query-content-21">
            <text:p text:style-name="P174">yax </text:p>
          </text:section>
          <text:p text:style-name="P163">Tampilkan alur berpikir</text:p>
          <text:section text:style-name="Sect2" text:name="model-response-message-contentr_74dec50c02e32565">
            <text:p text:style-name="Text_20_body"><text:span text:style-name="T1">Baik, saya lanjutkan dengan prompt untuk </text:span><text:span text:style-name="Strong_20_Emphasis"><text:span text:style-name="T1">Isi Subbab 3.4</text:span></text:span><text:span text:style-name="T1">.</text:span></text:p>
            <text:p text:style-name="P175"/>
            <text:p text:style-name="Text_20_body"><text:span text:style-name="Strong_20_Emphasis"><text:span text:style-name="T1">(Jawaban untuk Prompt: Isi Subbab 3.4 - Mengapa Superposisi Penting untuk Komputasi?)</text:span></text:span></text:p>
            <text:p text:style-name="Text_20_body"><text:span text:style-name="Strong_20_Emphasis"><text:span text:style-name="T1">3.4. Mengapa Superposisi Penting untuk Komputasi?</text:span></text:span></text:p>
            <text:p text:style-name="P117">Kita sudah memahami bahwa qubit, berkat superposisi, bisa berada dalam kombinasi keadaan 0 dan 1 secara bersamaan. Keren memang, tapi lalu apa hubungannya dengan membuat komputer lebih hebat? Mengapa kemampuan 'aneh' ini begitu penting untuk komputasi?</text:p>
            <text:p text:style-name="Text_20_body"><text:span text:style-name="T1">Jawabannya terletak pada potensi </text:span><text:span text:style-name="Strong_20_Emphasis"><text:span text:style-name="T1">paralelisme kuantum</text:span></text:span><text:span text:style-name="T1"> yang luar biasa. Mari kita lihat perbandingannya:</text:span></text:p>
            <text:list xml:id="list1941761076625368711" text:style-name="L56">
              <text:list-item>
                <text:p text:style-name="P55"><text:span text:style-name="Strong_20_Emphasis"><text:span text:style-name="T1">Komputer Klasik:</text:span></text:span><text:span text:style-name="T1"> Jika Anda memiliki 1 bit, ia hanya bisa menyimpan nilai 0 </text:span><text:span text:style-name="Emphasis"><text:span text:style-name="T1">atau</text:span></text:span><text:span text:style-name="T1"> 1. Jika Anda punya 2 bit, Anda bisa menyimpan salah satu dari empat kemungkinan kombinasi (00, 01, 10, atau 11) pada satu waktu. Dengan 3 bit, Anda bisa menyimpan salah satu dari delapan kombinasi (000 hingga 111), dan seterusnya. Dengan N bit, Anda hanya bisa menyimpan </text:span><text:span text:style-name="Strong_20_Emphasis"><text:span text:style-name="T1">satu</text:span></text:span><text:span text:style-name="T1"> dari total 2&amp;lt;sup&gt;N&amp;lt;/sup&gt; (2 pangkat N) kemungkinan kombinasi pada satu waktu tertentu.</text:span></text:p>
              </text:list-item>
              <text:list-item>
                <text:p text:style-name="P55"><text:soft-page-break/><text:span text:style-name="Strong_20_Emphasis"><text:span text:style-name="T1">Komputer Kuantum:</text:span></text:span><text:span text:style-name="T1"> Jika Anda memiliki 1 qubit, berkat superposisi, ia bisa mewakili kombinasi 0 </text:span><text:span text:style-name="Emphasis"><text:span text:style-name="T1">dan</text:span></text:span><text:span text:style-name="T1"> 1 sekaligus. Sekarang, bagaimana jika Anda punya 2 qubit? Karena keduanya bisa berada dalam superposisi, sistem 2 qubit ini bisa mewakili </text:span><text:span text:style-name="Strong_20_Emphasis"><text:span text:style-name="T1">keempat</text:span></text:span><text:span text:style-name="T1"> kemungkinan kombinasi (00, 01, 10, </text:span><text:span text:style-name="Emphasis"><text:span text:style-name="T1">dan</text:span></text:span><text:span text:style-name="T1"> 11) secara </text:span><text:span text:style-name="Strong_20_Emphasis"><text:span text:style-name="T1">bersamaan</text:span></text:span><text:span text:style-name="T1"> dalam satu keadaan superposisi tunggal! Dengan 3 qubit, Anda bisa mewakili </text:span><text:span text:style-name="Strong_20_Emphasis"><text:span text:style-name="T1">kedelapan</text:span></text:span><text:span text:style-name="T1"> kemungkinan (000 hingga 111) secara bersamaan. Dan dengan N qubit, Anda bisa mewakili </text:span><text:span text:style-name="Strong_20_Emphasis"><text:span text:style-name="T1">semua 2&amp;lt;sup&gt;N&amp;lt;/sup&gt;</text:span></text:span><text:span text:style-name="T1"> kemungkinan kombinasi secara simultan!</text:span></text:p>
              </text:list-item>
            </text:list>
            <text:p text:style-name="Text_20_body"><text:span text:style-name="T1">Lihat perbedaannya? Penambahan satu qubit </text:span><text:span text:style-name="Strong_20_Emphasis"><text:span text:style-name="T1">menggandakan</text:span></text:span><text:span text:style-name="T1"> jumlah keadaan yang bisa direpresentasikan secara bersamaan. Ini adalah pertumbuhan </text:span><text:span text:style-name="Strong_20_Emphasis"><text:span text:style-name="T1">eksponensial</text:span></text:span><text:span text:style-name="T1">!</text:span></text:p>
            <text:list xml:id="list3650921364995051107" text:style-name="L57">
              <text:list-item>
                <text:p text:style-name="P170">1 qubit: 2 keadaan (0, 1) </text:p>
              </text:list-item>
              <text:list-item>
                <text:p text:style-name="P170">2 qubit: 4 keadaan (00, 01, 10, 11) </text:p>
              </text:list-item>
              <text:list-item>
                <text:p text:style-name="P170">3 qubit: 8 keadaan (000 - 111) </text:p>
              </text:list-item>
              <text:list-item>
                <text:p text:style-name="P170">10 qubit: 1024 keadaan </text:p>
              </text:list-item>
              <text:list-item>
                <text:p text:style-name="P170">20 qubit: Lebih dari 1 juta keadaan </text:p>
              </text:list-item>
              <text:list-item>
                <text:p text:style-name="P170">30 qubit: Lebih dari 1 miliar keadaan </text:p>
              </text:list-item>
              <text:list-item>
                <text:p text:style-name="P123">...dan seterusnya. </text:p>
              </text:list-item>
            </text:list>
            <text:p text:style-name="P117">Dengan hanya sekitar 300 qubit (yang secara fisik mungkin tidak terlalu besar), sebuah komputer kuantum secara teoritis bisa mewakili jumlah keadaan yang lebih banyak daripada jumlah atom di seluruh alam semesta yang teramati!</text:p>
            <text:p text:style-name="P117">Kemampuan untuk 'memegang' dan 'memproses' sejumlah besar informasi secara paralel dalam satu sistem kuantum inilah yang menjadi inti dari potensi kekuatan komputasi kuantum. Ini memungkinkan komputer kuantum untuk 'menjelajahi' ruang solusi dari masalah-masalah kompleks dengan cara yang jauh lebih efisien daripada komputer klasik yang harus mencoba kemungkinan satu per satu.</text:p>
            <text:p text:style-name="P117">Bayangkan kembali masalah mencari jalan keluar dari labirin super kompleks (dari Subbab 1.3). Komputer klasik harus mencoba setiap jalur secara berurutan. Komputer kuantum, secara konseptual, seperti bisa 'melihat' atau 'merasakan' banyak jalur secara bersamaan berkat superposisi, sehingga berpotensi menemukan jalan keluar jauh lebih cepat untuk jenis labirin tertentu.</text:p>
            <text:p text:style-name="P117">Inilah mengapa superposisi bukan sekadar keanehan fisika; ia adalah kunci pembuka untuk kekuatan komputasi yang belum pernah terbayangkan <text:soft-page-break/>sebelumnya, terutama untuk masalah-masalah yang melibatkan pencarian atau simulasi dalam ruang kemungkinan yang sangat luas.</text:p>
            <text:p text:style-name="P175"/>
            <text:p text:style-name="Text_20_body"><text:span text:style-name="Strong_20_Emphasis"><text:span text:style-name="T1">(Tips Tambahan Opsional):</text:span></text:span></text:p>
            <text:list xml:id="list7059373099235161711" text:style-name="L58">
              <text:list-item>
                <text:p text:style-name="P56"><text:span text:style-name="Strong_20_Emphasis"><text:span text:style-name="T1">Paralelisme Kuantum vs. Klasik:</text:span></text:span><text:span text:style-name="T1"> Penting untuk dicatat bahwa 'paralelisme kuantum' ini berbeda dengan 'komputasi paralel' pada komputer klasik. Komputasi paralel klasik menggunakan banyak prosesor (inti) yang bekerja secara terpisah pada bagian-bagian berbeda dari suatu masalah. Paralelisme kuantum terjadi </text:span><text:span text:style-name="Emphasis"><text:span text:style-name="T1">di dalam</text:span></text:span><text:span text:style-name="T1"> sistem qubit itu sendiri berkat superposisi, memungkinkan satu unit komputasi kuantum untuk menjelajahi banyak keadaan secara inheren. </text:span></text:p>
              </text:list-item>
            </text:list>
            <text:p text:style-name="Text_20_body"><text:span text:style-name="Strong_20_Emphasis"><text:span text:style-name="T1">(Prompt Ilustrasi Opsional):</text:span></text:span></text:p>
            <text:list xml:id="list1781567161851530250" text:style-name="L59">
              <text:list-item>
                <text:p text:style-name="P57"><text:span text:style-name="Strong_20_Emphasis"><text:span text:style-name="T1">Prompt Gambar:</text:span></text:span><text:span text:style-name="T1"> "Buat diagram perbandingan pertumbuhan kapasitas representasi. Di sisi kiri (Klasik), tunjukkan: 1 bit = ikon [0] atau [1] (satu pilihan). 2 bit = ikon [00] atau [01] atau [10] atau [11] (satu pilihan dari 4). 3 bit = ikon [000] ... [111] (satu pilihan dari 8). Di sisi kanan (Kuantum), tunjukkan: 1 qubit = ikon {0, 1} (dua keadaan bersamaan). 2 qubit = ikon {00, 01, 10, 11} (empat keadaan bersamaan). 3 qubit = ikon {000, ..., 111} (delapan keadaan bersamaan). Gunakan kurung kurawal {} atau representasi visual lain untuk menunjukkan 'semua bersamaan' pada sisi kuantum, kontras dengan 'salah satu' pada sisi klasik. Tunjukkan bagaimana jumlah keadaan di sisi kuantum tumbuh jauh lebih cepat (2^N)." </text:span></text:p>
              </text:list-item>
            </text:list>
          </text:section>
          <text:section text:style-name="Sect1" text:name="feedback-form-21">
            <text:p text:style-name="P163"/>
          </text:section>
        </text:section>
        <text:section text:style-name="Sect1" text:name="64fc072b7fcde80c">
          <text:p text:style-name="P117"/>
          <text:section text:style-name="Sect1" text:name="user-query-content-22">
            <text:p text:style-name="P174">yax </text:p>
          </text:section>
          <text:p text:style-name="P163">Tampilkan alur berpikir</text:p>
          <text:section text:style-name="Sect2" text:name="model-response-message-contentr_64fc072b7fcde80c">
            <text:p text:style-name="Text_20_body"><text:span text:style-name="T1">Baik, saya lanjutkan dengan prompt untuk </text:span><text:span text:style-name="Strong_20_Emphasis"><text:span text:style-name="T1">Pengantar Bab 4 Keseluruhan</text:span></text:span><text:span text:style-name="T1">.</text:span></text:p>
            <text:p text:style-name="P175"/>
            <text:p text:style-name="Text_20_body"><text:span text:style-name="Strong_20_Emphasis"><text:span text:style-name="T1">(Jawaban untuk Prompt: Pengantar Bab 4 Keseluruhan)</text:span></text:span></text:p>
            <text:p text:style-name="Text_20_body"><text:span text:style-name="Strong_20_Emphasis"><text:span text:style-name="T1">Bab 4: Entanglement: Koneksi Misterius Jarak Jauh</text:span></text:span></text:p>
            <text:p text:style-name="Text_20_body"><text:span text:style-name="T1">Kita baru saja terkagum-kagum dengan kekuatan superposisi – kemampuan qubit untuk menjadi 0 dan 1 secara bersamaan, yang membuka potensi </text:span><text:soft-page-break/><text:span text:style-name="T1">paralelisme kuantum yang luar biasa (Bab 3). Namun, ternyata dunia kuantum masih menyimpan 'keajaiban' lain yang sama pentingnya, dan bagi banyak orang, bahkan terasa lebih aneh dan sulit dipercaya. Selamat datang di dunia </text:span><text:span text:style-name="Strong_20_Emphasis"><text:span text:style-name="T1">Entanglement</text:span></text:span><text:span text:style-name="T1">, atau </text:span><text:span text:style-name="Strong_20_Emphasis"><text:span text:style-name="T1">Keterikatan Kuantum</text:span></text:span><text:span text:style-name="T1">.</text:span></text:p>
            <text:p text:style-name="Text_20_body"><text:span text:style-name="T1">Jika superposisi adalah tentang kemampuan satu qubit untuk berada di banyak keadaan, entanglement adalah tentang </text:span><text:span text:style-name="Strong_20_Emphasis"><text:span text:style-name="T1">koneksi</text:span></text:span><text:span text:style-name="T1"> spesial yang bisa terbentuk antara dua qubit atau lebih. Ini bukan sekadar koneksi biasa; ini adalah sebuah 'ikatan tak kasat mata' yang begitu kuat dan mendalam sehingga qubit-qubit yang terikat (ter-entangle) berperilaku seolah-olah mereka adalah </text:span><text:span text:style-name="Strong_20_Emphasis"><text:span text:style-name="T1">satu kesatuan</text:span></text:span><text:span text:style-name="T1">, tidak peduli seberapa jauh jarak memisahkan mereka!</text:span></text:p>
            <text:p text:style-name="Text_20_body"><text:span text:style-name="T1">Bayangkan dua koin ajaib yang terikat. Jika Anda melempar keduanya dan salah satu jatuh menunjukkan Kepala, Anda secara </text:span><text:span text:style-name="Emphasis"><text:span text:style-name="T1">instan</text:span></text:span><text:span text:style-name="T1"> tahu bahwa koin lainnya </text:span><text:span text:style-name="Emphasis"><text:span text:style-name="T1">pasti</text:span></text:span><text:span text:style-name="T1"> jatuh menunjukkan Ekor (atau sebaliknya, tergantung bagaimana mereka terikat), bahkan jika koin kedua itu berada di ujung galaksi lain! Koneksi ini bekerja seketika, lebih cepat dari apa pun, termasuk cahaya. Inilah yang membuat entanglement terasa begitu 'misterius' dan 'seram', bahkan bagi fisikawan sekaliber Albert Einstein (seperti yang akan kita bahas nanti).</text:span></text:p>
            <text:p text:style-name="P117">Entanglement adalah fenomena yang benar-benar unik di dunia kuantum, tidak ada padanannya di dunia klasik kita. Ia menentang intuisi kita tentang ruang, waktu, dan keterpisahan objek.</text:p>
            <text:p text:style-name="P117">Dalam bab ini, kita akan mencoba mengurai misteri entanglement ini. Kita akan melihat apa sebenarnya yang dimaksud dengan 'keterikatan' antar qubit ini. Kita akan menggunakan analogi, seperti 'sarung tangan ajaib', untuk membantu memahaminya, sambil juga menyadari batasan dari analogi tersebut. Yang terpenting, kita akan mulai memahami mengapa koneksi misterius jarak jauh ini bukan hanya keanehan fisika, tetapi juga merupakan sumber daya yang sangat kuat dan esensial untuk berbagai aplikasi komputasi dan komunikasi kuantum. Bersiaplah untuk meregangkan imajinasi Anda sekali lagi!</text:p>
            <text:p text:style-name="P175"/>
            <text:p text:style-name="Text_20_body"><text:span text:style-name="Strong_20_Emphasis"><text:span text:style-name="T1">(Tips Tambahan Opsional):</text:span></text:span></text:p>
            <text:list xml:id="list3380009522900656657" text:style-name="L60">
              <text:list-item>
                <text:p text:style-name="P58"><text:span text:style-name="Strong_20_Emphasis"><text:span text:style-name="T1">Lebih Aneh dari Superposisi?</text:span></text:span><text:span text:style-name="T1"> Banyak fisikawan setuju bahwa entanglement adalah salah satu aspek mekanika kuantum yang paling kontra-intuitif dan paling menantang pemahaman klasik kita tentang realitas. Jika Anda merasa superposisi sudah cukup aneh, bersiaplah untuk entanglement! Kuncinya tetap sama: fokus pada konsep dasarnya, </text:span><text:soft-page-break/><text:span text:style-name="T1">bukan memaksakannya agar sesuai logika sehari-hari. </text:span></text:p>
              </text:list-item>
            </text:list>
            <text:p text:style-name="Text_20_body"><text:span text:style-name="Strong_20_Emphasis"><text:span text:style-name="T1">(Prompt Ilustrasi Opsional):</text:span></text:span></text:p>
            <text:list xml:id="list8645881581523863732" text:style-name="L61">
              <text:list-item>
                <text:p text:style-name="P59"><text:span text:style-name="Strong_20_Emphasis"><text:span text:style-name="T1">Prompt Gambar:</text:span></text:span><text:span text:style-name="T1"> "Gambarkan dua ikon qubit (misalnya, bola bercahaya atau simbol abstrak lainnya) yang terpisah oleh jarak yang cukup jauh dalam gambar. Di antara kedua qubit ini, tarik sebuah garis atau pola energi yang bersinar, bergelombang, atau tampak 'misterius' untuk menyimbolkan ikatan entanglement yang tak kasat mata. Mungkin tambahkan efek percikan atau koneksi instan saat salah satu qubit 'diukur' (misalnya, berubah warna atau menunjukkan angka 0/1) yang langsung tercermin pada qubit kedua. Judul: 'Entanglement: Koneksi Misterius Antar Qubit'." </text:span></text:p>
              </text:list-item>
            </text:list>
          </text:section>
          <text:section text:style-name="Sect1" text:name="feedback-form-22">
            <text:p text:style-name="P163"/>
          </text:section>
        </text:section>
        <text:section text:style-name="Sect1" text:name="6ba677e36527b8be">
          <text:p text:style-name="P117"/>
          <text:section text:style-name="Sect1" text:name="user-query-content-23">
            <text:p text:style-name="P174">yax </text:p>
          </text:section>
          <text:p text:style-name="P163">Tampilkan alur berpikir</text:p>
          <text:section text:style-name="Sect2" text:name="model-response-message-contentr_6ba677e36527b8be">
            <text:p text:style-name="Text_20_body"><text:span text:style-name="T1">Baik, saya lanjutkan dengan prompt untuk </text:span><text:span text:style-name="Strong_20_Emphasis"><text:span text:style-name="T1">Isi Subbab 4.1</text:span></text:span><text:span text:style-name="T1">.</text:span></text:p>
            <text:p text:style-name="P175"/>
            <text:p text:style-name="Text_20_body"><text:span text:style-name="Strong_20_Emphasis"><text:span text:style-name="T1">(Jawaban untuk Prompt: Isi Subbab 4.1 - Pasangan yang Tak Terpisahkan: Apa Itu Entanglement?)</text:span></text:span></text:p>
            <text:p text:style-name="Text_20_body"><text:span text:style-name="Strong_20_Emphasis"><text:span text:style-name="T1">4.1. Pasangan yang Tak Terpisahkan: Apa Itu Entanglement?</text:span></text:span></text:p>
            <text:p text:style-name="Text_20_body"><text:span text:style-name="T1">Jadi, apa sebenarnya </text:span><text:span text:style-name="Strong_20_Emphasis"><text:span text:style-name="T1">entanglement</text:span></text:span><text:span text:style-name="T1"> atau keterikatan kuantum ini secara lebih rinci? Bayangkan Anda memiliki dua qubit. Biasanya, kita bisa mendeskripsikan keadaan masing-masing qubit secara terpisah. Qubit A mungkin dalam keadaan 0, dan Qubit B mungkin dalam keadaan superposisi antara 0 dan 1. Mereka adalah entitas independen.</text:span></text:p>
            <text:p text:style-name="Text_20_body"><text:span text:style-name="T1">Namun, dalam kondisi tertentu, dua (atau lebih) qubit ini bisa 'disiapkan' atau dibiarkan berinteraksi sedemikian rupa sehingga mereka menjadi </text:span><text:span text:style-name="Strong_20_Emphasis"><text:span text:style-name="T1">terikat</text:span></text:span><text:span text:style-name="T1"> secara fundamental. Ketika ini terjadi, mereka memasuki keadaan </text:span><text:span text:style-name="Strong_20_Emphasis"><text:span text:style-name="T1">entanglement</text:span></text:span><text:span text:style-name="T1">. Artinya?</text:span></text:p>
            <text:p text:style-name="Quotations"><text:span text:style-name="T1">Qubit-qubit yang ter-entangle </text:span><text:span text:style-name="Strong_20_Emphasis"><text:span text:style-name="T1">tidak bisa lagi dideskripsikan secara terpisah</text:span></text:span><text:span text:style-name="T1">. Mereka telah menjadi </text:span><text:span text:style-name="Strong_20_Emphasis"><text:span text:style-name="T1">satu sistem kuantum tunggal</text:span></text:span><text:span text:style-name="T1">, meskipun secara fisik mereka bisa saja terpisah oleh jarak yang sangat jauh.</text:span></text:p>
            <text:p text:style-name="Text_20_body"><text:soft-page-break/><text:span text:style-name="T1">Konsekuensi paling menakjubkan dari keterikatan ini adalah </text:span><text:span text:style-name="Strong_20_Emphasis"><text:span text:style-name="T1">korelasi sempurna</text:span></text:span><text:span text:style-name="T1"> (atau anti-korelasi sempurna) antara hasil pengukuran qubit-qubit tersebut. Mari kita lihat contoh sederhananya dengan dua qubit, A dan B, yang ter-entangle:</text:span></text:p>
            <text:list xml:id="list6688520939083629119" text:style-name="L62">
              <text:list-item>
                <text:p text:style-name="P143"><text:span text:style-name="T1">Misalkan mereka disiapkan dalam keadaan entanglement sedemikian rupa sehingga jika Qubit A diukur dan hasilnya adalah </text:span><text:span text:style-name="Strong_20_Emphasis"><text:span text:style-name="T1">0</text:span></text:span><text:span text:style-name="T1">, maka Qubit B </text:span><text:span text:style-name="Emphasis"><text:span text:style-name="T1">pasti</text:span></text:span><text:span text:style-name="T1"> akan memberikan hasil </text:span><text:span text:style-name="Strong_20_Emphasis"><text:span text:style-name="T1">1</text:span></text:span><text:span text:style-name="T1"> saat diukur. Dan sebaliknya, jika Qubit A diukur dan hasilnya </text:span><text:span text:style-name="Strong_20_Emphasis"><text:span text:style-name="T1">1</text:span></text:span><text:span text:style-name="T1">, maka Qubit B </text:span><text:span text:style-name="Emphasis"><text:span text:style-name="T1">pasti</text:span></text:span><text:span text:style-name="T1"> akan memberikan hasil </text:span><text:span text:style-name="Strong_20_Emphasis"><text:span text:style-name="T1">0</text:span></text:span><text:span text:style-name="T1">. </text:span></text:p>
              </text:list-item>
              <text:list-item>
                <text:p text:style-name="P60"><text:span text:style-name="T1">Keanehannya adalah: sebelum diukur, kedua qubit ini bisa saja berada dalam superposisi (belum pasti 0 atau 1). Tetapi begitu Anda mengukur </text:span><text:span text:style-name="Emphasis"><text:span text:style-name="T1">salah satu</text:span></text:span><text:span text:style-name="T1"> saja (misalnya Qubit A), keadaan Qubit B </text:span><text:span text:style-name="Emphasis"><text:span text:style-name="T1">seketika itu juga</text:span></text:span><text:span text:style-name="T1"> ditentukan, tidak peduli apakah Qubit B berada di ruangan sebelah atau di planet lain! </text:span></text:p>
              </text:list-item>
            </text:list>
            <text:p text:style-name="P117">Seolah-olah kedua qubit ini memiliki 'nasib bersama' yang tak terpisahkan. Mereka seperti pasangan penari yang gerakannya selalu tersinkronisasi sempurna, bahkan jika mereka tidak bisa saling melihat. Mengetahui langkah satu penari seketika memberitahu Anda langkah penari pasangannya.</text:p>
            <text:p text:style-name="P117">Penting untuk dipahami, ini bukan berarti ada komunikasi 'tersembunyi' yang berjalan lebih cepat dari cahaya di antara kedua qubit tersebut setelah pengukuran dilakukan (meskipun ini yang membuat Einstein bingung). Korelasi ini sudah 'tertanam' dalam sistem gabungan mereka sejak mereka ter-entangle. Keadaan kuantum gabungan merekalah yang menentukan hubungan erat ini.</text:p>
            <text:p text:style-name="P117">Entanglement menciptakan hubungan yang jauh lebih dalam daripada sekadar korelasi statistik biasa yang kita temui di dunia klasik. Inilah salah satu properti paling non-intuitif namun juga paling kuat dalam gudang senjata mekanika kuantum.</text:p>
            <text:p text:style-name="P175"/>
            <text:p text:style-name="Text_20_body"><text:span text:style-name="Strong_20_Emphasis"><text:span text:style-name="T1">(Tips Tambahan Opsional):</text:span></text:span></text:p>
            <text:list xml:id="list1326222646273013480" text:style-name="L63">
              <text:list-item>
                <text:p text:style-name="P61"><text:span text:style-name="Strong_20_Emphasis"><text:span text:style-name="T1">Lebih dari Dua:</text:span></text:span><text:span text:style-name="T1"> Entanglement tidak terbatas hanya pada pasangan qubit. Kita bisa meng-entangle tiga, empat, atau bahkan banyak qubit sekaligus. Semakin banyak qubit yang ter-entangle, semakin kompleks dan kuat hubungan kuantum yang tercipta, membuka potensi untuk algoritma kuantum yang lebih canggih. Keadaan multi-qubit yang ter-entangle ini sering disebut sebagai sumber daya kunci dalam pemrosesan informasi kuantum. </text:span></text:p>
              </text:list-item>
            </text:list>
            <text:p text:style-name="Text_20_body"><text:soft-page-break/><text:span text:style-name="Strong_20_Emphasis"><text:span text:style-name="T1">(Prompt Ilustrasi Opsional):</text:span></text:span></text:p>
            <text:list xml:id="list6400573447924821542" text:style-name="L64">
              <text:list-item>
                <text:p text:style-name="P62"><text:span text:style-name="Strong_20_Emphasis"><text:span text:style-name="T1">Prompt Gambar:</text:span></text:span><text:span text:style-name="T1"> "Buat dua panel sederhana. Panel kiri: Dua ikon qubit terpisah (misalnya, bola) dengan label 'A' dan 'B', masing-masing memiliki tanda tanya di dalamnya atau tampak 'berputar' (superposisi), menunjukkan keadaan independen. Panel kanan: Kedua ikon qubit A dan B kini dihubungkan oleh garis/pola entanglement yang bersinar. Ketika ikon A 'diukur' dan berubah menjadi '0' (misalnya, warna solid biru), ikon B </text:span><text:span text:style-name="Emphasis"><text:span text:style-name="T1">seketika</text:span></text:span><text:span text:style-name="T1"> berubah menjadi '1' (misalnya, warna solid merah), dan sebaliknya. Beri judul 'Entanglement: Satu Sistem, Nasib Bersama'." </text:span></text:p>
              </text:list-item>
            </text:list>
          </text:section>
          <text:section text:style-name="Sect1" text:name="feedback-form-23">
            <text:p text:style-name="P163"/>
          </text:section>
        </text:section>
        <text:section text:style-name="Sect1" text:name="2cd1fe0b07b90166">
          <text:p text:style-name="P117"/>
          <text:section text:style-name="Sect1" text:name="user-query-content-24">
            <text:p text:style-name="P174">yax </text:p>
          </text:section>
          <text:p text:style-name="P163">Tampilkan alur berpikir</text:p>
          <text:section text:style-name="Sect2" text:name="model-response-message-contentr_2cd1fe0b07b90166">
            <text:p text:style-name="Text_20_body"><text:span text:style-name="T1">Baik, saya lanjutkan dengan prompt untuk </text:span><text:span text:style-name="Strong_20_Emphasis"><text:span text:style-name="T1">Isi Subbab 4.2</text:span></text:span><text:span text:style-name="T1">.</text:span></text:p>
            <text:p text:style-name="P175"/>
            <text:p text:style-name="Text_20_body"><text:span text:style-name="Strong_20_Emphasis"><text:span text:style-name="T1">(Jawaban untuk Prompt: Isi Subbab 4.2 - Analogi Sarung Tangan Ajaib: Memahami Keterkaitan Kuantum)</text:span></text:span></text:p>
            <text:p text:style-name="Text_20_body"><text:span text:style-name="Strong_20_Emphasis"><text:span text:style-name="T1">4.2. Analogi Sarung Tangan Ajaib: Memahami Keterkaitan Kuantum</text:span></text:span></text:p>
            <text:p text:style-name="Text_20_body"><text:span text:style-name="T1">Konsep entanglement, di mana mengukur satu qubit seketika mempengaruhi qubit lainnya meski terpisah jauh, memang terdengar sangat aneh. Untuk membantu kita memahaminya, mari kita gunakan analogi populer yang dikenal sebagai analogi </text:span><text:span text:style-name="Strong_20_Emphasis"><text:span text:style-name="T1">Sarung Tangan Ajaib</text:span></text:span><text:span text:style-name="T1">.</text:span></text:p>
            <text:p text:style-name="Text_20_body"><text:span text:style-name="T1">Bayangkan Anda memiliki sepasang sarung tangan: satu untuk tangan </text:span><text:span text:style-name="Strong_20_Emphasis"><text:span text:style-name="T1">kiri (L)</text:span></text:span><text:span text:style-name="T1"> dan satu untuk tangan </text:span><text:span text:style-name="Strong_20_Emphasis"><text:span text:style-name="T1">kanan (R)</text:span></text:span><text:span text:style-name="T1">. Anda tidak melihatnya, lalu Anda memasukkan masing-masing sarung tangan ke dalam dua kotak identik yang tertutup rapat. Satu kotak Anda simpan, dan kotak lainnya Anda kirim ke teman Anda di kota lain yang sangat jauh, katakanlah dari Banda Aceh ke Jakarta.</text:span></text:p>
            <text:p text:style-name="Text_20_body"><text:span text:style-name="T1">Sekarang, Anda membuka kotak Anda di Banda Aceh dan menemukan di dalamnya ada sarung tangan </text:span><text:span text:style-name="Strong_20_Emphasis"><text:span text:style-name="T1">kiri (L)</text:span></text:span><text:span text:style-name="T1">. Seketika itu juga, bahkan sebelum teman Anda membuka kotaknya, Anda tahu </text:span><text:span text:style-name="Emphasis"><text:span text:style-name="T1">dengan pasti</text:span></text:span><text:span text:style-name="T1"> bahwa kotak teman Anda di Jakarta berisi sarung tangan </text:span><text:span text:style-name="Strong_20_Emphasis"><text:span text:style-name="T1">kanan (R)</text:span></text:span><text:span text:style-name="T1">. Begitu pula sebaliknya, jika Anda menemukan sarung tangan kanan, Anda tahu teman Anda pasti memiliki yang kiri.</text:span></text:p>
            <text:p text:style-name="Text_20_body"><text:soft-page-break/><text:span text:style-name="T1">Bagaimana Anda bisa tahu seketika? Apakah ada pesan gaib yang dikirim dari kotak Anda ke kotak teman Anda? Tentu tidak. Anda tahu karena Anda tahu sejak awal bahwa Anda memulai dengan sepasang sarung tangan (satu kiri, satu kanan). Ada </text:span><text:span text:style-name="Strong_20_Emphasis"><text:span text:style-name="T1">korelasi</text:span></text:span><text:span text:style-name="T1"> yang sudah tertanam sejak awal: jika satu kiri, yang lain pasti kanan. Mengetahui isi satu kotak secara otomatis memberitahu Anda isi kotak lainnya karena hubungan yang sudah ada sebelumnya.</text:span></text:p>
            <text:p text:style-name="Text_20_body"><text:span text:style-name="T1">Analogi sarung tangan ini cukup baik dalam menjelaskan aspek </text:span><text:span text:style-name="Strong_20_Emphasis"><text:span text:style-name="T1">korelasi instan</text:span></text:span><text:span text:style-name="T1"> pada entanglement. Seperti halnya mengetahui jenis satu sarung tangan langsung memberitahu jenis pasangannya, mengukur keadaan satu qubit terentanglement (misalnya, mendapatkan 0) langsung memberitahu Anda keadaan pasangannya (misalnya, pasti 1).</text:span></text:p>
            <text:p text:style-name="Text_20_body"><text:span text:style-name="Strong_20_Emphasis"><text:span text:style-name="T1">NAMUN, di sinilah letak perbedaan krusial dan mengapa entanglement tetap 'seram':</text:span></text:span></text:p>
            <text:p text:style-name="Text_20_body"><text:span text:style-name="T1">Dalam analogi sarung tangan, kita berasumsi bahwa setiap kotak </text:span><text:span text:style-name="Emphasis"><text:span text:style-name="T1">sudah</text:span></text:span><text:span text:style-name="T1"> berisi sarung tangan kiri atau kanan tertentu </text:span><text:span text:style-name="Emphasis"><text:span text:style-name="T1">sejak awal</text:span></text:span><text:span text:style-name="T1">, bahkan sebelum kotaknya dibuka. Jenis sarung tangannya sudah ditentukan. Ini sesuai dengan intuisi kita tentang dunia nyata (konsep yang disebut 'realisme lokal').</text:span></text:p>
            <text:p text:style-name="Text_20_body"><text:span text:style-name="T1">Di dunia kuantum, ceritanya berbeda! Menurut pemahaman terbaik kita tentang mekanika kuantum, qubit-qubit yang ter-entangle itu seringkali berada dalam </text:span><text:span text:style-name="Strong_20_Emphasis"><text:span text:style-name="T1">superposisi</text:span></text:span><text:span text:style-name="T1"> sebelum diukur. Artinya, keadaan mereka (misalnya 0 atau 1) </text:span><text:span text:style-name="Strong_20_Emphasis"><text:span text:style-name="T1">belum ditentukan</text:span></text:span><text:span text:style-name="T1"> secara pasti, mirip seperti koin yang masih berputar. Baru </text:span><text:span text:style-name="Strong_20_Emphasis"><text:span text:style-name="T1">saat Anda melakukan pengukuran</text:span></text:span><text:span text:style-name="T1"> pada </text:span><text:span text:style-name="Emphasis"><text:span text:style-name="T1">satu</text:span></text:span><text:span text:style-name="T1"> qubit (membuka satu kotak), keadaan </text:span><text:span text:style-name="Emphasis"><text:span text:style-name="T1">kedua</text:span></text:span><text:span text:style-name="T1"> qubit secara instan 'ditentukan' atau 'runtuh' ke dalam hasil yang berkorelasi (misalnya, satu menjadi 0 dan yang lain </text:span><text:span text:style-name="Emphasis"><text:span text:style-name="T1">seketika</text:span></text:span><text:span text:style-name="T1"> menjadi 1).</text:span></text:p>
            <text:p text:style-name="P117">Jadi, tidak seperti sarung tangan yang jenisnya sudah ada di dalam kotak, keadaan qubit baru muncul saat pengukuran, dan pengukuran pada satu qubit seolah 'memaksa' qubit pasangannya untuk seketika mengambil keadaan yang sesuai. Inilah aspek non-lokal dan kontra-intuitif yang membuat entanglement begitu unik dan sulit dipahami sepenuhnya hanya dengan analogi klasik seperti sarung tangan.</text:p>
            <text:p text:style-name="P175"/>
            <text:p text:style-name="Text_20_body"><text:span text:style-name="Strong_20_Emphasis"><text:span text:style-name="T1">(Tips Tambahan Opsional):</text:span></text:span></text:p>
            <text:list xml:id="list6785898069151221718" text:style-name="L65">
              <text:list-item>
                <text:p text:style-name="P63"><text:span text:style-name="Strong_20_Emphasis"><text:span text:style-name="T1">Mengapa Analogi Klasik Gagal:</text:span></text:span><text:span text:style-name="T1"> Kegagalan analogi sarung tangan (dan analogi klasik lainnya) untuk sepenuhnya menangkap esensi </text:span><text:soft-page-break/><text:span text:style-name="T1">entanglement menunjukkan betapa berbedanya dunia kuantum. Dunia kuantum tidak selalu mengikuti aturan 'realisme lokal' (objek memiliki properti pasti bahkan sebelum diukur, dan hanya dipengaruhi oleh lingkungan dekatnya). Eksperimen telah menunjukkan bahwa alam semesta di tingkat kuantum memang berperilaku 'lebih aneh' dari yang bisa dijelaskan oleh intuisi klasik kita. </text:span></text:p>
              </text:list-item>
            </text:list>
            <text:p text:style-name="Text_20_body"><text:span text:style-name="Strong_20_Emphasis"><text:span text:style-name="T1">(Prompt Ilustrasi Opsional):</text:span></text:span></text:p>
            <text:list xml:id="list3488268043640128210" text:style-name="L66">
              <text:list-item>
                <text:p text:style-name="P64"><text:span text:style-name="Strong_20_Emphasis"><text:span text:style-name="T1">Prompt Gambar:</text:span></text:span><text:span text:style-name="T1"> "Gambarkan dua kotak tertutup, satu berlabel 'Anda (Banda Aceh)', satu lagi 'Teman (Jakarta)', dihubungkan oleh garis putus-putus panjang. Di atasnya, tunjukkan ikon sepasang sarung tangan (kiri &amp; kanan) sebelum dimasukkan kotak. Kemudian, tunjukkan panel saat kotak 'Anda' dibuka, memperlihatkan sarung tangan kiri. Seketika, muncul gelembung pikiran di atas kotak 'Teman' yang menunjukkan sarung tangan kanan (meskipun kotaknya masih tertutup). </text:span><text:span text:style-name="Emphasis"><text:span text:style-name="T1">Di bawah skenario ini</text:span></text:span><text:span text:style-name="T1">, tambahkan catatan atau panel kecil yang kontras: 'Tapi Qubit Berbeda! Keadaan (0/1) baru muncul saat diukur, tidak ditentukan sebelumnya seperti sarung tangan.' Mungkin gambarkan qubit sebagai bola 'berputar' yang baru menjadi '0' atau '1' saat 'mata' (simbol pengukuran) melihatnya." </text:span></text:p>
              </text:list-item>
            </text:list>
          </text:section>
          <text:section text:style-name="Sect1" text:name="feedback-form-24">
            <text:p text:style-name="P163"/>
          </text:section>
        </text:section>
        <text:section text:style-name="Sect1" text:name="fb938005028210f8">
          <text:p text:style-name="P117"/>
          <text:section text:style-name="Sect1" text:name="user-query-content-25">
            <text:p text:style-name="P174">yax </text:p>
          </text:section>
          <text:p text:style-name="P163">Tampilkan alur berpikir</text:p>
          <text:section text:style-name="Sect2" text:name="model-response-message-contentr_fb938005028210f8">
            <text:p text:style-name="Text_20_body"><text:span text:style-name="T1">Baik, saya lanjutkan dengan prompt untuk </text:span><text:span text:style-name="Strong_20_Emphasis"><text:span text:style-name="T1">Isi Subbab 4.3</text:span></text:span><text:span text:style-name="T1">.</text:span></text:p>
            <text:p text:style-name="P175"/>
            <text:p text:style-name="Text_20_body"><text:span text:style-name="Strong_20_Emphasis"><text:span text:style-name="T1">(Jawaban untuk Prompt: Isi Subbab 4.3 - Kekuatan Tersembunyi Entanglement dalam Memproses Informasi)</text:span></text:span></text:p>
            <text:p text:style-name="Text_20_body"><text:span text:style-name="Strong_20_Emphasis"><text:span text:style-name="T1">4.3. Kekuatan Tersembunyi Entanglement dalam Memproses Informasi</text:span></text:span></text:p>
            <text:p text:style-name="Text_20_body"><text:span text:style-name="T1">Setelah memahami apa itu entanglement dan betapa anehnya ia, pertanyaan selanjutnya adalah: apa gunanya 'koneksi misterius' ini dalam dunia komputasi dan informasi? Ternyata, entanglement bukan sekadar keunikan fisika; ia adalah </text:span><text:span text:style-name="Strong_20_Emphasis"><text:span text:style-name="T1">sumber daya</text:span></text:span><text:span text:style-name="T1"> yang sangat kuat dan esensial untuk banyak aplikasi kuantum.</text:span></text:p>
            <text:p text:style-name="P117">Berikut beberapa alasan mengapa entanglement begitu penting:</text:p>
            <text:list xml:id="list7293694388655833749" text:style-name="L67">
              <text:list-item>
                <text:p text:style-name="P65"><text:span text:style-name="Strong_20_Emphasis"><text:span text:style-name="T1">Koordinasi Tingkat Tinggi:</text:span></text:span><text:span text:style-name="T1"> Entanglement memungkinkan qubit-qubit </text:span><text:soft-page-break/><text:span text:style-name="T1">untuk bekerja sama secara terkoordinasi dengan cara yang tidak mungkin dilakukan oleh bit-bit klasik yang independen. Karena qubit yang ter-entangle berperilaku sebagai satu sistem tunggal, operasi yang dilakukan pada </text:span><text:span text:style-name="Emphasis"><text:span text:style-name="T1">satu</text:span></text:span><text:span text:style-name="T1"> qubit dapat secara instan mempengaruhi keseluruhan sistem yang terikat dengannya. Ini memungkinkan dilakukannya manipulasi informasi yang kompleks dan tersinkronisasi, yang menjadi dasar bagi banyak algoritma kuantum yang kuat. Bayangkan sebuah tim penari yang begitu terhubung sehingga gerakan satu penari secara otomatis mengatur gerakan seluruh anggota tim lainnya secara bersamaan dan harmonis.</text:span></text:p>
              </text:list-item>
              <text:list-item>
                <text:p text:style-name="P65"><text:span text:style-name="Strong_20_Emphasis"><text:span text:style-name="T1">Komunikasi Kuantum:</text:span></text:span><text:span text:style-name="T1"> Entanglement adalah tulang punggung dari beberapa protokol komunikasi kuantum yang revolusioner. Salah satu contoh paling terkenal adalah </text:span><text:span text:style-name="Strong_20_Emphasis"><text:span text:style-name="T1">Teleportasi Kuantum</text:span></text:span><text:span text:style-name="T1">. Penting dicatat, ini </text:span><text:span text:style-name="Emphasis"><text:span text:style-name="T1">bukan</text:span></text:span><text:span text:style-name="T1"> seperti di film fiksi ilmiah di mana benda atau orang dipindahkan dari satu tempat ke tempat lain. Teleportasi kuantum adalah tentang mentransfer </text:span><text:span text:style-name="Strong_20_Emphasis"><text:span text:style-name="T1">keadaan kuantum</text:span></text:span><text:span text:style-name="T1"> (informasi kuantum) dari satu qubit ke qubit lain di lokasi yang berbeda, tanpa mengirimkan qubit itu sendiri secara fisik. Proses ini memanfaatkan pasangan qubit yang ter-entangle yang dibagi antara pengirim dan penerima. Meskipun tidak mengirimkan materi, kemampuan mentransfer informasi kuantum secara utuh ini memiliki implikasi besar untuk komputasi terdistribusi dan jaringan kuantum di masa depan.</text:span></text:p>
              </text:list-item>
              <text:list-item>
                <text:p text:style-name="P65"><text:span text:style-name="Strong_20_Emphasis"><text:span text:style-name="T1">Koreksi Kesalahan Kuantum:</text:span></text:span><text:span text:style-name="T1"> Seperti yang akan kita bahas nanti, qubit sangat rentan terhadap 'gangguan' dari lingkungan (dekoherensi) yang dapat merusak informasi kuantum yang disimpannya. Entanglement memainkan peran krusial dalam skema </text:span><text:span text:style-name="Strong_20_Emphasis"><text:span text:style-name="T1">Koreksi Kesalahan Kuantum (Quantum Error Correction)</text:span></text:span><text:span text:style-name="T1">. Dengan meng-entangle beberapa qubit fisik untuk merepresentasikan satu qubit informasi logis, para ilmuwan berharap dapat mendeteksi dan memperbaiki kesalahan yang terjadi pada qubit fisik individu tanpa menghancurkan informasi kuantum yang rapuh tersebut. Ini seperti menyimpan salinan informasi penting di beberapa tempat yang terhubung erat, sehingga jika satu salinan rusak, informasi masih bisa dipulihkan dari yang lain.</text:span></text:p>
              </text:list-item>
            </text:list>
            <text:p text:style-name="Text_20_body"><text:span text:style-name="T1">Singkatnya, entanglement menciptakan semacam </text:span><text:span text:style-name="Strong_20_Emphasis"><text:span text:style-name="T1">'kesatuan' komputasi</text:span></text:span><text:span text:style-name="T1"> atau </text:span><text:span text:style-name="Strong_20_Emphasis"><text:span text:style-name="T1">'jaringan' informasi</text:span></text:span><text:span text:style-name="T1"> kuantum yang sangat kuat. Ia memungkinkan qubit untuk berkolaborasi, berkomunikasi, dan melindungi informasi dengan cara-cara baru </text:span><text:soft-page-break/><text:span text:style-name="T1">yang radikal, melampaui batas-batas komputasi klasik. Tanpa entanglement, banyak potensi kekuatan komputasi kuantum tidak akan dapat terwujud.</text:span></text:p>
            <text:p text:style-name="P175"/>
            <text:p text:style-name="Text_20_body"><text:span text:style-name="Strong_20_Emphasis"><text:span text:style-name="T1">(Tips Tambahan Opsional):</text:span></text:span></text:p>
            <text:list xml:id="list3152157466873375872" text:style-name="L68">
              <text:list-item>
                <text:p text:style-name="P66"><text:span text:style-name="Strong_20_Emphasis"><text:span text:style-name="T1">Entanglement sebagai Sumber Daya:</text:span></text:span><text:span text:style-name="T1"> Dalam komunitas riset kuantum, entanglement seringkali dianggap sebagai 'sumber daya' (resource) yang berharga, sama seperti energi atau bahan baku. Semakin banyak entanglement yang bisa diciptakan dan dikendalikan dalam sebuah sistem kuantum, semakin besar potensi kemampuannya untuk melakukan tugas-tugas komputasi yang kompleks. Menciptakan dan mempertahankan entanglement berkualitas tinggi antar banyak qubit adalah salah satu tantangan rekayasa terbesar saat ini. </text:span></text:p>
              </text:list-item>
            </text:list>
            <text:p text:style-name="Text_20_body"><text:span text:style-name="Strong_20_Emphasis"><text:span text:style-name="T1">(Prompt Ilustrasi Opsional):</text:span></text:span></text:p>
            <text:list xml:id="list3908688259081087351" text:style-name="L69">
              <text:list-item>
                <text:p text:style-name="P67"><text:span text:style-name="Strong_20_Emphasis"><text:span text:style-name="T1">Prompt Gambar:</text:span></text:span><text:span text:style-name="T1"> "Gambarkan beberapa ikon qubit (misalnya, 4 atau 5 buah) yang saling terhubung dengan pola entanglement yang rumit (garis-garis bersinar yang saling terkait). Sistem qubit yang ter-entangle ini digambarkan sedang 'mengerjakan' sebuah masalah kompleks (disimbolkan dengan bentuk geometris rumit atau labirin kecil di tengah). Tunjukkan bahwa sebuah 'operasi' (misalnya, panah instruksi) yang ditujukan pada satu qubit saja, menyebabkan perubahan atau aktivitas (misalnya, perubahan warna atau pola) pada </text:span><text:span text:style-name="Emphasis"><text:span text:style-name="T1">seluruh</text:span></text:span><text:span text:style-name="T1"> sistem qubit yang terhubung, menunjukkan kerja sama terkoordinasi. Judul: 'Entanglement: Qubit Bekerja Sama sebagai Satu Tim'." </text:span></text:p>
              </text:list-item>
            </text:list>
          </text:section>
          <text:section text:style-name="Sect1" text:name="feedback-form-25">
            <text:p text:style-name="P163"/>
          </text:section>
        </text:section>
        <text:section text:style-name="Sect1" text:name="c31722829fc6c8f9">
          <text:p text:style-name="P117"/>
          <text:section text:style-name="Sect1" text:name="user-query-content-26">
            <text:p text:style-name="P174">yax </text:p>
          </text:section>
          <text:p text:style-name="P163">Tampilkan alur berpikir</text:p>
          <text:section text:style-name="Sect2" text:name="model-response-message-contentr_c31722829fc6c8f9">
            <text:p text:style-name="Text_20_body"><text:span text:style-name="T1">Baik, saya lanjutkan dengan prompt untuk </text:span><text:span text:style-name="Strong_20_Emphasis"><text:span text:style-name="T1">Isi Subbab 4.4</text:span></text:span><text:span text:style-name="T1">.</text:span></text:p>
            <text:p text:style-name="P175"/>
            <text:p text:style-name="Text_20_body"><text:span text:style-name="Strong_20_Emphasis"><text:span text:style-name="T1">(Jawaban untuk Prompt: Isi Subbab 4.4 - Einstein Menyebutnya "Aksi Seram dari Jauh" (Spooky Action at a Distance))</text:span></text:span></text:p>
            <text:p text:style-name="Text_20_body"><text:span text:style-name="Strong_20_Emphasis"><text:span text:style-name="T1">4.4. Einstein Menyebutnya "Aksi Seram dari Jauh" (Spooky Action at a Distance)</text:span></text:span></text:p>
            <text:p text:style-name="Text_20_body"><text:soft-page-break/><text:span text:style-name="T1">Keanehan entanglement, terutama aspek koneksi instan antara partikel yang terpisah jauh, ternyata tidak hanya membingungkan kita yang baru belajar. Bahkan salah satu pemikir terhebat dalam sejarah fisika, </text:span><text:span text:style-name="Strong_20_Emphasis"><text:span text:style-name="T1">Albert Einstein</text:span></text:span><text:span text:style-name="T1">, merasa sangat 'tidak nyaman' dengan konsep ini.</text:span></text:p>
            <text:p text:style-name="Text_20_body"><text:span text:style-name="T1">Einstein, bersama rekan-rekannya Boris Podolsky dan Nathan Rosen (dalam karya terkenal yang disebut </text:span><text:span text:style-name="Strong_20_Emphasis"><text:span text:style-name="T1">paradoks EPR</text:span></text:span><text:span text:style-name="T1">), adalah salah satu yang pertama kali secara serius menganalisis konsekuensi aneh dari entanglement pada tahun 1935. Meskipun karyanya justru membantu memperdalam pemahaman tentang entanglement, Einstein sendiri tetap skeptis hingga akhir hayatnya. Ia merasa ada sesuatu yang 'tidak lengkap' atau 'hilang' dari teori kuantum.</text:span></text:p>
            <text:p text:style-name="Text_20_body"><text:span text:style-name="T1">Salah satu sumber ketidaknyamanan utamanya adalah apa yang tampak seperti pelanggaran terhadap prinsip </text:span><text:span text:style-name="Strong_20_Emphasis"><text:span text:style-name="T1">lokalitas</text:span></text:span><text:span text:style-name="T1"> – gagasan intuitif bahwa sebuah objek hanya dapat dipengaruhi secara langsung oleh lingkungan terdekatnya, dan bahwa pengaruh apa pun tidak dapat merambat lebih cepat dari kecepatan cahaya. Bagaimana mungkin mengukur partikel A di sini bisa </text:span><text:span text:style-name="Emphasis"><text:span text:style-name="T1">seketika</text:span></text:span><text:span text:style-name="T1"> menentukan keadaan partikel B yang berada bermil-mil jauhnya?</text:span></text:p>
            <text:p text:style-name="Text_20_body"><text:span text:style-name="T1">Untuk menggambarkan ketidakpercayaannya pada koneksi instan tanpa perantara ini, Einstein menciptakan istilah yang sangat terkenal: </text:span><text:span text:style-name="Strong_20_Emphasis"><text:span text:style-name="Emphasis"><text:span text:style-name="T1">"spukhafte Fernwirkung"</text:span></text:span></text:span><text:span text:style-name="T1"> dalam bahasa Jerman, yang diterjemahkan sebagai </text:span><text:span text:style-name="Strong_20_Emphasis"><text:span text:style-name="Emphasis"><text:span text:style-name="T1">"spooky action at a distance"</text:span></text:span></text:span><text:span text:style-name="T1"> atau </text:span><text:span text:style-name="Strong_20_Emphasis"><text:span text:style-name="T1">"aksi seram dari jauh"</text:span></text:span><text:span text:style-name="T1">.</text:span></text:p>
            <text:p text:style-name="P117">Mengapa 'seram'? Karena seolah-olah ada komunikasi telepati atau pengaruh gaib yang terjadi antara partikel-partikel tersebut, melanggar batas kecepatan cahaya yang merupakan pilar fundamental dalam teori relativitas Einstein sendiri.</text:p>
            <text:p text:style-name="Text_20_body"><text:span text:style-name="T1">Penting untuk dipahami bahwa meskipun Einstein benar tentang adanya korelasi instan yang 'seram' ini, pemahaman modern (dan eksperimen) menunjukkan bahwa entanglement </text:span><text:span text:style-name="Strong_20_Emphasis"><text:span text:style-name="T1">tidak</text:span></text:span><text:span text:style-name="T1"> bisa digunakan untuk mengirim informasi lebih cepat dari cahaya. Ya, hasil pengukuran satu partikel seketika menentukan hasil pengukuran pasangannya, tetapi Anda tidak bisa </text:span><text:span text:style-name="Emphasis"><text:span text:style-name="T1">mengontrol</text:span></text:span><text:span text:style-name="T1"> hasil pengukuran pertama (ingat, hasilnya probabilistik). Jadi, Anda tidak bisa menggunakan entanglement untuk mengirim pesan "Halo" secara instan dari satu tempat ke tempat lain. Korelasinya instan, tetapi komunikasi informatif tetap dibatasi oleh kecepatan cahaya.</text:span></text:p>
            <text:p text:style-name="Text_20_body"><text:span text:style-name="T1">Meskipun demikian, 'keseraman' yang dirasakan Einstein tetap relevan. Entanglement menunjukkan betapa berbedanya realitas kuantum dari intuisi </text:span><text:soft-page-break/><text:span text:style-name="T1">kita. Dan yang lebih menakjubkan lagi, berbagai eksperimen canggih yang dilakukan selama puluhan tahun setelah keraguan Einstein (terutama oleh fisikawan seperti John Bell dan para penerusnya) telah secara meyakinkan membuktikan bahwa 'aksi seram dari jauh' ini </text:span><text:span text:style-name="Strong_20_Emphasis"><text:span text:style-name="T1">benar-benar nyata</text:span></text:span><text:span text:style-name="T1">. Entanglement adalah fakta fisika yang fundamental, seaneh apa pun kedengarannya. Ini adalah pengingat kuat bahwa alam semesta di tingkat terdalamnya mungkin jauh lebih aneh dan saling terhubung daripada yang pernah kita bayangkan.</text:span></text:p>
            <text:p text:style-name="P175"/>
            <text:p text:style-name="Text_20_body"><text:span text:style-name="Strong_20_Emphasis"><text:span text:style-name="T1">(Tips Tambahan Opsional):</text:span></text:span></text:p>
            <text:list xml:id="list2660890979714893498" text:style-name="L70">
              <text:list-item>
                <text:p text:style-name="P68"><text:span text:style-name="Strong_20_Emphasis"><text:span text:style-name="T1">Paradoks EPR:</text:span></text:span><text:span text:style-name="T1"> Argumen asli Einstein, Podolsky, dan Rosen (EPR) pada tahun 1935 dirancang untuk menunjukkan bahwa mekanika kuantum tidak lengkap karena memprediksi fenomena non-lokal seperti entanglement. Mereka berpendapat pasti ada 'variabel tersembunyi' lokal yang belum ditemukan yang menentukan hasil pengukuran. Namun, karya John Bell kemudian menunjukkan cara menguji secara eksperimental antara teori kuantum dan teori variabel tersembunyi lokal, dan hasil eksperimen secara konsisten mendukung teori kuantum dan menolak penjelasan variabel tersembunyi lokal ala Einstein. </text:span></text:p>
              </text:list-item>
            </text:list>
            <text:p text:style-name="Text_20_body"><text:span text:style-name="Strong_20_Emphasis"><text:span text:style-name="T1">(Prompt Ilustrasi Opsional):</text:span></text:span></text:p>
            <text:list xml:id="list5722875330520859007" text:style-name="L71">
              <text:list-item>
                <text:p text:style-name="P69"><text:span text:style-name="Strong_20_Emphasis"><text:span text:style-name="T1">Prompt Gambar:</text:span></text:span><text:span text:style-name="T1"> "Gambarkan karikatur Albert Einstein dengan ekspresi wajah bingung atau sedikit tidak percaya. Di depannya atau di gelembung pikiran, gambarkan dua partikel (qubit) yang terpisah jauh, dihubungkan oleh garis entanglement 'seram' (mungkin sedikit berhantu atau bergelombang aneh). Tambahkan kutipan 'Spooky action at a distance?' atau 'Aksi Seram dari Jauh?' di dekatnya. Tujuannya adalah menangkap ketidakpercayaan Einstein terhadap fenomena non-lokal ini." </text:span></text:p>
              </text:list-item>
            </text:list>
          </text:section>
          <text:section text:style-name="Sect1" text:name="feedback-form-26">
            <text:p text:style-name="P163"/>
          </text:section>
        </text:section>
        <text:section text:style-name="Sect1" text:name="b698eda673d200a9">
          <text:p text:style-name="P117"/>
          <text:section text:style-name="Sect1" text:name="user-query-content-27">
            <text:p text:style-name="P174">yax </text:p>
          </text:section>
          <text:p text:style-name="P163">Tampilkan alur berpikir</text:p>
          <text:section text:style-name="Sect2" text:name="model-response-message-contentr_b698eda673d200a9">
            <text:p text:style-name="Text_20_body"><text:span text:style-name="T1">Baik, saya lanjutkan dengan prompt untuk </text:span><text:span text:style-name="Strong_20_Emphasis"><text:span text:style-name="T1">Pengantar Bab 5 Keseluruhan</text:span></text:span><text:span text:style-name="T1">.</text:span></text:p>
            <text:p text:style-name="P175"/>
            <text:p text:style-name="Text_20_body"><text:span text:style-name="Strong_20_Emphasis"><text:span text:style-name="T1">(Jawaban untuk Prompt: Pengantar Bab 5 Keseluruhan)</text:span></text:span></text:p>
            <text:p text:style-name="Text_20_body"><text:soft-page-break/><text:span text:style-name="Strong_20_Emphasis"><text:span text:style-name="T1">Bab 5: Bagaimana Komputer Kuantum Bekerja (Secara Sederhana)</text:span></text:span></text:p>
            <text:p text:style-name="Text_20_body"><text:span text:style-name="T1">Sejauh ini, kita telah mengumpulkan 'bahan-bahan dasar' yang diperlukan untuk memahami komputasi kuantum. Kita sudah berkenalan dengan </text:span><text:span text:style-name="Strong_20_Emphasis"><text:span text:style-name="T1">qubit</text:span></text:span><text:span text:style-name="T1">, unit informasi kuantum yang bisa menjadi lebih dari sekadar 0 atau 1 (Bab 3). Kita juga telah menjelajahi dua 'kekuatan super' kuantum utama yang dimanfaatkannya: </text:span><text:span text:style-name="Strong_20_Emphasis"><text:span text:style-name="T1">superposisi</text:span></text:span><text:span text:style-name="T1"> (kemampuan berada di banyak keadaan sekaligus) dan </text:span><text:span text:style-name="Strong_20_Emphasis"><text:span text:style-name="T1">entanglement</text:span></text:span><text:span text:style-name="T1"> (koneksi misterius antar qubit) (Bab 3 &amp; 4).</text:span></text:p>
            <text:p text:style-name="P117">Sekarang, pertanyaan logis berikutnya adalah: "Bagaimana kita 'meracik' bahan-bahan ajaib ini? Bagaimana kita menggunakannya untuk benar-benar melakukan perhitungan atau memecahkan masalah?"</text:p>
            <text:p text:style-name="Text_20_body"><text:span text:style-name="T1">Selamat datang di Bab 5! Di bab ini, kita akan mencoba mengintip sedikit ke dalam 'dapur' komputasi kuantum. Kita akan melihat gambaran umum, secara konseptual dan </text:span><text:span text:style-name="Strong_20_Emphasis"><text:span text:style-name="T1">sangat sederhana</text:span></text:span><text:span text:style-name="T1">, tentang </text:span><text:span text:style-name="Strong_20_Emphasis"><text:span text:style-name="T1">bagaimana sebuah komputasi kuantum sebenarnya dijalankan</text:span></text:span><text:span text:style-name="T1">.</text:span></text:p>
            <text:p text:style-name="Text_20_body"><text:span text:style-name="T1">Kita akan membahas bagaimana para ilmuwan memberikan 'instruksi' kepada qubit-qubit ini menggunakan apa yang disebut </text:span><text:span text:style-name="Strong_20_Emphasis"><text:span text:style-name="T1">gerbang kuantum</text:span></text:span><text:span text:style-name="T1">. Kita juga akan melihat langkah krusial bagaimana kita akhirnya mendapatkan 'jawaban' dari komputasi kuantum melalui proses </text:span><text:span text:style-name="Strong_20_Emphasis"><text:span text:style-name="T1">pengukuran</text:span></text:span><text:span text:style-name="T1">, yang memiliki konsekuensi unik di dunia kuantum.</text:span></text:p>
            <text:p text:style-name="Text_20_body"><text:span text:style-name="T1">Penting untuk diingat, judul bab ini mengandung kata "(Secara Sederhana)" karena suatu alasan. Proses sebenarnya di balik layar melibatkan fisika dan rekayasa yang sangat rumit. Tujuan kita di sini bukanlah untuk memahami setiap detail teknis, melainkan untuk mendapatkan </text:span><text:span text:style-name="Strong_20_Emphasis"><text:span text:style-name="T1">intuisi dasar</text:span></text:span><text:span text:style-name="T1"> tentang alur kerja umum sebuah komputer kuantum.</text:span></text:p>
            <text:p text:style-name="Text_20_body"><text:span text:style-name="T1">Selain itu, bab ini juga akan menyentuh aspek penting lainnya: </text:span><text:span text:style-name="Strong_20_Emphasis"><text:span text:style-name="T1">tantangan besar</text:span></text:span><text:span text:style-name="T1"> dalam membangun dan menjalankan mesin canggih ini di dunia nyata. Sebab, secanggih apa pun konsepnya, mewujudkannya menjadi teknologi yang andal adalah perjuangan tersendiri.</text:span></text:p>
            <text:p text:style-name="P117">Anggaplah bab ini seperti mempelajari aturan dasar sebuah permainan setelah Anda mengenal bidak-bidaknya. Mari kita lihat bagaimana qubit-qubit ini 'bermain' untuk menghasilkan sesuatu yang berguna!</text:p>
            <text:p text:style-name="P175"/>
            <text:p text:style-name="Text_20_body"><text:span text:style-name="Strong_20_Emphasis"><text:span text:style-name="T1">(Tips Tambahan Opsional):</text:span></text:span></text:p>
            <text:list xml:id="list6890898325926048015" text:style-name="L72">
              <text:list-item>
                <text:p text:style-name="P70"><text:span text:style-name="Strong_20_Emphasis"><text:span text:style-name="T1">Analogi Resep:</text:span></text:span><text:span text:style-name="T1"> Anda bisa membayangkan bab ini seperti melihat </text:span><text:soft-page-break/><text:span text:style-name="T1">langkah-langkah utama dalam sebuah resep masakan kuantum. Bab sebelumnya adalah tentang mengenal bahan-bahannya (qubit, superposisi, entanglement). Bab ini adalah tentang bagaimana bahan itu disiapkan (inisialisasi), diolah (gerbang kuantum), dan disajikan (pengukuran), serta kesulitan dalam proses memasaknya (tantangan). </text:span></text:p>
              </text:list-item>
            </text:list>
            <text:p text:style-name="Text_20_body"><text:span text:style-name="Strong_20_Emphasis"><text:span text:style-name="T1">(Prompt Ilustrasi Opsional):</text:span></text:span></text:p>
            <text:list xml:id="list2413133611106795464" text:style-name="L73">
              <text:list-item>
                <text:p text:style-name="P71"><text:span text:style-name="Strong_20_Emphasis"><text:span text:style-name="T1">Prompt Gambar:</text:span></text:span><text:span text:style-name="T1"> "Gambarkan sebuah diagram alur sederhana. Di sisi kiri, tunjukkan ikon-ikon yang mewakili 'bahan': ikon qubit (bola), ikon gelombang (superposisi), ikon dua qubit terhubung (entanglement). Panah dari bahan-bahan ini mengarah ke sebuah 'kotak proses' di tengah yang berlabel 'Proses Komputasi Kuantum' (mungkin dengan ikon gerbang kuantum abstrak di dalamnya). Dari kotak proses ini, sebuah panah menunjuk ke kanan, menghasilkan output berupa angka klasik '0' dan '1'. Berikan kesan bahwa ini adalah gambaran alur kerja tingkat tinggi." </text:span></text:p>
              </text:list-item>
            </text:list>
          </text:section>
          <text:section text:style-name="Sect1" text:name="feedback-form-27">
            <text:p text:style-name="P163"/>
          </text:section>
        </text:section>
        <text:section text:style-name="Sect1" text:name="2d7074bd7e08475f">
          <text:p text:style-name="P117"/>
          <text:section text:style-name="Sect1" text:name="user-query-content-28">
            <text:p text:style-name="P174">yax </text:p>
          </text:section>
          <text:p text:style-name="P163">Tampilkan alur berpikir</text:p>
          <text:section text:style-name="Sect2" text:name="model-response-message-contentr_2d7074bd7e08475f">
            <text:p text:style-name="Text_20_body"><text:span text:style-name="T1">Oke, saya lanjutkan dengan prompt untuk </text:span><text:span text:style-name="Strong_20_Emphasis"><text:span text:style-name="T1">Isi Subbab 5.1</text:span></text:span><text:span text:style-name="T1">.</text:span></text:p>
            <text:p text:style-name="P175"/>
            <text:p text:style-name="Text_20_body"><text:span text:style-name="Strong_20_Emphasis"><text:span text:style-name="T1">(Jawaban untuk Prompt: Isi Subbab 5.1 - Merangkai Qubit: Gerbang Kuantum)</text:span></text:span></text:p>
            <text:p text:style-name="Text_20_body"><text:span text:style-name="Strong_20_Emphasis"><text:span text:style-name="T1">5.1. Merangkai Qubit: Gerbang Kuantum</text:span></text:span></text:p>
            <text:p text:style-name="Text_20_body"><text:span text:style-name="T1">Kita tahu komputer klasik bekerja dengan memanipulasi bit menggunakan instruksi-instruksi dasar yang disebut </text:span><text:span text:style-name="Strong_20_Emphasis"><text:span text:style-name="T1">gerbang logika</text:span></text:span><text:span text:style-name="T1"> (logic gates). Anda mungkin pernah mendengar nama seperti gerbang NOT (membalik nilai bit), gerbang AND (menghasilkan 1 jika kedua input 1), atau gerbang OR (menghasilkan 1 jika salah satu input 1). Rangkaian gerbang logika inilah yang membentuk sirkuit elektronik yang menjalankan semua program di komputer kita.</text:span></text:p>
            <text:p text:style-name="Text_20_body"><text:span text:style-name="T1">Nah, komputer kuantum juga memiliki konsep serupa, tetapi operasinya jauh lebih canggih karena harus bekerja pada qubit yang bisa berada dalam superposisi dan entanglement. Instruksi-instruksi dasar yang digunakan untuk </text:span><text:soft-page-break/><text:span text:style-name="T1">memanipulasi qubit ini disebut </text:span><text:span text:style-name="Strong_20_Emphasis"><text:span text:style-name="T1">Gerbang Kuantum</text:span></text:span><text:span text:style-name="T1"> (Quantum Gates).</text:span></text:p>
            <text:p text:style-name="P117">Apa yang dilakukan oleh gerbang kuantum? Secara konseptual, mereka adalah operasi fisika yang sangat presisi (biasanya menggunakan pulsa laser atau gelombang mikro yang ditargetkan pada qubit) yang berfungsi untuk:</text:p>
            <text:list xml:id="list1585566158161842773" text:style-name="L74">
              <text:list-item>
                <text:p text:style-name="P144"><text:span text:style-name="Strong_20_Emphasis"><text:span text:style-name="T1">Mengubah Keadaan Qubit Individual:</text:span></text:span><text:span text:style-name="T1"> Misalnya, sebuah gerbang bisa mengambil qubit yang awalnya dalam keadaan pasti 0 dan mengubahnya menjadi keadaan superposisi (campuran 0 dan 1). Atau sebaliknya, mengubah superposisi kembali ke keadaan pasti. Ada juga gerbang yang berfungsi seperti gerbang NOT klasik, membalik keadaan qubit dari 0 menjadi 1 atau sebaliknya (jika ia dalam keadaan pasti). </text:span></text:p>
              </text:list-item>
              <text:list-item>
                <text:p text:style-name="P144"><text:span text:style-name="Strong_20_Emphasis"><text:span text:style-name="T1">Mengontrol Interaksi Antar Qubit:</text:span></text:span><text:span text:style-name="T1"> Gerbang kuantum tertentu dirancang untuk bekerja pada dua qubit atau lebih secara bersamaan. Fungsi utamanya seringkali adalah untuk menciptakan atau memanipulasi </text:span><text:span text:style-name="Strong_20_Emphasis"><text:span text:style-name="T1">entanglement</text:span></text:span><text:span text:style-name="T1"> di antara qubit-qubit tersebut. Misalnya, sebuah gerbang bisa membuat keadaan Qubit B bergantung pada keadaan Qubit A (jika A adalah 1, balikkan B; jika A adalah 0, biarkan B). Operasi terkondisi seperti ini sangat penting untuk banyak algoritma kuantum. </text:span></text:p>
              </text:list-item>
              <text:list-item>
                <text:p text:style-name="P72"><text:span text:style-name="Strong_20_Emphasis"><text:span text:style-name="T1">Mengubah Probabilitas:</text:span></text:span><text:span text:style-name="T1"> Gerbang kuantum bisa mengubah 'bobot' atau probabilitas dalam keadaan superposisi sebuah qubit, membuatnya lebih condong ke arah 0 atau ke arah 1 saat nanti diukur. </text:span></text:p>
              </text:list-item>
            </text:list>
            <text:p text:style-name="Text_20_body"><text:span text:style-name="T1">Sama seperti merangkai gerbang logika klasik untuk membuat program komputer biasa, para ilmuwan dan programmer kuantum merangkai </text:span><text:span text:style-name="Strong_20_Emphasis"><text:span text:style-name="T1">urutan gerbang-gerbang kuantum</text:span></text:span><text:span text:style-name="T1"> ini untuk menjalankan tugas komputasi tertentu. Rangkaian instruksi inilah yang disebut </text:span><text:span text:style-name="Strong_20_Emphasis"><text:span text:style-name="T1">Algoritma Kuantum</text:span></text:span><text:span text:style-name="T1"> atau </text:span><text:span text:style-name="Strong_20_Emphasis"><text:span text:style-name="T1">Program Kuantum</text:span></text:span><text:span text:style-name="T1">.</text:span></text:p>
            <text:p text:style-name="P117">Setiap algoritma kuantum dirancang secara cermat untuk memanfaatkan superposisi dan entanglement melalui serangkaian operasi gerbang kuantum, dengan tujuan akhir untuk mendapatkan solusi masalah tertentu saat hasil akhirnya diukur.</text:p>
            <text:p text:style-name="P117">Jadi, gerbang kuantum adalah 'perkakas' dasar yang memungkinkan kita 'memahat' dan 'membentuk' keadaan kuantum qubit sesuai keinginan, mengarahkan mereka melalui jalur komputasi kuantum untuk mencapai hasil yang diharapkan.</text:p>
            <text:p text:style-name="P175"/>
            <text:p text:style-name="Text_20_body"><text:soft-page-break/><text:span text:style-name="Strong_20_Emphasis"><text:span text:style-name="T1">(Tips Tambahan Opsional):</text:span></text:span></text:p>
            <text:list xml:id="list580859751075553311" text:style-name="L75">
              <text:list-item>
                <text:p text:style-name="P73"><text:span text:style-name="Strong_20_Emphasis"><text:span text:style-name="T1">Seni Desain Algoritma Kuantum:</text:span></text:span><text:span text:style-name="T1"> Merancang urutan gerbang kuantum yang efektif (algoritma kuantum) untuk memecahkan masalah tertentu adalah bidang yang sangat aktif dan menantang. Tidak semua masalah bisa dipercepat dengan komputer kuantum. Menemukan algoritma kuantum baru yang memberikan keuntungan signifikan dibandingkan algoritma klasik adalah salah satu tujuan utama riset komputasi kuantum saat ini. </text:span></text:p>
              </text:list-item>
            </text:list>
            <text:p text:style-name="Text_20_body"><text:span text:style-name="Strong_20_Emphasis"><text:span text:style-name="T1">(Prompt Ilustrasi Opsional):</text:span></text:span></text:p>
            <text:list xml:id="list8936237665677527319" text:style-name="L76">
              <text:list-item>
                <text:p text:style-name="P74"><text:span text:style-name="Strong_20_Emphasis"><text:span text:style-name="T1">Prompt Gambar:</text:span></text:span><text:span text:style-name="T1"> "Gambarkan sebuah atau beberapa garis horizontal yang mewakili 'kehidupan' qubit dari kiri ke kanan. Di sepanjang garis ini, tempatkan beberapa simbol kotak atau bentuk geometris abstrak yang mewakili 'Gerbang Kuantum'. Tunjukkan bagaimana representasi qubit (misalnya, bola dengan panah) berubah saat melewati setiap gerbang: mungkin dari keadaan pasti (panah ke bawah) menjadi superposisi (panah ke samping) setelah melewati gerbang pertama, lalu mungkin dua garis qubit berinteraksi di gerbang kedua dan menjadi terhubung oleh pola entanglement. Beri label sederhana seperti 'Qubit', 'Gerbang Kuantum', 'Algoritma Kuantum'. Gaya visual bisa seperti diagram sirkuit yang disederhanakan." </text:span></text:p>
              </text:list-item>
            </text:list>
          </text:section>
          <text:section text:style-name="Sect1" text:name="feedback-form-28">
            <text:p text:style-name="P163"/>
          </text:section>
        </text:section>
        <text:section text:style-name="Sect1" text:name="5b1b30834381a79e">
          <text:p text:style-name="P117"/>
          <text:section text:style-name="Sect1" text:name="user-query-content-29">
            <text:p text:style-name="P174">yax </text:p>
          </text:section>
          <text:p text:style-name="P163">Tampilkan alur berpikir</text:p>
          <text:section text:style-name="Sect2" text:name="model-response-message-contentr_5b1b30834381a79e">
            <text:p text:style-name="Text_20_body"><text:span text:style-name="T1">Baik, saya lanjutkan dengan prompt untuk </text:span><text:span text:style-name="Strong_20_Emphasis"><text:span text:style-name="T1">Isi Subbab 5.2</text:span></text:span><text:span text:style-name="T1">.</text:span></text:p>
            <text:p text:style-name="P175"/>
            <text:p text:style-name="Text_20_body"><text:span text:style-name="Strong_20_Emphasis"><text:span text:style-name="T1">(Jawaban untuk Prompt: Isi Subbab 5.2 - Mengukur Hasil: Runtuhnya Superposisi)</text:span></text:span></text:p>
            <text:p text:style-name="Text_20_body"><text:span text:style-name="Strong_20_Emphasis"><text:span text:style-name="T1">5.2. Mengukur Hasil: Runtuhnya Superposisi</text:span></text:span></text:p>
            <text:p text:style-name="Text_20_body"><text:span text:style-name="T1">Setelah qubit-qubit kita dimanipulasi dengan cermat melalui serangkaian gerbang kuantum sesuai algoritma yang dirancang, bagaimana kita bisa tahu hasilnya? Bagaimana kita 'membaca' jawaban dari komputasi kuantum ini? Di sinilah langkah krusial bernama </text:span><text:span text:style-name="Strong_20_Emphasis"><text:span text:style-name="T1">Pengukuran</text:span></text:span><text:span text:style-name="T1"> (Measurement) berperan.</text:span></text:p>
            <text:p text:style-name="P117"><text:soft-page-break/>Ingat, selama komputasi berjalan, qubit-qubit kita bisa berada dalam keadaan superposisi yang rumit, membawa banyak kemungkinan secara bersamaan. Namun, jawaban akhir yang kita inginkan biasanya berupa informasi klasik yang bisa kita pahami: serangkaian angka 0 dan 1, sama seperti hasil dari komputer biasa. Pengukuran adalah jembatan antara dunia kuantum yang penuh kemungkinan dan dunia klasik yang pasti.</text:p>
            <text:p text:style-name="P117">Apa yang terjadi saat kita melakukan pengukuran pada sebuah qubit (atau sistem qubit)?</text:p>
            <text:p text:style-name="Text_20_body"><text:span text:style-name="T1">Ini adalah salah satu aspek paling unik dan mendasar dari mekanika kuantum: tindakan </text:span><text:span text:style-name="Strong_20_Emphasis"><text:span text:style-name="T1">mengukur</text:span></text:span><text:span text:style-name="T1"> atau </text:span><text:span text:style-name="Strong_20_Emphasis"><text:span text:style-name="T1">mengamati</text:span></text:span><text:span text:style-name="T1"> sebuah sistem kuantum akan </text:span><text:span text:style-name="Strong_20_Emphasis"><text:span text:style-name="T1">memaksanya</text:span></text:span><text:span text:style-name="T1"> untuk 'memilih' satu keadaan pasti dari semua kemungkinan yang ada dalam superposisinya. Fenomena ini sering disebut sebagai </text:span><text:span text:style-name="Strong_20_Emphasis"><text:span text:style-name="T1">Runtuhnya Superposisi</text:span></text:span><text:span text:style-name="T1"> atau </text:span><text:span text:style-name="Strong_20_Emphasis"><text:span text:style-name="T1">Keruntuhan Fungsi Gelombang</text:span></text:span><text:span text:style-name="T1"> (Wavefunction Collapse).</text:span></text:p>
            <text:p text:style-name="Text_20_body"><text:span text:style-name="T1">Mari kita kembali ke analogi koin berputar (qubit dalam superposisi). Selama koin berputar, ia adalah campuran potensi Kepala (1) dan Ekor (0). Pengukuran ibarat </text:span><text:span text:style-name="Strong_20_Emphasis"><text:span text:style-name="T1">menangkap</text:span></text:span><text:span text:style-name="T1"> koin tersebut. Seketika Anda menangkapnya, putarannya berhenti, dan koin itu dipaksa untuk menunjukkan satu sisi saja: entah Kepala atau Ekor. Superposisinya telah runtuh menjadi satu hasil klasik yang definitif.</text:span></text:p>
            <text:p text:style-name="Text_20_body"><text:span text:style-name="T1">Hal yang sama terjadi pada qubit. Saat diukur, superposisinya runtuh, dan qubit akan 'jatuh' ke dalam keadaan pasti </text:span><text:span text:style-name="Strong_20_Emphasis"><text:span text:style-name="T1">0</text:span></text:span><text:span text:style-name="T1"> atau keadaan pasti </text:span><text:span text:style-name="Strong_20_Emphasis"><text:span text:style-name="T1">1</text:span></text:span><text:span text:style-name="T1">. Hasil mana yang akan muncul? Ini bersifat </text:span><text:span text:style-name="Strong_20_Emphasis"><text:span text:style-name="T1">probabilistik</text:span></text:span><text:span text:style-name="T1">. Peluang untuk mendapatkan 0 atau 1 ditentukan oleh 'bobot' atau amplitudo keadaan 0 dan 1 dalam superposisi qubit </text:span><text:span text:style-name="Emphasis"><text:span text:style-name="T1">tepat sebelum</text:span></text:span><text:span text:style-name="T1"> pengukuran dilakukan (seperti yang diatur oleh gerbang-gerbang kuantum sebelumnya).</text:span></text:p>
            <text:p text:style-name="Text_20_body"><text:span text:style-name="T1">Karena sifat probabilistik ini, seringkali sebuah algoritma kuantum perlu dijalankan </text:span><text:span text:style-name="Strong_20_Emphasis"><text:span text:style-name="T1">berulang kali</text:span></text:span><text:span text:style-name="T1"> (misalnya ribuan atau jutaan kali) pada input yang sama. Dengan mengumpulkan statistik dari banyak hasil pengukuran, kita bisa menentukan probabilitas kemunculan setiap hasil (misalnya, 70% menghasilkan 0101, 30% menghasilkan 1100) dan menyimpulkan jawaban yang paling mungkin atau distribusi probabilitas yang diinginkan sebagai solusi dari masalah yang dikomputasi.</text:span></text:p>
            <text:p text:style-name="P117">Jadi, pengukuran adalah langkah akhir yang penting namun 'destruktif' dalam komputasi kuantum. Ia mengekstrak jawaban klasik yang kita butuhkan, tetapi sekaligus menghancurkan keadaan superposisi kuantum yang kaya yang telah dibangun dengan susah payah selama komputasi.</text:p>
            <text:p text:style-name="P175"><text:soft-page-break/></text:p>
            <text:p text:style-name="Text_20_body"><text:span text:style-name="Strong_20_Emphasis"><text:span text:style-name="T1">(Tips Tambahan Opsional):</text:span></text:span></text:p>
            <text:list xml:id="list5815256588005085108" text:style-name="L77">
              <text:list-item>
                <text:p text:style-name="P75"><text:span text:style-name="Strong_20_Emphasis"><text:span text:style-name="T1">Pengukuran Itu Sulit:</text:span></text:span><text:span text:style-name="T1"> Melakukan pengukuran pada sistem kuantum tanpa 'mengganggu' atau merusaknya secara tidak sengaja juga merupakan tantangan teknis yang signifikan. Proses pengukuran itu sendiri melibatkan interaksi fisik antara alat ukur dan qubit, dan interaksi ini bisa menjadi sumber kesalahan (error) dalam komputasi kuantum. Para ilmuwan terus mengembangkan metode pengukuran yang lebih cepat, akurat, dan 'lembut' terhadap keadaan kuantum. </text:span></text:p>
              </text:list-item>
            </text:list>
            <text:p text:style-name="Text_20_body"><text:span text:style-name="Strong_20_Emphasis"><text:span text:style-name="T1">(Prompt Ilustrasi Opsional):</text:span></text:span></text:p>
            <text:list xml:id="list1528262872419698940" text:style-name="L78">
              <text:list-item>
                <text:p text:style-name="P76"><text:span text:style-name="Strong_20_Emphasis"><text:span text:style-name="T1">Prompt Gambar:</text:span></text:span><text:span text:style-name="T1"> "Gambarkan sebuah ikon qubit dalam keadaan superposisi (misalnya, bola dengan panah menunjuk ke samping, atau koin berputar dengan blur). Sebuah ikon 'mata' atau 'detektor' diarahkan ke qubit ini. Tunjukkan dua kemungkinan hasil setelah pengukuran dengan panah terpisah: (1) Qubit berubah menjadi ikon keadaan pasti '0' (misalnya, bola solid biru atau koin menunjukkan Ekor). (2) Qubit berubah menjadi ikon keadaan pasti '1' (misalnya, bola solid merah atau koin menunjukkan Kepala). Tambahkan label 'Pengukuran' pada ikon mata/detektor dan label 'Runtuhnya Superposisi' pada proses perubahan. Mungkin tambahkan persentase probabilitas di samping masing-masing hasil (misal, 70% ke 0, 30% ke 1)." </text:span></text:p>
              </text:list-item>
            </text:list>
          </text:section>
          <text:section text:style-name="Sect1" text:name="feedback-form-29">
            <text:p text:style-name="P163"/>
          </text:section>
        </text:section>
        <text:section text:style-name="Sect1" text:name="ba19faaa0cbbbb3f">
          <text:p text:style-name="P117"/>
          <text:section text:style-name="Sect1" text:name="user-query-content-30">
            <text:p text:style-name="P174">yax </text:p>
          </text:section>
          <text:p text:style-name="P163">Tampilkan alur berpikir</text:p>
          <text:section text:style-name="Sect2" text:name="model-response-message-contentr_ba19faaa0cbbbb3f">
            <text:p text:style-name="Text_20_body"><text:span text:style-name="T1">Oke, saya lanjutkan dengan prompt untuk </text:span><text:span text:style-name="Strong_20_Emphasis"><text:span text:style-name="T1">Isi Subbab 5.3</text:span></text:span><text:span text:style-name="T1">.</text:span></text:p>
            <text:p text:style-name="P175"/>
            <text:p text:style-name="Text_20_body"><text:span text:style-name="Strong_20_Emphasis"><text:span text:style-name="T1">(Jawaban untuk Prompt: Isi Subbab 5.3 - Tantangan Membangun Komputer Kuantum)</text:span></text:span></text:p>
            <text:p text:style-name="Text_20_body"><text:span text:style-name="Strong_20_Emphasis"><text:span text:style-name="T1">5.3. Tantangan Membangun Komputer Kuantum</text:span></text:span></text:p>
            <text:p text:style-name="P117">Setelah kita melihat konsep kerja komputer kuantum yang begitu elegan—memanfaatkan superposisi dan entanglement melalui gerbang kuantum, lalu mengukur hasilnya—mungkin terdengar seolah-olah komputer kuantum canggih <text:soft-page-break/>sudah siap digunakan di mana-mana. Kenyataannya, membangun dan menjalankan mesin ini di dunia nyata adalah salah satu tantangan rekayasa dan ilmiah terbesar di abad ke-21.</text:p>
            <text:p text:style-name="Text_20_body"><text:span text:style-name="T1">Mengapa begitu sulit? Masalah utamanya terletak pada sifat dasar dunia kuantum itu sendiri: ia </text:span><text:span text:style-name="Strong_20_Emphasis"><text:span text:style-name="T1">sangat rapuh</text:span></text:span><text:span text:style-name="T1">. Keadaan kuantum seperti superposisi dan entanglement sangat sensitif terhadap 'gangguan' sekecil apa pun dari lingkungan sekitarnya.</text:span></text:p>
            <text:p text:style-name="Text_20_body"><text:span text:style-name="T1">Musuh utama yang dihadapi para pembangun komputer kuantum adalah fenomena yang disebut </text:span><text:span text:style-name="Strong_20_Emphasis"><text:span text:style-name="T1">Dekoherensi</text:span></text:span><text:span text:style-name="T1"> (Decoherence). Apa itu dekoherensi?</text:span></text:p>
            <text:p text:style-name="P117">Bayangkan Anda mencoba menjaga sebuah gelembung sabun agar tidak pecah. Hembusan angin sedikit saja, atau sentuhan jari, bisa membuatnya pecah seketika. Qubit dalam keadaan superposisi atau entanglement mirip seperti gelembung sabun itu. Interaksi sekecil apa pun dengan lingkungannya—getaran mekanis, fluktuasi suhu (bahkan pada tingkat atom!), medan magnet atau listrik liar—dapat 'mengganggu' keadaan kuantum yang rapuh ini. Gangguan ini menyebabkan qubit kehilangan sifat kuantumnya (kehilangan superposisi atau entanglementnya) dan kembali berperilaku seperti bit klasik biasa. Proses kehilangan 'kekuatan kuantum' akibat interaksi dengan lingkungan inilah yang disebut dekoherensi.</text:p>
            <text:p text:style-name="Text_20_body"><text:span text:style-name="T1">Dekoherensi terjadi </text:span><text:span text:style-name="Strong_20_Emphasis"><text:span text:style-name="T1">sangat cepat</text:span></text:span><text:span text:style-name="T1">, seringkali dalam sepersekian detik (mikrodetik atau bahkan nanodetik!), jauh lebih cepat daripada waktu yang dibutuhkan untuk menjalankan algoritma kuantum yang kompleks. Ini berarti informasi kuantum bisa 'bocor' atau rusak sebelum komputasi selesai.</text:span></text:p>
            <text:p text:style-name="P117">Untuk melawan dekoherensi, para ilmuwan harus berusaha keras melindungi qubit dari lingkungannya. Inilah mengapa Anda sering mendengar bahwa komputer kuantum perlu dioperasikan dalam kondisi ekstrem:</text:p>
            <text:list xml:id="list4080217671611924737" text:style-name="L79">
              <text:list-item>
                <text:p text:style-name="P145"><text:span text:style-name="Strong_20_Emphasis"><text:span text:style-name="T1">Suhu Super Dingin:</text:span></text:span><text:span text:style-name="T1"> Banyak jenis qubit (terutama yang berbasis sirkuit superkonduktor) perlu didinginkan hingga suhu mendekati nol mutlak (-273 derajat Celsius), lebih dingin dari ruang angkasa terdalam! Ini untuk mengurangi 'getaran' termal atomik yang bisa mengganggu qubit. </text:span></text:p>
              </text:list-item>
              <text:list-item>
                <text:p text:style-name="P77"><text:span text:style-name="Strong_20_Emphasis"><text:span text:style-name="T1">Isolasi Tingkat Tinggi:</text:span></text:span><text:span text:style-name="T1"> Qubit harus dilindungi dari getaran, medan elektromagnetik liar, dan bahkan partikel kosmik. Laboratorium kuantum seringkali dilengkapi perisai dan sistem peredam getaran yang canggih. </text:span></text:p>
              </text:list-item>
            </text:list>
            <text:p text:style-name="Text_20_body"><text:span text:style-name="T1">Selain dekoherensi, ada tantangan lain seperti </text:span><text:span text:style-name="Strong_20_Emphasis"><text:span text:style-name="T1">tingkat kesalahan (error rate)</text:span></text:span><text:span text:style-name="T1"> pada operasi gerbang kuantum itu sendiri. Menerapkan gerbang kuantum </text:span><text:soft-page-break/><text:span text:style-name="T1">dengan presisi 100% sempurna sangatlah sulit. Kesalahan kecil ini bisa menumpuk selama algoritma berjalan dan merusak hasil akhir.</text:span></text:p>
            <text:p text:style-name="Text_20_body"><text:span text:style-name="T1">Untuk mengatasi masalah dekoherensi dan kesalahan gerbang, para peneliti sedang mengembangkan teknik canggih yang disebut </text:span><text:span text:style-name="Strong_20_Emphasis"><text:span text:style-name="T1">Koreksi Kesalahan Kuantum</text:span></text:span><text:span text:style-name="T1"> (Quantum Error Correction - QEC). Idenya adalah menggunakan beberapa qubit fisik untuk 'menyandikan' satu qubit logis yang lebih tahan terhadap kesalahan. Namun, QEC sendiri sangat kompleks dan membutuhkan jumlah qubit fisik yang jauh lebih banyak serta kontrol yang lebih presisi lagi.</text:span></text:p>
            <text:p text:style-name="Text_20_body"><text:span text:style-name="T1">Semua tantangan inilah—melawan dekoherensi, mengurangi error, meningkatkan jumlah dan kualitas qubit, serta mengembangkan QEC—yang menjelaskan mengapa, hingga saat ini (pertengahan 2025), kita masih berada dalam apa yang disebut era </text:span><text:span text:style-name="Strong_20_Emphasis"><text:span text:style-name="T1">NISQ (Noisy Intermediate-Scale Quantum)</text:span></text:span><text:span text:style-name="T1">. Komputer kuantum yang ada masih relatif kecil (puluhan hingga ratusan qubit), rentan terhadap 'noise' (gangguan), dan belum dilengkapi QEC penuh. Mereka lebih merupakan alat riset yang berharga daripada mesin pemecah masalah universal. Perjalanan menuju komputer kuantum skala besar yang tahan kesalahan (fault-tolerant) masih panjang dan membutuhkan banyak inovasi.</text:span></text:p>
            <text:p text:style-name="P175"/>
            <text:p text:style-name="Text_20_body"><text:span text:style-name="Strong_20_Emphasis"><text:span text:style-name="T1">(Tips Tambahan Opsional):</text:span></text:span></text:p>
            <text:list xml:id="list3628348745138575058" text:style-name="L80">
              <text:list-item>
                <text:p text:style-name="P78"><text:span text:style-name="Strong_20_Emphasis"><text:span text:style-name="T1">Beragam Pendekatan, Tantangan Serupa:</text:span></text:span><text:span text:style-name="T1"> Ada berbagai teknologi fisik yang digunakan untuk membuat qubit (superkonduktor, ion terperangkap, fotonik, atom netral, dll.). Masing-masing memiliki kelebihan dan kekurangan, tetapi semuanya menghadapi tantangan fundamental yang sama: bagaimana menjaga koherensi (mempertahankan sifat kuantum) cukup lama, bagaimana melakukan operasi gerbang dengan fidelitas (akurasi) tinggi, dan bagaimana meningkatkan skala (jumlah qubit) sambil tetap mempertahankan kualitas dan konektivitas antar qubit. </text:span></text:p>
              </text:list-item>
            </text:list>
            <text:p text:style-name="Text_20_body"><text:span text:style-name="Strong_20_Emphasis"><text:span text:style-name="T1">(Prompt Ilustrasi Opsional):</text:span></text:span></text:p>
            <text:list xml:id="list8218118735975594055" text:style-name="L81">
              <text:list-item>
                <text:p text:style-name="P79"><text:span text:style-name="Strong_20_Emphasis"><text:span text:style-name="T1">Prompt Gambar:</text:span></text:span><text:span text:style-name="T1"> "Gambarkan ikon qubit yang tampak rapuh dan bersinar (misalnya, gelembung sabun berwarna-warni atau gasing yang berputar sempurna). Dari luar, muncul panah-panah 'serangan' berlabel 'Panas', 'Getaran', 'Noise Elektromagnetik'. Tunjukkan panah-panah ini menyebabkan ikon qubit menjadi pudar, goyah, atau 'pecah'. Mungkin di latar belakang, tunjukkan siluet sebuah lemari pendingin kriogenik besar (seperti tabung besar dengan banyak kabel) sebagai simbol upaya </text:span><text:soft-page-break/><text:span text:style-name="T1">melindungi qubit dari gangguan ini. Judul: 'Tantangan Dekoherensi: Menjaga Kuantum Tetap Hidup'." </text:span></text:p>
              </text:list-item>
            </text:list>
          </text:section>
          <text:section text:style-name="Sect1" text:name="feedback-form-30">
            <text:p text:style-name="P163"/>
          </text:section>
        </text:section>
        <text:section text:style-name="Sect1" text:name="db90b2c038ecde32">
          <text:p text:style-name="P117"/>
          <text:section text:style-name="Sect1" text:name="user-query-content-31">
            <text:p text:style-name="P174">Yax </text:p>
          </text:section>
          <text:p text:style-name="P163">Tampilkan alur berpikir</text:p>
          <text:section text:style-name="Sect2" text:name="model-response-message-contentr_db90b2c038ecde32">
            <text:p text:style-name="Text_20_body"><text:span text:style-name="T1">Baik, saya lanjutkan dengan prompt untuk </text:span><text:span text:style-name="Strong_20_Emphasis"><text:span text:style-name="T1">Pengantar Bab 6 Keseluruhan</text:span></text:span><text:span text:style-name="T1">.</text:span></text:p>
            <text:p text:style-name="P175"/>
            <text:p text:style-name="Text_20_body"><text:span text:style-name="Strong_20_Emphasis"><text:span text:style-name="T1">(Jawaban untuk Prompt: Pengantar Bab 6 Keseluruhan)</text:span></text:span></text:p>
            <text:p text:style-name="Text_20_body"><text:span text:style-name="Strong_20_Emphasis"><text:span text:style-name="T1">Bab 6: Apa Gunanya Komputer Kuantum? Potensi yang Mengubah Dunia</text:span></text:span></text:p>
            <text:p text:style-name="P117">Kita telah menempuh perjalanan yang cukup jauh. Kita sudah memahami konsep dasar di balik komputasi kuantum—mulai dari qubit yang unik, kekuatan superposisi dan entanglement, hingga gambaran sederhana bagaimana komputer kuantum bekerja dan tantangan besar dalam membangunnya. Mungkin sekarang muncul pertanyaan paling mendasar di benak Anda:</text:p>
            <text:p text:style-name="Text_20_body"><text:span text:style-name="T1">"Oke, saya paham ini teknologi canggih dan rumit. Tapi... </text:span><text:span text:style-name="Strong_20_Emphasis"><text:span text:style-name="T1">untuk apa semua ini?</text:span></text:span><text:span text:style-name="T1"> Apa gunanya membangun mesin super mahal dan super dingin ini? Masalah nyata apa yang bisa dipecahkannya yang tidak bisa dilakukan oleh komputer biasa?"</text:span></text:p>
            <text:p text:style-name="Text_20_body"><text:span text:style-name="T1">Pertanyaan ini sangat wajar dan penting. Selamat datang di Bab 6, di mana kita akan menjelajahi jawaban atas pertanyaan "Apa gunanya?". Bab ini adalah tentang </text:span><text:span text:style-name="Strong_20_Emphasis"><text:span text:style-name="T1">aplikasi</text:span></text:span><text:span text:style-name="T1"> dan </text:span><text:span text:style-name="Strong_20_Emphasis"><text:span text:style-name="T1">potensi dampak</text:span></text:span><text:span text:style-name="T1"> komputasi kuantum. Kita akan melihat mengapa para ilmuwan, pemerintah, dan perusahaan di seluruh dunia rela menginvestasikan begitu banyak sumber daya untuk mengejar teknologi ini.</text:span></text:p>
            <text:p text:style-name="P117">Kita akan mengupas beberapa bidang paling menjanjikan di mana komputer kuantum diharapkan dapat memberikan kontribusi revolusioner, membuka pintu penemuan baru yang sebelumnya hanya ada dalam angan-angan:</text:p>
            <text:list xml:id="list6204416134056389830" text:style-name="L82">
              <text:list-item>
                <text:p text:style-name="P146"><text:span text:style-name="T1">Bagaimana ia bisa merevolusi cara kita menemukan </text:span><text:span text:style-name="Strong_20_Emphasis"><text:span text:style-name="T1">obat-obatan baru</text:span></text:span><text:span text:style-name="T1"> dan merancang </text:span><text:span text:style-name="Strong_20_Emphasis"><text:span text:style-name="T1">material canggih</text:span></text:span><text:span text:style-name="T1">? </text:span></text:p>
              </text:list-item>
              <text:list-item>
                <text:p text:style-name="P146"><text:span text:style-name="T1">Bagaimana ia bisa menjadi 'pedang bermata dua' dalam dunia </text:span><text:span text:style-name="Strong_20_Emphasis"><text:span text:style-name="T1">keamanan siber</text:span></text:span><text:span text:style-name="T1">, mengancam enkripsi saat ini sekaligus menawarkan solusi keamanan baru? </text:span></text:p>
              </text:list-item>
              <text:list-item>
                <text:p text:style-name="P146"><text:span text:style-name="T1">Bagaimana ia bisa membantu kita memecahkan </text:span><text:span text:style-name="Strong_20_Emphasis"><text:span text:style-name="T1">masalah optimasi</text:span></text:span><text:span text:style-name="T1"> super </text:span><text:soft-page-break/><text:span text:style-name="T1">kompleks dalam logistik, keuangan, dan bidang lainnya? </text:span></text:p>
              </text:list-item>
              <text:list-item>
                <text:p text:style-name="P80"><text:span text:style-name="T1">Dan apa potensinya dalam mendorong batas </text:span><text:span text:style-name="Strong_20_Emphasis"><text:span text:style-name="T1">kecerdasan buatan (AI)</text:span></text:span><text:span text:style-name="T1">? </text:span></text:p>
              </text:list-item>
            </text:list>
            <text:p text:style-name="Text_20_body"><text:span text:style-name="T1">Bab ini akan membawa kita melihat visi masa depan yang mungkin diubah oleh kekuatan komputasi kuantum. Kita akan mencoba memahami </text:span><text:span text:style-name="Emphasis"><text:span text:style-name="T1">mengapa</text:span></text:span><text:span text:style-name="T1"> komputer kuantum cocok untuk tugas-tugas spesifik ini, mengaitkannya kembali dengan prinsip superposisi dan entanglement yang telah kita pelajari.</text:span></text:p>
            <text:p text:style-name="P117">Tentu saja, penting untuk tetap berpijak pada kenyataan. Seiring kita menjelajahi potensi yang tampak 'mengubah dunia' ini, kita juga akan melihatnya dengan kacamata yang realistis, menyadari batasan dan tantangan yang masih ada (yang akan dibahas lebih lanjut di bagian akhir bab ini). Mari kita mulai tur melihat kemungkinan-kemungkinan menakjubkan yang mungkin terbuka berkat komputasi kuantum!</text:p>
            <text:p text:style-name="P175"/>
            <text:p text:style-name="Text_20_body"><text:span text:style-name="Strong_20_Emphasis"><text:span text:style-name="T1">(Tips Tambahan Opsional):</text:span></text:span></text:p>
            <text:list xml:id="list8496853195286685077" text:style-name="L83">
              <text:list-item>
                <text:p text:style-name="P81"><text:span text:style-name="Strong_20_Emphasis"><text:span text:style-name="T1">Potensi vs. Jaminan:</text:span></text:span><text:span text:style-name="T1"> Perlu diingat bahwa sebagian besar aplikasi yang dibahas di bab ini masih berada dalam tahap riset dan pengembangan. Komputasi kuantum menunjukkan </text:span><text:span text:style-name="Emphasis"><text:span text:style-name="T1">potensi</text:span></text:span><text:span text:style-name="T1"> besar untuk unggul dalam bidang-bidang ini, tetapi belum ada jaminan bahwa ia akan menjadi solusi terbaik untuk </text:span><text:span text:style-name="Emphasis"><text:span text:style-name="T1">setiap</text:span></text:span><text:span text:style-name="T1"> masalah di dalamnya. Fokusnya adalah pada </text:span><text:span text:style-name="Emphasis"><text:span text:style-name="T1">jenis</text:span></text:span><text:span text:style-name="T1"> masalah di mana sifat kuantum diharapkan memberikan keuntungan signifikan. </text:span></text:p>
              </text:list-item>
            </text:list>
            <text:p text:style-name="Text_20_body"><text:span text:style-name="Strong_20_Emphasis"><text:span text:style-name="T1">(Prompt Ilustrasi Opsional):</text:span></text:span></text:p>
            <text:list xml:id="list5779693487449768494" text:style-name="L84">
              <text:list-item>
                <text:p text:style-name="P82"><text:span text:style-name="Strong_20_Emphasis"><text:span text:style-name="T1">Prompt Gambar:</text:span></text:span><text:span text:style-name="T1"> "Gambarkan ikon sebuah chip atau prosesor kuantum di tengah. Dari ikon ini, memancar keluar panah atau garis energi ke arah beberapa ikon lain yang mewakili bidang aplikasi: (1) Ikon molekul atau tabung reaksi (Kimia/Obat). (2) Ikon gembok pecah dan perisai utuh (Keamanan Siber). (3) Ikon grafik jaringan atau grafik optimasi (Optimasi). (4) Ikon siluet otak dengan pola sirkuit (AI). Berikan kesan bahwa komputer kuantum memiliki potensi dampak luas di berbagai bidang." </text:span></text:p>
              </text:list-item>
            </text:list>
          </text:section>
          <text:section text:style-name="Sect1" text:name="feedback-form-31">
            <text:p text:style-name="P163"/>
          </text:section>
        </text:section>
        <text:section text:style-name="Sect1" text:name="110712d8b44e0e6e">
          <text:p text:style-name="P117"/>
          <text:section text:style-name="Sect1" text:name="user-query-content-32">
            <text:p text:style-name="P174">yax </text:p>
          </text:section>
          <text:p text:style-name="P163">Tampilkan alur berpikir</text:p>
          <text:section text:style-name="Sect2" text:name="model-response-message-contentr_110712d8b44e0e6e">
            <text:p text:style-name="Text_20_body"><text:span text:style-name="T1">Oke, saya lanjutkan dengan prompt untuk </text:span><text:span text:style-name="Strong_20_Emphasis"><text:span text:style-name="T1">Isi Subbab 6.1</text:span></text:span><text:span text:style-name="T1">.</text:span></text:p>
            <text:p text:style-name="P175"><text:soft-page-break/></text:p>
            <text:p text:style-name="Text_20_body"><text:span text:style-name="Strong_20_Emphasis"><text:span text:style-name="T1">(Jawaban untuk Prompt: Isi Subbab 6.1 - Merevolusi Penemuan Obat Baru &amp; Material Canggih)</text:span></text:span></text:p>
            <text:p text:style-name="Text_20_body"><text:span text:style-name="Strong_20_Emphasis"><text:span text:style-name="T1">6.1. Merevolusi Penemuan Obat Baru &amp; Material Canggih</text:span></text:span></text:p>
            <text:p text:style-name="Text_20_body"><text:span text:style-name="T1">Salah satu area di mana komputer kuantum digadang-gadang akan memberikan dampak paling signifikan adalah dalam bidang </text:span><text:span text:style-name="Strong_20_Emphasis"><text:span text:style-name="T1">kimia</text:span></text:span><text:span text:style-name="T1">, </text:span><text:span text:style-name="Strong_20_Emphasis"><text:span text:style-name="T1">farmasi</text:span></text:span><text:span text:style-name="T1">, dan </text:span><text:span text:style-name="Strong_20_Emphasis"><text:span text:style-name="T1">ilmu material</text:span></text:span><text:span text:style-name="T1">. Mengapa? Karena pada dasarnya, perilaku molekul dan material ditentukan oleh interaksi rumit antar atom dan elektron di dalamnya, yang mengikuti hukum </text:span><text:span text:style-name="Strong_20_Emphasis"><text:span text:style-name="T1">mekanika kuantum</text:span></text:span><text:span text:style-name="T1">.</text:span></text:p>
            <text:p text:style-name="P117">Bayangkan para ilmuwan yang mencoba merancang obat baru. Mereka perlu memahami dengan sangat detail bagaimana molekul obat tersebut akan berinteraksi dengan molekul target di dalam tubuh manusia (misalnya, protein penyebab penyakit). Atau bayangkan insinyur material yang ingin menciptakan bahan baru dengan sifat luar biasa—misalnya, baterai yang lebih efisien, panel surya yang lebih baik, atau pupuk yang produksinya ramah lingkungan (dengan meniru cara alam mengikat nitrogen).</text:p>
            <text:p text:style-name="P117">Masalahnya, memodelkan atau mensimulasikan interaksi kuantum yang rumit ini menggunakan komputer klasik sangatlah sulit. Jumlah kemungkinan interaksi antar elektron dalam molekul yang sedikit lebih besar saja sudah meledak di luar jangkauan komputer terkuat sekalipun. Komputer klasik, dengan basis bit 0 dan 1-nya, pada dasarnya 'tidak fasih' berbahasa kuantum. Akibatnya, proses penemuan obat dan material baru saat ini seringkali memakan waktu lama, biaya mahal, dan banyak mengandalkan metode coba-coba (trial and error).</text:p>
            <text:p text:style-name="Text_20_body"><text:span text:style-name="T1">Di sinilah komputer kuantum masuk. Karena komputer kuantum itu sendiri bekerja berdasarkan prinsip-prinsip kuantum, ia secara </text:span><text:span text:style-name="Strong_20_Emphasis"><text:span text:style-name="T1">alami</text:span></text:span><text:span text:style-name="T1"> jauh lebih cocok untuk mensimulasikan sistem kuantum lainnya. Ibaratnya, Anda menggunakan alat yang 'berbahasa' sama dengan masalah yang ingin Anda pecahkan.</text:span></text:p>
            <text:p text:style-name="P117">Dengan kemampuan ini, komputer kuantum diharapkan dapat:</text:p>
            <text:list xml:id="list4982728751639825582" text:style-name="L85">
              <text:list-item>
                <text:p text:style-name="P147"><text:span text:style-name="Strong_20_Emphasis"><text:span text:style-name="T1">Mempercepat Penemuan Obat:</text:span></text:span><text:span text:style-name="T1"> Mensimulasikan interaksi molekul obat dengan targetnya secara akurat, memprediksi efektivitas dan efek samping dengan lebih baik, bahkan memungkinkan desain obat yang dipersonalisasi untuk individu tertentu. Ini bisa memangkas waktu dan biaya pengembangan obat baru secara drastis. </text:span></text:p>
              </text:list-item>
              <text:list-item>
                <text:p text:style-name="P147"><text:span text:style-name="Strong_20_Emphasis"><text:span text:style-name="T1">Merancang Material Baru:</text:span></text:span><text:span text:style-name="T1"> Membantu ilmuwan memahami dan </text:span><text:soft-page-break/><text:span text:style-name="T1">merancang material dengan sifat yang diinginkan dari tingkat atomik. Contohnya: </text:span></text:p>
                <text:list>
                  <text:list-item>
                    <text:p text:style-name="P147"><text:span text:style-name="Strong_20_Emphasis"><text:span text:style-name="T1">Katalis yang Lebih Efisien:</text:span></text:span><text:span text:style-name="T1"> Katalis sangat penting dalam banyak proses industri (misalnya, pembuatan pupuk atau bahan bakar). Simulasi kuantum bisa membantu menemukan katalis baru yang bekerja lebih cepat dan hemat energi. </text:span></text:p>
                  </text:list-item>
                  <text:list-item>
                    <text:p text:style-name="P147"><text:span text:style-name="Strong_20_Emphasis"><text:span text:style-name="T1">Baterai Lebih Baik:</text:span></text:span><text:span text:style-name="T1"> Merancang material elektroda dan elektrolit baru untuk baterai yang menyimpan lebih banyak energi, mengisi daya lebih cepat, dan lebih tahan lama. </text:span></text:p>
                  </text:list-item>
                  <text:list-item>
                    <text:p text:style-name="P83"><text:span text:style-name="Strong_20_Emphasis"><text:span text:style-name="T1">Superkonduktor Suhu Ruang:</text:span></text:span><text:span text:style-name="T1"> Mimpi para fisikawan adalah menemukan material yang bisa menghantarkan listrik tanpa hambatan sama sekali pada suhu normal (bukan suhu super dingin). Simulasi kuantum mungkin bisa membantu mewujudkan ini. </text:span></text:p>
                  </text:list-item>
                </text:list>
              </text:list-item>
            </text:list>
            <text:p text:style-name="Text_20_body"><text:span text:style-name="T1">Ide kuncinya adalah </text:span><text:span text:style-name="Strong_20_Emphasis"><text:span text:style-name="T1">"menggunakan kuantum untuk memahami kuantum"</text:span></text:span><text:span text:style-name="T1">. Dengan mensimulasikan dunia molekuler secara akurat, komputer kuantum berpotensi membuka era baru inovasi dalam kesehatan, energi, dan berbagai industri lainnya.</text:span></text:p>
            <text:p text:style-name="P175"/>
            <text:p text:style-name="Text_20_body"><text:span text:style-name="Strong_20_Emphasis"><text:span text:style-name="T1">(Tips Tambahan Opsional):</text:span></text:span></text:p>
            <text:list xml:id="list392161376060539826" text:style-name="L86">
              <text:list-item>
                <text:p text:style-name="P84"><text:span text:style-name="Strong_20_Emphasis"><text:span text:style-name="T1">Dampak Ekonomi:</text:span></text:span><text:span text:style-name="T1"> Kemampuan untuk merancang obat dan material baru dengan lebih cepat dan efisien memiliki potensi dampak ekonomi yang sangat besar. Industri farmasi, kimia, dan energi adalah beberapa sektor yang paling antusias menunggu kematangan teknologi komputasi kuantum karena potensi keuntungan kompetitif dan inovasi produk yang bisa dihasilkannya. </text:span></text:p>
              </text:list-item>
            </text:list>
            <text:p text:style-name="Text_20_body"><text:span text:style-name="Strong_20_Emphasis"><text:span text:style-name="T1">(Prompt Ilustrasi Opsional):</text:span></text:span></text:p>
            <text:list xml:id="list3717793831273162866" text:style-name="L87">
              <text:list-item>
                <text:p text:style-name="P85"><text:span text:style-name="Strong_20_Emphasis"><text:span text:style-name="T1">Prompt Gambar:</text:span></text:span><text:span text:style-name="T1"> "Gambarkan layar sebuah komputer kuantum (bisa berupa layar futuristik atau abstrak). Di layar tersebut, tampak simulasi visual dari sebuah molekul yang kompleks (misalnya, struktur protein atau material kristal) dengan elektron-elektron yang berinteraksi (digambarkan dengan awan probabilitas atau orbital). Dari simulasi ini, muncul 'hasil' berupa ikon molekul obat baru yang pas dengan targetnya, atau ikon baterai yang lebih efisien, atau ikon petir (energi) yang lebih bersih. Judul: 'Simulasi Kuantum: Merancang Obat &amp; Material Masa </text:span><text:soft-page-break/><text:span text:style-name="T1">Depan'." </text:span></text:p>
              </text:list-item>
            </text:list>
          </text:section>
          <text:section text:style-name="Sect1" text:name="feedback-form-32">
            <text:p text:style-name="P163"/>
          </text:section>
        </text:section>
        <text:section text:style-name="Sect1" text:name="895cc4bef50e7b5b">
          <text:p text:style-name="P117"/>
          <text:section text:style-name="Sect1" text:name="user-query-content-33">
            <text:p text:style-name="P174">yax </text:p>
          </text:section>
          <text:p text:style-name="P163">Tampilkan alur berpikir</text:p>
          <text:section text:style-name="Sect2" text:name="model-response-message-contentr_895cc4bef50e7b5b">
            <text:p text:style-name="Text_20_body"><text:span text:style-name="T1">Baik, saya lanjutkan dengan prompt untuk </text:span><text:span text:style-name="Strong_20_Emphasis"><text:span text:style-name="T1">Isi Subbab 6.2</text:span></text:span><text:span text:style-name="T1">.</text:span></text:p>
            <text:p text:style-name="P175"/>
            <text:p text:style-name="Text_20_body"><text:span text:style-name="Strong_20_Emphasis"><text:span text:style-name="T1">(Jawaban untuk Prompt: Isi Subbab 6.2 - Memecahkan Kode &amp; Keamanan Siber)</text:span></text:span></text:p>
            <text:p text:style-name="Text_20_body"><text:span text:style-name="Strong_20_Emphasis"><text:span text:style-name="T1">6.2. Memecahkan Kode &amp; Keamanan Siber</text:span></text:span></text:p>
            <text:p text:style-name="Text_20_body"><text:span text:style-name="T1">Selain potensi revolusioner di bidang sains, komputasi kuantum juga membawa implikasi besar—bahkan bisa dibilang mendesak—bagi dunia </text:span><text:span text:style-name="Strong_20_Emphasis"><text:span text:style-name="T1">keamanan siber</text:span></text:span><text:span text:style-name="T1">. Dampaknya di area ini sering digambarkan seperti 'pedang bermata dua': membawa ancaman serius sekaligus membuka peluang keamanan baru.</text:span></text:p>
            <text:p text:style-name="Text_20_body"><text:span text:style-name="Strong_20_Emphasis"><text:span text:style-name="T1">Ancaman: Runtuhnya Enkripsi Saat Ini</text:span></text:span></text:p>
            <text:p text:style-name="Text_20_body"><text:span text:style-name="T1">Sebagian besar sistem keamanan yang melindungi data sensitif kita di internet saat ini—mulai dari transaksi perbankan online, komunikasi email aman, hingga tanda tangan digital—mengandalkan sistem enkripsi kunci publik (public-key cryptography). Sistem ini, seperti RSA yang banyak digunakan, keamanannya bertumpu pada </text:span><text:span text:style-name="Strong_20_Emphasis"><text:span text:style-name="T1">kesulitan masalah matematika tertentu</text:span></text:span><text:span text:style-name="T1"> bagi komputer klasik. Salah satu masalah paling umum adalah </text:span><text:span text:style-name="Strong_20_Emphasis"><text:span text:style-name="T1">memfaktorkan bilangan yang sangat besar</text:span></text:span><text:span text:style-name="T1"> menjadi bilangan-bilangan prima penyusunnya. Komputer klasik, bahkan yang terkuat sekalipun, akan membutuhkan waktu yang tidak praktis (ratusan hingga jutaan tahun!) untuk memecahkan kunci enkripsi berbasis pemfaktoran ini.</text:span></text:p>
            <text:p text:style-name="Text_20_body"><text:span text:style-name="T1">Namun, pada tahun 1994, seorang matematikawan bernama Peter Shor menggemparkan dunia dengan merancang sebuah </text:span><text:span text:style-name="Strong_20_Emphasis"><text:span text:style-name="T1">algoritma kuantum</text:span></text:span><text:span text:style-name="T1"> (sekarang dikenal sebagai Algoritma Shor). Algoritma ini, jika dijalankan pada komputer kuantum berskala besar yang cukup kuat dan stabil (yang </text:span><text:span text:style-name="Emphasis"><text:span text:style-name="T1">belum</text:span></text:span><text:span text:style-name="T1"> ada saat ini, tetapi sedang dikejar), secara teoritis dapat memecahkan masalah pemfaktoran bilangan besar ini </text:span><text:span text:style-name="Strong_20_Emphasis"><text:span text:style-name="T1">secara efisien</text:span></text:span><text:span text:style-name="T1"> dalam hitungan jam atau hari saja!</text:span></text:p>
            <text:p text:style-name="Text_20_body"><text:span text:style-name="T1">Implikasinya sangat serius. Jika dan ketika komputer kuantum semacam itu </text:span><text:soft-page-break/><text:span text:style-name="T1">berhasil dibangun, sebagian besar infrastruktur keamanan digital yang kita andalkan saat ini bisa menjadi </text:span><text:span text:style-name="Strong_20_Emphasis"><text:span text:style-name="T1">rentan</text:span></text:span><text:span text:style-name="T1"> dan </text:span><text:span text:style-name="Strong_20_Emphasis"><text:span text:style-name="T1">tidak aman</text:span></text:span><text:span text:style-name="T1">. Data yang sebelumnya dianggap terenkripsi dengan kuat bisa jadi dapat dibaca oleh pihak yang memiliki akses ke komputer kuantum. Ini adalah ancaman besar bagi privasi individu, keamanan finansial, hingga keamanan nasional.</text:span></text:p>
            <text:p text:style-name="Text_20_body"><text:span text:style-name="Strong_20_Emphasis"><text:span text:style-name="T1">Peluang: Keamanan Berbasis Kuantum</text:span></text:span></text:p>
            <text:p text:style-name="P117">Namun, fisika kuantum tidak hanya membawa ancaman. Ia juga menawarkan solusi keamanan baru yang secara fundamental berbeda.</text:p>
            <text:list xml:id="list6787724489040839077" text:style-name="L88">
              <text:list-item>
                <text:p text:style-name="P148"><text:span text:style-name="Strong_20_Emphasis"><text:span text:style-name="T1">Distribusi Kunci Kuantum (Quantum Key Distribution - QKD):</text:span></text:span><text:span text:style-name="T1"> Ini adalah metode untuk berbagi kunci enkripsi rahasia antara dua pihak dengan keamanan yang dijamin oleh hukum fisika kuantum itu sendiri. Dalam QKD, informasi kunci dikodekan pada partikel kuantum tunggal (seperti foton). Menurut prinsip kuantum, upaya </text:span><text:span text:style-name="Strong_20_Emphasis"><text:span text:style-name="T1">penyadapan</text:span></text:span><text:span text:style-name="T1"> atau 'mengintip' partikel-partikel ini oleh pihak ketiga </text:span><text:span text:style-name="Emphasis"><text:span text:style-name="T1">pasti</text:span></text:span><text:span text:style-name="T1"> akan mengganggu keadaan kuantumnya dan meninggalkan jejak yang dapat dideteksi oleh pengirim dan penerima. Jika gangguan terdeteksi, mereka tahu komunikasi tidak aman dan bisa mengulang prosesnya. QKD tidak bisa dipecahkan oleh komputer jenis apa pun, termasuk kuantum, karena keamanannya berbasis fisika, bukan kesulitan matematis. </text:span></text:p>
              </text:list-item>
              <text:list-item>
                <text:p text:style-name="P86"><text:span text:style-name="Strong_20_Emphasis"><text:span text:style-name="T1">Kriptografi Pasca-Kuantum (Post-Quantum Cryptography - PQC):</text:span></text:span><text:span text:style-name="T1"> Sambil menunggu QKD matang dan terimplementasi luas, para ahli kriptografi di seluruh dunia sedang berlomba mengembangkan algoritma enkripsi baru yang berjalan di komputer klasik, tetapi dirancang agar </text:span><text:span text:style-name="Strong_20_Emphasis"><text:span text:style-name="T1">tahan terhadap serangan</text:span></text:span><text:span text:style-name="T1"> baik dari komputer klasik </text:span><text:span text:style-name="Emphasis"><text:span text:style-name="T1">maupun</text:span></text:span><text:span text:style-name="T1"> komputer kuantum di masa depan. Algoritma PQC ini didasarkan pada masalah matematika yang berbeda, yang diyakini sulit dipecahkan bahkan oleh komputer kuantum. Proses standardisasi global untuk PQC sedang berjalan intensif saat ini (pertengahan 2025). </text:span></text:p>
              </text:list-item>
            </text:list>
            <text:p text:style-name="P117">Jadi, dalam hal keamanan siber, komputasi kuantum memaksa kita untuk bersiap menghadapi era baru. Kita perlu segera beralih ke sistem keamanan yang 'quantum-safe' untuk melindungi data kita di masa depan, sambil juga mengeksplorasi potensi keamanan unggul yang ditawarkan oleh teknologi kuantum itu sendiri.</text:p>
            <text:p text:style-name="P175"/>
            <text:p text:style-name="Text_20_body"><text:span text:style-name="Strong_20_Emphasis"><text:span text:style-name="T1">(Tips Tambahan Opsional):</text:span></text:span></text:p>
            <text:list xml:id="list6163187804994905439" text:style-name="L89">
              <text:list-item>
                <text:p text:style-name="P87"><text:soft-page-break/><text:span text:style-name="Strong_20_Emphasis"><text:span text:style-name="T1">Urgensi Transisi:</text:span></text:span><text:span text:style-name="T1"> Ancaman dari komputer kuantum terhadap enkripsi saat ini dianggap sangat nyata oleh komunitas keamanan siber global. Meskipun komputer kuantum yang mampu memecahkan RSA secara luas mungkin masih bertahun-tahun lagi, banyak data sensitif saat ini (misalnya, rahasia negara, data medis jangka panjang) perlu tetap aman selama puluhan tahun. Data yang dienkripsi hari ini bisa saja disimpan oleh pihak jahat dan didekripsi nanti ketika komputer kuantum sudah tersedia ('harvest now, decrypt later'). Oleh karena itu, ada dorongan kuat untuk segera mengadopsi standar kriptografi pasca-kuantum (PQC). </text:span></text:p>
              </text:list-item>
            </text:list>
            <text:p text:style-name="Text_20_body"><text:span text:style-name="Strong_20_Emphasis"><text:span text:style-name="T1">(Prompt Ilustrasi Opsional):</text:span></text:span></text:p>
            <text:list xml:id="list1511390532789484744" text:style-name="L90">
              <text:list-item>
                <text:p text:style-name="P88"><text:span text:style-name="Strong_20_Emphasis"><text:span text:style-name="T1">Prompt Gambar:</text:span></text:span><text:span text:style-name="T1"> "Gambarkan ilustrasi 'pedang bermata dua'. Di satu sisi, tunjukkan ikon komputer kuantum dengan panah 'serangan' mengarah ke ikon gembok klasik yang tampak retak atau pecah, berlabel 'Ancaman: Memecah Enkripsi Lama'. Di sisi lain pedang, tunjukkan ikon komputer kuantum yang sama, tetapi kali ini ia 'memancarkan' atau 'memungkinkan' ikon gembok baru yang lebih kuat dan bersinar (berlabel 'Peluang: Kriptografi Kuantum &amp; PQC') atau jalur komunikasi aman yang dilindungi oleh simbol kuantum (misalnya, perisai dengan atom/qubit di dalamnya)." </text:span></text:p>
              </text:list-item>
            </text:list>
          </text:section>
          <text:section text:style-name="Sect1" text:name="feedback-form-33">
            <text:p text:style-name="P163"/>
          </text:section>
        </text:section>
        <text:section text:style-name="Sect1" text:name="3a0c18a2c7b3be55">
          <text:p text:style-name="P117"/>
          <text:section text:style-name="Sect1" text:name="user-query-content-34">
            <text:p text:style-name="P174">yax </text:p>
          </text:section>
          <text:p text:style-name="P163">Tampilkan alur berpikir</text:p>
          <text:section text:style-name="Sect2" text:name="model-response-message-contentr_3a0c18a2c7b3be55">
            <text:p text:style-name="Text_20_body"><text:span text:style-name="T1">Oke, saya lanjutkan dengan prompt untuk </text:span><text:span text:style-name="Strong_20_Emphasis"><text:span text:style-name="T1">Isi Subbab 6.3</text:span></text:span><text:span text:style-name="T1">.</text:span></text:p>
            <text:p text:style-name="P175"/>
            <text:p text:style-name="Text_20_body"><text:span text:style-name="Strong_20_Emphasis"><text:span text:style-name="T1">(Jawaban untuk Prompt: Isi Subbab 6.3 - Optimasi &amp; Kecerdasan Buatan)</text:span></text:span></text:p>
            <text:p text:style-name="Text_20_body"><text:span text:style-name="Strong_20_Emphasis"><text:span text:style-name="T1">6.3. Optimasi &amp; Kecerdasan Buatan</text:span></text:span></text:p>
            <text:p text:style-name="Text_20_body"><text:span text:style-name="T1">Selain simulasi kuantum dan keamanan siber, komputasi kuantum juga diharapkan dapat membawa perubahan signifikan dalam dua bidang lain yang sangat relevan dengan dunia modern: </text:span><text:span text:style-name="Strong_20_Emphasis"><text:span text:style-name="T1">Optimasi</text:span></text:span><text:span text:style-name="T1"> dan </text:span><text:span text:style-name="Strong_20_Emphasis"><text:span text:style-name="T1">Kecerdasan Buatan (AI)</text:span></text:span><text:span text:style-name="T1">.</text:span></text:p>
            <text:p text:style-name="Text_20_body"><text:span text:style-name="Strong_20_Emphasis"><text:span text:style-name="T1">Memecahkan Masalah Optimasi Super Rumit</text:span></text:span></text:p>
            <text:p text:style-name="Text_20_body"><text:span text:style-name="T1">Apa itu </text:span><text:span text:style-name="Strong_20_Emphasis"><text:span text:style-name="T1">optimasi</text:span></text:span><text:span text:style-name="T1">? Secara sederhana, ini adalah proses mencari </text:span><text:span text:style-name="Strong_20_Emphasis"><text:span text:style-name="T1">solusi terbaik</text:span></text:span><text:span text:style-name="T1"> dari sekian banyak (seringkali sangat banyak!) kemungkinan pilihan, dengan mempertimbangkan berbagai kendala atau tujuan. Kita menghadapi masalah </text:span><text:soft-page-break/><text:span text:style-name="T1">optimasi dalam kehidupan sehari-hari maupun dalam skala industri raksasa:</text:span></text:p>
            <text:list xml:id="list4537705774406167394" text:style-name="L91">
              <text:list-item>
                <text:p text:style-name="P171">Mencari rute tercepat atau terpendek untuk bepergian melewati banyak titik (seperti kurir pengantar barang). </text:p>
              </text:list-item>
              <text:list-item>
                <text:p text:style-name="P171">Mengatur jadwal produksi pabrik agar paling efisien. </text:p>
              </text:list-item>
              <text:list-item>
                <text:p text:style-name="P171">Mengelola portofolio investasi untuk mendapatkan keuntungan maksimal dengan risiko minimal. </text:p>
              </text:list-item>
              <text:list-item>
                <text:p text:style-name="P171">Merancang tata letak chip komputer atau jaringan komunikasi agar kinerjanya optimal. </text:p>
              </text:list-item>
              <text:list-item>
                <text:p text:style-name="P124">Mengoptimalkan rantai pasokan global (supply chain) agar barang sampai tepat waktu dengan biaya serendah mungkin. </text:p>
              </text:list-item>
            </text:list>
            <text:p text:style-name="P117">Untuk masalah optimasi yang relatif kecil, komputer klasik bisa menanganinya dengan baik. Namun, ketika jumlah pilihan atau variabel yang terlibat menjadi sangat besar (misalnya, ribuan kota untuk dikunjungi kurir, atau ribuan saham untuk dipilih investor), jumlah kemungkinan solusi bisa meledak secara eksponensial. Komputer klasik akan kesulitan mencoba semua kemungkinan untuk menjamin penemuan solusi terbaik dalam waktu yang wajar.</text:p>
            <text:p text:style-name="Text_20_body"><text:span text:style-name="T1">Di sinilah komputer kuantum kembali menawarkan harapan. Dengan kemampuannya untuk menjelajahi banyak kemungkinan secara bersamaan melalui </text:span><text:span text:style-name="Strong_20_Emphasis"><text:span text:style-name="T1">superposisi</text:span></text:span><text:span text:style-name="T1"> dan </text:span><text:span text:style-name="Strong_20_Emphasis"><text:span text:style-name="T1">entanglement</text:span></text:span><text:span text:style-name="T1">, algoritma kuantum tertentu sedang dirancang untuk menangani masalah optimasi kompleks ini. Idenya adalah bahwa komputer kuantum mungkin bisa 'melihat' lanskap solusi yang luas ini dengan cara yang lebih holistik dan menemukan titik optimal (atau solusi yang sangat mendekati optimal) jauh lebih cepat daripada pendekatan klasik yang mencoba satu per satu. Jika berhasil, ini bisa memberikan keuntungan besar dalam efisiensi, penghematan biaya, dan pengambilan keputusan di berbagai sektor industri.</text:span></text:p>
            <text:p text:style-name="Text_20_body"><text:span text:style-name="Strong_20_Emphasis"><text:span text:style-name="T1">Potensi dalam Kecerdasan Buatan (AI)</text:span></text:span></text:p>
            <text:p text:style-name="Text_20_body"><text:span text:style-name="T1">Hubungan antara komputasi kuantum dan Kecerdasan Buatan (AI), khususnya </text:span><text:span text:style-name="Emphasis"><text:span text:style-name="T1">Machine Learning</text:span></text:span><text:span text:style-name="T1"> (Pembelajaran Mesin), adalah area riset yang lebih baru dan mungkin lebih spekulatif, tetapi sangat menarik. Beberapa gagasan yang sedang dieksplorasi antara lain:</text:span></text:p>
            <text:list xml:id="list4281281346839423930" text:style-name="L92">
              <text:list-item>
                <text:p text:style-name="P149"><text:span text:style-name="Strong_20_Emphasis"><text:span text:style-name="T1">Mempercepat Algoritma AI:</text:span></text:span><text:span text:style-name="T1"> Beberapa langkah perhitungan dalam algoritma AI/ML melibatkan operasi matematika yang rumit (misalnya, aljabar linear pada data berdimensi tinggi). Ada harapan bahwa algoritma kuantum dapat mempercepat beberapa sub-rutin kunci ini, yang </text:span><text:soft-page-break/><text:span text:style-name="T1">berpotensi membuat proses </text:span><text:span text:style-name="Emphasis"><text:span text:style-name="T1">training</text:span></text:span><text:span text:style-name="T1"> model AI menjadi lebih cepat. </text:span></text:p>
              </text:list-item>
              <text:list-item>
                <text:p text:style-name="P89"><text:span text:style-name="Strong_20_Emphasis"><text:span text:style-name="T1">Model AI Kuantum:</text:span></text:span><text:span text:style-name="T1"> Ada juga gagasan untuk mengembangkan jenis model AI baru yang secara inheren bersifat kuantum (</text:span><text:span text:style-name="Emphasis"><text:span text:style-name="T1">Quantum Machine Learning</text:span></text:span><text:span text:style-name="T1"> - QML). Model-model ini mungkin bisa mengenali pola dalam data yang kompleks atau data kuantum yang sulit dianalisis oleh model AI klasik. </text:span></text:p>
              </text:list-item>
            </text:list>
            <text:p text:style-name="P117">Namun, penting untuk dicatat bahwa bidang QML ini masih dalam tahap eksplorasi yang sangat awal (hingga pertengahan 2025). Belum jelas sejauh mana dan untuk jenis tugas AI apa komputasi kuantum akan memberikan keuntungan nyata dibandingkan metode klasik yang juga terus berkembang pesat. Meskipun demikian, potensi sinergi antara dua teknologi paling transformatif abad ini (kuantum dan AI) membuatnya menjadi area riset yang sangat menarik untuk diikuti.</text:p>
            <text:p text:style-name="P175"/>
            <text:p text:style-name="Text_20_body"><text:span text:style-name="Strong_20_Emphasis"><text:span text:style-name="T1">(Tips Tambahan Opsional):</text:span></text:span></text:p>
            <text:list xml:id="list7411717071716640828" text:style-name="L93">
              <text:list-item>
                <text:p text:style-name="P90"><text:span text:style-name="Strong_20_Emphasis"><text:span text:style-name="T1">Jenis Optimasi:</text:span></text:span><text:span text:style-name="T1"> Komputer kuantum diperkirakan akan paling unggul dalam jenis masalah optimasi tertentu, terutama </text:span><text:span text:style-name="Strong_20_Emphasis"><text:span text:style-name="T1">optimasi kombinatorial</text:span></text:span><text:span text:style-name="T1">, di mana kita perlu menemukan kombinasi terbaik dari sekumpulan objek diskrit (misalnya, memilih subset barang, menentukan urutan tugas, dll.). Tidak semua masalah optimasi akan mendapat manfaat dari pendekatan kuantum. </text:span></text:p>
              </text:list-item>
            </text:list>
            <text:p text:style-name="Text_20_body"><text:span text:style-name="Strong_20_Emphasis"><text:span text:style-name="T1">(Prompt Ilustrasi Opsional):</text:span></text:span></text:p>
            <text:list xml:id="list8789564876533178868" text:style-name="L94">
              <text:list-item>
                <text:p text:style-name="P91"><text:span text:style-name="Strong_20_Emphasis"><text:span text:style-name="T1">Prompt Gambar:</text:span></text:span><text:span text:style-name="T1"> "Gambarkan sebuah jaringan atau grafik yang sangat kompleks dengan banyak titik (node) dan jalur (edge) yang saling terhubung, mewakili ruang solusi optimasi. Di satu sisi, tunjukkan ikon komputer klasik yang tampak 'tersesat' atau bergerak lambat di dalam jaringan. Di sisi lain, tunjukkan ikon komputer kuantum yang dengan cepat menyorot atau menemukan 'jalur optimal' (misalnya, jalur terpendek atau paling terang) di dalam jaringan tersebut. Di sudut lain gambar, tambahkan ikon kecil yang menghubungkan simbol kuantum (misalnya, qubit) dengan simbol AI (misalnya, otak atau jaringan neural), dengan tanda tanya atau tanda 'eksplorasi' untuk menunjukkan hubungan yang masih berkembang." </text:span></text:p>
              </text:list-item>
            </text:list>
          </text:section>
          <text:section text:style-name="Sect1" text:name="feedback-form-34">
            <text:p text:style-name="P163"/>
          </text:section>
        </text:section>
        <text:section text:style-name="Sect1" text:name="ea364e38c7141e41">
          <text:p text:style-name="P117"/>
          <text:section text:style-name="Sect1" text:name="user-query-content-35">
            <text:p text:style-name="P174"><text:soft-page-break/>yax </text:p>
          </text:section>
          <text:p text:style-name="P163">Tampilkan alur berpikir</text:p>
          <text:section text:style-name="Sect2" text:name="model-response-message-contentr_ea364e38c7141e41">
            <text:p text:style-name="Text_20_body"><text:span text:style-name="T1">Baik, saya lanjutkan dengan prompt untuk </text:span><text:span text:style-name="Strong_20_Emphasis"><text:span text:style-name="T1">Isi Subbab 6.4</text:span></text:span><text:span text:style-name="T1">.</text:span></text:p>
            <text:p text:style-name="P175"/>
            <text:p text:style-name="Text_20_body"><text:span text:style-name="Strong_20_Emphasis"><text:span text:style-name="T1">(Jawaban untuk Prompt: Isi Subbab 6.4 - Batasan dan Harapan Realistis)</text:span></text:span></text:p>
            <text:p text:style-name="Text_20_body"><text:span text:style-name="Strong_20_Emphasis"><text:span text:style-name="T1">6.4. Batasan dan Harapan Realistis</text:span></text:span></text:p>
            <text:p text:style-name="Text_20_body"><text:span text:style-name="T1">Setelah menjelajahi berbagai potensi aplikasi komputasi kuantum yang terdengar begitu revolusioner—mulai dari obat baru hingga keamanan super—sangat penting bagi kita untuk mengambil langkah mundur sejenak dan melihat gambaran ini dengan </text:span><text:span text:style-name="Strong_20_Emphasis"><text:span text:style-name="T1">kacamata yang realistis</text:span></text:span><text:span text:style-name="T1">. Antusiasme memang penting, tetapi harapan yang berlebihan tanpa memahami batasannya bisa menyesatkan.</text:span></text:p>
            <text:p text:style-name="Text_20_body"><text:span text:style-name="T1">Pertama, mari kita luruskan satu hal mendasar: komputer kuantum </text:span><text:span text:style-name="Strong_20_Emphasis"><text:span text:style-name="T1">tidak dirancang untuk menggantikan</text:span></text:span><text:span text:style-name="T1"> laptop, ponsel pintar, atau komputer klasik lainnya yang kita gunakan untuk tugas sehari-hari. Anda tidak akan menggunakan komputer kuantum untuk Browse internet, mengetik dokumen, mengedit foto, atau bermain game biasa. Komputer klasik sudah sangat efisien dan jauh lebih murah untuk tugas-tugas tersebut. Komputer kuantum adalah </text:span><text:span text:style-name="Strong_20_Emphasis"><text:span text:style-name="T1">alat spesialis</text:span></text:span><text:span text:style-name="T1">, dirancang khusus untuk menangani jenis-jenis masalah tertentu yang secara fundamental sulit atau mustahil bagi komputer klasik.</text:span></text:p>
            <text:p text:style-name="Text_20_body"><text:span text:style-name="T1">Kedua, seperti yang telah kita bahas di Bab 5, membangun komputer kuantum yang </text:span><text:span text:style-name="Strong_20_Emphasis"><text:span text:style-name="T1">besar, stabil, dan tahan kesalahan (fault-tolerant)</text:span></text:span><text:span text:style-name="T1"> adalah tantangan teknologi yang luar biasa besar. Masalah </text:span><text:span text:style-name="Strong_20_Emphasis"><text:span text:style-name="T1">dekoherensi</text:span></text:span><text:span text:style-name="T1"> (kehilangan sifat kuantum akibat gangguan lingkungan) dan </text:span><text:span text:style-name="Strong_20_Emphasis"><text:span text:style-name="T1">tingkat kesalahan</text:span></text:span><text:span text:style-name="T1"> pada operasi gerbang kuantum masih menjadi rintangan utama.</text:span></text:p>
            <text:p text:style-name="Text_20_body"><text:span text:style-name="T1">Konsekuensinya? Hingga saat ini, </text:span><text:span text:style-name="Strong_20_Emphasis"><text:span text:style-name="T1">pertengahan tahun 2025</text:span></text:span><text:span text:style-name="T1">, sebagian besar komputer kuantum yang ada di dunia masih berada dalam era </text:span><text:span text:style-name="Strong_20_Emphasis"><text:span text:style-name="T1">NISQ (Noisy Intermediate-Scale Quantum)</text:span></text:span><text:span text:style-name="T1">. Artinya:</text:span></text:p>
            <text:list xml:id="list248189440557343223" text:style-name="L95">
              <text:list-item>
                <text:p text:style-name="P150"><text:span text:style-name="Strong_20_Emphasis"><text:span text:style-name="T1">Intermediate-Scale:</text:span></text:span><text:span text:style-name="T1"> Jumlah qubitnya masih terbatas (puluhan hingga beberapa ratus), belum mencapai jutaan qubit stabil yang mungkin diperlukan untuk banyak aplikasi canggih. </text:span></text:p>
              </text:list-item>
              <text:list-item>
                <text:p text:style-name="P150"><text:span text:style-name="Strong_20_Emphasis"><text:span text:style-name="T1">Noisy:</text:span></text:span><text:span text:style-name="T1"> Qubit dan operasinya masih sangat rentan terhadap 'noise' atau gangguan, yang membatasi kedalaman atau kompleksitas perhitungan yang bisa dilakukan sebelum hasilnya rusak oleh error. </text:span></text:p>
              </text:list-item>
              <text:list-item>
                <text:p text:style-name="P92"><text:span text:style-name="Strong_20_Emphasis"><text:span text:style-name="T1">Belum Fault-Tolerant:</text:span></text:span><text:span text:style-name="T1"> Sebagian besar belum mengimplementasikan </text:span><text:soft-page-break/><text:span text:style-name="T1">skema Koreksi Kesalahan Kuantum (QEC) secara penuh. </text:span></text:p>
              </text:list-item>
            </text:list>
            <text:p text:style-name="Text_20_body"><text:span text:style-name="T1">Oleh karena itu, klaim bahwa komputer kuantum </text:span><text:span text:style-name="Emphasis"><text:span text:style-name="T1">saat ini</text:span></text:span><text:span text:style-name="T1"> sudah bisa memecahkan masalah praktis yang signifikan (seperti memecahkan enkripsi RSA secara luas atau mendesain obat kompleks dari nol) perlu ditanggapi dengan sangat hati-hati. Komputer kuantum yang mampu melakukan hal tersebut secara andal kemungkinan besar masih membutuhkan waktu pengembangan </text:span><text:span text:style-name="Strong_20_Emphasis"><text:span text:style-name="T1">bertahun-tahun, bahkan mungkin beberapa dekade</text:span></text:span><text:span text:style-name="T1"> lagi. Prediksi pasti sangat sulit dibuat karena laju kemajuan teknologi penuh ketidakpastian.</text:span></text:p>
            <text:p text:style-name="Text_20_body"><text:span text:style-name="T1">Saat ini, perangkat kuantum yang ada lebih berfungsi sebagai platform </text:span><text:span text:style-name="Strong_20_Emphasis"><text:span text:style-name="T1">riset dan eksperimen</text:span></text:span><text:span text:style-name="T1"> yang sangat berharga bagi para ilmuwan untuk menguji teori, mengembangkan algoritma baru, dan belajar lebih banyak tentang cara mengendalikan dunia kuantum. Kemajuan memang terus dicapai, jumlah qubit terus bertambah, dan kualitasnya perlahan membaik, tetapi jalan menuju komputasi kuantum yang benar-benar berdampak luas masih panjang dan penuh tantangan.</text:span></text:p>
            <text:p text:style-name="Text_20_body"><text:span text:style-name="T1">Jadi, kesimpulannya adalah pandangan yang seimbang: komputasi kuantum memiliki </text:span><text:span text:style-name="Strong_20_Emphasis"><text:span text:style-name="T1">potensi jangka panjang yang luar biasa besar</text:span></text:span><text:span text:style-name="T1"> untuk merevolusi sains dan teknologi. Namun, kita perlu </text:span><text:span text:style-name="Strong_20_Emphasis"><text:span text:style-name="T1">sabar</text:span></text:span><text:span text:style-name="T1"> dan </text:span><text:span text:style-name="Strong_20_Emphasis"><text:span text:style-name="T1">realistis</text:span></text:span><text:span text:style-name="T1"> mengenai garis waktu dan rintangan yang harus diatasi. Ini adalah maraton, bukan sprint.</text:span></text:p>
            <text:p text:style-name="P175"/>
            <text:p text:style-name="Text_20_body"><text:span text:style-name="Strong_20_Emphasis"><text:span text:style-name="T1">(Tips Tambahan Opsional):</text:span></text:span></text:p>
            <text:list xml:id="list2985164796347159743" text:style-name="L96">
              <text:list-item>
                <text:p text:style-name="P93"><text:span text:style-name="Strong_20_Emphasis"><text:span text:style-name="T1">Bukan Tongkat Sihir:</text:span></text:span><text:span text:style-name="T1"> Penting untuk menghindari pemikiran bahwa komputer kuantum adalah 'tongkat sihir' yang bisa menyelesaikan </text:span><text:span text:style-name="Emphasis"><text:span text:style-name="T1">semua</text:span></text:span><text:span text:style-name="T1"> masalah sulit. Komputer kuantum hanya diharapkan unggul untuk </text:span><text:span text:style-name="Emphasis"><text:span text:style-name="T1">jenis masalah tertentu</text:span></text:span><text:span text:style-name="T1"> yang memiliki struktur matematis yang cocok dengan cara kerja kuantum. Banyak masalah kompleks lainnya mungkin tetap lebih efisien diselesaikan oleh superkomputer klasik. </text:span></text:p>
              </text:list-item>
            </text:list>
            <text:p text:style-name="Text_20_body"><text:span text:style-name="Strong_20_Emphasis"><text:span text:style-name="T1">(Prompt Ilustrasi Opsional):</text:span></text:span></text:p>
            <text:list xml:id="list2336663158581058221" text:style-name="L97">
              <text:list-item>
                <text:p text:style-name="P94"><text:span text:style-name="Strong_20_Emphasis"><text:span text:style-name="T1">Prompt Gambar:</text:span></text:span><text:span text:style-name="T1"> "Gambarkan sebuah grafik garis waktu sederhana. Sumbu horizontal adalah 'Waktu' (dimulai dari masa lalu, melewati 'Sekarang, ~2025', menuju 'Masa Depan'). Sumbu vertikal adalah 'Kemampuan Komputasi Kuantum'. Tunjukkan garis yang dimulai sangat rendah, lalu naik perlahan dan agak bergelombang (menandakan </text:span><text:soft-page-break/><text:span text:style-name="T1">noise/kesulitan) di sekitar area 'Sekarang (~2025)', berlabel 'Era NISQ'. Kemudian, proyeksikan garis itu naik lebih curam tetapi masih membutuhkan waktu panjang di 'Masa Depan', menuju area berlabel 'Fault-Tolerant QC'. Sebagai perbandingan, bisa ditambahkan garis lurus atau naik stabil yang lebih rendah berlabel 'Komputasi Klasik' untuk tugas sehari-hari, menunjukkan bahwa kuantum tidak menggantikannya untuk semua hal." </text:span></text:p>
              </text:list-item>
            </text:list>
          </text:section>
          <text:section text:style-name="Sect1" text:name="feedback-form-35">
            <text:p text:style-name="P163"/>
          </text:section>
        </text:section>
        <text:section text:style-name="Sect1" text:name="298eeb28380cf1ab">
          <text:p text:style-name="P117"/>
          <text:section text:style-name="Sect1" text:name="user-query-content-36">
            <text:p text:style-name="P174">yax </text:p>
          </text:section>
          <text:p text:style-name="P163">Tampilkan alur berpikir</text:p>
          <text:section text:style-name="Sect2" text:name="model-response-message-contentr_298eeb28380cf1ab">
            <text:p text:style-name="Text_20_body"><text:span text:style-name="T1">Baik, saya lanjutkan dengan prompt untuk </text:span><text:span text:style-name="Strong_20_Emphasis"><text:span text:style-name="T1">Pengantar Bab 7 Keseluruhan</text:span></text:span><text:span text:style-name="T1">.</text:span></text:p>
            <text:p text:style-name="P175"/>
            <text:p text:style-name="Text_20_body"><text:span text:style-name="Strong_20_Emphasis"><text:span text:style-name="T1">(Jawaban untuk Prompt: Pengantar Bab 7 Keseluruhan)</text:span></text:span></text:p>
            <text:p text:style-name="Text_20_body"><text:span text:style-name="Strong_20_Emphasis"><text:span text:style-name="T1">Bab 7: Masa Depan Kuantum &amp; Anda</text:span></text:span></text:p>
            <text:p text:style-name="P117">Kita telah sampai di penghujung perjalanan pengantar kita melalui "Gerbang Menuju Kuantum". Bersama-sama, kita telah mengintip ke dalam dunia subatomik yang penuh keanehan, tempat aturan fisika klasik tak lagi sepenuhnya berkuasa. Kita telah berkenalan dengan qubit, unit informasi kuantum yang memanfaatkan kekuatan superposisi dan entanglement. Kita juga telah melihat gambaran sederhana bagaimana komputer kuantum mungkin bekerja, potensi aplikasinya yang luar biasa dalam merevolusi berbagai bidang, sekaligus menyadari tantangan besar yang masih menghadang dalam mewujudkannya menjadi teknologi yang matang.</text:p>
            <text:p text:style-name="P117">Kini, setelah membekali diri dengan pemahaman dasar ini, saatnya kita melangkah keluar dari gerbang pengantar ini dan melihat ke cakrawala yang lebih luas. Di bab penutup ini, kita akan mencoba menjawab pertanyaan: "Lalu bagaimana selanjutnya?"</text:p>
            <text:p text:style-name="Text_20_body"><text:span text:style-name="T1">Kita akan melihat bagaimana </text:span><text:span text:style-name="Strong_20_Emphasis"><text:span text:style-name="T1">perlombaan kuantum global</text:span></text:span><text:span text:style-name="T1"> sedang berlangsung dengan sangat dinamis saat ini, di pertengahan dekade 2020-an ini, melibatkan negara-negara adidaya dan raksasa teknologi dalam upaya meraih supremasi kuantum. Kita juga akan mencoba merenungkan, dengan hati-hati, bagaimana kemajuan teknologi yang eksponensial ini </text:span><text:span text:style-name="Strong_20_Emphasis"><text:span text:style-name="T1">mungkin akan menyentuh kehidupan kita secara pribadi</text:span></text:span><text:span text:style-name="T1"> di masa depan, meskipun mungkin </text:span><text:soft-page-break/><text:span text:style-name="T1">secara tidak langsung.</text:span></text:p>
            <text:p text:style-name="Text_20_body"><text:span text:style-name="T1">Dan yang tak kalah penting, bagi Anda yang merasa rasa ingin tahunya terusik dan ingin terus belajar setelah menutup buku ini, bab ini akan memberikan beberapa </text:span><text:span text:style-name="Strong_20_Emphasis"><text:span text:style-name="T1">petunjuk dan saran langkah selanjutnya</text:span></text:span><text:span text:style-name="T1"> untuk memperdalam pemahaman Anda tentang dunia kuantum yang fasinatif ini.</text:span></text:p>
            <text:p text:style-name="P117">Bab 7 ini adalah ajakan untuk merefleksikan apa yang telah kita pelajari, melihat ke depan dengan harapan dan realisme, serta menyadari bahwa kita hidup di era di mana fondasi teknologi masa depan sedang diletakkan. Memiliki pemahaman dasar tentang komputasi kuantum bukan lagi hanya domain para fisikawan, tetapi menjadi bagian dari literasi teknologi yang berharga bagi siapa saja yang ingin memahami arah perubahan dunia. Mari kita lihat apa yang terbentang di depan!</text:p>
            <text:p text:style-name="P175"/>
            <text:p text:style-name="Text_20_body"><text:span text:style-name="Strong_20_Emphasis"><text:span text:style-name="T1">(Tips Tambahan Opsional):</text:span></text:span></text:p>
            <text:list xml:id="list1579196019403644712" text:style-name="L98">
              <text:list-item>
                <text:p text:style-name="P95"><text:span text:style-name="Strong_20_Emphasis"><text:span text:style-name="T1">Anda Sudah Terbekali:</text:span></text:span><text:span text:style-name="T1"> Setelah membaca hingga sejauh ini, Anda sebenarnya sudah memiliki pemahaman konseptual tentang komputasi kuantum yang jauh melampaui kebanyakan orang. Jangan remehkan fondasi yang telah Anda bangun! Anda kini lebih siap untuk mengikuti berita perkembangan kuantum, memahami diskusi di tingkat umum, dan tidak mudah termakan oleh hype atau klaim yang berlebihan. </text:span></text:p>
              </text:list-item>
            </text:list>
            <text:p text:style-name="Text_20_body"><text:span text:style-name="Strong_20_Emphasis"><text:span text:style-name="T1">(Prompt Ilustrasi Opsional):</text:span></text:span></text:p>
            <text:list xml:id="list2995588767537285691" text:style-name="L99">
              <text:list-item>
                <text:p text:style-name="P96"><text:span text:style-name="Strong_20_Emphasis"><text:span text:style-name="T1">Prompt Gambar:</text:span></text:span><text:span text:style-name="T1"> "Gambarkan sebuah gerbang besar dan megah (mungkin dengan sedikit elemen desain futuristik atau kuantum) berlabel 'Gerbang Menuju Kuantum'. Gerbang ini tampak sedikit terbuka. Melalui celah gerbang, terlihat pemandangan lanskap masa depan yang samar-samar: siluet peta dunia dengan titik-titik bersinar (perlombaan global), siluet orang-orang biasa yang beraktivitas (dampak personal), dan ikon buku atau layar komputer (belajar lebih lanjut). Kesannya adalah pembaca kini siap melangkah melihat apa yang ada di balik gerbang pengantar ini." </text:span></text:p>
              </text:list-item>
            </text:list>
          </text:section>
          <text:section text:style-name="Sect1" text:name="feedback-form-36">
            <text:p text:style-name="P163"/>
          </text:section>
        </text:section>
        <text:section text:style-name="Sect1" text:name="ea22a65c92e9f93b">
          <text:p text:style-name="P117"/>
          <text:section text:style-name="Sect1" text:name="user-query-content-37">
            <text:p text:style-name="P174">yax </text:p>
          </text:section>
          <text:p text:style-name="P163">Tampilkan alur berpikir</text:p>
          <text:section text:style-name="Sect2" text:name="model-response-message-contentr_ea22a65c92e9f93b">
            <text:p text:style-name="Text_20_body"><text:soft-page-break/><text:span text:style-name="T1">Oke, saya lanjutkan dengan prompt untuk </text:span><text:span text:style-name="Strong_20_Emphasis"><text:span text:style-name="T1">Isi Subbab 7.1</text:span></text:span><text:span text:style-name="T1">.</text:span></text:p>
            <text:p text:style-name="P175"/>
            <text:p text:style-name="Text_20_body"><text:span text:style-name="Strong_20_Emphasis"><text:span text:style-name="T1">(Jawaban untuk Prompt: Isi Subbab 7.1 - Perlombaan Kuantum Global)</text:span></text:span></text:p>
            <text:p text:style-name="Text_20_body"><text:span text:style-name="Strong_20_Emphasis"><text:span text:style-name="T1">7.1. Perlombaan Kuantum Global</text:span></text:span></text:p>
            <text:p text:style-name="Text_20_body"><text:span text:style-name="T1">Pengembangan komputasi kuantum bukan lagi sekadar proyek riset akademis di laboratorium terpencil. Dalam beberapa tahun terakhir, terutama hingga saat ini, </text:span><text:span text:style-name="Strong_20_Emphasis"><text:span text:style-name="T1">Kamis, 17 April 2025</text:span></text:span><text:span text:style-name="T1">, kita menyaksikan apa yang sering disebut sebagai </text:span><text:span text:style-name="Strong_20_Emphasis"><text:span text:style-name="T1">"Perlombaan Kuantum Global"</text:span></text:span><text:span text:style-name="T1">. Ini adalah upaya yang sangat intensif, melibatkan persaingan sekaligus kolaborasi antara berbagai pihak di seluruh dunia untuk menjadi yang terdepan dalam menguasai teknologi transformatif ini.</text:span></text:p>
            <text:p text:style-name="P117">Siapa saja pemain utamanya?</text:p>
            <text:list xml:id="list2519529004219199728" text:style-name="L100">
              <text:list-item>
                <text:p text:style-name="P151"><text:span text:style-name="Strong_20_Emphasis"><text:span text:style-name="T1">Negara-negara Adidaya:</text:span></text:span><text:span text:style-name="T1"> Pemerintah negara-negara seperti </text:span><text:span text:style-name="Strong_20_Emphasis"><text:span text:style-name="T1">Amerika Serikat</text:span></text:span><text:span text:style-name="T1">, </text:span><text:span text:style-name="Strong_20_Emphasis"><text:span text:style-name="T1">Tiongkok</text:span></text:span><text:span text:style-name="T1">, dan negara-negara anggota </text:span><text:span text:style-name="Strong_20_Emphasis"><text:span text:style-name="T1">Uni Eropa</text:span></text:span><text:span text:style-name="T1"> (seperti Jerman dan Prancis) menginvestasikan dana publik dalam jumlah sangat besar untuk mendanai riset dasar, membangun infrastruktur, dan mendukung industri kuantum nasional mereka. Mereka melihat supremasi kuantum sebagai kunci keunggulan strategis di masa depan, baik dari sisi ekonomi, ilmiah, maupun pertahanan dan keamanan (terutama terkait potensi pemecahan kode). Negara lain seperti Kanada, Inggris, Jepang, Singapura, dan Australia juga memiliki program kuantum nasional yang signifikan. </text:span></text:p>
              </text:list-item>
              <text:list-item>
                <text:p text:style-name="P151"><text:span text:style-name="Strong_20_Emphasis"><text:span text:style-name="T1">Raksasa Teknologi:</text:span></text:span><text:span text:style-name="T1"> Perusahaan teknologi multinasional seperti </text:span><text:span text:style-name="Strong_20_Emphasis"><text:span text:style-name="T1">Google, IBM, Microsoft, Intel, Amazon (AWS)</text:span></text:span><text:span text:style-name="T1">, dan lainnya juga berinvestasi besar-besaran. Mereka membangun tim riset kuantum internal, mengembangkan platform hardware dan software kuantum mereka sendiri (yang sebagian sudah bisa diakses publik melalui cloud untuk eksperimen), serta mengakuisisi startup-startup kuantum yang menjanjikan. Mereka berlomba untuk menjadi penyedia layanan komputasi kuantum terdepan. </text:span></text:p>
              </text:list-item>
              <text:list-item>
                <text:p text:style-name="P151"><text:span text:style-name="Strong_20_Emphasis"><text:span text:style-name="T1">Startup Inovatif:</text:span></text:span><text:span text:style-name="T1"> Selain pemain besar, bermunculan pula ratusan </text:span><text:span text:style-name="Strong_20_Emphasis"><text:span text:style-name="T1">startup</text:span></text:span><text:span text:style-name="T1"> di seluruh dunia yang fokus pada ceruk pasar tertentu dalam ekosistem kuantum—mulai dari membangun jenis qubit baru, mengembangkan software kuantum khusus industri, hingga menyediakan layanan konsultasi. </text:span></text:p>
              </text:list-item>
              <text:list-item>
                <text:p text:style-name="P97"><text:soft-page-break/><text:span text:style-name="Strong_20_Emphasis"><text:span text:style-name="T1">Bagaimana dengan Indonesia?</text:span></text:span><text:span text:style-name="T1"> Dibandingkan dengan negara-negara yang disebutkan di atas, inisiatif kuantum di Indonesia memang masih berada pada tahap yang lebih awal. Namun, kesadaran akan pentingnya teknologi ini mulai tumbuh di kalangan akademisi, peneliti, dan beberapa pembuat kebijakan. Beberapa universitas mungkin sudah memulai riset dasar atau memasukkan topik kuantum dalam kurikulum. Tantangan utamanya adalah membangun ekosistem riset yang kuat, menyiapkan talenta (sumber daya manusia), dan mendapatkan pendanaan yang memadai untuk bisa berpartisipasi lebih aktif dalam revolusi kuantum global ini. Potensi untuk berkontribusi, misalnya dalam pengembangan algoritma atau aplikasi spesifik, tentu tetap terbuka. </text:span></text:p>
              </text:list-item>
            </text:list>
            <text:p text:style-name="P117">Apa saja fokus utama dari perlombaan ini?</text:p>
            <text:list xml:id="list7661567268935211741" text:style-name="L101">
              <text:list-item>
                <text:p text:style-name="P152"><text:span text:style-name="Strong_20_Emphasis"><text:span text:style-name="T1">Pengembangan Hardware:</text:span></text:span><text:span text:style-name="T1"> Menciptakan qubit yang lebih banyak, lebih stabil (koheren lebih lama), dan memiliki tingkat kesalahan yang lebih rendah. Berbagai teknologi qubit (superkonduktor, ion terperangkap, fotonik, atom netral, dll.) terus dikembangkan dan dibandingkan. </text:span></text:p>
              </text:list-item>
              <text:list-item>
                <text:p text:style-name="P152"><text:span text:style-name="Strong_20_Emphasis"><text:span text:style-name="T1">Pengembangan Software &amp; Algoritma:</text:span></text:span><text:span text:style-name="T1"> Membuat bahasa pemrograman kuantum, alat pengembangan (SDK), dan yang terpenting, menemukan algoritma kuantum baru yang dapat memberikan keuntungan nyata untuk masalah-masalah praktis di era NISQ maupun di masa depan saat komputer fault-tolerant tersedia. </text:span></text:p>
              </text:list-item>
              <text:list-item>
                <text:p text:style-name="P98"><text:span text:style-name="Strong_20_Emphasis"><text:span text:style-name="T1">Pengembangan Ekosistem &amp; Talenta:</text:span></text:span><text:span text:style-name="T1"> Membangun komunitas riset, mendukung industri terkait, dan terutama, mendidik serta melatih generasi baru ilmuwan, insinyur, dan programmer kuantum. </text:span></text:p>
              </text:list-item>
            </text:list>
            <text:p text:style-name="P117">Perlombaan kuantum ini sangat dinamis. Setiap beberapa bulan, seringkali ada pengumuman tentang pencapaian baru dalam jumlah qubit, kualitas qubit, atau demonstrasi algoritma kuantum. Meskipun jalan menuju komputer kuantum fault-tolerant berskala besar masih panjang, tidak diragukan lagi bahwa bidang ini sedang mengalami akselerasi yang luar biasa didorong oleh kompetisi dan kolaborasi global yang intens ini.</text:p>
            <text:p text:style-name="P175"/>
            <text:p text:style-name="Text_20_body"><text:span text:style-name="Strong_20_Emphasis"><text:span text:style-name="T1">(Tips Tambahan Opsional):</text:span></text:span></text:p>
            <text:list xml:id="list6720573830948039638" text:style-name="L102">
              <text:list-item>
                <text:p text:style-name="P99"><text:span text:style-name="Strong_20_Emphasis"><text:span text:style-name="T1">Mengikuti Perkembangan:</text:span></text:span><text:span text:style-name="T1"> Jika Anda tertarik mengikuti berita terbaru tentang perlombaan kuantum ini, beberapa sumber yang bisa diikuti (selain media berita teknologi umum) adalah website publikasi sains </text:span><text:soft-page-break/><text:span text:style-name="T1">populer seperti </text:span><text:span text:style-name="Emphasis"><text:span text:style-name="T1">Quanta Magazine</text:span></text:span><text:span text:style-name="T1">, </text:span><text:span text:style-name="Emphasis"><text:span text:style-name="T1">Physics World</text:span></text:span><text:span text:style-name="T1">, atau laporan dari firma riset pasar teknologi. Banyak perusahaan besar yang terlibat (Google Quantum AI, IBM Quantum, Microsoft Azure Quantum) juga memiliki blog atau bagian berita di website mereka yang mengumumkan pencapaian terbaru. </text:span></text:p>
              </text:list-item>
            </text:list>
            <text:p text:style-name="Text_20_body"><text:span text:style-name="Strong_20_Emphasis"><text:span text:style-name="T1">(Prompt Ilustrasi Opsional):</text:span></text:span></text:p>
            <text:list xml:id="list3850667413858857098" text:style-name="L103">
              <text:list-item>
                <text:p text:style-name="P100"><text:span text:style-name="Strong_20_Emphasis"><text:span text:style-name="T1">Prompt Gambar:</text:span></text:span><text:span text:style-name="T1"> "Gambarkan peta dunia bergaya modern. Tandai beberapa wilayah atau negara yang menjadi pusat aktivitas kuantum utama (misalnya, Amerika Utara, Eropa Barat, Asia Timur) dengan ikon atau warna yang menonjol. Di atas peta, tampilkan logo beberapa perusahaan teknologi besar yang dikenal aktif dalam riset kuantum (misalnya, Google, IBM, Microsoft, Intel). Tambahkan beberapa ikon startup kecil atau simbol universitas untuk menunjukkan keragaman ekosistem. Berikan judul 'Perlombaan Kuantum Global (~2025)'." </text:span></text:p>
              </text:list-item>
            </text:list>
          </text:section>
          <text:section text:style-name="Sect1" text:name="feedback-form-37">
            <text:p text:style-name="P163"/>
          </text:section>
        </text:section>
        <text:section text:style-name="Sect1" text:name="f8f505babbcf1aac">
          <text:p text:style-name="P117"/>
          <text:section text:style-name="Sect1" text:name="user-query-content-38">
            <text:p text:style-name="P174">yax </text:p>
          </text:section>
          <text:p text:style-name="P163">Tampilkan alur berpikir</text:p>
          <text:section text:style-name="Sect2" text:name="model-response-message-contentr_f8f505babbcf1aac">
            <text:p text:style-name="Text_20_body"><text:span text:style-name="T1">Oke, saya lanjutkan dengan prompt untuk </text:span><text:span text:style-name="Strong_20_Emphasis"><text:span text:style-name="T1">Isi Subbab 7.2</text:span></text:span><text:span text:style-name="T1">.</text:span></text:p>
            <text:p text:style-name="P175"/>
            <text:p text:style-name="Text_20_body"><text:span text:style-name="Strong_20_Emphasis"><text:span text:style-name="T1">(Jawaban untuk Prompt: Isi Subbab 7.2 - Bagaimana Kuantum Bisa Mempengaruhi Hidup Anda?)</text:span></text:span></text:p>
            <text:p text:style-name="Text_20_body"><text:span text:style-name="Strong_20_Emphasis"><text:span text:style-name="T1">7.2. Bagaimana Kuantum Bisa Mempengaruhi Hidup Anda?</text:span></text:span></text:p>
            <text:p text:style-name="P117">Setelah melihat perlombaan global yang begitu sengit, mungkin Anda bertanya-tanya: "Oke, negara dan perusahaan besar mungkin peduli. Tapi bagaimana dengan saya, orang biasa? Apakah teknologi kuantum ini suatu hari nanti akan benar-benar terasa dampaknya dalam kehidupan sehari-hari saya?"</text:p>
            <text:p text:style-name="Text_20_body"><text:span text:style-name="T1">Jawabannya kemungkinan besar adalah </text:span><text:span text:style-name="Strong_20_Emphasis"><text:span text:style-name="T1">ya</text:span></text:span><text:span text:style-name="T1">, tetapi mungkin tidak secara langsung seperti bagaimana smartphone mengubah hidup kita. Dampak komputasi kuantum pada masyarakat umum diperkirakan akan bersifat </text:span><text:span text:style-name="Strong_20_Emphasis"><text:span text:style-name="T1">lebih tidak langsung</text:span></text:span><text:span text:style-name="T1"> dan terjadi dalam </text:span><text:span text:style-name="Strong_20_Emphasis"><text:span text:style-name="T1">jangka waktu yang panjang</text:span></text:span><text:span text:style-name="T1"> (bertahun-tahun hingga beberapa dekade ke depan). Dampak ini kemungkinan akan meresap melalui kemajuan di berbagai bidang yang kemudian mempengaruhi kualitas hidup kita.</text:span></text:p>
            <text:p text:style-name="P117"><text:soft-page-break/>Mari kita bayangkan beberapa kemungkinan, berdasarkan potensi aplikasi yang telah kita bahas:</text:p>
            <text:list xml:id="list656342885501056916" text:style-name="L104">
              <text:list-item>
                <text:p text:style-name="P153"><text:span text:style-name="Strong_20_Emphasis"><text:span text:style-name="T1">Kesehatan yang Lebih Baik:</text:span></text:span><text:span text:style-name="T1"> Jika komputer kuantum berhasil mempercepat penemuan obat baru atau memungkinkan terapi yang lebih personal (Bab 6.1), kita mungkin akan merasakan manfaatnya melalui ketersediaan pengobatan yang lebih efektif untuk penyakit-penyakit sulit seperti kanker, Alzheimer, atau penyakit genetik. Waktu tunggu untuk obat baru bisa jadi lebih singkat. </text:span></text:p>
              </text:list-item>
              <text:list-item>
                <text:p text:style-name="P153"><text:span text:style-name="Strong_20_Emphasis"><text:span text:style-name="T1">Material Baru untuk Kehidupan Lebih Baik:</text:span></text:span><text:span text:style-name="T1"> Penemuan material baru yang dimungkinkan oleh simulasi kuantum (Bab 6.1) bisa membawa perubahan dalam banyak aspek. Bayangkan baterai yang jauh lebih tahan lama untuk perangkat elektronik atau kendaraan listrik, panel surya super efisien yang membuat energi bersih lebih murah, atau material super kuat dan ringan yang merevolusi transportasi dan konstruksi. </text:span></text:p>
              </text:list-item>
              <text:list-item>
                <text:p text:style-name="P153"><text:span text:style-name="Strong_20_Emphasis"><text:span text:style-name="T1">Logistik dan Layanan Lebih Efisien:</text:span></text:span><text:span text:style-name="T1"> Jika komputer kuantum dapat memecahkan masalah optimasi kompleks (Bab 6.3), kita mungkin merasakan dampaknya melalui pengiriman barang yang lebih cepat dan murah, sistem transportasi publik yang lebih lancar, atau pengelolaan sumber daya (seperti air atau energi) yang lebih optimal di kota kita. </text:span></text:p>
              </text:list-item>
              <text:list-item>
                <text:p text:style-name="P153"><text:span text:style-name="Strong_20_Emphasis"><text:span text:style-name="T1">AI yang (Mungkin) Lebih Cerdas:</text:span></text:span><text:span text:style-name="T1"> Meskipun masih spekulatif, jika komputasi kuantum berhasil meningkatkan kemampuan AI (Bab 6.3), kita mungkin akan berinteraksi dengan asisten virtual yang lebih pintar, mendapatkan diagnosis medis berbantu AI yang lebih akurat, atau melihat kemajuan dalam otomatisasi di berbagai sektor. </text:span></text:p>
              </text:list-item>
              <text:list-item>
                <text:p text:style-name="P101"><text:span text:style-name="Strong_20_Emphasis"><text:span text:style-name="T1">Keamanan Digital yang Ditingkatkan:</text:span></text:span><text:span text:style-name="T1"> Meskipun ada ancaman awal terhadap enkripsi lama, transisi ke kriptografi pasca-kuantum dan penggunaan QKD (Bab 6.2) pada akhirnya bisa membuat transaksi online, komunikasi digital, dan penyimpanan data kita menjadi </text:span><text:span text:style-name="Strong_20_Emphasis"><text:span text:style-name="T1">lebih aman</text:span></text:span><text:span text:style-name="T1"> dari sebelumnya dalam jangka panjang. </text:span></text:p>
              </text:list-item>
            </text:list>
            <text:p text:style-name="Text_20_body"><text:span text:style-name="T1">Penting untuk dicatat kembali, sebagian besar dampak ini tidak akan terasa seperti kita tiba-tiba memiliki 'komputer kuantum' di rumah. Kita mungkin tidak akan menyadari bahwa obat baru yang kita minum atau baterai ponsel kita yang tahan lama adalah hasil dari komputasi kuantum di balik layar. Dampaknya akan lebih bersifat </text:span><text:span text:style-name="Strong_20_Emphasis"><text:span text:style-name="T1">memungkinkan kemajuan</text:span></text:span><text:span text:style-name="T1"> di berbagai bidang sains dan teknologi, yang kemudian secara bertahap meningkatkan kualitas hidup kita.</text:span></text:p>
            <text:p text:style-name="P117">Jadi, meskipun mungkin tidak akan mengubah rutinitas harian Anda secara <text:soft-page-break/>drastis dalam waktu dekat, revolusi kuantum memiliki potensi untuk secara perlahan tapi pasti membentuk dunia yang lebih sehat, efisien, dan mungkin lebih aman bagi kita semua di masa depan.</text:p>
            <text:p text:style-name="P175"/>
            <text:p text:style-name="Text_20_body"><text:span text:style-name="Strong_20_Emphasis"><text:span text:style-name="T1">(Tips Tambahan Opsional):</text:span></text:span></text:p>
            <text:list xml:id="list8363054094373930706" text:style-name="L105">
              <text:list-item>
                <text:p text:style-name="P102"><text:span text:style-name="Strong_20_Emphasis"><text:span text:style-name="T1">Dampak Awal Melalui Sains:</text:span></text:span><text:span text:style-name="T1"> Kemungkinan besar, dampak pertama dari komputasi kuantum yang benar-benar signifikan akan dirasakan oleh komunitas ilmiah itu sendiri. Kemampuan untuk melakukan simulasi kuantum yang akurat akan mempercepat laju penemuan di bidang fisika, kimia, dan biologi, jauh sebelum produk konsumen berbasis kuantum muncul secara massal. Kemajuan sains inilah yang nantinya akan menetes ke bawah menjadi teknologi dan aplikasi yang bermanfaat bagi masyarakat luas. </text:span></text:p>
              </text:list-item>
            </text:list>
            <text:p text:style-name="Text_20_body"><text:span text:style-name="Strong_20_Emphasis"><text:span text:style-name="T1">(Prompt Ilustrasi Opsional):</text:span></text:span></text:p>
            <text:list xml:id="list8408592810665547563" text:style-name="L106">
              <text:list-item>
                <text:p text:style-name="P103"><text:span text:style-name="Strong_20_Emphasis"><text:span text:style-name="T1">Prompt Gambar:</text:span></text:span><text:span text:style-name="T1"> "Gambarkan sebuah pemandangan kota masa depan yang bersih dan efisien, tetapi tidak terlalu berlebihan/sci-fi. Di berbagai titik dalam gambar, tambahkan ikon-ikon kecil yang menyimbolkan dampak tidak langsung kuantum: (1) Di rumah sakit: ikon molekul obat di layar dokter atau pemindai medis canggih. (2) Di jalan: mobil listrik dengan ikon baterai efisien, sistem lalu lintas pintar dengan jalur optimal. (3) Di atap bangunan: panel surya generasi baru. (4) Di udara: ikon perisai keamanan data di sekitar transaksi digital antar gedung. Tujuannya menunjukkan bagaimana kuantum meningkatkan berbagai aspek kehidupan secara halus di latar belakang." </text:span></text:p>
              </text:list-item>
            </text:list>
          </text:section>
          <text:section text:style-name="Sect1" text:name="feedback-form-38">
            <text:p text:style-name="P163"/>
          </text:section>
        </text:section>
        <text:section text:style-name="Sect1" text:name="22bc9c738882bc0d">
          <text:p text:style-name="P117"/>
          <text:section text:style-name="Sect1" text:name="user-query-content-39">
            <text:p text:style-name="P174">yax </text:p>
          </text:section>
          <text:p text:style-name="P163">Tampilkan alur berpikir</text:p>
          <text:section text:style-name="Sect2" text:name="model-response-message-contentr_22bc9c738882bc0d">
            <text:p text:style-name="Text_20_body"><text:span text:style-name="T1">Baik, saya lanjutkan dengan prompt terakhir untuk isi buku Anda, </text:span><text:span text:style-name="Strong_20_Emphasis"><text:span text:style-name="T1">Isi Subbab 7.3</text:span></text:span><text:span text:style-name="T1">.</text:span></text:p>
            <text:p text:style-name="P175"/>
            <text:p text:style-name="Text_20_body"><text:span text:style-name="Strong_20_Emphasis"><text:span text:style-name="T1">(Jawaban untuk Prompt: Isi Subbab 7.3 - Langkah Selanjutnya: Belajar Lebih Lanjut)</text:span></text:span></text:p>
            <text:p text:style-name="Text_20_body"><text:soft-page-break/><text:span text:style-name="Strong_20_Emphasis"><text:span text:style-name="T1">7.3. Langkah Selanjutnya: Belajar Lebih Lanjut</text:span></text:span></text:p>
            <text:p text:style-name="P117">Perjalanan kita melalui "Gerbang Menuju Kuantum" kini telah sampai pada akhirnya. Buku ini dirancang sebagai langkah awal, sebuah pengantar untuk membuka wawasan Anda tentang dunia komputasi kuantum yang kompleks namun sangat menarik. Jika rasa ingin tahu Anda terusik dan Anda merasa ingin menjelajahi lebih jauh, itu adalah hal yang sangat baik! Dunia kuantum masih menyimpan banyak misteri dan potensi untuk dipelajari.</text:p>
            <text:p text:style-name="P117">Lalu, apa langkah selanjutnya? Bagaimana Anda bisa terus belajar tanpa harus kembali tenggelam dalam persamaan matematika yang rumit (kecuali jika Anda memang menginginkannya)? Berikut beberapa saran sumber daya yang bisa Anda eksplorasi, yang umumnya cocok untuk audiens umum atau pemula:</text:p>
            <text:list xml:id="list7661643100840281514" text:style-name="L107">
              <text:list-item>
                <text:p text:style-name="P104"><text:span text:style-name="Strong_20_Emphasis"><text:span text:style-name="T1">Website Berita &amp; Artikel Sains Populer:</text:span></text:span><text:span text:style-name="T1"> Banyak website kredibel menyajikan penjelasan tentang perkembangan terbaru dalam sains dan teknologi, termasuk komputasi kuantum, dengan bahasa yang relatif mudah dipahami.</text:span></text:p>
                <text:list>
                  <text:list-item>
                    <text:p text:style-name="P154"><text:span text:style-name="Strong_20_Emphasis"><text:span text:style-name="T1">Internasional:</text:span></text:span><text:span text:style-name="T1"> Cari artikel di </text:span><text:span text:style-name="Emphasis"><text:span text:style-name="T1">Quanta Magazine</text:span></text:span><text:span text:style-name="T1">, </text:span><text:span text:style-name="Emphasis"><text:span text:style-name="T1">Scientific American</text:span></text:span><text:span text:style-name="T1">, </text:span><text:span text:style-name="Emphasis"><text:span text:style-name="T1">New Scientist</text:span></text:span><text:span text:style-name="T1">, </text:span><text:span text:style-name="Emphasis"><text:span text:style-name="T1">Nature News</text:span></text:span><text:span text:style-name="T1">, </text:span><text:span text:style-name="Emphasis"><text:span text:style-name="T1">Science News</text:span></text:span><text:span text:style-name="T1">, atau bagian sains di media berita besar seperti BBC atau The New York Times. </text:span></text:p>
                  </text:list-item>
                  <text:list-item>
                    <text:p text:style-name="P154"><text:span text:style-name="Strong_20_Emphasis"><text:span text:style-name="T1">Lokal (Indonesia):</text:span></text:span><text:span text:style-name="T1"> Anda bisa mencoba mencari artikel atau publikasi dari lembaga riset nasional seperti </text:span><text:span text:style-name="Strong_20_Emphasis"><text:span text:style-name="T1">BRIN (Badan Riset dan Inovasi Nasional)</text:span></text:span><text:span text:style-name="T1"> atau dari media sains populer berbahasa Indonesia yang terpercaya. Perhatikan tanggal publikasi karena bidang ini berkembang cepat. </text:span></text:p>
                  </text:list-item>
                </text:list>
              </text:list-item>
              <text:list-item>
                <text:p text:style-name="P104"><text:span text:style-name="Strong_20_Emphasis"><text:span text:style-name="T1">Kursus Online Pengantar:</text:span></text:span><text:span text:style-name="T1"> Platform seperti Coursera, edX, Khan Academy, atau FutureLearn seringkali menawarkan kursus pengantar tentang komputasi kuantum atau fisika kuantum yang dirancang untuk pemula atau non-fisikawan. Carilah kursus yang menekankan pada </text:span><text:span text:style-name="Strong_20_Emphasis"><text:span text:style-name="T1">konsep</text:span></text:span><text:span text:style-name="T1"> dan </text:span><text:span text:style-name="Strong_20_Emphasis"><text:span text:style-name="T1">intuisi</text:span></text:span><text:span text:style-name="T1">, bukan pada perhitungan matematis yang berat.</text:span></text:p>
              </text:list-item>
              <text:list-item>
                <text:p text:style-name="P104"><text:span text:style-name="Strong_20_Emphasis"><text:span text:style-name="T1">Buku Sains Populer Lainnya:</text:span></text:span><text:span text:style-name="T1"> Ada banyak buku lain yang ditulis oleh fisikawan atau penulis sains yang mencoba menjelaskan keajaiban kuantum kepada masyarakat awam. Carilah buku-buku yang diterbitkan relatif baru untuk mendapatkan informasi terkini, dan baca ulasannya untuk melihat apakah gaya penulisannya cocok untuk Anda.</text:span></text:p>
              </text:list-item>
              <text:list-item>
                <text:p text:style-name="P104"><text:span text:style-name="Strong_20_Emphasis"><text:span text:style-name="T1">Video Edukatif &amp; Dokumenter:</text:span></text:span><text:span text:style-name="T1"> Platform seperti YouTube dipenuhi dengan kanal sains yang menjelaskan konsep kuantum dengan </text:span><text:soft-page-break/><text:span text:style-name="T1">visualisasi dan animasi yang menarik (pastikan kanalnya memiliki reputasi baik, seperti PBS Space Time, Veritasium, MinutePhysics, dll.). Ada juga beberapa film dokumenter bagus tentang sejarah dan misteri fisika kuantum.</text:span></text:p>
              </text:list-item>
              <text:list-item>
                <text:p text:style-name="P104"><text:span text:style-name="Strong_20_Emphasis"><text:span text:style-name="T1">Ikuti Perkembangan:</text:span></text:span><text:span text:style-name="T1"> Dunia kuantum terus bergerak. Mengikuti akun media sosial ilmuwan kuantum terkemuka, perusahaan teknologi kuantum, atau jurnalis sains di platform seperti Twitter (X) atau LinkedIn bisa menjadi cara untuk mendapatkan 'kabar singkat' tentang terobosan terbaru.</text:span></text:p>
              </text:list-item>
            </text:list>
            <text:p text:style-name="Text_20_body"><text:span text:style-name="T1">Yang terpenting adalah </text:span><text:span text:style-name="Strong_20_Emphasis"><text:span text:style-name="T1">teruslah bertanya</text:span></text:span><text:span text:style-name="T1"> dan </text:span><text:span text:style-name="Strong_20_Emphasis"><text:span text:style-name="T1">jangan takut</text:span></text:span><text:span text:style-name="T1"> jika tidak langsung mengerti semuanya. Dunia kuantum memang menantang intuisi, tetapi dengan terus membaca dan belajar dari berbagai sumber, pemahaman Anda secara bertahap akan semakin mendalam.</text:span></text:p>
            <text:p text:style-name="P117">Selamat melanjutkan penjelajahan Anda di dunia kuantum yang menakjubkan ini! Memiliki pemahaman dasar tentang salah satu teknologi paling transformatif di abad ke-21 ini adalah bekal yang sangat berharga.</text:p>
            <text:p text:style-name="P175"/>
            <text:p text:style-name="Text_20_body"><text:span text:style-name="Strong_20_Emphasis"><text:span text:style-name="T1">(Tips Tambahan Opsional):</text:span></text:span></text:p>
            <text:list xml:id="list1645284406774567283" text:style-name="L108">
              <text:list-item>
                <text:p text:style-name="P105"><text:span text:style-name="Strong_20_Emphasis"><text:span text:style-name="T1">Diskusi Membantu:</text:span></text:span><text:span text:style-name="T1"> Cobalah diskusikan apa yang telah Anda pelajari dari buku ini dengan teman, keluarga, atau kolega. Menjelaskan suatu konsep kepada orang lain adalah salah satu cara terbaik untuk memperkuat pemahaman Anda sendiri dan mengidentifikasi area mana yang mungkin perlu Anda pelajari lebih lanjut. </text:span></text:p>
              </text:list-item>
            </text:list>
            <text:p text:style-name="Text_20_body"><text:span text:style-name="Strong_20_Emphasis"><text:span text:style-name="T1">(Prompt Ilustrasi Opsional):</text:span></text:span></text:p>
            <text:list xml:id="list6331756334696898447" text:style-name="L109">
              <text:list-item>
                <text:p text:style-name="P106"><text:span text:style-name="Strong_20_Emphasis"><text:span text:style-name="T1">Prompt Gambar:</text:span></text:span><text:span text:style-name="T1"> "Gambarkan seseorang (mungkin figur yang sama dari ilustrasi Bab 7 Pengantar) yang baru saja melangkah keluar dari 'Gerbang Kuantum'. Orang ini kini melihat ke arah berbagai sumber belajar yang tersaji di depannya: sebuah layar laptop menampilkan logo platform kursus online (misal: Coursera), beberapa tumpukan buku sains populer dengan judul menarik, sebuah tablet menampilkan antarmuka website berita sains (misal: Quanta Magazine), dan mungkin ikon 'play' untuk video dokumenter. Kesannya adalah banyak jalan terbuka untuk belajar lebih lanjut. Judul: 'Perjalanan Berlanjut: Sumber Belajar Kuantum'." </text:span></text:p>
              </text:list-item>
            </text:list>
          </text:section>
          <text:section text:style-name="Sect1" text:name="feedback-form-39">
            <text:p text:style-name="P163"/>
          </text:section>
        </text:section>
        <text:section text:style-name="Sect1" text:name="39670e5801660191">
          <text:p text:style-name="P117"><text:soft-page-break/></text:p>
          <text:section text:style-name="Sect1" text:name="user-query-content-40">
            <text:p text:style-name="P174">yax </text:p>
          </text:section>
          <text:p text:style-name="P163">Tampilkan alur berpikir</text:p>
          <text:section text:style-name="Sect2" text:name="model-response-message-contentr_39670e5801660191">
            <text:p text:style-name="P117">Saya telah menjawab semua prompt untuk setiap bab dan subbab yang telah kita susun sebelumnya, sesuai dengan permintaan Anda untuk menjawabnya satu per satu secara bertahap dan menunggu perintah "YAX".</text:p>
            <text:p text:style-name="P117">Apakah ada hal lain yang bisa saya bantu terkait kerangka buku "Gerbang Menuju Kuantum" ini? Misalnya, mungkin Anda ingin merevisi bagian tertentu, menambahkan detail lain, atau membahas aspek lain dari penulisan buku ini?</text:p>
          </text:section>
          <text:section text:style-name="Sect1" text:name="feedback-form-40">
            <text:p text:style-name="P163"/>
          </text:section>
        </text:section>
        <text:section text:style-name="Sect1" text:name="47bedf2099e4c466">
          <text:p text:style-name="P117"/>
          <text:section text:style-name="Sect1" text:name="user-query-content-41">
            <text:p text:style-name="P174">buat glosarium </text:p>
          </text:section>
          <text:p text:style-name="P163">Tampilkan alur berpikir</text:p>
          <text:section text:style-name="Sect2" text:name="model-response-message-contentr_47bedf2099e4c466">
            <text:p text:style-name="P117">Tentu, berikut adalah usulan Glosarium untuk buku "Gerbang Menuju Kuantum", berisi istilah-istilah kunci yang telah kita bahas, dengan penjelasan sederhana yang ditujukan untuk masyarakat umum:</text:p>
            <text:p text:style-name="P175"/>
            <text:p text:style-name="Text_20_body"><text:span text:style-name="Strong_20_Emphasis"><text:span text:style-name="T1">Glosarium</text:span></text:span></text:p>
            <text:list xml:id="list8360956731791919857" text:style-name="L110">
              <text:list-item>
                <text:p text:style-name="P107"><text:span text:style-name="Strong_20_Emphasis"><text:span text:style-name="T1">AI (Artificial Intelligence / Kecerdasan Buatan):</text:span></text:span><text:span text:style-name="T1"> Bidang ilmu komputer yang fokus pada pembuatan mesin atau program yang dapat melakukan tugas-tugas yang biasanya memerlukan kecerdasan manusia, seperti belajar, memecahkan masalah, dan mengenali pola.</text:span></text:p>
              </text:list-item>
              <text:list-item>
                <text:p text:style-name="P107"><text:span text:style-name="Strong_20_Emphasis"><text:span text:style-name="T1">Algoritma Kuantum (Quantum Algorithm):</text:span></text:span><text:span text:style-name="T1"> Serangkaian langkah atau instruksi yang dirancang khusus untuk dijalankan pada komputer kuantum. Algoritma ini sering memanfaatkan superposisi dan entanglement untuk menyelesaikan masalah tertentu lebih cepat daripada algoritma klasik. Contoh terkenal adalah Algoritma Shor.</text:span></text:p>
              </text:list-item>
              <text:list-item>
                <text:p text:style-name="P107"><text:span text:style-name="Strong_20_Emphasis"><text:span text:style-name="T1">Algoritma Shor:</text:span></text:span><text:span text:style-name="T1"> Algoritma kuantum spesifik yang ditemukan oleh Peter Shor. Jika dijalankan pada komputer kuantum yang cukup kuat, algoritma ini dapat memecahkan masalah pemfaktoran bilangan besar dengan sangat efisien, yang berpotensi mengancam sistem enkripsi klasik seperti RSA.</text:span></text:p>
              </text:list-item>
              <text:list-item>
                <text:p text:style-name="P107"><text:span text:style-name="Strong_20_Emphasis"><text:span text:style-name="T1">Bit (Klasik):</text:span></text:span><text:span text:style-name="T1"> Unit informasi paling dasar dalam komputer klasik. Nilainya </text:span><text:soft-page-break/><text:span text:style-name="T1">hanya bisa </text:span><text:span text:style-name="Strong_20_Emphasis"><text:span text:style-name="T1">0</text:span></text:span><text:span text:style-name="T1"> </text:span><text:span text:style-name="Emphasis"><text:span text:style-name="T1">atau</text:span></text:span><text:span text:style-name="T1"> </text:span><text:span text:style-name="Strong_20_Emphasis"><text:span text:style-name="T1">1</text:span></text:span><text:span text:style-name="T1"> pada satu waktu, seperti saklar lampu yang hanya bisa mati atau nyala.</text:span></text:p>
              </text:list-item>
              <text:list-item>
                <text:p text:style-name="P107"><text:span text:style-name="Strong_20_Emphasis"><text:span text:style-name="T1">Byte:</text:span></text:span><text:span text:style-name="T1"> Sekumpulan bit, umumnya terdiri dari 8 bit. Satu byte biasanya cukup untuk mewakili satu karakter (huruf, angka, atau simbol). Satuan ukuran data digital (Kilobyte, Megabyte, dst.).</text:span></text:p>
              </text:list-item>
              <text:list-item>
                <text:p text:style-name="P107"><text:span text:style-name="Strong_20_Emphasis"><text:span text:style-name="T1">CPU (Central Processing Unit) / Prosesor:</text:span></text:span><text:span text:style-name="T1"> Komponen utama dalam komputer klasik yang berfungsi sebagai "otak". Tugasnya menjalankan instruksi dari program dan melakukan sebagian besar pemrosesan data.</text:span></text:p>
              </text:list-item>
              <text:list-item>
                <text:p text:style-name="P107"><text:span text:style-name="Strong_20_Emphasis"><text:span text:style-name="T1">Dekoherensi (Decoherence):</text:span></text:span><text:span text:style-name="T1"> Tantangan terbesar dalam komputasi kuantum. Proses di mana sistem kuantum (seperti qubit) kehilangan sifat kuantumnya (superposisi, entanglement) karena interaksi atau 'gangguan' dari lingkungan sekitarnya (panas, getaran, medan liar). Ini menyebabkan informasi kuantum rusak.</text:span></text:p>
              </text:list-item>
              <text:list-item>
                <text:p text:style-name="P107"><text:span text:style-name="Strong_20_Emphasis"><text:span text:style-name="T1">Distribusi Kunci Kuantum (Quantum Key Distribution - QKD):</text:span></text:span><text:span text:style-name="T1"> Sebuah metode untuk berbagi kunci enkripsi rahasia antara dua pihak dengan keamanan yang dijamin oleh hukum fisika kuantum. Upaya penyadapan pasti akan terdeteksi.</text:span></text:p>
              </text:list-item>
              <text:list-item>
                <text:p text:style-name="P107"><text:span text:style-name="Strong_20_Emphasis"><text:span text:style-name="T1">Dualitas Gelombang-Partikel (Wave-Particle Duality):</text:span></text:span><text:span text:style-name="T1"> Konsep fundamental dalam fisika kuantum yang menyatakan bahwa partikel subatomik (seperti elektron dan foton) dapat menunjukkan perilaku seperti gelombang (menyebar, berinterferensi) dan juga seperti partikel (memiliki lokasi tertentu), tergantung pada bagaimana mereka diamati atau diukur.</text:span></text:p>
              </text:list-item>
              <text:list-item>
                <text:p text:style-name="P107"><text:span text:style-name="Strong_20_Emphasis"><text:span text:style-name="T1">Elektron:</text:span></text:span><text:span text:style-name="T1"> Partikel subatomik dasar dengan muatan listrik negatif. Biasanya ditemukan mengelilingi inti atom dan berperan penting dalam listrik dan kimia.</text:span></text:p>
              </text:list-item>
              <text:list-item>
                <text:p text:style-name="P107"><text:span text:style-name="Strong_20_Emphasis"><text:span text:style-name="T1">Enkripsi:</text:span></text:span><text:span text:style-name="T1"> Proses mengubah informasi menjadi kode rahasia untuk melindunginya dari akses tidak sah. Hanya pihak yang memiliki 'kunci' yang benar yang dapat membaca informasi aslinya.</text:span></text:p>
              </text:list-item>
              <text:list-item>
                <text:p text:style-name="P107"><text:span text:style-name="Strong_20_Emphasis"><text:span text:style-name="T1">Entanglement (Keterikatan Kuantum):</text:span></text:span><text:span text:style-name="T1"> Fenomena kuantum yang sangat aneh di mana dua atau lebih qubit menjadi terhubung secara intrinsik, tidak peduli seberapa jauh jaraknya. Mereka berperilaku sebagai satu sistem tunggal; mengukur satu qubit seketika mempengaruhi keadaan qubit lainnya yang terikat dengannya. Disebut Einstein sebagai "aksi </text:span><text:soft-page-break/><text:span text:style-name="T1">seram dari jauh".</text:span></text:p>
              </text:list-item>
              <text:list-item>
                <text:p text:style-name="P107"><text:span text:style-name="Strong_20_Emphasis"><text:span text:style-name="T1">Fisika Klasik:</text:span></text:span><text:span text:style-name="T1"> Hukum fisika yang menjelaskan perilaku benda-benda besar di dunia makroskopik (sehari-hari), seperti gravitasi Newton atau hukum gerak. Tidak berlaku secara akurat pada skala atom dan subatomik.</text:span></text:p>
              </text:list-item>
              <text:list-item>
                <text:p text:style-name="P107"><text:span text:style-name="Strong_20_Emphasis"><text:span text:style-name="T1">Fisika Kuantum / Mekanika Kuantum:</text:span></text:span><text:span text:style-name="T1"> Hukum fisika yang mengatur perilaku materi dan energi pada skala yang sangat kecil (atom dan partikel subatomik). Memiliki aturan main yang berbeda dan seringkali kontra-intuitif dibandingkan fisika klasik.</text:span></text:p>
              </text:list-item>
              <text:list-item>
                <text:p text:style-name="P107"><text:span text:style-name="Strong_20_Emphasis"><text:span text:style-name="T1">Foton:</text:span></text:span><text:span text:style-name="T1"> Partikel dasar cahaya dan semua bentuk radiasi elektromagnetik lainnya. Tidak memiliki massa dan selalu bergerak dengan kecepatan cahaya.</text:span></text:p>
              </text:list-item>
              <text:list-item>
                <text:p text:style-name="P107"><text:span text:style-name="Strong_20_Emphasis"><text:span text:style-name="T1">Gerbang Kuantum (Quantum Gate):</text:span></text:span><text:span text:style-name="T1"> Operasi atau manipulasi dasar yang diterapkan pada satu atau beberapa qubit untuk mengubah keadaan kuantum mereka. Analog dengan gerbang logika pada komputer klasik, tetapi bekerja pada superposisi dan entanglement. Rangkaian gerbang kuantum membentuk algoritma kuantum.</text:span></text:p>
              </text:list-item>
              <text:list-item>
                <text:p text:style-name="P107"><text:span text:style-name="Strong_20_Emphasis"><text:span text:style-name="T1">Gerbang Logika (Logic Gate):</text:span></text:span><text:span text:style-name="T1"> Komponen elektronik dasar dalam komputer klasik yang melakukan operasi logika sederhana (seperti AND, OR, NOT) pada bit.</text:span></text:p>
              </text:list-item>
              <text:list-item>
                <text:p text:style-name="P107"><text:span text:style-name="Strong_20_Emphasis"><text:span text:style-name="T1">Input:</text:span></text:span><text:span text:style-name="T1"> Informasi atau data yang dimasukkan ke dalam sistem komputer untuk diproses.</text:span></text:p>
              </text:list-item>
              <text:list-item>
                <text:p text:style-name="P107"><text:span text:style-name="Strong_20_Emphasis"><text:span text:style-name="T1">Komputasi Kuantum (Quantum Computing):</text:span></text:span><text:span text:style-name="T1"> Bidang studi dan teknologi yang memanfaatkan prinsip-prinsip mekanika kuantum, seperti superposisi dan entanglement, untuk melakukan jenis perhitungan tertentu yang sangat sulit atau tidak mungkin bagi komputer klasik.</text:span></text:p>
              </text:list-item>
              <text:list-item>
                <text:p text:style-name="P107"><text:span text:style-name="Strong_20_Emphasis"><text:span text:style-name="T1">Koreksi Kesalahan Kuantum (Quantum Error Correction - QEC):</text:span></text:span><text:span text:style-name="T1"> Sekumpulan teknik yang dirancang untuk melindungi informasi kuantum dari dekoherensi dan kesalahan operasi. Biasanya melibatkan penyandian informasi dari satu 'qubit logis' ke dalam banyak 'qubit fisik' yang terentangle.</text:span></text:p>
              </text:list-item>
              <text:list-item>
                <text:p text:style-name="P107"><text:span text:style-name="Strong_20_Emphasis"><text:span text:style-name="T1">Kriptografi Kunci Publik:</text:span></text:span><text:span text:style-name="T1"> Sistem enkripsi yang menggunakan dua kunci terkait: satu kunci publik untuk mengenkripsi data (bisa dibagikan), dan satu kunci privat untuk mendekripsi data (harus dirahasiakan).</text:span></text:p>
              </text:list-item>
              <text:list-item>
                <text:p text:style-name="P107"><text:soft-page-break/><text:span text:style-name="Strong_20_Emphasis"><text:span text:style-name="T1">Kriptografi Pasca-Kuantum (Post-Quantum Cryptography - PQC):</text:span></text:span><text:span text:style-name="T1"> Algoritma enkripsi baru yang dirancang untuk dijalankan pada komputer klasik, tetapi diharapkan tetap aman bahkan dari serangan komputer kuantum di masa depan.</text:span></text:p>
              </text:list-item>
              <text:list-item>
                <text:p text:style-name="P107"><text:span text:style-name="Strong_20_Emphasis"><text:span text:style-name="T1">Kuantisasi:</text:span></text:span><text:span text:style-name="T1"> Prinsip kuantum bahwa beberapa properti fisik (seperti tingkat energi elektron dalam atom) hanya dapat memiliki nilai-nilai diskrit (tertentu), bukan nilai kontinu sembarang. Seperti anak tangga, bukan bidang miring.</text:span></text:p>
              </text:list-item>
              <text:list-item>
                <text:p text:style-name="P107"><text:span text:style-name="Strong_20_Emphasis"><text:span text:style-name="T1">Kuanta (Quantum - tunggal, Quanta - jamak):</text:span></text:span><text:span text:style-name="T1"> 'Paket' diskrit terkecil dari energi atau besaran fisika lain yang terkuantisasi. Asal kata "kuantum".</text:span></text:p>
              </text:list-item>
              <text:list-item>
                <text:p text:style-name="P107"><text:span text:style-name="Strong_20_Emphasis"><text:span text:style-name="T1">Memori / RAM (Random Access Memory):</text:span></text:span><text:span text:style-name="T1"> Jenis penyimpanan data komputer yang digunakan untuk menyimpan informasi yang sedang aktif digunakan oleh CPU agar dapat diakses dengan sangat cepat. Bersifat sementara (data hilang saat daya dimatikan).</text:span></text:p>
              </text:list-item>
              <text:list-item>
                <text:p text:style-name="P107"><text:span text:style-name="Strong_20_Emphasis"><text:span text:style-name="T1">NISQ (Noisy Intermediate-Scale Quantum):</text:span></text:span><text:span text:style-name="T1"> Mengacu pada era komputer kuantum saat ini (sekitar pertengahan 2020-an) di mana perangkat memiliki jumlah qubit menengah (puluhan hingga ratusan), masih rentan terhadap 'noise' (gangguan/dekoherensi), dan belum memiliki kemampuan koreksi kesalahan penuh.</text:span></text:p>
              </text:list-item>
              <text:list-item>
                <text:p text:style-name="P107"><text:span text:style-name="Strong_20_Emphasis"><text:span text:style-name="T1">Non-Lokalitas:</text:span></text:span><text:span text:style-name="T1"> Konsep dalam fisika kuantum, paling jelas terlihat dalam entanglement, yang menyiratkan adanya korelasi atau pengaruh instan antara objek yang terpisah jauh, yang tidak dapat dijelaskan oleh interaksi lokal klasik.</text:span></text:p>
              </text:list-item>
              <text:list-item>
                <text:p text:style-name="P107"><text:span text:style-name="Strong_20_Emphasis"><text:span text:style-name="T1">Optimasi:</text:span></text:span><text:span text:style-name="T1"> Proses menemukan solusi terbaik (misalnya, paling efisien, termurah, tercepat) dari sejumlah besar kemungkinan pilihan, seringkali dengan adanya batasan atau kendala tertentu.</text:span></text:p>
              </text:list-item>
              <text:list-item>
                <text:p text:style-name="P107"><text:span text:style-name="Strong_20_Emphasis"><text:span text:style-name="T1">Output:</text:span></text:span><text:span text:style-name="T1"> Hasil akhir dari proses komputasi yang dikeluarkan atau ditampilkan oleh sistem.</text:span></text:p>
              </text:list-item>
              <text:list-item>
                <text:p text:style-name="P107"><text:span text:style-name="Strong_20_Emphasis"><text:span text:style-name="T1">Paralelisme Kuantum (Quantum Parallelism):</text:span></text:span><text:span text:style-name="T1"> Kemampuan inheren komputer kuantum (karena superposisi) untuk secara efektif memproses atau menjelajahi sejumlah besar (2^N untuk N qubit) kemungkinan secara bersamaan dalam satu sistem kuantum.</text:span></text:p>
              </text:list-item>
              <text:list-item>
                <text:p text:style-name="P107"><text:span text:style-name="Strong_20_Emphasis"><text:span text:style-name="T1">Partikel Subatomik:</text:span></text:span><text:span text:style-name="T1"> Partikel yang ukurannya lebih kecil dari atom, </text:span><text:soft-page-break/><text:span text:style-name="T1">seperti elektron, proton, neutron, dan foton.</text:span></text:p>
              </text:list-item>
              <text:list-item>
                <text:p text:style-name="P107"><text:span text:style-name="Strong_20_Emphasis"><text:span text:style-name="T1">Pengukuran (Measurement) (dalam Kuantum):</text:span></text:span><text:span text:style-name="T1"> Tindakan mengamati atau berinteraksi dengan sistem kuantum untuk mengekstrak informasi klasik (hasil berupa 0 atau 1). Proses pengukuran secara fundamental menyebabkan keadaan superposisi sistem 'runtuh' menjadi salah satu keadaan pasti.</text:span></text:p>
              </text:list-item>
              <text:list-item>
                <text:p text:style-name="P107"><text:span text:style-name="Strong_20_Emphasis"><text:span text:style-name="T1">Prinsip Ketidakpastian Heisenberg:</text:span></text:span><text:span text:style-name="T1"> Prinsip dasar mekanika kuantum yang menyatakan bahwa ada batasan fundamental pada seberapa akurat kita dapat mengetahui pasangan sifat fisik tertentu dari sebuah partikel (misalnya, posisi dan momentum) secara bersamaan.</text:span></text:p>
              </text:list-item>
              <text:list-item>
                <text:p text:style-name="P107"><text:span text:style-name="Strong_20_Emphasis"><text:span text:style-name="T1">Probabilitas:</text:span></text:span><text:span text:style-name="T1"> Ukuran kemungkinan atau peluang terjadinya suatu hasil. Hasil pengukuran dalam mekanika kuantum seringkali bersifat probabilistik.</text:span></text:p>
              </text:list-item>
              <text:list-item>
                <text:p text:style-name="P107"><text:span text:style-name="Strong_20_Emphasis"><text:span text:style-name="T1">Proses:</text:span></text:span><text:span text:style-name="T1"> Serangkaian tindakan atau operasi yang dilakukan untuk mengubah input menjadi output.</text:span></text:p>
              </text:list-item>
              <text:list-item>
                <text:p text:style-name="P107"><text:span text:style-name="Strong_20_Emphasis"><text:span text:style-name="T1">Qubit (Quantum Bit):</text:span></text:span><text:span text:style-name="T1"> Unit informasi fundamental dalam komputasi kuantum. Tidak seperti bit klasik (0 atau 1), qubit dapat berada dalam keadaan </text:span><text:span text:style-name="Strong_20_Emphasis"><text:span text:style-name="T1">0</text:span></text:span><text:span text:style-name="T1">, </text:span><text:span text:style-name="Strong_20_Emphasis"><text:span text:style-name="T1">1</text:span></text:span><text:span text:style-name="T1">, atau </text:span><text:span text:style-name="Strong_20_Emphasis"><text:span text:style-name="T1">superposisi</text:span></text:span><text:span text:style-name="T1"> (kombinasi keduanya) secara bersamaan.</text:span></text:p>
              </text:list-item>
              <text:list-item>
                <text:p text:style-name="P107"><text:span text:style-name="Strong_20_Emphasis"><text:span text:style-name="T1">RSA:</text:span></text:span><text:span text:style-name="T1"> Salah satu algoritma enkripsi kunci publik yang paling umum digunakan. Keamanannya didasarkan pada kesulitan memfaktorkan bilangan besar bagi komputer klasik. Rentan terhadap Algoritma Shor jika komputer kuantum yang cukup kuat tersedia.</text:span></text:p>
              </text:list-item>
              <text:list-item>
                <text:p text:style-name="P107"><text:span text:style-name="Strong_20_Emphasis"><text:span text:style-name="T1">Superkonduktor:</text:span></text:span><text:span text:style-name="T1"> Material yang menunjukkan resistansi listrik nol (tidak ada hambatan sama sekali terhadap arus listrik) ketika didinginkan di bawah suhu kritis tertentu yang sangat rendah. Digunakan untuk membuat beberapa jenis qubit.</text:span></text:p>
              </text:list-item>
              <text:list-item>
                <text:p text:style-name="P107"><text:span text:style-name="Strong_20_Emphasis"><text:span text:style-name="T1">Superposisi (Superposition):</text:span></text:span><text:span text:style-name="T1"> Prinsip dasar kuantum yang memungkinkan sistem kuantum (seperti qubit) untuk berada dalam kombinasi linear dari beberapa keadaan yang mungkin secara bersamaan, sebelum pengukuran dilakukan. Inilah yang memungkinkan qubit menjadi 'lebih dari sekadar 0 atau 1'.</text:span></text:p>
              </text:list-item>
              <text:list-item>
                <text:p text:style-name="P107"><text:span text:style-name="Strong_20_Emphasis"><text:span text:style-name="T1">Teleportasi Kuantum (Quantum Teleportation):</text:span></text:span><text:span text:style-name="T1"> Sebuah proses kuantum untuk mentransfer keadaan kuantum (informasi) dari satu qubit ke qubit lain yang jauh, menggunakan entanglement dan saluran </text:span><text:soft-page-break/><text:span text:style-name="T1">komunikasi klasik. Penting: ini mentransfer informasi, bukan materi fisik.</text:span></text:p>
              </text:list-item>
            </text:list>
            <text:p text:style-name="P175"/>
            <text:p text:style-name="P117">Semoga glosarium ini bermanfaat sebagai referensi cepat saat membaca buku atau mengingat kembali konsep-konsep kunci!</text:p>
          </text:section>
          <text:section text:style-name="Sect1" text:name="feedback-form-41">
            <text:p text:style-name="P163"/>
          </text:section>
        </text:section>
        <text:section text:style-name="Sect1" text:name="1a5b448d81d44a5f">
          <text:p text:style-name="P117"/>
          <text:section text:style-name="Sect1" text:name="user-query-content-42">
            <text:p text:style-name="P174">buat daftar pustaka </text:p>
          </text:section>
          <text:p text:style-name="P163">Tampilkan alur berpikir</text:p>
          <text:section text:style-name="Sect2" text:name="model-response-message-contentr_1a5b448d81d44a5f">
            <text:p text:style-name="Text_20_body"><text:span text:style-name="T1">Tentu, perlu dipahami bahwa sebagai AI, saya tidak 'membaca' buku atau artikel spesifik untuk menghasilkan teks sebelumnya; saya mengolah informasi dari data pelatihan saya yang sangat luas. Oleh karena itu, saya tidak bisa memberikan daftar pustaka dalam arti sumber-sumber yang </text:span><text:span text:style-name="Emphasis"><text:span text:style-name="T1">saya kutip secara langsung</text:span></text:span><text:span text:style-name="T1">.</text:span></text:p>
            <text:p text:style-name="Text_20_body"><text:span text:style-name="T1">Namun, saya bisa memberikan contoh </text:span><text:span text:style-name="Strong_20_Emphasis"><text:span text:style-name="T1">Daftar Bacaan Lanjutan (Suggested Further Reading)</text:span></text:span><text:span text:style-name="T1"> yang relevan untuk pembaca buku "Gerbang Menuju Kuantum" yang ingin mendalami topik ini lebih lanjut. Daftar ini berisi jenis-jenis sumber yang umumnya kredibel dan sebagian besar berusaha menyajikan topik kuantum secara (relatif) mudah diakses.</text:span></text:p>
            <text:p text:style-name="P175"/>
            <text:p text:style-name="Text_20_body"><text:span text:style-name="Strong_20_Emphasis"><text:span text:style-name="T1">Daftar Bacaan Lanjutan</text:span></text:span></text:p>
            <text:p text:style-name="P117">Bidang komputasi kuantum berkembang sangat pesat. Untuk mendapatkan informasi terkini, carilah publikasi, artikel, atau kursus terbaru. Berikut adalah beberapa jenis sumber yang bisa Anda eksplorasi:</text:p>
            <text:p text:style-name="Text_20_body"><text:span text:style-name="Strong_20_Emphasis"><text:span text:style-name="T1">Buku Sains Populer:</text:span></text:span></text:p>
            <text:list xml:id="list6445509682266684593" text:style-name="L111">
              <text:list-item>
                <text:p text:style-name="P155"><text:span text:style-name="T1">Bernhardt, Chris. (2019). </text:span><text:span text:style-name="Emphasis"><text:span text:style-name="T1">Quantum Computing for Everyone</text:span></text:span><text:span text:style-name="T1">. The MIT Press. (Buku ini sering direkomendasikan karena aksesibilitasnya). </text:span></text:p>
              </text:list-item>
              <text:list-item>
                <text:p text:style-name="P155"><text:span text:style-name="T1">Gribbin, John. (1984). </text:span><text:span text:style-name="Emphasis"><text:span text:style-name="T1">In Search of Schrödinger's Cat: Quantum Physics and Reality</text:span></text:span><text:span text:style-name="T1">. Bantam Books. (Klasik yang bagus untuk memahami keanehan kuantum, meskipun fokus utamanya bukan komputasi). </text:span></text:p>
              </text:list-item>
              <text:list-item>
                <text:p text:style-name="P155"><text:span text:style-name="T1">Susskind, Leonard &amp; Friedman, Art. (2014). </text:span><text:span text:style-name="Emphasis"><text:span text:style-name="T1">Quantum Mechanics: The Theoretical Minimum</text:span></text:span><text:span text:style-name="T1">. Basic Books. (Sedikit lebih teknis, tetapi fokus pada konsep inti dengan matematika minimal). </text:span></text:p>
              </text:list-item>
              <text:list-item>
                <text:p text:style-name="P155"><text:span text:style-name="T1">Dowling, Jonathan P. (2013). </text:span><text:span text:style-name="Emphasis"><text:span text:style-name="T1">Schrödinger's Killer App: Race to Build the </text:span></text:span><text:soft-page-break/><text:span text:style-name="Emphasis"><text:span text:style-name="T1">World's First Quantum Computer</text:span></text:span><text:span text:style-name="T1">. CRC Press. (Memberikan perspektif sejarah dan perlombaan membangun komputer kuantum). </text:span></text:p>
              </text:list-item>
              <text:list-item>
                <text:p text:style-name="P108"><text:span text:style-name="Emphasis"><text:span text:style-name="T1">Saran Tambahan:</text:span></text:span><text:span text:style-name="T1"> Cari buku-buku terbaru (terbitan setelah 2020) dengan kata kunci seperti "Pengantar Komputasi Kuantum", "Quantum Computing Explained", atau "Quantum Physics for Beginners" di toko buku atau perpustakaan online/offline. </text:span></text:p>
              </text:list-item>
            </text:list>
            <text:p text:style-name="Text_20_body"><text:span text:style-name="Strong_20_Emphasis"><text:span text:style-name="T1">Website Berita Sains &amp; Artikel Online:</text:span></text:span></text:p>
            <text:list xml:id="list1521646466407871190" text:style-name="L112">
              <text:list-item>
                <text:p text:style-name="P156"><text:span text:style-name="Strong_20_Emphasis"><text:span text:style-name="T1">Quanta Magazine (quantamagazine.org):</text:span></text:span><text:span text:style-name="T1"> Sumber yang sangat baik untuk artikel mendalam dan penjelasan konsep sains kompleks, termasuk fisika dan komputasi kuantum, yang ditulis untuk audiens cerdas namun non-spesialis. </text:span></text:p>
              </text:list-item>
              <text:list-item>
                <text:p text:style-name="P156"><text:span text:style-name="Strong_20_Emphasis"><text:span text:style-name="T1">Physics World (physicsworld.com):</text:span></text:span><text:span text:style-name="T1"> Majalah dari Institute of Physics yang meliput perkembangan terbaru dalam fisika, seringkali dengan artikel tentang kuantum. </text:span></text:p>
              </text:list-item>
              <text:list-item>
                <text:p text:style-name="P156"><text:span text:style-name="Strong_20_Emphasis"><text:span text:style-name="T1">Scientific American (scientificamerican.com):</text:span></text:span><text:span text:style-name="T1"> Majalah sains populer yang sering membahas topik kuantum. </text:span></text:p>
              </text:list-item>
              <text:list-item>
                <text:p text:style-name="P156"><text:span text:style-name="Strong_20_Emphasis"><text:span text:style-name="T1">Nature News &amp; Science News:</text:span></text:span><text:span text:style-name="T1"> Bagian berita dari jurnal ilmiah terkemuka ini seringkali memiliki artikel yang merangkum penemuan penting dalam bahasa yang lebih mudah diakses. </text:span></text:p>
              </text:list-item>
              <text:list-item>
                <text:p text:style-name="P156"><text:span text:style-name="Strong_20_Emphasis"><text:span text:style-name="T1">Blog &amp; Website Perusahaan Teknologi:</text:span></text:span><text:span text:style-name="T1"> Perusahaan seperti Google Quantum AI, IBM Quantum, Microsoft Azure Quantum, Intel, dll., seringkali memiliki blog atau bagian penjelasan di website mereka tentang riset dan konsep kuantum. </text:span></text:p>
              </text:list-item>
              <text:list-item>
                <text:p text:style-name="P109"><text:span text:style-name="Strong_20_Emphasis"><text:span text:style-name="T1">Sumber Lokal (Indonesia):</text:span></text:span><text:span text:style-name="T1"> Cobalah mencari artikel atau publikasi terkait dari </text:span><text:span text:style-name="Strong_20_Emphasis"><text:span text:style-name="T1">BRIN (Badan Riset dan Inovasi Nasional)</text:span></text:span><text:span text:style-name="T1"> atau portal berita sains/teknologi terpercaya di Indonesia. </text:span></text:p>
              </text:list-item>
            </text:list>
            <text:p text:style-name="Text_20_body"><text:span text:style-name="Strong_20_Emphasis"><text:span text:style-name="T1">Kursus Online Pengantar:</text:span></text:span></text:p>
            <text:list xml:id="list3319108878971687294" text:style-name="L113">
              <text:list-item>
                <text:p text:style-name="P157"><text:span text:style-name="Strong_20_Emphasis"><text:span text:style-name="T1">Coursera (coursera.org), edX (edx.org):</text:span></text:span><text:span text:style-name="T1"> Cari kursus dengan judul seperti "Introduction to Quantum Computing", "Quantum Mechanics for Everyone", atau "The Quantum Revolution". Banyak universitas dan perusahaan terkemuka menawarkan kursus di platform ini, beberapa di antaranya fokus pada konsep tanpa memerlukan latar belakang fisika/matematika yang kuat. </text:span></text:p>
              </text:list-item>
              <text:list-item>
                <text:p text:style-name="P110"><text:span text:style-name="Strong_20_Emphasis"><text:span text:style-name="T1">Khan Academy (khanacademy.org):</text:span></text:span><text:span text:style-name="T1"> Mungkin memiliki materi pengantar tentang fisika modern atau konsep dasar yang relevan. </text:span></text:p>
              </text:list-item>
            </text:list>
            <text:p text:style-name="Text_20_body"><text:soft-page-break/><text:span text:style-name="Strong_20_Emphasis"><text:span text:style-name="T1">Penting Diingat:</text:span></text:span></text:p>
            <text:list xml:id="list1828931807466238666" text:style-name="L114">
              <text:list-item>
                <text:p text:style-name="P158"><text:span text:style-name="Strong_20_Emphasis"><text:span text:style-name="T1">Periksa Tanggal:</text:span></text:span><text:span text:style-name="T1"> Karena bidang ini berkembang sangat cepat, selalu perhatikan tanggal publikasi artikel atau buku. Informasi yang berusia beberapa tahun mungkin sudah sedikit ketinggalan zaman dalam hal perkembangan teknologi terkini. </text:span></text:p>
              </text:list-item>
              <text:list-item>
                <text:p text:style-name="P158"><text:span text:style-name="Strong_20_Emphasis"><text:span text:style-name="T1">Kredibilitas Sumber:</text:span></text:span><text:span text:style-name="T1"> Selalu utamakan sumber dari institusi akademis, jurnal ilmiah terkemuka, penulis sains yang dikenal, atau organisasi riset yang kredibel. </text:span></text:p>
              </text:list-item>
              <text:list-item>
                <text:p text:style-name="P111"><text:span text:style-name="Strong_20_Emphasis"><text:span text:style-name="T1">Tingkat Kesulitan:</text:span></text:span><text:span text:style-name="T1"> Sumber yang berbeda memiliki tingkat kesulitan yang berbeda. Jangan ragu untuk mencari sumber yang paling sesuai dengan tingkat pemahaman dan minat Anda saat ini. </text:span></text:p>
              </text:list-item>
            </text:list>
            <text:p text:style-name="P117">Semoga daftar ini bisa menjadi titik awal yang baik bagi Anda untuk terus menjelajahi dunia komputasi kuantum yang menakjubkan!</text:p>
          </text:section>
          <text:section text:style-name="Sect1" text:name="feedback-form-42">
            <text:p text:style-name="P163"/>
          </text:section>
        </text:section>
        <text:section text:style-name="Sect1" text:name="ba87467a5eb3dead">
          <text:p text:style-name="P117"/>
          <text:section text:style-name="Sect1" text:name="user-query-content-43">
            <text:p text:style-name="P174">buat prompt pembuatan sampul buku </text:p>
          </text:section>
          <text:p text:style-name="P163">Tampilkan alur berpikir</text:p>
          <text:section text:style-name="Sect2" text:name="model-response-message-contentr_ba87467a5eb3dead">
            <text:p text:style-name="P117">Tentu, berikut adalah contoh prompt yang bisa Anda gunakan untuk meminta AI generator gambar (seperti Midjourney, DALL-E, Stable Diffusion) atau sebagai arahan untuk desainer grafis dalam membuat sampul buku "Gerbang Menuju Kuantum":</text:p>
            <text:p text:style-name="P175"/>
            <text:p text:style-name="Text_20_body"><text:span text:style-name="Strong_20_Emphasis"><text:span text:style-name="T1">Prompt Pembuatan Sampul Buku:</text:span></text:span></text:p>
            <text:p text:style-name="Text_20_body"><text:span text:style-name="Strong_20_Emphasis"><text:span text:style-name="T1">Judul Proyek:</text:span></text:span><text:span text:style-name="T1"> Desain Sampul Buku - "Gerbang Menuju Kuantum"</text:span></text:p>
            <text:p text:style-name="Text_20_body"><text:span text:style-name="Strong_20_Emphasis"><text:span text:style-name="T1">Teks pada Sampul:</text:span></text:span></text:p>
            <text:list xml:id="list1921241596086040112" text:style-name="L115">
              <text:list-item>
                <text:p text:style-name="P159"><text:span text:style-name="Strong_20_Emphasis"><text:span text:style-name="T1">Judul Utama (Dominan):</text:span></text:span><text:span text:style-name="T1"> Gerbang Menuju Kuantum </text:span></text:p>
              </text:list-item>
              <text:list-item>
                <text:p text:style-name="P159"><text:span text:style-name="Strong_20_Emphasis"><text:span text:style-name="T1">Subjudul (Lebih Kecil):</text:span></text:span><text:span text:style-name="T1"> Pengantar Komputasi Kuantum Tanpa Pusing </text:span></text:p>
              </text:list-item>
              <text:list-item>
                <text:p text:style-name="P112"><text:span text:style-name="Strong_20_Emphasis"><text:span text:style-name="T1">Nama Penulis (Jelas):</text:span></text:span><text:span text:style-name="T1"> [Nama Penulis Anda] </text:span></text:p>
              </text:list-item>
            </text:list>
            <text:p text:style-name="Text_20_body"><text:span text:style-name="Strong_20_Emphasis"><text:span text:style-name="T1">Deskripsi Visual &amp; Konsep:</text:span></text:span><text:span text:style-name="T1"> Buat desain sampul buku yang modern, menarik, dan mudah diakses untuk pembaca umum. Konsep utamanya adalah </text:span><text:span text:style-name="Strong_20_Emphasis"><text:span text:style-name="T1">"Gerbang"</text:span></text:span><text:span text:style-name="T1"> atau </text:span><text:span text:style-name="Strong_20_Emphasis"><text:span text:style-name="T1">"Portal"</text:span></text:span><text:span text:style-name="T1"> yang melambangkan pintu masuk ke pemahaman dunia kuantum.</text:span></text:p>
            <text:list xml:id="list5204084735766430999" text:style-name="L116">
              <text:list-item>
                <text:p text:style-name="P160"><text:span text:style-name="Strong_20_Emphasis"><text:span text:style-name="T1">Fokus Utama:</text:span></text:span><text:span text:style-name="T1"> Visualisasi sebuah gerbang atau pintu yang tampak terbuka sedikit, mengundang pembaca masuk. Gerbang ini bisa bersifat </text:span><text:soft-page-break/><text:span text:style-name="T1">abstrak, futuristik, atau simbolik (misalnya, lingkaran cahaya, bentuk geometris yang terbuka, atau siluet pintu). </text:span></text:p>
              </text:list-item>
              <text:list-item>
                <text:p text:style-name="P160"><text:span text:style-name="Strong_20_Emphasis"><text:span text:style-name="T1">Di Balik Gerbang:</text:span></text:span><text:span text:style-name="T1"> Melalui celah gerbang, berikan 'intipan' ke dunia kuantum. Gunakan elemen visual yang </text:span><text:span text:style-name="Strong_20_Emphasis"><text:span text:style-name="T1">simbolik dan tidak terlalu rumit</text:span></text:span><text:span text:style-name="T1">, seperti: </text:span></text:p>
                <text:list>
                  <text:list-item>
                    <text:p text:style-name="P172">Pola gelombang yang samar atau bersinar. </text:p>
                  </text:list-item>
                  <text:list-item>
                    <text:p text:style-name="P172">Partikel-partikel cahaya kecil atau titik energi luminous. </text:p>
                  </text:list-item>
                  <text:list-item>
                    <text:p text:style-name="P172">Garis-garis tipis yang saling terhubung (menggambarkan entanglement). </text:p>
                  </text:list-item>
                  <text:list-item>
                    <text:p text:style-name="P172">Mungkin bayangan atau bentuk abstrak yang mengingatkan pada atom atau qubit (hindari diagram ilmiah detail). </text:p>
                  </text:list-item>
                </text:list>
              </text:list-item>
              <text:list-item>
                <text:p text:style-name="P113"><text:span text:style-name="Strong_20_Emphasis"><text:span text:style-name="T1">Suasana:</text:span></text:span><text:span text:style-name="T1"> Ciptakan kesan misteri yang mengundang, keajaiban, penemuan, dan teknologi masa depan, namun tetap terasa </text:span><text:span text:style-name="Strong_20_Emphasis"><text:span text:style-name="T1">bersih, rapi, dan tidak 'pusing'</text:span></text:span><text:span text:style-name="T1"> (sesuai subjudul). Desain harus terasa cerdas tapi tidak mengintimidasi. </text:span></text:p>
              </text:list-item>
            </text:list>
            <text:p text:style-name="Text_20_body"><text:span text:style-name="Strong_20_Emphasis"><text:span text:style-name="T1">Gaya Desain:</text:span></text:span></text:p>
            <text:list xml:id="list6242630383054802010" text:style-name="L117">
              <text:list-item>
                <text:p text:style-name="P173">Modern, bersih (clean). </text:p>
              </text:list-item>
              <text:list-item>
                <text:p text:style-name="P125">Bisa berupa ilustrasi digital, desain grafis abstrak, atau gaya minimalis teknologi. </text:p>
              </text:list-item>
            </text:list>
            <text:p text:style-name="Text_20_body"><text:span text:style-name="Strong_20_Emphasis"><text:span text:style-name="T1">Palet Warna:</text:span></text:span></text:p>
            <text:list xml:id="list3729305450991096026" text:style-name="L118">
              <text:list-item>
                <text:p text:style-name="P161"><text:span text:style-name="Strong_20_Emphasis"><text:span text:style-name="T1">Opsi 1 (Misterius &amp; Teknologi):</text:span></text:span><text:span text:style-name="T1"> Latar belakang atau elemen gerbang berwarna gelap (biru tua, ungu tua, hitam kebiruan). Elemen kuantum di baliknya menggunakan warna kontras yang cerah dan bersinar (neon biru, hijau limau, oranye, putih terang). </text:span></text:p>
              </text:list-item>
              <text:list-item>
                <text:p text:style-name="P114"><text:span text:style-name="Strong_20_Emphasis"><text:span text:style-name="T1">Opsi 2 (Cerah &amp; Aksesibel):</text:span></text:span><text:span text:style-name="T1"> Latar belakang putih atau warna terang. Gerbang dan elemen kuantum menggunakan warna-warna cerah namun harmonis (biru cerah, teal, gradasi ungu/pink, dengan aksen kuning atau emas). </text:span></text:p>
              </text:list-item>
            </text:list>
            <text:p text:style-name="Text_20_body"><text:span text:style-name="Strong_20_Emphasis"><text:span text:style-name="T1">Tipografi:</text:span></text:span></text:p>
            <text:list xml:id="list1273564189820550897" text:style-name="L119">
              <text:list-item>
                <text:p text:style-name="P162"><text:span text:style-name="T1">Gunakan jenis huruf (font) </text:span><text:span text:style-name="Strong_20_Emphasis"><text:span text:style-name="T1">sans-serif</text:span></text:span><text:span text:style-name="T1"> yang modern, bersih, dan mudah dibaca. </text:span></text:p>
              </text:list-item>
              <text:list-item>
                <text:p text:style-name="P115"><text:span text:style-name="T1">Pastikan </text:span><text:span text:style-name="Strong_20_Emphasis"><text:span text:style-name="T1">Judul Utama</text:span></text:span><text:span text:style-name="T1"> paling menonjol. Subjudul dan nama penulis lebih kecil namun tetap jelas terbaca. </text:span></text:p>
              </text:list-item>
            </text:list>
            <text:p text:style-name="Text_20_body"><text:span text:style-name="Strong_20_Emphasis"><text:span text:style-name="T1">Target Audiens:</text:span></text:span></text:p>
            <text:list xml:id="list5666167237066223234" text:style-name="L120">
              <text:list-item>
                <text:p text:style-name="P126"><text:soft-page-break/>Masyarakat umum, pemula dalam topik kuantum, orang yang tertarik pada sains dan teknologi tetapi tanpa latar belakang teknis mendalam. </text:p>
              </text:list-item>
            </text:list>
            <text:p text:style-name="Text_20_body"><text:span text:style-name="Strong_20_Emphasis"><text:span text:style-name="T1">Format:</text:span></text:span></text:p>
            <text:list xml:id="list881672429302219903" text:style-name="L121">
              <text:list-item>
                <text:p text:style-name="P127">Rasio aspek sampul buku standar (misalnya, 2:3 atau ukuran spesifik seperti 14 x 21 cm). Resolusi tinggi cocok untuk cetak. </text:p>
              </text:list-item>
            </text:list>
            <text:p text:style-name="Text_20_body"><text:span text:style-name="Strong_20_Emphasis"><text:span text:style-name="T1">(Kata Kunci Tambahan untuk AI):</text:span></text:span></text:p>
            <text:list xml:id="list7771521788025755048" text:style-name="L122">
              <text:list-item>
                <text:p text:style-name="P116"><text:span text:style-name="Emphasis"><text:span text:style-name="T1">Quantum computing book cover, gateway, portal, abstract technology, luminous particles, wave patterns, entanglement connection, accessible science, modern design, minimalist tech, futuristic, clean design, mysterious, wonder.</text:span></text:span><text:span text:style-name="T1"> </text:span></text:p>
              </text:list-item>
            </text:list>
            <text:p text:style-name="P175"/>
            <text:p text:style-name="P117">Anda bisa menyesuaikan detail dalam prompt ini (misalnya, preferensi warna spesifik, elemen visual yang lebih ditekankan) sesuai dengan visi Anda untuk sampul buku tersebut. Semoga berhasil!</text:p>
          </text:section>
          <text:section text:style-name="Sect1" text:name="feedback-form-43">
            <text:p text:style-name="P163"/>
          </text:section>
        </text:section>
        <text:section text:style-name="Sect1" text:name="434d741a362d769d">
          <text:p text:style-name="P117"/>
          <text:section text:style-name="Sect1" text:name="user-query-content-44">
            <text:p text:style-name="P174">buatk kata pengantar </text:p>
          </text:section>
          <text:p text:style-name="P163">Tampilkan alur berpikir</text:p>
          <text:section text:style-name="Sect2" text:name="model-response-message-contentr_434d741a362d769d">
            <text:p text:style-name="P117">Tentu, berikut adalah draf Kata Pengantar yang bisa Anda adaptasi untuk buku "Gerbang Menuju Kuantum":</text:p>
            <text:p text:style-name="P175"/>
            <text:p text:style-name="Text_20_body"><text:span text:style-name="Strong_20_Emphasis"><text:span text:style-name="T1">Kata Pengantar</text:span></text:span></text:p>
            <text:p text:style-name="P117">Istilah "kuantum" seringkali terdengar di berita, di film fiksi ilmiah, bahkan dalam diskusi tentang masa depan teknologi. Komputasi kuantum digadang-gadang akan merevolusi dunia, memecahkan masalah yang tak terbayangkan sebelumnya. Namun, di balik semua kehebohan itu, seringkali muncul dinding besar yang terasa mengintimidasi: anggapan bahwa dunia kuantum adalah ranah eksklusif para fisikawan jenius, penuh dengan matematika rumit dan konsep yang berlawanan dengan akal sehat.</text:p>
            <text:p text:style-name="P117">Saya pun pernah merasakan hal yang sama. Ketertarikan pada potensi luar biasa komputasi kuantum diiringi dengan rasa gentar akan kerumitannya. Namun, semakin saya mencoba memahaminya dari berbagai sudut pandang, <text:soft-page-break/>semakin saya yakin bahwa ide-ide inti di baliknya—meskipun 'aneh'—sebenarnya bisa dipahami secara konseptual oleh siapa saja yang memiliki rasa ingin tahu. Keindahan dan keunikan cara alam semesta bekerja di tingkat paling dasar adalah sesuatu yang terlalu menarik untuk dibiarkan terkurung dalam menara gading akademis.</text:p>
            <text:p text:style-name="Text_20_body"><text:span text:style-name="T1">Inilah yang mendorong lahirnya buku ini, "Gerbang Menuju Kuantum". Buku ini adalah upaya saya untuk membuka sebuah pintu—sebuah gerbang—bagi Anda, para pembaca dari berbagai latar belakang, untuk mengintip ke dalam dunia komputasi kuantum </text:span><text:span text:style-name="Strong_20_Emphasis"><text:span text:style-name="T1">tanpa perlu pusing</text:span></text:span><text:span text:style-name="T1">. Niat saya bukanlah menjadikan Anda seorang ahli fisika kuantum dalam semalam, melainkan untuk membekali Anda dengan </text:span><text:span text:style-name="Strong_20_Emphasis"><text:span text:style-name="T1">pemahaman intuitif</text:span></text:span><text:span text:style-name="T1"> mengenai apa itu komputasi kuantum, mengapa ia begitu berbeda dari komputer yang kita gunakan sehari-hari, dan mengapa ia menyimpan janji yang begitu besar.</text:span></text:p>
            <text:p text:style-name="Text_20_body"><text:span text:style-name="T1">Untuk mencapai tujuan itu, saya berusaha keras menyajikan konsep-konsep kunci seperti qubit, superposisi, dan entanglement dengan menggunakan </text:span><text:span text:style-name="Strong_20_Emphasis"><text:span text:style-name="T1">bahasa yang sederhana</text:span></text:span><text:span text:style-name="T1"> dan </text:span><text:span text:style-name="Strong_20_Emphasis"><text:span text:style-name="T1">analogi-analogi</text:span></text:span><text:span text:style-name="T1"> dari kehidupan sehari-hari. Kita akan fokus pada 'apa' dan 'mengapa', bukan pada 'bagaimana' secara matematis. Kita akan membangun pemahaman langkah demi langkah, mulai dari melihat batasan komputer klasik, berkenalan dengan keunikan dunia kuantum, memahami 'bahan baku' dan 'cara kerja' konseptual komputer kuantum, hingga melihat potensi aplikasi dan tantangan di masa depan.</text:span></text:p>
            <text:p text:style-name="P117">Buku ini ditujukan untuk Anda—para pelajar yang penasaran, para profesional di berbagai bidang yang ingin tahu dampak teknologi masa depan, para penggemar sains, atau siapa saja yang sekadar ingin memahami salah satu percakapan terpenting di abad ke-21 ini tanpa merasa terbebani oleh jargon teknis yang berlebihan.</text:p>
            <text:p text:style-name="P117">Harapan saya, setelah membaca buku ini, Anda tidak hanya mendapatkan gambaran yang lebih jelas tentang komputasi kuantum, tetapi juga merasakan secercah kekaguman pada cara kerja alam semesta dan terinspirasi untuk terus belajar. Semoga "Gerbang Menuju Kuantum" ini benar-benar menjadi pintu masuk yang menyenangkan dalam perjalanan Anda memahami masa depan teknologi.</text:p>
            <text:p text:style-name="P117">Selamat membaca dan selamat menjelajah!</text:p>
            <text:p text:style-name="P117">Banda Aceh, April 2025</text:p>
            <text:p text:style-name="P117">[Nama Penulis Anda]</text:p>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7.1701in" fo:page-height="10.1201in" style:num-format="1" style:print-orientation="portrait" fo:margin-top="0.6299in" fo:margin-bottom="0.6299in" fo:margin-left="0.6299in" fo:margin-right="0.6299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Jie </meta:initial-creator>
    <meta:creation-date>2025-04-17T09:58:02.52</meta:creation-date>
    <meta:document-statistic meta:table-count="0" meta:image-count="0" meta:object-count="0" meta:page-count="99" meta:paragraph-count="885" meta:word-count="26283" meta:character-count="191566"/>
    <dc:date>2025-04-17T10:00:34.37</dc:date>
    <dc:creator>OJie </dc:creator>
    <meta:editing-duration>PT2M32S</meta:editing-duration>
    <meta:editing-cycles>1</meta:editing-cycles>
    <meta:generator>OpenOffice/4.1.15$Win32 OpenOffice.org_project/4115m2$Build-9813</meta:generator>
  </office:meta>
</office:document-meta>
</file>